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3.595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1.933cm"/>
    </style:style>
    <style:style style:name="co25" style:family="table-column">
      <style:table-column-properties fo:break-before="auto" style:column-width="1.75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1.443cm"/>
    </style:style>
    <style:style style:name="co28" style:family="table-column">
      <style:table-column-properties fo:break-before="auto" style:column-width="1.524cm"/>
    </style:style>
    <style:style style:name="co29" style:family="table-column">
      <style:table-column-properties fo:break-before="auto" style:column-width="1.85cm"/>
    </style:style>
    <style:style style:name="co30" style:family="table-column">
      <style:table-column-properties fo:break-before="auto" style:column-width="1.498cm"/>
    </style:style>
    <style:style style:name="co31" style:family="table-column">
      <style:table-column-properties fo:break-before="auto" style:column-width="1.769cm"/>
    </style:style>
    <style:style style:name="co32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b97e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b97e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b97e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>
      <style:table-cell-properties fo:background-color="#d3b4d3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3b4d3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c1ebbd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1ebb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7fdb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7fdb0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a1f2f7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#a1f2f7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MH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 table:number-columns-spanned="4" table:number-rows-spanned="1">
            <text:p>RMHC Alpine function con operadores normal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MHC Alpine function con operadores tramposos</text:p>
          </table:table-cell>
          <table:covered-table-cell table:number-columns-repeated="3" table:style-name="ce2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table:style-name="ce2" office:value-type="string" calcext:value-type="string">
            <text:p>Iteracion</text:p>
          </table:table-cell>
          <table:table-cell table:style-name="ce2" office:value-type="string" calcext:value-type="string">
            <text:p>Tiempo_ms</text:p>
          </table:table-cell>
          <table:table-cell table:style-name="ce2" office:value-type="string" calcext:value-type="string">
            <text:p>Solucion</text:p>
          </table:table-cell>
          <table:table-cell table:style-name="ce2"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8" calcext:value-type="float">
            <text:p>6.18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7" calcext:value-type="float">
            <text:p>3.67</text:p>
          </table:table-cell>
          <table:table-cell office:value-type="float" office:value="20.57" calcext:value-type="float">
            <text:p>20.5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2" calcext:value-type="float">
            <text:p>4.12</text:p>
          </table:table-cell>
          <table:table-cell office:value-type="float" office:value="21.44" calcext:value-type="float">
            <text:p>21.4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3" calcext:value-type="float">
            <text:p>3.43</text:p>
          </table:table-cell>
          <table:table-cell office:value-type="float" office:value="23.38" calcext:value-type="float">
            <text:p>23.3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8" calcext:value-type="float">
            <text:p>3.48</text:p>
          </table:table-cell>
          <table:table-cell office:value-type="float" office:value="20.55" calcext:value-type="float">
            <text:p>20.5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7.13" calcext:value-type="float">
            <text:p>7.13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1" calcext:value-type="float">
            <text:p>3.41</text:p>
          </table:table-cell>
          <table:table-cell office:value-type="float" office:value="16.25" calcext:value-type="float">
            <text:p>16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1" calcext:value-type="float">
            <text:p>4.61</text:p>
          </table:table-cell>
          <table:table-cell office:value-type="float" office:value="24.14" calcext:value-type="float">
            <text:p>24.1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3.24" calcext:value-type="float">
            <text:p>3.24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2" calcext:value-type="float">
            <text:p>3.52</text:p>
          </table:table-cell>
          <table:table-cell office:value-type="float" office:value="27.7" calcext:value-type="float">
            <text:p>27.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7" calcext:value-type="float">
            <text:p>3.67</text:p>
          </table:table-cell>
          <table:table-cell office:value-type="float" office:value="27.11" calcext:value-type="float">
            <text:p>27.1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4" calcext:value-type="float">
            <text:p>4.14</text:p>
          </table:table-cell>
          <table:table-cell office:value-type="float" office:value="18.87" calcext:value-type="float">
            <text:p>18.8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9" calcext:value-type="float">
            <text:p>3.49</text:p>
          </table:table-cell>
          <table:table-cell office:value-type="float" office:value="19.91" calcext:value-type="float">
            <text:p>19.9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10.76" calcext:value-type="float">
            <text:p>10.7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6" calcext:value-type="float">
            <text:p>3.66</text:p>
          </table:table-cell>
          <table:table-cell office:value-type="float" office:value="24.87" calcext:value-type="float">
            <text:p>24.8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.6</text:p>
          </table:table-cell>
          <table:table-cell office:value-type="float" office:value="21.77" calcext:value-type="float">
            <text:p>21.7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2" calcext:value-type="float">
            <text:p>3.5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3" calcext:value-type="float">
            <text:p>3.53</text:p>
          </table:table-cell>
          <table:table-cell office:value-type="float" office:value="24.24" calcext:value-type="float">
            <text:p>24.2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  <table:table-cell office:value-type="float" office:value="22.67" calcext:value-type="float">
            <text:p>22.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49" calcext:value-type="float">
            <text:p>3.49</text:p>
          </table:table-cell>
          <table:table-cell office:value-type="float" office:value="20.04" calcext:value-type="float">
            <text:p>20.0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6" calcext:value-type="float">
            <text:p>3.46</text:p>
          </table:table-cell>
          <table:table-cell office:value-type="float" office:value="32.88" calcext:value-type="float">
            <text:p>32.8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01" calcext:value-type="float">
            <text:p>4.01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46" calcext:value-type="float">
            <text:p>3.46</text:p>
          </table:table-cell>
          <table:table-cell office:value-type="float" office:value="30.06" calcext:value-type="float">
            <text:p>30.0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float" office:value="19.83" calcext:value-type="float">
            <text:p>19.8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  <table:table-cell office:value-type="float" office:value="28.57" calcext:value-type="float">
            <text:p>28.57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1" calcext:value-type="float">
            <text:p>3.4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3" calcext:value-type="float">
            <text:p>3.43</text:p>
          </table:table-cell>
          <table:table-cell office:value-type="float" office:value="16.99" calcext:value-type="float">
            <text:p>16.9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office:value-type="float" office:value="19.25" calcext:value-type="float">
            <text:p>19.2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.74" calcext:value-type="float">
            <text:p>3.74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2" calcext:value-type="float">
            <text:p>3.42</text:p>
          </table:table-cell>
          <table:table-cell office:value-type="float" office:value="18.31" calcext:value-type="float">
            <text:p>18.3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5" calcext:value-type="float">
            <text:p>3.45</text:p>
          </table:table-cell>
          <table:table-cell office:value-type="float" office:value="28.34" calcext:value-type="float">
            <text:p>28.3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9" calcext:value-type="float">
            <text:p>8.99</text:p>
          </table:table-cell>
          <table:table-cell office:value-type="float" office:value="20.33" calcext:value-type="float">
            <text:p>20.3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7" calcext:value-type="float">
            <text:p>3.57</text:p>
          </table:table-cell>
          <table:table-cell office:value-type="float" office:value="31.82" calcext:value-type="float">
            <text:p>31.8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53.56" calcext:value-type="float">
            <text:p>453.56</text:p>
          </table:table-cell>
          <table:table-cell table:style-name="ce2" office:value-type="float" office:value="15.06" calcext:value-type="float">
            <text:p>15.06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3" calcext:value-type="float">
            <text:p>3.63</text:p>
          </table:table-cell>
          <table:table-cell office:value-type="float" office:value="26.18" calcext:value-type="float">
            <text:p>26.1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2" calcext:value-type="float">
            <text:p>3.42</text:p>
          </table:table-cell>
          <table:table-cell office:value-type="float" office:value="17.6" calcext:value-type="float">
            <text:p>17.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5" calcext:value-type="float">
            <text:p>3.45</text:p>
          </table:table-cell>
          <table:table-cell office:value-type="float" office:value="12.04" calcext:value-type="float">
            <text:p>12.0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87" calcext:value-type="float">
            <text:p>4.87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9" calcext:value-type="float">
            <text:p>3.79</text:p>
          </table:table-cell>
          <table:table-cell office:value-type="float" office:value="17.68" calcext:value-type="float">
            <text:p>17.6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8" calcext:value-type="float">
            <text:p>3.68</text:p>
          </table:table-cell>
          <table:table-cell office:value-type="float" office:value="15.94" calcext:value-type="float">
            <text:p>15.9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6" calcext:value-type="float">
            <text:p>3.46</text:p>
          </table:table-cell>
          <table:table-cell office:value-type="float" office:value="17.64" calcext:value-type="float">
            <text:p>17.6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42" calcext:value-type="float">
            <text:p>3.42</text:p>
          </table:table-cell>
          <table:table-cell office:value-type="float" office:value="21.86" calcext:value-type="float">
            <text:p>21.8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7.71" calcext:value-type="float">
            <text:p>7.7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9" calcext:value-type="float">
            <text:p>3.39</text:p>
          </table:table-cell>
          <table:table-cell office:value-type="float" office:value="19.23" calcext:value-type="float">
            <text:p>19.2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9.03" calcext:value-type="float">
            <text:p>9.03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" calcext:value-type="float">
            <text:p>3.4</text:p>
          </table:table-cell>
          <table:table-cell office:value-type="float" office:value="36.7" calcext:value-type="float">
            <text:p>36.7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3" calcext:value-type="float">
            <text:p>3.63</text:p>
          </table:table-cell>
          <table:table-cell office:value-type="float" office:value="31.6" calcext:value-type="float">
            <text:p>31.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7.87" calcext:value-type="float">
            <text:p>7.87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9" calcext:value-type="float">
            <text:p>3.59</text:p>
          </table:table-cell>
          <table:table-cell office:value-type="float" office:value="24.84" calcext:value-type="float">
            <text:p>24.8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4.2" calcext:value-type="float">
            <text:p>304.2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RMHC Dixon function con operadores normales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RMHC Dixon function con operadores trampos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1" calcext:value-type="float">
            <text:p>4.71</text:p>
          </table:table-cell>
          <table:table-cell office:value-type="float" office:value="28.43" calcext:value-type="float">
            <text:p>28.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8" calcext:value-type="float">
            <text:p>4.58</text:p>
          </table:table-cell>
          <table:table-cell office:value-type="float" office:value="13.19" calcext:value-type="float">
            <text:p>13.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9" calcext:value-type="float">
            <text:p>2.39</text:p>
          </table:table-cell>
          <table:table-cell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2" calcext:value-type="float">
            <text:p>4.52</text:p>
          </table:table-cell>
          <table:table-cell office:value-type="float" office:value="36.18" calcext:value-type="float">
            <text:p>36.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5" calcext:value-type="float">
            <text:p>4.65</text:p>
          </table:table-cell>
          <table:table-cell office:value-type="float" office:value="4.05" calcext:value-type="float">
            <text:p>4.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2" calcext:value-type="float">
            <text:p>4.52</text:p>
          </table:table-cell>
          <table:table-cell office:value-type="float" office:value="22.94" calcext:value-type="float">
            <text:p>22.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21" calcext:value-type="float">
            <text:p>2.21</text:p>
          </table:table-cell>
          <table:table-cell office:value-type="float" office:value="1.15" calcext:value-type="float">
            <text:p>1.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3" calcext:value-type="float">
            <text:p>4.53</text:p>
          </table:table-cell>
          <table:table-cell office:value-type="float" office:value="32.53" calcext:value-type="float">
            <text:p>32.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34" calcext:value-type="float">
            <text:p>2.34</text:p>
          </table:table-cell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9" calcext:value-type="float">
            <text:p>4.59</text:p>
          </table:table-cell>
          <table:table-cell office:value-type="float" office:value="26.06" calcext:value-type="float">
            <text:p>26.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42" calcext:value-type="float">
            <text:p>2.42</text:p>
          </table:table-cell>
          <table:table-cell office:value-type="float" office:value="1.68" calcext:value-type="float">
            <text:p>1.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5" calcext:value-type="float">
            <text:p>4.55</text:p>
          </table:table-cell>
          <table:table-cell office:value-type="float" office:value="27.18" calcext:value-type="float">
            <text:p>27.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1.34" calcext:value-type="float">
            <text:p>1.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6" calcext:value-type="float">
            <text:p>4.66</text:p>
          </table:table-cell>
          <table:table-cell office:value-type="float" office:value="18.27" calcext:value-type="float">
            <text:p>18.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office:value-type="float" office:value="5.13" calcext:value-type="float">
            <text:p>5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1" calcext:value-type="float">
            <text:p>4.71</text:p>
          </table:table-cell>
          <table:table-cell office:value-type="float" office:value="22.56" calcext:value-type="float">
            <text:p>22.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46" calcext:value-type="float">
            <text:p>4.46</text:p>
          </table:table-cell>
          <table:table-cell office:value-type="float" office:value="3.29" calcext:value-type="float">
            <text:p>3.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3" calcext:value-type="float">
            <text:p>4.53</text:p>
          </table:table-cell>
          <table:table-cell office:value-type="float" office:value="30.13" calcext:value-type="float">
            <text:p>30.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45" calcext:value-type="float">
            <text:p>4.45</text:p>
          </table:table-cell>
          <table:table-cell office:value-type="float" office:value="1.02" calcext:value-type="float">
            <text:p>1.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8.68" calcext:value-type="float">
            <text:p>308.68</text:p>
          </table:table-cell>
          <table:table-cell office:value-type="float" office:value="23.83" calcext:value-type="float">
            <text:p>23.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76" calcext:value-type="float">
            <text:p>6.76</text:p>
          </table:table-cell>
          <table:table-cell office:value-type="float" office:value="17.67" calcext:value-type="float">
            <text:p>17.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2" calcext:value-type="float">
            <text:p>5.22</text:p>
          </table:table-cell>
          <table:table-cell office:value-type="float" office:value="30.6" calcext:value-type="float">
            <text:p>30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35" calcext:value-type="float">
            <text:p>4.35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6" calcext:value-type="float">
            <text:p>4.86</text:p>
          </table:table-cell>
          <table:table-cell office:value-type="float" office:value="37.41" calcext:value-type="float">
            <text:p>37.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21" calcext:value-type="float">
            <text:p>2.21</text:p>
          </table:table-cell>
          <table:table-cell office:value-type="float" office:value="4.08" calcext:value-type="float">
            <text:p>4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9" calcext:value-type="float">
            <text:p>4.49</text:p>
          </table:table-cell>
          <table:table-cell office:value-type="float" office:value="24.23" calcext:value-type="float">
            <text:p>24.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26" calcext:value-type="float">
            <text:p>2.26</text:p>
          </table:table-cell>
          <table:table-cell office:value-type="float" office:value="11.61" calcext:value-type="float">
            <text:p>11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54" calcext:value-type="float">
            <text:p>4.54</text:p>
          </table:table-cell>
          <table:table-cell office:value-type="float" office:value="22.25" calcext:value-type="float">
            <text:p>22.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1.78" calcext:value-type="float">
            <text:p>1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57" calcext:value-type="float">
            <text:p>4.57</text:p>
          </table:table-cell>
          <table:table-cell office:value-type="float" office:value="27.86" calcext:value-type="float">
            <text:p>27.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58" calcext:value-type="float">
            <text:p>4.58</text:p>
          </table:table-cell>
          <table:table-cell office:value-type="float" office:value="1.14" calcext:value-type="float">
            <text:p>1.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6" calcext:value-type="float">
            <text:p>4.56</text:p>
          </table:table-cell>
          <table:table-cell office:value-type="float" office:value="19.58" calcext:value-type="float">
            <text:p>19.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55" calcext:value-type="float">
            <text:p>4.55</text:p>
          </table:table-cell>
          <table:table-cell office:value-type="float" office:value="11.17" calcext:value-type="float">
            <text:p>11.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1" calcext:value-type="float">
            <text:p>4.71</text:p>
          </table:table-cell>
          <table:table-cell office:value-type="float" office:value="15.42" calcext:value-type="float">
            <text:p>15.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3" calcext:value-type="float">
            <text:p>2.3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6" calcext:value-type="float">
            <text:p>4.6</text:p>
          </table:table-cell>
          <table:table-cell office:value-type="float" office:value="40.51" calcext:value-type="float">
            <text:p>40.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73" calcext:value-type="float">
            <text:p>2.73</text:p>
          </table:table-cell>
          <table:table-cell office:value-type="float" office:value="1.99" calcext:value-type="float">
            <text:p>1.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21.34" calcext:value-type="float">
            <text:p>21.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20.9" calcext:value-type="float">
            <text:p>20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68" calcext:value-type="float">
            <text:p>4.68</text:p>
          </table:table-cell>
          <table:table-cell office:value-type="float" office:value="4.3" calcext:value-type="float">
            <text:p>4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6" calcext:value-type="float">
            <text:p>4.66</text:p>
          </table:table-cell>
          <table:table-cell office:value-type="float" office:value="32.86" calcext:value-type="float">
            <text:p>32.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28" calcext:value-type="float">
            <text:p>9.28</text:p>
          </table:table-cell>
          <table:table-cell office:value-type="float" office:value="1.18" calcext:value-type="float">
            <text:p>1.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4" calcext:value-type="float">
            <text:p>4.54</text:p>
          </table:table-cell>
          <table:table-cell office:value-type="float" office:value="25.11" calcext:value-type="float">
            <text:p>25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91" calcext:value-type="float">
            <text:p>4.91</text:p>
          </table:table-cell>
          <table:table-cell office:value-type="float" office:value="6.22" calcext:value-type="float">
            <text:p>6.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9" calcext:value-type="float">
            <text:p>4.49</text:p>
          </table:table-cell>
          <table:table-cell office:value-type="float" office:value="29.99" calcext:value-type="float">
            <text:p>29.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64" calcext:value-type="float">
            <text:p>4.64</text:p>
          </table:table-cell>
          <table:table-cell office:value-type="float" office:value="1.08" calcext:value-type="float">
            <text:p>1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8.57" calcext:value-type="float">
            <text:p>28.5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31" calcext:value-type="float">
            <text:p>3.31</text:p>
          </table:table-cell>
          <table:table-cell office:value-type="float" office:value="0.31" calcext:value-type="float">
            <text:p>0.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9" calcext:value-type="float">
            <text:p>4.79</text:p>
          </table:table-cell>
          <table:table-cell office:value-type="float" office:value="45.02" calcext:value-type="float">
            <text:p>45.0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2.32" calcext:value-type="float">
            <text:p>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8" calcext:value-type="float">
            <text:p>4.58</text:p>
          </table:table-cell>
          <table:table-cell office:value-type="float" office:value="25.82" calcext:value-type="float">
            <text:p>25.8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95" calcext:value-type="float">
            <text:p>3.95</text:p>
          </table:table-cell>
          <table:table-cell office:value-type="float" office:value="0.45" calcext:value-type="float">
            <text:p>0.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48" calcext:value-type="float">
            <text:p>4.48</text:p>
          </table:table-cell>
          <table:table-cell office:value-type="float" office:value="23.24" calcext:value-type="float">
            <text:p>23.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5.16" calcext:value-type="float">
            <text:p>405.16</text:p>
          </table:table-cell>
          <table:table-cell office:value-type="float" office:value="6.48" calcext:value-type="float">
            <text:p>6.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3" calcext:value-type="float">
            <text:p>4.63</text:p>
          </table:table-cell>
          <table:table-cell office:value-type="float" office:value="28.65" calcext:value-type="float">
            <text:p>28.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47" calcext:value-type="float">
            <text:p>3.47</text:p>
          </table:table-cell>
          <table:table-cell office:value-type="float" office:value="0.39" calcext:value-type="float">
            <text:p>0.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8" calcext:value-type="float">
            <text:p>4.58</text:p>
          </table:table-cell>
          <table:table-cell office:value-type="float" office:value="33.86" calcext:value-type="float">
            <text:p>33.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46" calcext:value-type="float">
            <text:p>2.46</text:p>
          </table:table-cell>
          <table:table-cell office:value-type="float" office:value="1.07" calcext:value-type="float">
            <text:p>1.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1.38" calcext:value-type="float">
            <text:p>411.38</text:p>
          </table:table-cell>
          <table:table-cell office:value-type="float" office:value="23.5" calcext:value-type="float">
            <text:p>23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92" calcext:value-type="float">
            <text:p>4.92</text:p>
          </table:table-cell>
          <table:table-cell office:value-type="float" office:value="2.49" calcext:value-type="float">
            <text:p>2.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79" calcext:value-type="float">
            <text:p>11.79</text:p>
          </table:table-cell>
          <table:table-cell office:value-type="float" office:value="28.64" calcext:value-type="float">
            <text:p>28.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39" calcext:value-type="float">
            <text:p>3.39</text:p>
          </table:table-cell>
          <table:table-cell office:value-type="float" office:value="0.27" calcext:value-type="float">
            <text:p>0.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79" calcext:value-type="float">
            <text:p>11.79</text:p>
          </table:table-cell>
          <table:table-cell office:value-type="float" office:value="22.63" calcext:value-type="float">
            <text:p>22.6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89" calcext:value-type="float">
            <text:p>2.89</text:p>
          </table:table-cell>
          <table:table-cell office:value-type="float" office:value="0.45" calcext:value-type="float">
            <text:p>0.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18" calcext:value-type="float">
            <text:p>12.18</text:p>
          </table:table-cell>
          <table:table-cell office:value-type="float" office:value="15.49" calcext:value-type="float">
            <text:p>15.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4" calcext:value-type="float">
            <text:p>5.04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53" calcext:value-type="float">
            <text:p>12.53</text:p>
          </table:table-cell>
          <table:table-cell office:value-type="float" office:value="26.6" calcext:value-type="float">
            <text:p>26.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22" calcext:value-type="float">
            <text:p>2.22</text:p>
          </table:table-cell>
          <table:table-cell office:value-type="float" office:value="0.29" calcext:value-type="float">
            <text:p>0.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98" calcext:value-type="float">
            <text:p>10.98</text:p>
          </table:table-cell>
          <table:table-cell office:value-type="float" office:value="31.39" calcext:value-type="float">
            <text:p>31.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66" calcext:value-type="float">
            <text:p>2.66</text:p>
          </table:table-cell>
          <table:table-cell office:value-type="float" office:value="1.29" calcext:value-type="float">
            <text:p>1.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91" calcext:value-type="float">
            <text:p>6.91</text:p>
          </table:table-cell>
          <table:table-cell office:value-type="float" office:value="40.82" calcext:value-type="float">
            <text:p>40.8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41" calcext:value-type="float">
            <text:p>3.41</text:p>
          </table:table-cell>
          <table:table-cell office:value-type="float" office:value="0.34" calcext:value-type="float">
            <text:p>0.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2" calcext:value-type="float">
            <text:p>4.92</text:p>
          </table:table-cell>
          <table:table-cell office:value-type="float" office:value="36.6" calcext:value-type="float">
            <text:p>36.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05" calcext:value-type="float">
            <text:p>5.05</text:p>
          </table:table-cell>
          <table:table-cell office:value-type="float" office:value="2.98" calcext:value-type="float">
            <text:p>2.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5" calcext:value-type="float">
            <text:p>4.55</text:p>
          </table:table-cell>
          <table:table-cell office:value-type="float" office:value="10.72" calcext:value-type="float">
            <text:p>10.7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55" calcext:value-type="float">
            <text:p>2.55</text:p>
          </table:table-cell>
          <table:table-cell office:value-type="float" office:value="4.77" calcext:value-type="float">
            <text:p>4.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RMHC Quintic function con operadores normales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RMHC Quintic function con operadores trampos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office:value-type="float" office:value="37.1" calcext:value-type="float">
            <text:p>37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6" calcext:value-type="float">
            <text:p>4.46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.38" calcext:value-type="float">
            <text:p>313.38</text:p>
          </table:table-cell>
          <table:table-cell office:value-type="float" office:value="26.42" calcext:value-type="float">
            <text:p>26.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75" calcext:value-type="float">
            <text:p>5.75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3" calcext:value-type="float">
            <text:p>10.43</text:p>
          </table:table-cell>
          <table:table-cell office:value-type="float" office:value="35.64" calcext:value-type="float">
            <text:p>35.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85" calcext:value-type="float">
            <text:p>4.85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1" calcext:value-type="float">
            <text:p>11.41</text:p>
          </table:table-cell>
          <table:table-cell office:value-type="float" office:value="40.34" calcext:value-type="float">
            <text:p>40.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1" calcext:value-type="float">
            <text:p>4.51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74" calcext:value-type="float">
            <text:p>20.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43" calcext:value-type="float">
            <text:p>5.43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office:value-type="float" office:value="18.55" calcext:value-type="float">
            <text:p>18.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26" calcext:value-type="float">
            <text:p>5.26</text:p>
          </table:table-cell>
          <table:table-cell office:value-type="float" office:value="17.77" calcext:value-type="float">
            <text:p>17.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47" calcext:value-type="float">
            <text:p>14.47</text:p>
          </table:table-cell>
          <table:table-cell office:value-type="float" office:value="18.03" calcext:value-type="float">
            <text:p>1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51" calcext:value-type="float">
            <text:p>4.51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3" calcext:value-type="float">
            <text:p>15.73</text:p>
          </table:table-cell>
          <table:table-cell office:value-type="float" office:value="41.89" calcext:value-type="float">
            <text:p>41.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35" calcext:value-type="float">
            <text:p>7.35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4.26" calcext:value-type="float">
            <text:p>414.26</text:p>
          </table:table-cell>
          <table:table-cell office:value-type="float" office:value="17.29" calcext:value-type="float">
            <text:p>17.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72" calcext:value-type="float">
            <text:p>7.72</text:p>
          </table:table-cell>
          <table:table-cell office:value-type="float" office:value="17.77" calcext:value-type="float">
            <text:p>17.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42" calcext:value-type="float">
            <text:p>10.42</text:p>
          </table:table-cell>
          <table:table-cell office:value-type="float" office:value="24.37" calcext:value-type="float">
            <text:p>24.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04" calcext:value-type="float">
            <text:p>7.04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95" calcext:value-type="float">
            <text:p>8.95</text:p>
          </table:table-cell>
          <table:table-cell office:value-type="float" office:value="24.77" calcext:value-type="float">
            <text:p>24.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2.78" calcext:value-type="float">
            <text:p>462.78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 office:value-type="float" office:value="26.93" calcext:value-type="float">
            <text:p>26.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12" calcext:value-type="float">
            <text:p>6.12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16" calcext:value-type="float">
            <text:p>9.16</text:p>
          </table:table-cell>
          <table:table-cell office:value-type="float" office:value="36.64" calcext:value-type="float">
            <text:p>36.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73" calcext:value-type="float">
            <text:p>5.73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35" calcext:value-type="float">
            <text:p>9.35</text:p>
          </table:table-cell>
          <table:table-cell office:value-type="float" office:value="32.27" calcext:value-type="float">
            <text:p>32.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99" calcext:value-type="float">
            <text:p>4.99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05" calcext:value-type="float">
            <text:p>9.05</text:p>
          </table:table-cell>
          <table:table-cell office:value-type="float" office:value="24.17" calcext:value-type="float">
            <text:p>24.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62" calcext:value-type="float">
            <text:p>5.62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21" calcext:value-type="float">
            <text:p>9.21</text:p>
          </table:table-cell>
          <table:table-cell office:value-type="float" office:value="36.89" calcext:value-type="float">
            <text:p>36.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91" calcext:value-type="float">
            <text:p>8.91</text:p>
          </table:table-cell>
          <table:table-cell office:value-type="float" office:value="14.96" calcext:value-type="float">
            <text:p>14.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41" calcext:value-type="float">
            <text:p>4.41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31" calcext:value-type="float">
            <text:p>9.31</text:p>
          </table:table-cell>
          <table:table-cell office:value-type="float" office:value="29.31" calcext:value-type="float">
            <text:p>29.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45" calcext:value-type="float">
            <text:p>4.45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.04" calcext:value-type="float">
            <text:p>41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11.29" calcext:value-type="float">
            <text:p>311.29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6" calcext:value-type="float">
            <text:p>25.6</text:p>
          </table:table-cell>
          <table:table-cell office:value-type="float" office:value="18.24" calcext:value-type="float">
            <text:p>18.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.39" calcext:value-type="float">
            <text:p>7.39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28" calcext:value-type="float">
            <text:p>20.28</text:p>
          </table:table-cell>
          <table:table-cell office:value-type="float" office:value="41.3" calcext:value-type="float">
            <text:p>41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2" calcext:value-type="float">
            <text:p>9.92</text:p>
          </table:table-cell>
          <table:table-cell office:value-type="float" office:value="31.17" calcext:value-type="float">
            <text:p>31.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73" calcext:value-type="float">
            <text:p>5.73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41" calcext:value-type="float">
            <text:p>9.41</text:p>
          </table:table-cell>
          <table:table-cell office:value-type="float" office:value="25.94" calcext:value-type="float">
            <text:p>25.9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55" calcext:value-type="float">
            <text:p>6.55</text:p>
          </table:table-cell>
          <table:table-cell office:value-type="float" office:value="17.77" calcext:value-type="float">
            <text:p>17.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2" calcext:value-type="float">
            <text:p>8.62</text:p>
          </table:table-cell>
          <table:table-cell office:value-type="float" office:value="27.74" calcext:value-type="float">
            <text:p>27.7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65" calcext:value-type="float">
            <text:p>5.65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57" calcext:value-type="float">
            <text:p>8.57</text:p>
          </table:table-cell>
          <table:table-cell office:value-type="float" office:value="28.14" calcext:value-type="float">
            <text:p>28.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44" calcext:value-type="float">
            <text:p>5.44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62" calcext:value-type="float">
            <text:p>8.62</text:p>
          </table:table-cell>
          <table:table-cell office:value-type="float" office:value="16.16" calcext:value-type="float">
            <text:p>16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54" calcext:value-type="float">
            <text:p>6.54</text:p>
          </table:table-cell>
          <table:table-cell office:value-type="float" office:value="17.76" calcext:value-type="float">
            <text:p>17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1.79" calcext:value-type="float">
            <text:p>311.79</text:p>
          </table:table-cell>
          <table:table-cell office:value-type="float" office:value="29.33" calcext:value-type="float">
            <text:p>29.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.64" calcext:value-type="float">
            <text:p>5.64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4" calcext:value-type="float">
            <text:p>10.34</text:p>
          </table:table-cell>
          <table:table-cell office:value-type="float" office:value="23.69" calcext:value-type="float">
            <text:p>23.6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65" calcext:value-type="float">
            <text:p>5.65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9" calcext:value-type="float">
            <text:p>9.0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.72" calcext:value-type="float">
            <text:p>5.72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9" calcext:value-type="float">
            <text:p>9.79</text:p>
          </table:table-cell>
          <table:table-cell office:value-type="float" office:value="25.57" calcext:value-type="float">
            <text:p>25.5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47" calcext:value-type="float">
            <text:p>5.47</text:p>
          </table:table-cell>
          <table:table-cell office:value-type="float" office:value="17.8" calcext:value-type="float">
            <text:p>1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96" calcext:value-type="float">
            <text:p>8.96</text:p>
          </table:table-cell>
          <table:table-cell office:value-type="float" office:value="37.06" calcext:value-type="float">
            <text:p>37.0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59" calcext:value-type="float">
            <text:p>5.59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47" calcext:value-type="float">
            <text:p>9.47</text:p>
          </table:table-cell>
          <table:table-cell office:value-type="float" office:value="25.34" calcext:value-type="float">
            <text:p>25.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.62" calcext:value-type="float">
            <text:p>5.62</text:p>
          </table:table-cell>
          <table:table-cell office:value-type="float" office:value="17.77" calcext:value-type="float">
            <text:p>17.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88" calcext:value-type="float">
            <text:p>8.88</text:p>
          </table:table-cell>
          <table:table-cell office:value-type="float" office:value="25.47" calcext:value-type="float">
            <text:p>25.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65" calcext:value-type="float">
            <text:p>5.65</text:p>
          </table:table-cell>
          <table:table-cell office:value-type="float" office:value="17.8" calcext:value-type="float">
            <text:p>1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19" calcext:value-type="float">
            <text:p>9.19</text:p>
          </table:table-cell>
          <table:table-cell office:value-type="float" office:value="31.72" calcext:value-type="float">
            <text:p>31.7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83" calcext:value-type="float">
            <text:p>5.83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18" calcext:value-type="float">
            <text:p>10.18</text:p>
          </table:table-cell>
          <table:table-cell office:value-type="float" office:value="20.28" calcext:value-type="float">
            <text:p>20.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8.69" calcext:value-type="float">
            <text:p>408.69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4" calcext:value-type="float">
            <text:p>9.84</text:p>
          </table:table-cell>
          <table:table-cell office:value-type="float" office:value="28.58" calcext:value-type="float">
            <text:p>28.5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.54" calcext:value-type="float">
            <text:p>10.54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65" calcext:value-type="float">
            <text:p>9.65</text:p>
          </table:table-cell>
          <table:table-cell office:value-type="float" office:value="28.78" calcext:value-type="float">
            <text:p>28.7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12" calcext:value-type="float">
            <text:p>11.12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4.26" calcext:value-type="float">
            <text:p>414.26</text:p>
          </table:table-cell>
          <table:table-cell office:value-type="float" office:value="28.5" calcext:value-type="float">
            <text:p>28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.48" calcext:value-type="float">
            <text:p>10.48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77" calcext:value-type="float">
            <text:p>8.77</text:p>
          </table:table-cell>
          <table:table-cell office:value-type="float" office:value="26.34" calcext:value-type="float">
            <text:p>26.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.78" calcext:value-type="float">
            <text:p>10.78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73" calcext:value-type="float">
            <text:p>9.73</text:p>
          </table:table-cell>
          <table:table-cell office:value-type="float" office:value="20.64" calcext:value-type="float">
            <text:p>20.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.99" calcext:value-type="float">
            <text:p>11.99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RMHC Schwefel function con operadores normales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RMHC Schwefel function con operadores trampos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 office:value-type="float" office:value="34.17" calcext:value-type="float">
            <text:p>34.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 office:value-type="float" office:value="2.88" calcext:value-type="float">
            <text:p>2.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.32</text:p>
          </table:table-cell>
          <table:table-cell office:value-type="float" office:value="28.87" calcext:value-type="float">
            <text:p>28.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.33</text:p>
          </table:table-cell>
          <table:table-cell office:value-type="float" office:value="1.33" calcext:value-type="float">
            <text:p>1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31.34" calcext:value-type="float">
            <text:p>31.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8.86" calcext:value-type="float">
            <text:p>8.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.33</text:p>
          </table:table-cell>
          <table:table-cell office:value-type="float" office:value="22.59" calcext:value-type="float">
            <text:p>22.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27" calcext:value-type="float">
            <text:p>3.27</text:p>
          </table:table-cell>
          <table:table-cell office:value-type="float" office:value="2.02" calcext:value-type="float">
            <text:p>2.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" calcext:value-type="float">
            <text:p>2.48</text:p>
          </table:table-cell>
          <table:table-cell office:value-type="float" office:value="26.11" calcext:value-type="float">
            <text:p>26.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8" calcext:value-type="float">
            <text:p>2.98</text:p>
          </table:table-cell>
          <table:table-cell office:value-type="float" office:value="6.91" calcext:value-type="float">
            <text:p>6.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8" calcext:value-type="float">
            <text:p>2.28</text:p>
          </table:table-cell>
          <table:table-cell office:value-type="float" office:value="30.26" calcext:value-type="float">
            <text:p>30.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66" calcext:value-type="float">
            <text:p>2.66</text:p>
          </table:table-cell>
          <table:table-cell office:value-type="float" office:value="0.89" calcext:value-type="float">
            <text:p>0.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8" calcext:value-type="float">
            <text:p>2.28</text:p>
          </table:table-cell>
          <table:table-cell office:value-type="float" office:value="29.57" calcext:value-type="float">
            <text:p>29.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12" calcext:value-type="float">
            <text:p>2.12</text:p>
          </table:table-cell>
          <table:table-cell office:value-type="float" office:value="2.88" calcext:value-type="float">
            <text:p>2.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2" calcext:value-type="float">
            <text:p>2.32</text:p>
          </table:table-cell>
          <table:table-cell office:value-type="float" office:value="20.21" calcext:value-type="float">
            <text:p>20.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88" calcext:value-type="float">
            <text:p>1.88</text:p>
          </table:table-cell>
          <table:table-cell office:value-type="float" office:value="0.61" calcext:value-type="float">
            <text:p>0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1" calcext:value-type="float">
            <text:p>2.31</text:p>
          </table:table-cell>
          <table:table-cell office:value-type="float" office:value="23.73" calcext:value-type="float">
            <text:p>23.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office:value-type="float" office:value="1.96" calcext:value-type="float">
            <text:p>1.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8" calcext:value-type="float">
            <text:p>2.28</text:p>
          </table:table-cell>
          <table:table-cell office:value-type="float" office:value="22.26" calcext:value-type="float">
            <text:p>22.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3" calcext:value-type="float">
            <text:p>1.63</text:p>
          </table:table-cell>
          <table:table-cell office:value-type="float" office:value="1.78" calcext:value-type="float">
            <text:p>1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2" calcext:value-type="float">
            <text:p>2.42</text:p>
          </table:table-cell>
          <table:table-cell office:value-type="float" office:value="39.65" calcext:value-type="float">
            <text:p>39.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46" calcext:value-type="float">
            <text:p>1.46</text:p>
          </table:table-cell>
          <table:table-cell office:value-type="float" office:value="3.05" calcext:value-type="float">
            <text:p>3.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9" calcext:value-type="float">
            <text:p>1.29</text:p>
          </table:table-cell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2" calcext:value-type="float">
            <text:p>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52" calcext:value-type="float">
            <text:p>1.52</text:p>
          </table:table-cell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2" calcext:value-type="float">
            <text:p>2.32</text:p>
          </table:table-cell>
          <table:table-cell office:value-type="float" office:value="33.82" calcext:value-type="float">
            <text:p>33.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6" calcext:value-type="float">
            <text:p>1.2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2" calcext:value-type="float">
            <text:p>2.42</text:p>
          </table:table-cell>
          <table:table-cell office:value-type="float" office:value="20.44" calcext:value-type="float">
            <text:p>20.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4.94" calcext:value-type="float">
            <text:p>4.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4" calcext:value-type="float">
            <text:p>2.34</text:p>
          </table:table-cell>
          <table:table-cell office:value-type="float" office:value="36.24" calcext:value-type="float">
            <text:p>36.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31" calcext:value-type="float">
            <text:p>2.31</text:p>
          </table:table-cell>
          <table:table-cell office:value-type="float" office:value="25.36" calcext:value-type="float">
            <text:p>25.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5" calcext:value-type="float">
            <text:p>1.25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6" calcext:value-type="float">
            <text:p>1.16</text:p>
          </table:table-cell>
          <table:table-cell office:value-type="float" office:value="30.37" calcext:value-type="float">
            <text:p>30.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1" calcext:value-type="float">
            <text:p>1.31</text:p>
          </table:table-cell>
          <table:table-cell office:value-type="float" office:value="2.43" calcext:value-type="float">
            <text:p>2.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8" calcext:value-type="float">
            <text:p>1.18</text:p>
          </table:table-cell>
          <table:table-cell office:value-type="float" office:value="40.39" calcext:value-type="float">
            <text:p>40.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69.2" calcext:value-type="float">
            <text:p>469.2</text:p>
          </table:table-cell>
          <table:table-cell office:value-type="float" office:value="10.21" calcext:value-type="float">
            <text:p>10.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9" calcext:value-type="float">
            <text:p>2.29</text:p>
          </table:table-cell>
          <table:table-cell office:value-type="float" office:value="28.36" calcext:value-type="float">
            <text:p>28.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16" calcext:value-type="float">
            <text:p>4.16</text:p>
          </table:table-cell>
          <table:table-cell office:value-type="float" office:value="7.29" calcext:value-type="float">
            <text:p>7.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office:value-type="float" office:value="23.02" calcext:value-type="float">
            <text:p>23.0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7" calcext:value-type="float">
            <text:p>2.87</text:p>
          </table:table-cell>
          <table:table-cell office:value-type="float" office:value="0.48" calcext:value-type="float">
            <text:p>0.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.32</text:p>
          </table:table-cell>
          <table:table-cell office:value-type="float" office:value="24.62" calcext:value-type="float">
            <text:p>24.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2.21" calcext:value-type="float">
            <text:p>2.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17.67" calcext:value-type="float">
            <text:p>17.6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office:value-type="float" office:value="1.26" calcext:value-type="float">
            <text:p>1.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25.84" calcext:value-type="float">
            <text:p>25.8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4.61" calcext:value-type="float">
            <text:p>4.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9" calcext:value-type="float">
            <text:p>2.29</text:p>
          </table:table-cell>
          <table:table-cell office:value-type="float" office:value="24.43" calcext:value-type="float">
            <text:p>24.4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87" calcext:value-type="float">
            <text:p>1.87</text:p>
          </table:table-cell>
          <table:table-cell office:value-type="float" office:value="2.73" calcext:value-type="float">
            <text:p>2.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8" calcext:value-type="float">
            <text:p>2.28</text:p>
          </table:table-cell>
          <table:table-cell office:value-type="float" office:value="30.13" calcext:value-type="float">
            <text:p>30.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.71" calcext:value-type="float">
            <text:p>1.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office:value-type="float" office:value="21.55" calcext:value-type="float">
            <text:p>21.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42" calcext:value-type="float">
            <text:p>2.42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35.47" calcext:value-type="float">
            <text:p>35.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2.79" calcext:value-type="float">
            <text:p>2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26.74" calcext:value-type="float">
            <text:p>26.7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2" calcext:value-type="float">
            <text:p>1.22</text:p>
          </table:table-cell>
          <table:table-cell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3.5" calcext:value-type="float">
            <text:p>403.5</text:p>
          </table:table-cell>
          <table:table-cell office:value-type="float" office:value="29.83" calcext:value-type="float">
            <text:p>29.8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1.43" calcext:value-type="float">
            <text:p>1.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3" calcext:value-type="float">
            <text:p>5.43</text:p>
          </table:table-cell>
          <table:table-cell office:value-type="float" office:value="22.95" calcext:value-type="float">
            <text:p>22.9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23" calcext:value-type="float">
            <text:p>1.23</text:p>
          </table:table-cell>
          <table:table-cell office:value-type="float" office:value="7.8" calcext:value-type="float">
            <text:p>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2" calcext:value-type="float">
            <text:p>3.42</text:p>
          </table:table-cell>
          <table:table-cell office:value-type="float" office:value="31.38" calcext:value-type="float">
            <text:p>31.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1" calcext:value-type="float">
            <text:p>1.21</text:p>
          </table:table-cell>
          <table:table-cell office:value-type="float" office:value="2.51" calcext:value-type="float">
            <text:p>2.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6" calcext:value-type="float">
            <text:p>2.56</text:p>
          </table:table-cell>
          <table:table-cell office:value-type="float" office:value="37.96" calcext:value-type="float">
            <text:p>37.9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17" calcext:value-type="float">
            <text:p>1.17</text:p>
          </table:table-cell>
          <table:table-cell office:value-type="float" office:value="13.73" calcext:value-type="float">
            <text:p>13.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1" calcext:value-type="float">
            <text:p>3.61</text:p>
          </table:table-cell>
          <table:table-cell office:value-type="float" office:value="24.23" calcext:value-type="float">
            <text:p>24.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4" calcext:value-type="float">
            <text:p>1.24</text:p>
          </table:table-cell>
          <table:table-cell office:value-type="float" office:value="1.51" calcext:value-type="float">
            <text:p>1.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2" calcext:value-type="float">
            <text:p>4.62</text:p>
          </table:table-cell>
          <table:table-cell office:value-type="float" office:value="19.23" calcext:value-type="float">
            <text:p>19.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0.63" calcext:value-type="float">
            <text:p>0.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8" calcext:value-type="float">
            <text:p>3.38</text:p>
          </table:table-cell>
          <table:table-cell office:value-type="float" office:value="33.46" calcext:value-type="float">
            <text:p>33.4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5.14" calcext:value-type="float">
            <text:p>5.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17.9" calcext:value-type="float">
            <text:p>17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71" calcext:value-type="float">
            <text:p>1.71</text:p>
          </table:table-cell>
          <table:table-cell office:value-type="float" office:value="2.53" calcext:value-type="float">
            <text:p>2.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4" calcext:value-type="float">
            <text:p>2.64</text:p>
          </table:table-cell>
          <table:table-cell office:value-type="float" office:value="41.97" calcext:value-type="float">
            <text:p>41.9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3.45" calcext:value-type="float">
            <text:p>403.45</text:p>
          </table:table-cell>
          <table:table-cell office:value-type="float" office:value="0.43" calcext:value-type="float">
            <text:p>0.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7" calcext:value-type="float">
            <text:p>3.67</text:p>
          </table:table-cell>
          <table:table-cell office:value-type="float" office:value="30.78" calcext:value-type="float">
            <text:p>30.7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.61" calcext:value-type="float">
            <text:p>6.61</text:p>
          </table:table-cell>
          <table:table-cell office:value-type="float" office:value="1.73" calcext:value-type="float">
            <text:p>1.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5" calcext:value-type="float">
            <text:p>2.95</text:p>
          </table:table-cell>
          <table:table-cell office:value-type="float" office:value="31.79" calcext:value-type="float">
            <text:p>31.7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21" calcext:value-type="float">
            <text:p>3.21</text:p>
          </table:table-cell>
          <table:table-cell office:value-type="float" office:value="0.37" calcext:value-type="float">
            <text:p>0.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RMHC Streched function con operadores normales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RMHC Streched function con operadores trampos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2" calcext:value-type="float">
            <text:p>9.92</text:p>
          </table:table-cell>
          <table:table-cell office:value-type="float" office:value="33.74" calcext:value-type="float">
            <text:p>33.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.07</text:p>
          </table:table-cell>
          <table:table-cell office:value-type="float" office:value="0.33" calcext:value-type="float">
            <text:p>0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53" calcext:value-type="float">
            <text:p>11.53</text:p>
          </table:table-cell>
          <table:table-cell office:value-type="float" office:value="23.54" calcext:value-type="float">
            <text:p>23.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32" calcext:value-type="float">
            <text:p>20.32</text:p>
          </table:table-cell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8" calcext:value-type="float">
            <text:p>14.98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.17" calcext:value-type="float">
            <text:p>22.17</text:p>
          </table:table-cell>
          <table:table-cell office:value-type="float" office:value="0.61" calcext:value-type="float">
            <text:p>0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7" calcext:value-type="float">
            <text:p>9.67</text:p>
          </table:table-cell>
          <table:table-cell office:value-type="float" office:value="38.03" calcext:value-type="float">
            <text:p>3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49" calcext:value-type="float">
            <text:p>9.49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1" calcext:value-type="float">
            <text:p>10.21</text:p>
          </table:table-cell>
          <table:table-cell office:value-type="float" office:value="36.53" calcext:value-type="float">
            <text:p>36.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27" calcext:value-type="float">
            <text:p>10.27</text:p>
          </table:table-cell>
          <table:table-cell office:value-type="float" office:value="5.42" calcext:value-type="float">
            <text:p>5.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6.62" calcext:value-type="float">
            <text:p>416.62</text:p>
          </table:table-cell>
          <table:table-cell office:value-type="float" office:value="36.56" calcext:value-type="float">
            <text:p>36.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13" calcext:value-type="float">
            <text:p>4.13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29" calcext:value-type="float">
            <text:p>21.29</text:p>
          </table:table-cell>
          <table:table-cell office:value-type="float" office:value="28.18" calcext:value-type="float">
            <text:p>28.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6.35" calcext:value-type="float">
            <text:p>326.35</text:p>
          </table:table-cell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54" calcext:value-type="float">
            <text:p>22.54</text:p>
          </table:table-cell>
          <table:table-cell office:value-type="float" office:value="33.61" calcext:value-type="float">
            <text:p>33.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22" calcext:value-type="float">
            <text:p>5.22</text:p>
          </table:table-cell>
          <table:table-cell office:value-type="float" office:value="0.53" calcext:value-type="float">
            <text:p>0.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98" calcext:value-type="float">
            <text:p>21.98</text:p>
          </table:table-cell>
          <table:table-cell office:value-type="float" office:value="37.71" calcext:value-type="float">
            <text:p>37.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28" calcext:value-type="float">
            <text:p>10.28</text:p>
          </table:table-cell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73" calcext:value-type="float">
            <text:p>20.73</text:p>
          </table:table-cell>
          <table:table-cell office:value-type="float" office:value="19.01" calcext:value-type="float">
            <text:p>19.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.46" calcext:value-type="float">
            <text:p>4.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3.49" calcext:value-type="float">
            <text:p>323.49</text:p>
          </table:table-cell>
          <table:table-cell office:value-type="float" office:value="27.46" calcext:value-type="float">
            <text:p>27.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28" calcext:value-type="float">
            <text:p>10.28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05" calcext:value-type="float">
            <text:p>22.05</text:p>
          </table:table-cell>
          <table:table-cell office:value-type="float" office:value="16.43" calcext:value-type="float">
            <text:p>16.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31" calcext:value-type="float">
            <text:p>4.31</text:p>
          </table:table-cell>
          <table:table-cell office:value-type="float" office:value="1.43" calcext:value-type="float">
            <text:p>1.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75" calcext:value-type="float">
            <text:p>22.75</text:p>
          </table:table-cell>
          <table:table-cell office:value-type="float" office:value="19.34" calcext:value-type="float">
            <text:p>19.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43" calcext:value-type="float">
            <text:p>4.43</text:p>
          </table:table-cell>
          <table:table-cell office:value-type="float" office:value="7.34" calcext:value-type="float">
            <text:p>7.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92" calcext:value-type="float">
            <text:p>21.92</text:p>
          </table:table-cell>
          <table:table-cell office:value-type="float" office:value="12.68" calcext:value-type="float">
            <text:p>12.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12" calcext:value-type="float">
            <text:p>5.12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4.03" calcext:value-type="float">
            <text:p>424.03</text:p>
          </table:table-cell>
          <table:table-cell office:value-type="float" office:value="26.52" calcext:value-type="float">
            <text:p>26.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3" calcext:value-type="float">
            <text:p>4.23</text:p>
          </table:table-cell>
          <table:table-cell office:value-type="float" office:value="0.59" calcext:value-type="float">
            <text:p>0.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53" calcext:value-type="float">
            <text:p>21.53</text:p>
          </table:table-cell>
          <table:table-cell office:value-type="float" office:value="19.31" calcext:value-type="float">
            <text:p>19.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12" calcext:value-type="float">
            <text:p>4.12</text:p>
          </table:table-cell>
          <table:table-cell office:value-type="float" office:value="3.84" calcext:value-type="float">
            <text:p>3.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34" calcext:value-type="float">
            <text:p>21.34</text:p>
          </table:table-cell>
          <table:table-cell office:value-type="float" office:value="37.02" calcext:value-type="float">
            <text:p>37.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2" calcext:value-type="float">
            <text:p>4.22</text:p>
          </table:table-cell>
          <table:table-cell office:value-type="float" office:value="6.52" calcext:value-type="float">
            <text:p>6.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27" calcext:value-type="float">
            <text:p>21.27</text:p>
          </table:table-cell>
          <table:table-cell office:value-type="float" office:value="19.89" calcext:value-type="float">
            <text:p>19.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18" calcext:value-type="float">
            <text:p>4.18</text:p>
          </table:table-cell>
          <table:table-cell office:value-type="float" office:value="1.99" calcext:value-type="float">
            <text:p>1.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38" calcext:value-type="float">
            <text:p>21.38</text:p>
          </table:table-cell>
          <table:table-cell office:value-type="float" office:value="28.18" calcext:value-type="float">
            <text:p>28.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15" calcext:value-type="float">
            <text:p>4.15</text:p>
          </table:table-cell>
          <table:table-cell office:value-type="float" office:value="2.65" calcext:value-type="float">
            <text:p>2.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4.14" calcext:value-type="float">
            <text:p>524.14</text:p>
          </table:table-cell>
          <table:table-cell office:value-type="float" office:value="21.49" calcext:value-type="float">
            <text:p>21.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11" calcext:value-type="float">
            <text:p>21.11</text:p>
          </table:table-cell>
          <table:table-cell office:value-type="float" office:value="29.89" calcext:value-type="float">
            <text:p>29.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2.61" calcext:value-type="float">
            <text:p>412.61</text:p>
          </table:table-cell>
          <table:table-cell office:value-type="float" office:value="1.24" calcext:value-type="float">
            <text:p>1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15" calcext:value-type="float">
            <text:p>20.15</text:p>
          </table:table-cell>
          <table:table-cell office:value-type="float" office:value="28.11" calcext:value-type="float">
            <text:p>28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6" calcext:value-type="float">
            <text:p>5.26</text:p>
          </table:table-cell>
          <table:table-cell office:value-type="float" office:value="0.78" calcext:value-type="float">
            <text:p>0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76" calcext:value-type="float">
            <text:p>26.76</text:p>
          </table:table-cell>
          <table:table-cell office:value-type="float" office:value="22.52" calcext:value-type="float">
            <text:p>22.5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3" calcext:value-type="float">
            <text:p>8.53</text:p>
          </table:table-cell>
          <table:table-cell office:value-type="float" office:value="0.23" calcext:value-type="float">
            <text:p>0.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4.08" calcext:value-type="float">
            <text:p>324.08</text:p>
          </table:table-cell>
          <table:table-cell office:value-type="float" office:value="35.6" calcext:value-type="float">
            <text:p>35.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27" calcext:value-type="float">
            <text:p>8.27</text:p>
          </table:table-cell>
          <table:table-cell office:value-type="float" office:value="0.53" calcext:value-type="float">
            <text:p>0.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89" calcext:value-type="float">
            <text:p>21.89</text:p>
          </table:table-cell>
          <table:table-cell office:value-type="float" office:value="34.96" calcext:value-type="float">
            <text:p>34.9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31" calcext:value-type="float">
            <text:p>2.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24" calcext:value-type="float">
            <text:p>21.24</text:p>
          </table:table-cell>
          <table:table-cell office:value-type="float" office:value="34.29" calcext:value-type="float">
            <text:p>34.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.4</text:p>
          </table:table-cell>
          <table:table-cell office:value-type="float" office:value="4.23" calcext:value-type="float">
            <text:p>4.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87" calcext:value-type="float">
            <text:p>9.87</text:p>
          </table:table-cell>
          <table:table-cell office:value-type="float" office:value="21.11" calcext:value-type="float">
            <text:p>21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38" calcext:value-type="float">
            <text:p>9.38</text:p>
          </table:table-cell>
          <table:table-cell office:value-type="float" office:value="4.09" calcext:value-type="float">
            <text:p>4.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5" calcext:value-type="float">
            <text:p>8.45</text:p>
          </table:table-cell>
          <table:table-cell office:value-type="float" office:value="25.91" calcext:value-type="float">
            <text:p>25.9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97" calcext:value-type="float">
            <text:p>3.97</text:p>
          </table:table-cell>
          <table:table-cell office:value-type="float" office:value="4.05" calcext:value-type="float">
            <text:p>4.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6" calcext:value-type="float">
            <text:p>8.26</text:p>
          </table:table-cell>
          <table:table-cell office:value-type="float" office:value="26.95" calcext:value-type="float">
            <text:p>26.9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.51" calcext:value-type="float">
            <text:p>8.51</text:p>
          </table:table-cell>
          <table:table-cell office:value-type="float" office:value="5.64" calcext:value-type="float">
            <text:p>5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7" calcext:value-type="float">
            <text:p>9.57</text:p>
          </table:table-cell>
          <table:table-cell office:value-type="float" office:value="25.77" calcext:value-type="float">
            <text:p>25.7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8" calcext:value-type="float">
            <text:p>4.78</text:p>
          </table:table-cell>
          <table:table-cell office:value-type="float" office:value="0.87" calcext:value-type="float">
            <text:p>0.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7.51" calcext:value-type="float">
            <text:p>17.5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1" calcext:value-type="float">
            <text:p>4.21</text:p>
          </table:table-cell>
          <table:table-cell office:value-type="float" office:value="0.71" calcext:value-type="float">
            <text:p>0.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4.71" calcext:value-type="float">
            <text:p>314.71</text:p>
          </table:table-cell>
          <table:table-cell office:value-type="float" office:value="20.53" calcext:value-type="float">
            <text:p>20.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4" calcext:value-type="float">
            <text:p>4.24</text:p>
          </table:table-cell>
          <table:table-cell office:value-type="float" office:value="5.66" calcext:value-type="float">
            <text:p>5.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52" calcext:value-type="float">
            <text:p>9.52</text:p>
          </table:table-cell>
          <table:table-cell office:value-type="float" office:value="21.44" calcext:value-type="float">
            <text:p>21.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19" calcext:value-type="float">
            <text:p>4.19</text:p>
          </table:table-cell>
          <table:table-cell office:value-type="float" office:value="5.3" calcext:value-type="float">
            <text:p>5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4" calcext:value-type="float">
            <text:p>8.24</text:p>
          </table:table-cell>
          <table:table-cell office:value-type="float" office:value="20.95" calcext:value-type="float">
            <text:p>20.9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52" calcext:value-type="float">
            <text:p>8.52</text:p>
          </table:table-cell>
          <table:table-cell office:value-type="float" office:value="5.81" calcext:value-type="float">
            <text:p>5.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8" calcext:value-type="float">
            <text:p>8.38</text:p>
          </table:table-cell>
          <table:table-cell office:value-type="float" office:value="29.04" calcext:value-type="float">
            <text:p>29.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04" calcext:value-type="float">
            <text:p>4.04</text:p>
          </table:table-cell>
          <table:table-cell office:value-type="float" office:value="1.69" calcext:value-type="float">
            <text:p>1.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51" calcext:value-type="float">
            <text:p>8.51</text:p>
          </table:table-cell>
          <table:table-cell office:value-type="float" office:value="31.2" calcext:value-type="float">
            <text:p>31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3.74" calcext:value-type="float">
            <text:p>513.74</text:p>
          </table:table-cell>
          <table:table-cell office:value-type="float" office:value="5.55" calcext:value-type="float">
            <text:p>5.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21" calcext:value-type="float">
            <text:p>10.21</text:p>
          </table:table-cell>
          <table:table-cell office:value-type="float" office:value="17.89" calcext:value-type="float">
            <text:p>17.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.97" calcext:value-type="float">
            <text:p>20.97</text:p>
          </table:table-cell>
          <table:table-cell office:value-type="float" office:value="1.52" calcext:value-type="float">
            <text:p>1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14" calcext:value-type="float">
            <text:p>10.14</text:p>
          </table:table-cell>
          <table:table-cell office:value-type="float" office:value="20.7" calcext:value-type="float">
            <text:p>20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.43" calcext:value-type="float">
            <text:p>11.4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8" calcext:value-type="float">
            <text:p>8.88</text:p>
          </table:table-cell>
          <table:table-cell office:value-type="float" office:value="23.25" calcext:value-type="float">
            <text:p>23.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.84" calcext:value-type="float">
            <text:p>18.84</text:p>
          </table:table-cell>
          <table:table-cell office:value-type="float" office:value="3.16" calcext:value-type="float">
            <text:p>3.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58" calcext:value-type="float">
            <text:p>8.58</text:p>
          </table:table-cell>
          <table:table-cell office:value-type="float" office:value="27.73" calcext:value-type="float">
            <text:p>27.7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.93" calcext:value-type="float">
            <text:p>1.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RMHC Sum Squares function con operadores normales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RMHC Sum Squares function con operadores trampos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  <table:table-cell office:value-type="float" office:value="33.18" calcext:value-type="float">
            <text:p>33.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  <table:table-cell office:value-type="float" office:value="30.28" calcext:value-type="float">
            <text:p>30.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6.52" calcext:value-type="float">
            <text:p>356.52</text:p>
          </table:table-cell>
          <table:table-cell office:value-type="float" office:value="1.95" calcext:value-type="float">
            <text:p>1.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9" calcext:value-type="float">
            <text:p>3.89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8" calcext:value-type="float">
            <text:p>1.98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.16" calcext:value-type="float">
            <text:p>425.16</text:p>
          </table:table-cell>
          <table:table-cell office:value-type="float" office:value="24.66" calcext:value-type="float">
            <text:p>24.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2.99" calcext:value-type="float">
            <text:p>2.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" calcext:value-type="float">
            <text:p>9.6</text:p>
          </table:table-cell>
          <table:table-cell office:value-type="float" office:value="25.45" calcext:value-type="float">
            <text:p>25.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.2</text:p>
          </table:table-cell>
          <table:table-cell office:value-type="float" office:value="4.72" calcext:value-type="float">
            <text:p>4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63" calcext:value-type="float">
            <text:p>9.63</text:p>
          </table:table-cell>
          <table:table-cell office:value-type="float" office:value="38.17" calcext:value-type="float">
            <text:p>38.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.28" calcext:value-type="float">
            <text:p>2.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" calcext:value-type="float">
            <text:p>9.42</text:p>
          </table:table-cell>
          <table:table-cell office:value-type="float" office:value="31.22" calcext:value-type="float">
            <text:p>31.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64" calcext:value-type="float">
            <text:p>6.64</text:p>
          </table:table-cell>
          <table:table-cell office:value-type="float" office:value="7.76" calcext:value-type="float">
            <text:p>7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85" calcext:value-type="float">
            <text:p>9.85</text:p>
          </table:table-cell>
          <table:table-cell office:value-type="float" office:value="28.35" calcext:value-type="float">
            <text:p>28.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39" calcext:value-type="float">
            <text:p>5.39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34" calcext:value-type="float">
            <text:p>9.34</text:p>
          </table:table-cell>
          <table:table-cell office:value-type="float" office:value="28.23" calcext:value-type="float">
            <text:p>28.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.83" calcext:value-type="float">
            <text:p>6.83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7" calcext:value-type="float">
            <text:p>9.77</text:p>
          </table:table-cell>
          <table:table-cell office:value-type="float" office:value="19.63" calcext:value-type="float">
            <text:p>19.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07" calcext:value-type="float">
            <text:p>5.07</text:p>
          </table:table-cell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27" calcext:value-type="float">
            <text:p>9.27</text:p>
          </table:table-cell>
          <table:table-cell office:value-type="float" office:value="29.99" calcext:value-type="float">
            <text:p>29.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16" calcext:value-type="float">
            <text:p>5.16</text:p>
          </table:table-cell>
          <table:table-cell office:value-type="float" office:value="9.53" calcext:value-type="float">
            <text:p>9.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74" calcext:value-type="float">
            <text:p>9.74</text:p>
          </table:table-cell>
          <table:table-cell office:value-type="float" office:value="28.02" calcext:value-type="float">
            <text:p>28.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7.43" calcext:value-type="float">
            <text:p>307.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4.19" calcext:value-type="float">
            <text:p>244.19</text:p>
          </table:table-cell>
          <table:table-cell office:value-type="float" office:value="20.87" calcext:value-type="float">
            <text:p>20.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7" calcext:value-type="float">
            <text:p>4.7</text:p>
          </table:table-cell>
          <table:table-cell office:value-type="float" office:value="1.16" calcext:value-type="float">
            <text:p>1.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82" calcext:value-type="float">
            <text:p>9.82</text:p>
          </table:table-cell>
          <table:table-cell office:value-type="float" office:value="39.76" calcext:value-type="float">
            <text:p>39.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83" calcext:value-type="float">
            <text:p>4.83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18" calcext:value-type="float">
            <text:p>11.18</text:p>
          </table:table-cell>
          <table:table-cell office:value-type="float" office:value="24.04" calcext:value-type="float">
            <text:p>2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2" calcext:value-type="float">
            <text:p>5.02</text:p>
          </table:table-cell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32" calcext:value-type="float">
            <text:p>9.32</text:p>
          </table:table-cell>
          <table:table-cell office:value-type="float" office:value="34.57" calcext:value-type="float">
            <text:p>34.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56" calcext:value-type="float">
            <text:p>5.56</text:p>
          </table:table-cell>
          <table:table-cell office:value-type="float" office:value="0.53" calcext:value-type="float">
            <text:p>0.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91" calcext:value-type="float">
            <text:p>8.91</text:p>
          </table:table-cell>
          <table:table-cell office:value-type="float" office:value="22.02" calcext:value-type="float">
            <text:p>22.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82" calcext:value-type="float">
            <text:p>4.82</text:p>
          </table:table-cell>
          <table:table-cell office:value-type="float" office:value="1.11" calcext:value-type="float">
            <text:p>1.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</text:p>
          </table:table-cell>
          <table:table-cell office:value-type="float" office:value="19.68" calcext:value-type="float">
            <text:p>19.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57" calcext:value-type="float">
            <text:p>4.57</text:p>
          </table:table-cell>
          <table:table-cell office:value-type="float" office:value="1.74" calcext:value-type="float">
            <text:p>1.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.91" calcext:value-type="float">
            <text:p>109.91</text:p>
          </table:table-cell>
          <table:table-cell office:value-type="float" office:value="16.77" calcext:value-type="float">
            <text:p>16.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76" calcext:value-type="float">
            <text:p>4.76</text:p>
          </table:table-cell>
          <table:table-cell office:value-type="float" office:value="1.46" calcext:value-type="float">
            <text:p>1.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71" calcext:value-type="float">
            <text:p>9.71</text:p>
          </table:table-cell>
          <table:table-cell office:value-type="float" office:value="22.19" calcext:value-type="float">
            <text:p>22.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.41" calcext:value-type="float">
            <text:p>6.41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45.49" calcext:value-type="float">
            <text:p>45.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0.43" calcext:value-type="float">
            <text:p>0.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6" calcext:value-type="float">
            <text:p>7.06</text:p>
          </table:table-cell>
          <table:table-cell office:value-type="float" office:value="22.76" calcext:value-type="float">
            <text:p>22.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09" calcext:value-type="float">
            <text:p>6.09</text:p>
          </table:table-cell>
          <table:table-cell office:value-type="float" office:value="2.23" calcext:value-type="float">
            <text:p>2.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9" calcext:value-type="float">
            <text:p>6.89</text:p>
          </table:table-cell>
          <table:table-cell office:value-type="float" office:value="26.28" calcext:value-type="float">
            <text:p>26.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25" calcext:value-type="float">
            <text:p>5.25</text:p>
          </table:table-cell>
          <table:table-cell office:value-type="float" office:value="0.17" calcext:value-type="float">
            <text:p>0.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32.26" calcext:value-type="float">
            <text:p>32.2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  <table:table-cell office:value-type="float" office:value="0.56" calcext:value-type="float">
            <text:p>0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66" calcext:value-type="float">
            <text:p>8.66</text:p>
          </table:table-cell>
          <table:table-cell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82" calcext:value-type="float">
            <text:p>4.82</text:p>
          </table:table-cell>
          <table:table-cell office:value-type="float" office:value="4.21" calcext:value-type="float">
            <text:p>4.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87" calcext:value-type="float">
            <text:p>12.87</text:p>
          </table:table-cell>
          <table:table-cell office:value-type="float" office:value="21.69" calcext:value-type="float">
            <text:p>21.6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88" calcext:value-type="float">
            <text:p>3.88</text:p>
          </table:table-cell>
          <table:table-cell office:value-type="float" office:value="5.81" calcext:value-type="float">
            <text:p>5.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4" calcext:value-type="float">
            <text:p>6.74</text:p>
          </table:table-cell>
          <table:table-cell office:value-type="float" office:value="28.6" calcext:value-type="float">
            <text:p>28.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07" calcext:value-type="float">
            <text:p>3.07</text:p>
          </table:table-cell>
          <table:table-cell office:value-type="float" office:value="3.61" calcext:value-type="float">
            <text:p>3.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6" calcext:value-type="float">
            <text:p>5.66</text:p>
          </table:table-cell>
          <table:table-cell office:value-type="float" office:value="25.22" calcext:value-type="float">
            <text:p>25.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76" calcext:value-type="float">
            <text:p>2.76</text:p>
          </table:table-cell>
          <table:table-cell office:value-type="float" office:value="0.38" calcext:value-type="float">
            <text:p>0.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25" calcext:value-type="float">
            <text:p>5.25</text:p>
          </table:table-cell>
          <table:table-cell office:value-type="float" office:value="21.37" calcext:value-type="float">
            <text:p>21.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63" calcext:value-type="float">
            <text:p>2.63</text:p>
          </table:table-cell>
          <table:table-cell office:value-type="float" office:value="0.41" calcext:value-type="float">
            <text:p>0.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6" calcext:value-type="float">
            <text:p>6.06</text:p>
          </table:table-cell>
          <table:table-cell office:value-type="float" office:value="24.56" calcext:value-type="float">
            <text:p>24.5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96" calcext:value-type="float">
            <text:p>1.96</text:p>
          </table:table-cell>
          <table:table-cell office:value-type="float" office:value="11.02" calcext:value-type="float">
            <text:p>11.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4" calcext:value-type="float">
            <text:p>4.44</text:p>
          </table:table-cell>
          <table:table-cell office:value-type="float" office:value="17.17" calcext:value-type="float">
            <text:p>17.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1" calcext:value-type="float">
            <text:p>1.81</text:p>
          </table:table-cell>
          <table:table-cell office:value-type="float" office:value="6.26" calcext:value-type="float">
            <text:p>6.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5" calcext:value-type="float">
            <text:p>4.55</text:p>
          </table:table-cell>
          <table:table-cell office:value-type="float" office:value="13.58" calcext:value-type="float">
            <text:p>13.5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.26" calcext:value-type="float">
            <text:p>0.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8" calcext:value-type="float">
            <text:p>3.98</text:p>
          </table:table-cell>
          <table:table-cell office:value-type="float" office:value="30.92" calcext:value-type="float">
            <text:p>30.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03" calcext:value-type="float">
            <text:p>2.03</text:p>
          </table:table-cell>
          <table:table-cell office:value-type="float" office:value="1.74" calcext:value-type="float">
            <text:p>1.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6.51" calcext:value-type="float">
            <text:p>306.51</text:p>
          </table:table-cell>
          <table:table-cell office:value-type="float" office:value="21.02" calcext:value-type="float">
            <text:p>21.0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14" calcext:value-type="float">
            <text:p>10.14</text:p>
          </table:table-cell>
          <table:table-cell office:value-type="float" office:value="12.64" calcext:value-type="float">
            <text:p>12.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04" calcext:value-type="float">
            <text:p>2.04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38" calcext:value-type="float">
            <text:p>4.38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04" calcext:value-type="float">
            <text:p>2.04</text:p>
          </table:table-cell>
          <table:table-cell office:value-type="float" office:value="2.07" calcext:value-type="float">
            <text:p>2.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78" calcext:value-type="float">
            <text:p>6.78</text:p>
          </table:table-cell>
          <table:table-cell office:value-type="float" office:value="37.05" calcext:value-type="float">
            <text:p>37.0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4.87" calcext:value-type="float">
            <text:p>504.87</text:p>
          </table:table-cell>
          <table:table-cell office:value-type="float" office:value="2.59" calcext:value-type="float">
            <text:p>2.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76" calcext:value-type="float">
            <text:p>5.76</text:p>
          </table:table-cell>
          <table:table-cell office:value-type="float" office:value="30.61" calcext:value-type="float">
            <text:p>30.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71" calcext:value-type="float">
            <text:p>4.71</text:p>
          </table:table-cell>
          <table:table-cell office:value-type="float" office:value="4.51" calcext:value-type="float">
            <text:p>4.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94" calcext:value-type="float">
            <text:p>6.94</text:p>
          </table:table-cell>
          <table:table-cell office:value-type="float" office:value="25.5" calcext:value-type="float">
            <text:p>25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56" calcext:value-type="float">
            <text:p>5.56</text:p>
          </table:table-cell>
          <table:table-cell office:value-type="float" office:value="0.69" calcext:value-type="float">
            <text:p>0.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1" calcext:value-type="float">
            <text:p>5.91</text:p>
          </table:table-cell>
          <table:table-cell office:value-type="float" office:value="23.95" calcext:value-type="float">
            <text:p>23.9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17" calcext:value-type="float">
            <text:p>4.17</text:p>
          </table:table-cell>
          <table:table-cell office:value-type="float" office:value="0.52" calcext:value-type="float">
            <text:p>0.52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A" table:style-name="ta1"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" table:default-cell-style-name="ce4"/>
        <table:table-column table:style-name="co5" table:default-cell-style-name="ce4"/>
        <table:table-column table:style-name="co5" table:default-cell-style-name="Default"/>
        <table:table-column table:style-name="co1" table:default-cell-style-name="ce4"/>
        <table:table-column table:style-name="co5" table:default-cell-style-name="ce4"/>
        <table:table-column table:style-name="co8" table:default-cell-style-name="ce4"/>
        <table:table-column table:style-name="co1" table:default-cell-style-name="ce4"/>
        <table:table-column table:style-name="co5" table:default-cell-style-name="ce4"/>
        <table:table-row table:style-name="ro1">
          <table:table-cell table:style-name="ce3" office:value-type="string" calcext:value-type="string" table:number-columns-spanned="5" table:number-rows-spanned="1">
            <text:p>SA Alpine function con operadores normales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SA Alpine function con operadores trampos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office:value-type="float" office:value="0.93" calcext:value-type="float">
            <text:p>0.93</text:p>
          </table:table-cell>
          <table:table-cell office:value-type="float" office:value="24.46" calcext:value-type="float">
            <text:p>24.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5" calcext:value-type="float">
            <text:p>5.55</text:p>
          </table:table-cell>
          <table:table-cell office:value-type="float" office:value="0.89" calcext:value-type="float">
            <text:p>0.89</text:p>
          </table:table-cell>
          <table:table-cell office:value-type="float" office:value="1.12" calcext:value-type="float">
            <text:p>1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4" calcext:value-type="float">
            <text:p>7.64</text:p>
          </table:table-cell>
          <table:table-cell office:value-type="float" office:value="0.93" calcext:value-type="float">
            <text:p>0.93</text:p>
          </table:table-cell>
          <table:table-cell office:value-type="float" office:value="52.67" calcext:value-type="float">
            <text:p>52.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46" calcext:value-type="float">
            <text:p>5.46</text:p>
          </table:table-cell>
          <table:table-cell office:value-type="float" office:value="0.97" calcext:value-type="float">
            <text:p>0.97</text:p>
          </table:table-cell>
          <table:table-cell office:value-type="float" office:value="1.35" calcext:value-type="float">
            <text:p>1.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83" calcext:value-type="float">
            <text:p>5.83</text:p>
          </table:table-cell>
          <table:table-cell office:value-type="float" office:value="0.91" calcext:value-type="float">
            <text:p>0.91</text:p>
          </table:table-cell>
          <table:table-cell office:value-type="float" office:value="17.58" calcext:value-type="float">
            <text:p>17.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19" calcext:value-type="float">
            <text:p>5.19</text:p>
          </table:table-cell>
          <table:table-cell office:value-type="float" office:value="0.89" calcext:value-type="float">
            <text:p>0.89</text:p>
          </table:table-cell>
          <table:table-cell office:value-type="float" office:value="0.21" calcext:value-type="float">
            <text:p>0.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9" calcext:value-type="float">
            <text:p>3.69</text:p>
          </table:table-cell>
          <table:table-cell office:value-type="float" office:value="0.93" calcext:value-type="float">
            <text:p>0.93</text:p>
          </table:table-cell>
          <table:table-cell office:value-type="float" office:value="23.24" calcext:value-type="float">
            <text:p>23.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.6</text:p>
          </table:table-cell>
          <table:table-cell office:value-type="float" office:value="0.96" calcext:value-type="float">
            <text:p>0.96</text:p>
          </table:table-cell>
          <table:table-cell office:value-type="float" office:value="1.45" calcext:value-type="float">
            <text:p>1.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7" calcext:value-type="float">
            <text:p>9.27</text:p>
          </table:table-cell>
          <table:table-cell office:value-type="float" office:value="0.98" calcext:value-type="float">
            <text:p>0.98</text:p>
          </table:table-cell>
          <table:table-cell office:value-type="float" office:value="24.89" calcext:value-type="float">
            <text:p>24.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49" calcext:value-type="float">
            <text:p>5.49</text:p>
          </table:table-cell>
          <table:table-cell office:value-type="float" office:value="0.99" calcext:value-type="float">
            <text:p>0.99</text:p>
          </table:table-cell>
          <table:table-cell office:value-type="float" office:value="1.72" calcext:value-type="float">
            <text:p>1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6" calcext:value-type="float">
            <text:p>10.46</text:p>
          </table:table-cell>
          <table:table-cell office:value-type="float" office:value="0.97" calcext:value-type="float">
            <text:p>0.97</text:p>
          </table:table-cell>
          <table:table-cell office:value-type="float" office:value="35.57" calcext:value-type="float">
            <text:p>35.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89" calcext:value-type="float">
            <text:p>5.89</text:p>
          </table:table-cell>
          <table:table-cell office:value-type="float" office:value="0.95" calcext:value-type="float">
            <text:p>0.95</text:p>
          </table:table-cell>
          <table:table-cell office:value-type="float" office:value="1.94" calcext:value-type="float">
            <text:p>1.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19" calcext:value-type="float">
            <text:p>6.19</text:p>
          </table:table-cell>
          <table:table-cell office:value-type="float" office:value="0.96" calcext:value-type="float">
            <text:p>0.96</text:p>
          </table:table-cell>
          <table:table-cell office:value-type="float" office:value="32.88" calcext:value-type="float">
            <text:p>32.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.71" calcext:value-type="float">
            <text:p>5.71</text:p>
          </table:table-cell>
          <table:table-cell office:value-type="float" office:value="0.94" calcext:value-type="float">
            <text:p>0.94</text:p>
          </table:table-cell>
          <table:table-cell office:value-type="float" office:value="9.42" calcext:value-type="float">
            <text:p>9.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82" calcext:value-type="float">
            <text:p>9.82</text:p>
          </table:table-cell>
          <table:table-cell office:value-type="float" office:value="0.94" calcext:value-type="float">
            <text:p>0.94</text:p>
          </table:table-cell>
          <table:table-cell office:value-type="float" office:value="28.78" calcext:value-type="float">
            <text:p>28.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57" calcext:value-type="float">
            <text:p>5.57</text:p>
          </table:table-cell>
          <table:table-cell office:value-type="float" office:value="0.88" calcext:value-type="float">
            <text:p>0.88</text:p>
          </table:table-cell>
          <table:table-cell office:value-type="float" office:value="2.56" calcext:value-type="float">
            <text:p>2.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office:value-type="float" office:value="0.97" calcext:value-type="float">
            <text:p>0.97</text:p>
          </table:table-cell>
          <table:table-cell office:value-type="float" office:value="36.32" calcext:value-type="float">
            <text:p>36.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  <table:table-cell office:value-type="float" office:value="0.93" calcext:value-type="float">
            <text:p>0.93</text:p>
          </table:table-cell>
          <table:table-cell office:value-type="float" office:value="0.61" calcext:value-type="float">
            <text:p>0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32.22" calcext:value-type="float">
            <text:p>32.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.87" calcext:value-type="float">
            <text:p>6.87</text:p>
          </table:table-cell>
          <table:table-cell office:value-type="float" office:value="0.95" calcext:value-type="float">
            <text:p>0.95</text:p>
          </table:table-cell>
          <table:table-cell office:value-type="float" office:value="2.43" calcext:value-type="float">
            <text:p>2.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3" calcext:value-type="float">
            <text:p>5.03</text:p>
          </table:table-cell>
          <table:table-cell office:value-type="float" office:value="0.98" calcext:value-type="float">
            <text:p>0.98</text:p>
          </table:table-cell>
          <table:table-cell office:value-type="float" office:value="39.17" calcext:value-type="float">
            <text:p>39.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47" calcext:value-type="float">
            <text:p>6.47</text:p>
          </table:table-cell>
          <table:table-cell office:value-type="float" office:value="0.88" calcext:value-type="float">
            <text:p>0.88</text:p>
          </table:table-cell>
          <table:table-cell office:value-type="float" office:value="1.22" calcext:value-type="float">
            <text:p>1.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7" calcext:value-type="float">
            <text:p>3.87</text:p>
          </table:table-cell>
          <table:table-cell office:value-type="float" office:value="0.9" calcext:value-type="float">
            <text:p>0.9</text:p>
          </table:table-cell>
          <table:table-cell office:value-type="float" office:value="44.46" calcext:value-type="float">
            <text:p>44.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22" calcext:value-type="float">
            <text:p>8.22</text:p>
          </table:table-cell>
          <table:table-cell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.4</text:p>
          </table:table-cell>
          <table:table-cell office:value-type="float" office:value="0.91" calcext:value-type="float">
            <text:p>0.91</text:p>
          </table:table-cell>
          <table:table-cell office:value-type="float" office:value="41.41" calcext:value-type="float">
            <text:p>41.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64" calcext:value-type="float">
            <text:p>5.64</text:p>
          </table:table-cell>
          <table:table-cell office:value-type="float" office:value="0.97" calcext:value-type="float">
            <text:p>0.97</text:p>
          </table:table-cell>
          <table:table-cell office:value-type="float" office:value="3.37" calcext:value-type="float">
            <text:p>3.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1" calcext:value-type="float">
            <text:p>3.61</text:p>
          </table:table-cell>
          <table:table-cell office:value-type="float" office:value="0.91" calcext:value-type="float">
            <text:p>0.91</text:p>
          </table:table-cell>
          <table:table-cell office:value-type="float" office:value="37.76" calcext:value-type="float">
            <text:p>37.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office:value-type="float" office:value="0.95" calcext:value-type="float">
            <text:p>0.95</text:p>
          </table:table-cell>
          <table:table-cell office:value-type="float" office:value="5.81" calcext:value-type="float">
            <text:p>5.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5" calcext:value-type="float">
            <text:p>2.15</text:p>
          </table:table-cell>
          <table:table-cell office:value-type="float" office:value="0.95" calcext:value-type="float">
            <text:p>0.95</text:p>
          </table:table-cell>
          <table:table-cell office:value-type="float" office:value="51.19" calcext:value-type="float">
            <text:p>51.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2" calcext:value-type="float">
            <text:p>5.32</text:p>
          </table:table-cell>
          <table:table-cell office:value-type="float" office:value="0.91" calcext:value-type="float">
            <text:p>0.91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8" calcext:value-type="float">
            <text:p>4.28</text:p>
          </table:table-cell>
          <table:table-cell office:value-type="float" office:value="0.98" calcext:value-type="float">
            <text:p>0.98</text:p>
          </table:table-cell>
          <table:table-cell office:value-type="float" office:value="19.88" calcext:value-type="float">
            <text:p>19.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5.95" calcext:value-type="float">
            <text:p>365.95</text:p>
          </table:table-cell>
          <table:table-cell office:value-type="float" office:value="0.93" calcext:value-type="float">
            <text:p>0.93</text:p>
          </table:table-cell>
          <table:table-cell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5.04" calcext:value-type="float">
            <text:p>505.04</text:p>
          </table:table-cell>
          <table:table-cell office:value-type="float" office:value="0.9" calcext:value-type="float">
            <text:p>0.9</text:p>
          </table:table-cell>
          <table:table-cell office:value-type="float" office:value="27.21" calcext:value-type="float">
            <text:p>27.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28" calcext:value-type="float">
            <text:p>2.28</text:p>
          </table:table-cell>
          <table:table-cell office:value-type="float" office:value="0.98" calcext:value-type="float">
            <text:p>0.98</text:p>
          </table:table-cell>
          <table:table-cell office:value-type="float" office:value="9.66" calcext:value-type="float">
            <text:p>9.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4" calcext:value-type="float">
            <text:p>3.04</text:p>
          </table:table-cell>
          <table:table-cell office:value-type="float" office:value="0.91" calcext:value-type="float">
            <text:p>0.91</text:p>
          </table:table-cell>
          <table:table-cell office:value-type="float" office:value="19.71" calcext:value-type="float">
            <text:p>19.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32" calcext:value-type="float">
            <text:p>3.32</text:p>
          </table:table-cell>
          <table:table-cell office:value-type="float" office:value="0.98" calcext:value-type="float">
            <text:p>0.98</text:p>
          </table:table-cell>
          <table:table-cell office:value-type="float" office:value="11.57" calcext:value-type="float">
            <text:p>11.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35" calcext:value-type="float">
            <text:p>3.35</text:p>
          </table:table-cell>
          <table:table-cell office:value-type="float" office:value="0.88" calcext:value-type="float">
            <text:p>0.88</text:p>
          </table:table-cell>
          <table:table-cell office:value-type="float" office:value="32.18" calcext:value-type="float">
            <text:p>32.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25" calcext:value-type="float">
            <text:p>3.25</text:p>
          </table:table-cell>
          <table:table-cell office:value-type="float" office:value="0.91" calcext:value-type="float">
            <text:p>0.91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2" calcext:value-type="float">
            <text:p>2.32</text:p>
          </table:table-cell>
          <table:table-cell office:value-type="float" office:value="0.9" calcext:value-type="float">
            <text:p>0.9</text:p>
          </table:table-cell>
          <table:table-cell office:value-type="float" office:value="30.12" calcext:value-type="float">
            <text:p>30.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0.95" calcext:value-type="float">
            <text:p>0.95</text:p>
          </table:table-cell>
          <table:table-cell office:value-type="float" office:value="8.71" calcext:value-type="float">
            <text:p>8.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.21</text:p>
          </table:table-cell>
          <table:table-cell office:value-type="float" office:value="0.94" calcext:value-type="float">
            <text:p>0.94</text:p>
          </table:table-cell>
          <table:table-cell office:value-type="float" office:value="23.85" calcext:value-type="float">
            <text:p>23.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1" calcext:value-type="float">
            <text:p>2.31</text:p>
          </table:table-cell>
          <table:table-cell office:value-type="float" office:value="0.92" calcext:value-type="float">
            <text:p>0.92</text:p>
          </table:table-cell>
          <table:table-cell office:value-type="float" office:value="0.73" calcext:value-type="float">
            <text:p>0.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" calcext:value-type="float">
            <text:p>2.69</text:p>
          </table:table-cell>
          <table:table-cell office:value-type="float" office:value="0.93" calcext:value-type="float">
            <text:p>0.93</text:p>
          </table:table-cell>
          <table:table-cell office:value-type="float" office:value="29.62" calcext:value-type="float">
            <text:p>29.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8" calcext:value-type="float">
            <text:p>2.48</text:p>
          </table:table-cell>
          <table:table-cell office:value-type="float" office:value="0.98" calcext:value-type="float">
            <text:p>0.98</text:p>
          </table:table-cell>
          <table:table-cell office:value-type="float" office:value="7.69" calcext:value-type="float">
            <text:p>7.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.91" calcext:value-type="float">
            <text:p>0.91</text:p>
          </table:table-cell>
          <table:table-cell office:value-type="float" office:value="25.84" calcext:value-type="float">
            <text:p>25.8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0.89" calcext:value-type="float">
            <text:p>0.89</text:p>
          </table:table-cell>
          <table:table-cell office:value-type="float" office:value="36.11" calcext:value-type="float">
            <text:p>36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13" calcext:value-type="float">
            <text:p>2.13</text:p>
          </table:table-cell>
          <table:table-cell office:value-type="float" office:value="0.97" calcext:value-type="float">
            <text:p>0.97</text:p>
          </table:table-cell>
          <table:table-cell office:value-type="float" office:value="0.44" calcext:value-type="float">
            <text:p>0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office:value-type="float" office:value="0.97" calcext:value-type="float">
            <text:p>0.97</text:p>
          </table:table-cell>
          <table:table-cell office:value-type="float" office:value="32.39" calcext:value-type="float">
            <text:p>32.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1" calcext:value-type="float">
            <text:p>3.51</text:p>
          </table:table-cell>
          <table:table-cell office:value-type="float" office:value="0.91" calcext:value-type="float">
            <text:p>0.91</text:p>
          </table:table-cell>
          <table:table-cell office:value-type="float" office:value="1.09" calcext:value-type="float">
            <text:p>1.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8" calcext:value-type="float">
            <text:p>2.18</text:p>
          </table:table-cell>
          <table:table-cell office:value-type="float" office:value="0.98" calcext:value-type="float">
            <text:p>0.98</text:p>
          </table:table-cell>
          <table:table-cell office:value-type="float" office:value="36.29" calcext:value-type="float">
            <text:p>36.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22" calcext:value-type="float">
            <text:p>2.22</text:p>
          </table:table-cell>
          <table:table-cell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9" calcext:value-type="float">
            <text:p>2.09</text:p>
          </table:table-cell>
          <table:table-cell office:value-type="float" office:value="0.94" calcext:value-type="float">
            <text:p>0.94</text:p>
          </table:table-cell>
          <table:table-cell office:value-type="float" office:value="40.19" calcext:value-type="float">
            <text:p>40.1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22" calcext:value-type="float">
            <text:p>2.22</text:p>
          </table:table-cell>
          <table:table-cell office:value-type="float" office:value="0.95" calcext:value-type="float">
            <text:p>0.95</text:p>
          </table:table-cell>
          <table:table-cell office:value-type="float" office:value="7.91" calcext:value-type="float">
            <text:p>7.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36.36" calcext:value-type="float">
            <text:p>36.3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04" calcext:value-type="float">
            <text:p>2.04</text:p>
          </table:table-cell>
          <table:table-cell office:value-type="float" office:value="0.95" calcext:value-type="float">
            <text:p>0.95</text:p>
          </table:table-cell>
          <table:table-cell office:value-type="float" office:value="1.96" calcext:value-type="float">
            <text:p>1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5" calcext:value-type="float">
            <text:p>2.75</text:p>
          </table:table-cell>
          <table:table-cell office:value-type="float" office:value="0.95" calcext:value-type="float">
            <text:p>0.95</text:p>
          </table:table-cell>
          <table:table-cell office:value-type="float" office:value="32.86" calcext:value-type="float">
            <text:p>32.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31" calcext:value-type="float">
            <text:p>2.31</text:p>
          </table:table-cell>
          <table:table-cell office:value-type="float" office:value="0.89" calcext:value-type="float">
            <text:p>0.89</text:p>
          </table:table-cell>
          <table:table-cell office:value-type="float" office:value="5.93" calcext:value-type="float">
            <text:p>5.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2" calcext:value-type="float">
            <text:p>2.22</text:p>
          </table:table-cell>
          <table:table-cell office:value-type="float" office:value="0.96" calcext:value-type="float">
            <text:p>0.96</text:p>
          </table:table-cell>
          <table:table-cell office:value-type="float" office:value="25.41" calcext:value-type="float">
            <text:p>25.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.98</text:p>
          </table:table-cell>
          <table:table-cell office:value-type="float" office:value="0.93" calcext:value-type="float">
            <text:p>0.93</text:p>
          </table:table-cell>
          <table:table-cell office:value-type="float" office:value="2.62" calcext:value-type="float">
            <text:p>2.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5" calcext:value-type="float">
            <text:p>2.25</text:p>
          </table:table-cell>
          <table:table-cell office:value-type="float" office:value="0.88" calcext:value-type="float">
            <text:p>0.88</text:p>
          </table:table-cell>
          <table:table-cell office:value-type="float" office:value="27.11" calcext:value-type="float">
            <text:p>27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99" calcext:value-type="float">
            <text:p>1.99</text:p>
          </table:table-cell>
          <table:table-cell office:value-type="float" office:value="0.92" calcext:value-type="float">
            <text:p>0.92</text:p>
          </table:table-cell>
          <table:table-cell office:value-type="float" office:value="5.26" calcext:value-type="float">
            <text:p>5.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5" calcext:value-type="float">
            <text:p>2.05</text:p>
          </table:table-cell>
          <table:table-cell office:value-type="float" office:value="0.96" calcext:value-type="float">
            <text:p>0.96</text:p>
          </table:table-cell>
          <table:table-cell office:value-type="float" office:value="28.71" calcext:value-type="float">
            <text:p>28.7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27" calcext:value-type="float">
            <text:p>2.27</text:p>
          </table:table-cell>
          <table:table-cell office:value-type="float" office:value="0.97" calcext:value-type="float">
            <text:p>0.97</text:p>
          </table:table-cell>
          <table:table-cell office:value-type="float" office:value="2.41" calcext:value-type="float">
            <text:p>2.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9" calcext:value-type="float">
            <text:p>1.99</text:p>
          </table:table-cell>
          <table:table-cell office:value-type="float" office:value="0.96" calcext:value-type="float">
            <text:p>0.96</text:p>
          </table:table-cell>
          <table:table-cell office:value-type="float" office:value="35.85" calcext:value-type="float">
            <text:p>35.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4.87" calcext:value-type="float">
            <text:p>304.87</text:p>
          </table:table-cell>
          <table:table-cell office:value-type="float" office:value="0.95" calcext:value-type="float">
            <text:p>0.95</text:p>
          </table:table-cell>
          <table:table-cell office:value-type="float" office:value="13.87" calcext:value-type="float">
            <text:p>13.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09" calcext:value-type="float">
            <text:p>2.09</text:p>
          </table:table-cell>
          <table:table-cell office:value-type="float" office:value="0.88" calcext:value-type="float">
            <text:p>0.88</text:p>
          </table:table-cell>
          <table:table-cell office:value-type="float" office:value="39.91" calcext:value-type="float">
            <text:p>39.9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76" calcext:value-type="float">
            <text:p>4.76</text:p>
          </table:table-cell>
          <table:table-cell office:value-type="float" office:value="0.91" calcext:value-type="float">
            <text:p>0.91</text:p>
          </table:table-cell>
          <table:table-cell office:value-type="float" office:value="0.41" calcext:value-type="float">
            <text:p>0.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1" calcext:value-type="float">
            <text:p>2.11</text:p>
          </table:table-cell>
          <table:table-cell office:value-type="float" office:value="0.96" calcext:value-type="float">
            <text:p>0.96</text:p>
          </table:table-cell>
          <table:table-cell office:value-type="float" office:value="27.03" calcext:value-type="float">
            <text:p>27.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4" calcext:value-type="float">
            <text:p>4.74</text:p>
          </table:table-cell>
          <table:table-cell office:value-type="float" office:value="0.92" calcext:value-type="float">
            <text:p>0.92</text:p>
          </table:table-cell>
          <table:table-cell office:value-type="float" office:value="8.29" calcext:value-type="float">
            <text:p>8.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6.94" calcext:value-type="float">
            <text:p>36.9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74" calcext:value-type="float">
            <text:p>4.74</text:p>
          </table:table-cell>
          <table:table-cell office:value-type="float" office:value="0.89" calcext:value-type="float">
            <text:p>0.89</text:p>
          </table:table-cell>
          <table:table-cell office:value-type="float" office:value="6.71" calcext:value-type="float">
            <text:p>6.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7" calcext:value-type="float">
            <text:p>2.27</text:p>
          </table:table-cell>
          <table:table-cell office:value-type="float" office:value="0.98" calcext:value-type="float">
            <text:p>0.98</text:p>
          </table:table-cell>
          <table:table-cell office:value-type="float" office:value="30.29" calcext:value-type="float">
            <text:p>30.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7" calcext:value-type="float">
            <text:p>4.7</text:p>
          </table:table-cell>
          <table:table-cell office:value-type="float" office:value="0.94" calcext:value-type="float">
            <text:p>0.94</text:p>
          </table:table-cell>
          <table:table-cell office:value-type="float" office:value="2.05" calcext:value-type="float">
            <text:p>2.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6" calcext:value-type="float">
            <text:p>2.06</text:p>
          </table:table-cell>
          <table:table-cell office:value-type="float" office:value="0.95" calcext:value-type="float">
            <text:p>0.95</text:p>
          </table:table-cell>
          <table:table-cell office:value-type="float" office:value="42.17" calcext:value-type="float">
            <text:p>42.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78" calcext:value-type="float">
            <text:p>4.78</text:p>
          </table:table-cell>
          <table:table-cell office:value-type="float" office:value="0.97" calcext:value-type="float">
            <text:p>0.97</text:p>
          </table:table-cell>
          <table:table-cell office:value-type="float" office:value="7.02" calcext:value-type="float">
            <text:p>7.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2" calcext:value-type="float">
            <text:p>2.02</text:p>
          </table:table-cell>
          <table:table-cell office:value-type="float" office:value="0.94" calcext:value-type="float">
            <text:p>0.94</text:p>
          </table:table-cell>
          <table:table-cell office:value-type="float" office:value="40.81" calcext:value-type="float">
            <text:p>40.8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98" calcext:value-type="float">
            <text:p>4.98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1" calcext:value-type="float">
            <text:p>2.11</text:p>
          </table:table-cell>
          <table:table-cell office:value-type="float" office:value="0.91" calcext:value-type="float">
            <text:p>0.91</text:p>
          </table:table-cell>
          <table:table-cell office:value-type="float" office:value="14.81" calcext:value-type="float">
            <text:p>14.8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65" calcext:value-type="float">
            <text:p>4.65</text:p>
          </table:table-cell>
          <table:table-cell office:value-type="float" office:value="0.9" calcext:value-type="float">
            <text:p>0.9</text:p>
          </table:table-cell>
          <table:table-cell office:value-type="float" office:value="0.59" calcext:value-type="float">
            <text:p>0.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SA Dixon function con operadores normales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SA Dixon function con operadores trampos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2" calcext:value-type="float">
            <text:p>3.02</text:p>
          </table:table-cell>
          <table:table-cell office:value-type="float" office:value="0.89" calcext:value-type="float">
            <text:p>0.89</text:p>
          </table:table-cell>
          <table:table-cell office:value-type="float" office:value="33.54" calcext:value-type="float">
            <text:p>33.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1" calcext:value-type="float">
            <text:p>5.91</text:p>
          </table:table-cell>
          <table:table-cell office:value-type="float" office:value="0.91" calcext:value-type="float">
            <text:p>0.91</text:p>
          </table:table-cell>
          <table:table-cell office:value-type="float" office:value="3.23" calcext:value-type="float">
            <text:p>3.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6" calcext:value-type="float">
            <text:p>3.06</text:p>
          </table:table-cell>
          <table:table-cell office:value-type="float" office:value="0.91" calcext:value-type="float">
            <text:p>0.91</text:p>
          </table:table-cell>
          <table:table-cell office:value-type="float" office:value="23.71" calcext:value-type="float">
            <text:p>23.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0.92" calcext:value-type="float">
            <text:p>0.92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0.95" calcext:value-type="float">
            <text:p>0.95</text:p>
          </table:table-cell>
          <table:table-cell office:value-type="float" office:value="26.56" calcext:value-type="float">
            <text:p>26.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0.97" calcext:value-type="float">
            <text:p>0.97</text:p>
          </table:table-cell>
          <table:table-cell office:value-type="float" office:value="11.18" calcext:value-type="float">
            <text:p>11.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1" calcext:value-type="float">
            <text:p>2.91</text:p>
          </table:table-cell>
          <table:table-cell office:value-type="float" office:value="0.96" calcext:value-type="float">
            <text:p>0.96</text:p>
          </table:table-cell>
          <table:table-cell office:value-type="float" office:value="35.24" calcext:value-type="float">
            <text:p>35.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72" calcext:value-type="float">
            <text:p>5.72</text:p>
          </table:table-cell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7" calcext:value-type="float">
            <text:p>2.97</text:p>
          </table:table-cell>
          <table:table-cell office:value-type="float" office:value="0.91" calcext:value-type="float">
            <text:p>0.91</text:p>
          </table:table-cell>
          <table:table-cell office:value-type="float" office:value="21.88" calcext:value-type="float">
            <text:p>21.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7" calcext:value-type="float">
            <text:p>4.57</text:p>
          </table:table-cell>
          <table:table-cell office:value-type="float" office:value="0.95" calcext:value-type="float">
            <text:p>0.95</text:p>
          </table:table-cell>
          <table:table-cell office:value-type="float" office:value="9.13" calcext:value-type="float">
            <text:p>9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" calcext:value-type="float">
            <text:p>3.03</text:p>
          </table:table-cell>
          <table:table-cell office:value-type="float" office:value="0.94" calcext:value-type="float">
            <text:p>0.94</text:p>
          </table:table-cell>
          <table:table-cell office:value-type="float" office:value="19.11" calcext:value-type="float">
            <text:p>19.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36" calcext:value-type="float">
            <text:p>4.36</text:p>
          </table:table-cell>
          <table:table-cell office:value-type="float" office:value="0.97" calcext:value-type="float">
            <text:p>0.97</text:p>
          </table:table-cell>
          <table:table-cell office:value-type="float" office:value="0.61" calcext:value-type="float">
            <text:p>0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3" calcext:value-type="float">
            <text:p>2.93</text:p>
          </table:table-cell>
          <table:table-cell office:value-type="float" office:value="0.97" calcext:value-type="float">
            <text:p>0.97</text:p>
          </table:table-cell>
          <table:table-cell office:value-type="float" office:value="31.98" calcext:value-type="float">
            <text:p>31.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05" calcext:value-type="float">
            <text:p>4.05</text:p>
          </table:table-cell>
          <table:table-cell office:value-type="float" office:value="0.9" calcext:value-type="float">
            <text:p>0.9</text:p>
          </table:table-cell>
          <table:table-cell office:value-type="float" office:value="3.34" calcext:value-type="float">
            <text:p>3.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8" calcext:value-type="float">
            <text:p>3.08</text:p>
          </table:table-cell>
          <table:table-cell office:value-type="float" office:value="0.96" calcext:value-type="float">
            <text:p>0.9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11" calcext:value-type="float">
            <text:p>3.11</text:p>
          </table:table-cell>
          <table:table-cell office:value-type="float" office:value="0.98" calcext:value-type="float">
            <text:p>0.98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3" calcext:value-type="float">
            <text:p>3.33</text:p>
          </table:table-cell>
          <table:table-cell office:value-type="float" office:value="0.99" calcext:value-type="float">
            <text:p>0.99</text:p>
          </table:table-cell>
          <table:table-cell office:value-type="float" office:value="15.86" calcext:value-type="float">
            <text:p>15.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73" calcext:value-type="float">
            <text:p>2.73</text:p>
          </table:table-cell>
          <table:table-cell office:value-type="float" office:value="0.91" calcext:value-type="float">
            <text:p>0.91</text:p>
          </table:table-cell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6" calcext:value-type="float">
            <text:p>3.26</text:p>
          </table:table-cell>
          <table:table-cell office:value-type="float" office:value="0.97" calcext:value-type="float">
            <text:p>0.97</text:p>
          </table:table-cell>
          <table:table-cell office:value-type="float" office:value="27.05" calcext:value-type="float">
            <text:p>27.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99" calcext:value-type="float">
            <text:p>2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5" calcext:value-type="float">
            <text:p>3.25</text:p>
          </table:table-cell>
          <table:table-cell office:value-type="float" office:value="0.97" calcext:value-type="float">
            <text:p>0.97</text:p>
          </table:table-cell>
          <table:table-cell office:value-type="float" office:value="21.69" calcext:value-type="float">
            <text:p>21.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office:value-type="float" office:value="0.93" calcext:value-type="float">
            <text:p>0.93</text:p>
          </table:table-cell>
          <table:table-cell office:value-type="float" office:value="2.56" calcext:value-type="float">
            <text:p>2.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1" calcext:value-type="float">
            <text:p>3.51</text:p>
          </table:table-cell>
          <table:table-cell office:value-type="float" office:value="0.9" calcext:value-type="float">
            <text:p>0.9</text:p>
          </table:table-cell>
          <table:table-cell office:value-type="float" office:value="18.26" calcext:value-type="float">
            <text:p>18.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72" calcext:value-type="float">
            <text:p>2.72</text:p>
          </table:table-cell>
          <table:table-cell office:value-type="float" office:value="0.96" calcext:value-type="float">
            <text:p>0.96</text:p>
          </table:table-cell>
          <table:table-cell office:value-type="float" office:value="0.77" calcext:value-type="float">
            <text:p>0.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1" calcext:value-type="float">
            <text:p>3.81</text:p>
          </table:table-cell>
          <table:table-cell office:value-type="float" office:value="0.89" calcext:value-type="float">
            <text:p>0.89</text:p>
          </table:table-cell>
          <table:table-cell office:value-type="float" office:value="26.73" calcext:value-type="float">
            <text:p>26.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office:value-type="float" office:value="0.98" calcext:value-type="float">
            <text:p>0.98</text:p>
          </table:table-cell>
          <table:table-cell office:value-type="float" office:value="1.55" calcext:value-type="float">
            <text:p>1.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3.62" calcext:value-type="float">
            <text:p>303.62</text:p>
          </table:table-cell>
          <table:table-cell office:value-type="float" office:value="0.9" calcext:value-type="float">
            <text:p>0.9</text:p>
          </table:table-cell>
          <table:table-cell office:value-type="float" office:value="16.87" calcext:value-type="float">
            <text:p>16.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62" calcext:value-type="float">
            <text:p>3.62</text:p>
          </table:table-cell>
          <table:table-cell office:value-type="float" office:value="0.98" calcext:value-type="float">
            <text:p>0.98</text:p>
          </table:table-cell>
          <table:table-cell office:value-type="float" office:value="1.38" calcext:value-type="float">
            <text:p>1.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0.91" calcext:value-type="float">
            <text:p>0.91</text:p>
          </table:table-cell>
          <table:table-cell office:value-type="float" office:value="36.15" calcext:value-type="float">
            <text:p>36.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6" calcext:value-type="float">
            <text:p>4.86</text:p>
          </table:table-cell>
          <table:table-cell office:value-type="float" office:value="0.98" calcext:value-type="float">
            <text:p>0.98</text:p>
          </table:table-cell>
          <table:table-cell office:value-type="float" office:value="3.62" calcext:value-type="float">
            <text:p>3.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1" calcext:value-type="float">
            <text:p>3.81</text:p>
          </table:table-cell>
          <table:table-cell office:value-type="float" office:value="0.89" calcext:value-type="float">
            <text:p>0.89</text:p>
          </table:table-cell>
          <table:table-cell office:value-type="float" office:value="19.52" calcext:value-type="float">
            <text:p>19.5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6.95" calcext:value-type="float">
            <text:p>506.95</text:p>
          </table:table-cell>
          <table:table-cell office:value-type="float" office:value="0.91" calcext:value-type="float">
            <text:p>0.91</text:p>
          </table:table-cell>
          <table:table-cell office:value-type="float" office:value="2.07" calcext:value-type="float">
            <text:p>2.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9" calcext:value-type="float">
            <text:p>2.99</text:p>
          </table:table-cell>
          <table:table-cell office:value-type="float" office:value="0.95" calcext:value-type="float">
            <text:p>0.95</text:p>
          </table:table-cell>
          <table:table-cell office:value-type="float" office:value="28.51" calcext:value-type="float">
            <text:p>28.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0.98" calcext:value-type="float">
            <text:p>0.98</text:p>
          </table:table-cell>
          <table:table-cell office:value-type="float" office:value="1.09" calcext:value-type="float">
            <text:p>1.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3" calcext:value-type="float">
            <text:p>3.63</text:p>
          </table:table-cell>
          <table:table-cell office:value-type="float" office:value="0.88" calcext:value-type="float">
            <text:p>0.88</text:p>
          </table:table-cell>
          <table:table-cell office:value-type="float" office:value="30.93" calcext:value-type="float">
            <text:p>30.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.13" calcext:value-type="float">
            <text:p>7.13</text:p>
          </table:table-cell>
          <table:table-cell office:value-type="float" office:value="0.93" calcext:value-type="float">
            <text:p>0.93</text:p>
          </table:table-cell>
          <table:table-cell office:value-type="float" office:value="6.76" calcext:value-type="float">
            <text:p>6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2" calcext:value-type="float">
            <text:p>3.12</text:p>
          </table:table-cell>
          <table:table-cell office:value-type="float" office:value="0.95" calcext:value-type="float">
            <text:p>0.95</text:p>
          </table:table-cell>
          <table:table-cell office:value-type="float" office:value="25.75" calcext:value-type="float">
            <text:p>25.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9" calcext:value-type="float">
            <text:p>9.9</text:p>
          </table:table-cell>
          <table:table-cell office:value-type="float" office:value="0.9" calcext:value-type="float">
            <text:p>0.9</text:p>
          </table:table-cell>
          <table:table-cell office:value-type="float" office:value="4.53" calcext:value-type="float">
            <text:p>4.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9" calcext:value-type="float">
            <text:p>2.89</text:p>
          </table:table-cell>
          <table:table-cell office:value-type="float" office:value="0.94" calcext:value-type="float">
            <text:p>0.94</text:p>
          </table:table-cell>
          <table:table-cell office:value-type="float" office:value="35.65" calcext:value-type="float">
            <text:p>35.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.77" calcext:value-type="float">
            <text:p>11.77</text:p>
          </table:table-cell>
          <table:table-cell office:value-type="float" office:value="0.94" calcext:value-type="float">
            <text:p>0.94</text:p>
          </table:table-cell>
          <table:table-cell office:value-type="float" office:value="1.93" calcext:value-type="float">
            <text:p>1.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7" calcext:value-type="float">
            <text:p>3.27</text:p>
          </table:table-cell>
          <table:table-cell office:value-type="float" office:value="0.94" calcext:value-type="float">
            <text:p>0.94</text:p>
          </table:table-cell>
          <table:table-cell office:value-type="float" office:value="23.35" calcext:value-type="float">
            <text:p>23.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10.17</text:p>
          </table:table-cell>
          <table:table-cell office:value-type="float" office:value="0.93" calcext:value-type="float">
            <text:p>0.93</text:p>
          </table:table-cell>
          <table:table-cell office:value-type="float" office:value="0.25" calcext:value-type="float">
            <text:p>0.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8" calcext:value-type="float">
            <text:p>2.98</text:p>
          </table:table-cell>
          <table:table-cell office:value-type="float" office:value="0.89" calcext:value-type="float">
            <text:p>0.89</text:p>
          </table:table-cell>
          <table:table-cell office:value-type="float" office:value="37.47" calcext:value-type="float">
            <text:p>37.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88" calcext:value-type="float">
            <text:p>7.88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1" calcext:value-type="float">
            <text:p>2.81</text:p>
          </table:table-cell>
          <table:table-cell office:value-type="float" office:value="0.92" calcext:value-type="float">
            <text:p>0.92</text:p>
          </table:table-cell>
          <table:table-cell office:value-type="float" office:value="29.64" calcext:value-type="float">
            <text:p>29.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.8</text:p>
          </table:table-cell>
          <table:table-cell office:value-type="float" office:value="0.94" calcext:value-type="float">
            <text:p>0.94</text:p>
          </table:table-cell>
          <table:table-cell office:value-type="float" office:value="1.25" calcext:value-type="float">
            <text:p>1.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office:value-type="float" office:value="0.96" calcext:value-type="float">
            <text:p>0.96</text:p>
          </table:table-cell>
          <table:table-cell office:value-type="float" office:value="23.29" calcext:value-type="float">
            <text:p>23.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04" calcext:value-type="float">
            <text:p>7.04</text:p>
          </table:table-cell>
          <table:table-cell office:value-type="float" office:value="0.94" calcext:value-type="float">
            <text:p>0.94</text:p>
          </table:table-cell>
          <table:table-cell office:value-type="float" office:value="2.34" calcext:value-type="float">
            <text:p>2.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3" calcext:value-type="float">
            <text:p>3.03</text:p>
          </table:table-cell>
          <table:table-cell office:value-type="float" office:value="0.97" calcext:value-type="float">
            <text:p>0.97</text:p>
          </table:table-cell>
          <table:table-cell office:value-type="float" office:value="33.97" calcext:value-type="float">
            <text:p>33.9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79" calcext:value-type="float">
            <text:p>6.79</text:p>
          </table:table-cell>
          <table:table-cell office:value-type="float" office:value="0.91" calcext:value-type="float">
            <text:p>0.91</text:p>
          </table:table-cell>
          <table:table-cell office:value-type="float" office:value="1.11" calcext:value-type="float">
            <text:p>1.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2" calcext:value-type="float">
            <text:p>2.82</text:p>
          </table:table-cell>
          <table:table-cell office:value-type="float" office:value="0.89" calcext:value-type="float">
            <text:p>0.89</text:p>
          </table:table-cell>
          <table:table-cell office:value-type="float" office:value="28.66" calcext:value-type="float">
            <text:p>28.6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95" calcext:value-type="float">
            <text:p>6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8" calcext:value-type="float">
            <text:p>2.88</text:p>
          </table:table-cell>
          <table:table-cell office:value-type="float" office:value="0.95" calcext:value-type="float">
            <text:p>0.95</text:p>
          </table:table-cell>
          <table:table-cell office:value-type="float" office:value="35.16" calcext:value-type="float">
            <text:p>35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58" calcext:value-type="float">
            <text:p>6.58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2" calcext:value-type="float">
            <text:p>2.82</text:p>
          </table:table-cell>
          <table:table-cell office:value-type="float" office:value="0.98" calcext:value-type="float">
            <text:p>0.98</text:p>
          </table:table-cell>
          <table:table-cell office:value-type="float" office:value="30.29" calcext:value-type="float">
            <text:p>30.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6.79" calcext:value-type="float">
            <text:p>336.79</text:p>
          </table:table-cell>
          <table:table-cell office:value-type="float" office:value="0.91" calcext:value-type="float">
            <text:p>0.91</text:p>
          </table:table-cell>
          <table:table-cell office:value-type="float" office:value="3.42" calcext:value-type="float">
            <text:p>3.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5" calcext:value-type="float">
            <text:p>3.05</text:p>
          </table:table-cell>
          <table:table-cell office:value-type="float" office:value="0.93" calcext:value-type="float">
            <text:p>0.93</text:p>
          </table:table-cell>
          <table:table-cell office:value-type="float" office:value="23.48" calcext:value-type="float">
            <text:p>23.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.73" calcext:value-type="float">
            <text:p>6.73</text:p>
          </table:table-cell>
          <table:table-cell office:value-type="float" office:value="0.97" calcext:value-type="float">
            <text:p>0.97</text:p>
          </table:table-cell>
          <table:table-cell office:value-type="float" office:value="8.3" calcext:value-type="float">
            <text:p>8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1" calcext:value-type="float">
            <text:p>3.31</text:p>
          </table:table-cell>
          <table:table-cell office:value-type="float" office:value="0.96" calcext:value-type="float">
            <text:p>0.96</text:p>
          </table:table-cell>
          <table:table-cell office:value-type="float" office:value="31.73" calcext:value-type="float">
            <text:p>31.7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0.93" calcext:value-type="float">
            <text:p>0.93</text:p>
          </table:table-cell>
          <table:table-cell office:value-type="float" office:value="7.68" calcext:value-type="float">
            <text:p>7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8" calcext:value-type="float">
            <text:p>3.08</text:p>
          </table:table-cell>
          <table:table-cell office:value-type="float" office:value="0.98" calcext:value-type="float">
            <text:p>0.98</text:p>
          </table:table-cell>
          <table:table-cell office:value-type="float" office:value="28.67" calcext:value-type="float">
            <text:p>28.6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64" calcext:value-type="float">
            <text:p>6.64</text:p>
          </table:table-cell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1" calcext:value-type="float">
            <text:p>2.91</text:p>
          </table:table-cell>
          <table:table-cell office:value-type="float" office:value="0.92" calcext:value-type="float">
            <text:p>0.92</text:p>
          </table:table-cell>
          <table:table-cell office:value-type="float" office:value="31.15" calcext:value-type="float">
            <text:p>31.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23" calcext:value-type="float">
            <text:p>7.23</text:p>
          </table:table-cell>
          <table:table-cell office:value-type="float" office:value="0.99" calcext:value-type="float">
            <text:p>0.99</text:p>
          </table:table-cell>
          <table:table-cell office:value-type="float" office:value="6.25" calcext:value-type="float">
            <text:p>6.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6" calcext:value-type="float">
            <text:p>2.86</text:p>
          </table:table-cell>
          <table:table-cell office:value-type="float" office:value="0.99" calcext:value-type="float">
            <text:p>0.99</text:p>
          </table:table-cell>
          <table:table-cell office:value-type="float" office:value="18.78" calcext:value-type="float">
            <text:p>18.7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.73" calcext:value-type="float">
            <text:p>6.73</text:p>
          </table:table-cell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9" calcext:value-type="float">
            <text:p>3.09</text:p>
          </table:table-cell>
          <table:table-cell office:value-type="float" office:value="0.95" calcext:value-type="float">
            <text:p>0.95</text:p>
          </table:table-cell>
          <table:table-cell office:value-type="float" office:value="21.9" calcext:value-type="float">
            <text:p>21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.74" calcext:value-type="float">
            <text:p>6.74</text:p>
          </table:table-cell>
          <table:table-cell office:value-type="float" office:value="0.99" calcext:value-type="float">
            <text:p>0.99</text:p>
          </table:table-cell>
          <table:table-cell office:value-type="float" office:value="4.72" calcext:value-type="float">
            <text:p>4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5" calcext:value-type="float">
            <text:p>3.15</text:p>
          </table:table-cell>
          <table:table-cell office:value-type="float" office:value="0.91" calcext:value-type="float">
            <text:p>0.91</text:p>
          </table:table-cell>
          <table:table-cell office:value-type="float" office:value="29.62" calcext:value-type="float">
            <text:p>29.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67" calcext:value-type="float">
            <text:p>6.67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4" calcext:value-type="float">
            <text:p>2.94</text:p>
          </table:table-cell>
          <table:table-cell office:value-type="float" office:value="0.92" calcext:value-type="float">
            <text:p>0.92</text:p>
          </table:table-cell>
          <table:table-cell office:value-type="float" office:value="24.44" calcext:value-type="float">
            <text:p>24.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.23" calcext:value-type="float">
            <text:p>10.23</text:p>
          </table:table-cell>
          <table:table-cell office:value-type="float" office:value="0.92" calcext:value-type="float">
            <text:p>0.92</text:p>
          </table:table-cell>
          <table:table-cell office:value-type="float" office:value="7.24" calcext:value-type="float">
            <text:p>7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3" calcext:value-type="float">
            <text:p>2.93</text:p>
          </table:table-cell>
          <table:table-cell office:value-type="float" office:value="0.89" calcext:value-type="float">
            <text:p>0.89</text:p>
          </table:table-cell>
          <table:table-cell office:value-type="float" office:value="12.7" calcext:value-type="float">
            <text:p>12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09" calcext:value-type="float">
            <text:p>7.09</text:p>
          </table:table-cell>
          <table:table-cell office:value-type="float" office:value="0.93" calcext:value-type="float">
            <text:p>0.93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9" calcext:value-type="float">
            <text:p>2.99</text:p>
          </table:table-cell>
          <table:table-cell office:value-type="float" office:value="0.98" calcext:value-type="float">
            <text:p>0.98</text:p>
          </table:table-cell>
          <table:table-cell office:value-type="float" office:value="35.01" calcext:value-type="float">
            <text:p>35.0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8.34" calcext:value-type="float">
            <text:p>308.34</text:p>
          </table:table-cell>
          <table:table-cell office:value-type="float" office:value="0.94" calcext:value-type="float">
            <text:p>0.94</text:p>
          </table:table-cell>
          <table:table-cell office:value-type="float" office:value="2.99" calcext:value-type="float">
            <text:p>2.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1" calcext:value-type="float">
            <text:p>2.81</text:p>
          </table:table-cell>
          <table:table-cell office:value-type="float" office:value="0.93" calcext:value-type="float">
            <text:p>0.93</text:p>
          </table:table-cell>
          <table:table-cell office:value-type="float" office:value="20.08" calcext:value-type="float">
            <text:p>20.0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.67" calcext:value-type="float">
            <text:p>7.67</text:p>
          </table:table-cell>
          <table:table-cell office:value-type="float" office:value="0.9" calcext:value-type="float">
            <text:p>0.9</text:p>
          </table:table-cell>
          <table:table-cell office:value-type="float" office:value="1.28" calcext:value-type="float">
            <text:p>1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2" calcext:value-type="float">
            <text:p>3.22</text:p>
          </table:table-cell>
          <table:table-cell office:value-type="float" office:value="0.89" calcext:value-type="float">
            <text:p>0.89</text:p>
          </table:table-cell>
          <table:table-cell office:value-type="float" office:value="20.44" calcext:value-type="float">
            <text:p>20.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.83" calcext:value-type="float">
            <text:p>6.83</text:p>
          </table:table-cell>
          <table:table-cell office:value-type="float" office:value="0.98" calcext:value-type="float">
            <text:p>0.98</text:p>
          </table:table-cell>
          <table:table-cell office:value-type="float" office:value="2.19" calcext:value-type="float">
            <text:p>2.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SA Quintic function con operadores normales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SA Quintic function con operadores trampos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9" calcext:value-type="float">
            <text:p>11.49</text:p>
          </table:table-cell>
          <table:table-cell office:value-type="float" office:value="0.95" calcext:value-type="float">
            <text:p>0.95</text:p>
          </table:table-cell>
          <table:table-cell office:value-type="float" office:value="13.59" calcext:value-type="float">
            <text:p>13.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66" calcext:value-type="float">
            <text:p>11.66</text:p>
          </table:table-cell>
          <table:table-cell office:value-type="float" office:value="0.92" calcext:value-type="float">
            <text:p>0.92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7.24" calcext:value-type="float">
            <text:p>317.24</text:p>
          </table:table-cell>
          <table:table-cell office:value-type="float" office:value="0.97" calcext:value-type="float">
            <text:p>0.97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72" calcext:value-type="float">
            <text:p>11.72</text:p>
          </table:table-cell>
          <table:table-cell office:value-type="float" office:value="0.98" calcext:value-type="float">
            <text:p>0.98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15" calcext:value-type="float">
            <text:p>15.15</text:p>
          </table:table-cell>
          <table:table-cell office:value-type="float" office:value="0.88" calcext:value-type="float">
            <text:p>0.88</text:p>
          </table:table-cell>
          <table:table-cell office:value-type="float" office:value="15.41" calcext:value-type="float">
            <text:p>15.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97" calcext:value-type="float">
            <text:p>11.97</text:p>
          </table:table-cell>
          <table:table-cell office:value-type="float" office:value="0.91" calcext:value-type="float">
            <text:p>0.91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68" calcext:value-type="float">
            <text:p>14.68</text:p>
          </table:table-cell>
          <table:table-cell office:value-type="float" office:value="0.95" calcext:value-type="float">
            <text:p>0.95</text:p>
          </table:table-cell>
          <table:table-cell office:value-type="float" office:value="12.23" calcext:value-type="float">
            <text:p>12.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41" calcext:value-type="float">
            <text:p>10.41</text:p>
          </table:table-cell>
          <table:table-cell office:value-type="float" office:value="0.96" calcext:value-type="float">
            <text:p>0.96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3" calcext:value-type="float">
            <text:p>14.93</text:p>
          </table:table-cell>
          <table:table-cell office:value-type="float" office:value="0.88" calcext:value-type="float">
            <text:p>0.88</text:p>
          </table:table-cell>
          <table:table-cell office:value-type="float" office:value="17.33" calcext:value-type="float">
            <text:p>17.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.99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7" calcext:value-type="float">
            <text:p>14.1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55" calcext:value-type="float">
            <text:p>4.55</text:p>
          </table:table-cell>
          <table:table-cell office:value-type="float" office:value="0.9" calcext:value-type="float">
            <text:p>0.9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39" calcext:value-type="float">
            <text:p>13.39</text:p>
          </table:table-cell>
          <table:table-cell office:value-type="float" office:value="0.96" calcext:value-type="float">
            <text:p>0.96</text:p>
          </table:table-cell>
          <table:table-cell office:value-type="float" office:value="9.37" calcext:value-type="float">
            <text:p>9.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0.94" calcext:value-type="float">
            <text:p>0.94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6" calcext:value-type="float">
            <text:p>13.06</text:p>
          </table:table-cell>
          <table:table-cell office:value-type="float" office:value="0.94" calcext:value-type="float">
            <text:p>0.94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5" calcext:value-type="float">
            <text:p>4.45</text:p>
          </table:table-cell>
          <table:table-cell office:value-type="float" office:value="0.98" calcext:value-type="float">
            <text:p>0.98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2.56" calcext:value-type="float">
            <text:p>522.56</text:p>
          </table:table-cell>
          <table:table-cell office:value-type="float" office:value="0.98" calcext:value-type="float">
            <text:p>0.98</text:p>
          </table:table-cell>
          <table:table-cell office:value-type="float" office:value="11.78" calcext:value-type="float">
            <text:p>11.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52" calcext:value-type="float">
            <text:p>4.52</text:p>
          </table:table-cell>
          <table:table-cell office:value-type="float" office:value="0.93" calcext:value-type="float">
            <text:p>0.93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01" calcext:value-type="float">
            <text:p>22.01</text:p>
          </table:table-cell>
          <table:table-cell office:value-type="float" office:value="0.96" calcext:value-type="float">
            <text:p>0.96</text:p>
          </table:table-cell>
          <table:table-cell office:value-type="float" office:value="7.24" calcext:value-type="float">
            <text:p>7.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49" calcext:value-type="float">
            <text:p>4.49</text:p>
          </table:table-cell>
          <table:table-cell office:value-type="float" office:value="0.89" calcext:value-type="float">
            <text:p>0.89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96" calcext:value-type="float">
            <text:p>21.96</text:p>
          </table:table-cell>
          <table:table-cell office:value-type="float" office:value="0.94" calcext:value-type="float">
            <text:p>0.94</text:p>
          </table:table-cell>
          <table:table-cell office:value-type="float" office:value="18.15" calcext:value-type="float">
            <text:p>18.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5.84" calcext:value-type="float">
            <text:p>505.84</text:p>
          </table:table-cell>
          <table:table-cell office:value-type="float" office:value="0.89" calcext:value-type="float">
            <text:p>0.89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19" calcext:value-type="float">
            <text:p>24.19</text:p>
          </table:table-cell>
          <table:table-cell office:value-type="float" office:value="0.91" calcext:value-type="float">
            <text:p>0.91</text:p>
          </table:table-cell>
          <table:table-cell office:value-type="float" office:value="12.23" calcext:value-type="float">
            <text:p>12.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.17" calcext:value-type="float">
            <text:p>13.17</text:p>
          </table:table-cell>
          <table:table-cell office:value-type="float" office:value="0.9" calcext:value-type="float">
            <text:p>0.9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0.83" calcext:value-type="float">
            <text:p>330.83</text:p>
          </table:table-cell>
          <table:table-cell office:value-type="float" office:value="0.93" calcext:value-type="float">
            <text:p>0.93</text:p>
          </table:table-cell>
          <table:table-cell office:value-type="float" office:value="9.92" calcext:value-type="float">
            <text:p>9.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.39" calcext:value-type="float">
            <text:p>9.39</text:p>
          </table:table-cell>
          <table:table-cell office:value-type="float" office:value="0.99" calcext:value-type="float">
            <text:p>0.99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08" calcext:value-type="float">
            <text:p>34.08</text:p>
          </table:table-cell>
          <table:table-cell office:value-type="float" office:value="0.97" calcext:value-type="float">
            <text:p>0.97</text:p>
          </table:table-cell>
          <table:table-cell office:value-type="float" office:value="12.89" calcext:value-type="float">
            <text:p>12.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54" calcext:value-type="float">
            <text:p>12.54</text:p>
          </table:table-cell>
          <table:table-cell office:value-type="float" office:value="0.9" calcext:value-type="float">
            <text:p>0.9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.21" calcext:value-type="float">
            <text:p>41.21</text:p>
          </table:table-cell>
          <table:table-cell office:value-type="float" office:value="0.96" calcext:value-type="float">
            <text:p>0.96</text:p>
          </table:table-cell>
          <table:table-cell office:value-type="float" office:value="12.58" calcext:value-type="float">
            <text:p>12.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.24" calcext:value-type="float">
            <text:p>12.24</text:p>
          </table:table-cell>
          <table:table-cell office:value-type="float" office:value="0.89" calcext:value-type="float">
            <text:p>0.89</text:p>
          </table:table-cell>
          <table:table-cell office:value-type="float" office:value="17.78" calcext:value-type="float">
            <text:p>17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2.25" calcext:value-type="float">
            <text:p>332.25</text:p>
          </table:table-cell>
          <table:table-cell office:value-type="float" office:value="0.91" calcext:value-type="float">
            <text:p>0.91</text:p>
          </table:table-cell>
          <table:table-cell office:value-type="float" office:value="23.95" calcext:value-type="float">
            <text:p>23.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.03" calcext:value-type="float">
            <text:p>12.03</text:p>
          </table:table-cell>
          <table:table-cell office:value-type="float" office:value="0.93" calcext:value-type="float">
            <text:p>0.93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.68" calcext:value-type="float">
            <text:p>31.68</text:p>
          </table:table-cell>
          <table:table-cell office:value-type="float" office:value="0.95" calcext:value-type="float">
            <text:p>0.95</text:p>
          </table:table-cell>
          <table:table-cell office:value-type="float" office:value="7.43" calcext:value-type="float">
            <text:p>7.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.79" calcext:value-type="float">
            <text:p>11.79</text:p>
          </table:table-cell>
          <table:table-cell office:value-type="float" office:value="0.91" calcext:value-type="float">
            <text:p>0.91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.62" calcext:value-type="float">
            <text:p>32.62</text:p>
          </table:table-cell>
          <table:table-cell office:value-type="float" office:value="0.89" calcext:value-type="float">
            <text:p>0.89</text:p>
          </table:table-cell>
          <table:table-cell office:value-type="float" office:value="12.14" calcext:value-type="float">
            <text:p>12.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.25" calcext:value-type="float">
            <text:p>8.25</text:p>
          </table:table-cell>
          <table:table-cell office:value-type="float" office:value="0.98" calcext:value-type="float">
            <text:p>0.98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3.47" calcext:value-type="float">
            <text:p>533.47</text:p>
          </table:table-cell>
          <table:table-cell office:value-type="float" office:value="0.93" calcext:value-type="float">
            <text:p>0.93</text:p>
          </table:table-cell>
          <table:table-cell office:value-type="float" office:value="11.28" calcext:value-type="float">
            <text:p>11.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36" calcext:value-type="float">
            <text:p>5.36</text:p>
          </table:table-cell>
          <table:table-cell office:value-type="float" office:value="0.95" calcext:value-type="float">
            <text:p>0.95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61" calcext:value-type="float">
            <text:p>30.61</text:p>
          </table:table-cell>
          <table:table-cell office:value-type="float" office:value="0.88" calcext:value-type="float">
            <text:p>0.88</text:p>
          </table:table-cell>
          <table:table-cell office:value-type="float" office:value="13.26" calcext:value-type="float">
            <text:p>13.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49" calcext:value-type="float">
            <text:p>4.49</text:p>
          </table:table-cell>
          <table:table-cell office:value-type="float" office:value="0.95" calcext:value-type="float">
            <text:p>0.95</text:p>
          </table:table-cell>
          <table:table-cell office:value-type="float" office:value="17.79" calcext:value-type="float">
            <text:p>17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28" calcext:value-type="float">
            <text:p>31.28</text:p>
          </table:table-cell>
          <table:table-cell office:value-type="float" office:value="0.95" calcext:value-type="float">
            <text:p>0.95</text:p>
          </table:table-cell>
          <table:table-cell office:value-type="float" office:value="17.53" calcext:value-type="float">
            <text:p>17.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95" calcext:value-type="float">
            <text:p>0.95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.63" calcext:value-type="float">
            <text:p>338.63</text:p>
          </table:table-cell>
          <table:table-cell office:value-type="float" office:value="0.98" calcext:value-type="float">
            <text:p>0.98</text:p>
          </table:table-cell>
          <table:table-cell office:value-type="float" office:value="12.93" calcext:value-type="float">
            <text:p>12.9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9" calcext:value-type="float">
            <text:p>4.59</text:p>
          </table:table-cell>
          <table:table-cell office:value-type="float" office:value="0.98" calcext:value-type="float">
            <text:p>0.98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.02" calcext:value-type="float">
            <text:p>34.02</text:p>
          </table:table-cell>
          <table:table-cell office:value-type="float" office:value="0.94" calcext:value-type="float">
            <text:p>0.94</text:p>
          </table:table-cell>
          <table:table-cell office:value-type="float" office:value="10.13" calcext:value-type="float">
            <text:p>10.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0.1" calcext:value-type="float">
            <text:p>380.1</text:p>
          </table:table-cell>
          <table:table-cell office:value-type="float" office:value="0.98" calcext:value-type="float">
            <text:p>0.98</text:p>
          </table:table-cell>
          <table:table-cell office:value-type="float" office:value="17.77" calcext:value-type="float">
            <text:p>17.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3" calcext:value-type="float">
            <text:p>33.3</text:p>
          </table:table-cell>
          <table:table-cell office:value-type="float" office:value="0.96" calcext:value-type="float">
            <text:p>0.96</text:p>
          </table:table-cell>
          <table:table-cell office:value-type="float" office:value="14.03" calcext:value-type="float">
            <text:p>14.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76" calcext:value-type="float">
            <text:p>4.76</text:p>
          </table:table-cell>
          <table:table-cell office:value-type="float" office:value="0.98" calcext:value-type="float">
            <text:p>0.98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5.1" calcext:value-type="float">
            <text:p>425.1</text:p>
          </table:table-cell>
          <table:table-cell office:value-type="float" office:value="0.98" calcext:value-type="float">
            <text:p>0.98</text:p>
          </table:table-cell>
          <table:table-cell office:value-type="float" office:value="16.26" calcext:value-type="float">
            <text:p>16.2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61" calcext:value-type="float">
            <text:p>4.61</text:p>
          </table:table-cell>
          <table:table-cell office:value-type="float" office:value="0.99" calcext:value-type="float">
            <text:p>0.99</text:p>
          </table:table-cell>
          <table:table-cell office:value-type="float" office:value="17.8" calcext:value-type="float">
            <text:p>1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25" calcext:value-type="float">
            <text:p>16.25</text:p>
          </table:table-cell>
          <table:table-cell office:value-type="float" office:value="0.94" calcext:value-type="float">
            <text:p>0.94</text:p>
          </table:table-cell>
          <table:table-cell office:value-type="float" office:value="13.61" calcext:value-type="float">
            <text:p>13.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93" calcext:value-type="float">
            <text:p>4.93</text:p>
          </table:table-cell>
          <table:table-cell office:value-type="float" office:value="0.92" calcext:value-type="float">
            <text:p>0.92</text:p>
          </table:table-cell>
          <table:table-cell office:value-type="float" office:value="17.8" calcext:value-type="float">
            <text:p>1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99" calcext:value-type="float">
            <text:p>15.99</text:p>
          </table:table-cell>
          <table:table-cell office:value-type="float" office:value="0.93" calcext:value-type="float">
            <text:p>0.93</text:p>
          </table:table-cell>
          <table:table-cell office:value-type="float" office:value="15.28" calcext:value-type="float">
            <text:p>15.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2" calcext:value-type="float">
            <text:p>4.72</text:p>
          </table:table-cell>
          <table:table-cell office:value-type="float" office:value="0.89" calcext:value-type="float">
            <text:p>0.89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73" calcext:value-type="float">
            <text:p>24.73</text:p>
          </table:table-cell>
          <table:table-cell office:value-type="float" office:value="0.92" calcext:value-type="float">
            <text:p>0.92</text:p>
          </table:table-cell>
          <table:table-cell office:value-type="float" office:value="13.06" calcext:value-type="float">
            <text:p>13.0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1.66" calcext:value-type="float">
            <text:p>411.66</text:p>
          </table:table-cell>
          <table:table-cell office:value-type="float" office:value="0.94" calcext:value-type="float">
            <text:p>0.94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66" calcext:value-type="float">
            <text:p>21.66</text:p>
          </table:table-cell>
          <table:table-cell office:value-type="float" office:value="0.95" calcext:value-type="float">
            <text:p>0.95</text:p>
          </table:table-cell>
          <table:table-cell office:value-type="float" office:value="18.26" calcext:value-type="float">
            <text:p>18.2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.72" calcext:value-type="float">
            <text:p>15.72</text:p>
          </table:table-cell>
          <table:table-cell office:value-type="float" office:value="0.98" calcext:value-type="float">
            <text:p>0.98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1.2" calcext:value-type="float">
            <text:p>431.2</text:p>
          </table:table-cell>
          <table:table-cell office:value-type="float" office:value="0.92" calcext:value-type="float">
            <text:p>0.92</text:p>
          </table:table-cell>
          <table:table-cell office:value-type="float" office:value="17.24" calcext:value-type="float">
            <text:p>17.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.68" calcext:value-type="float">
            <text:p>20.68</text:p>
          </table:table-cell>
          <table:table-cell office:value-type="float" office:value="0.88" calcext:value-type="float">
            <text:p>0.88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08" calcext:value-type="float">
            <text:p>37.08</text:p>
          </table:table-cell>
          <table:table-cell office:value-type="float" office:value="0.88" calcext:value-type="float">
            <text:p>0.88</text:p>
          </table:table-cell>
          <table:table-cell office:value-type="float" office:value="12.32" calcext:value-type="float">
            <text:p>12.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.92" calcext:value-type="float">
            <text:p>20.92</text:p>
          </table:table-cell>
          <table:table-cell office:value-type="float" office:value="0.9" calcext:value-type="float">
            <text:p>0.9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.58" calcext:value-type="float">
            <text:p>30.58</text:p>
          </table:table-cell>
          <table:table-cell office:value-type="float" office:value="0.88" calcext:value-type="float">
            <text:p>0.88</text:p>
          </table:table-cell>
          <table:table-cell office:value-type="float" office:value="11.49" calcext:value-type="float">
            <text:p>11.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.09" calcext:value-type="float">
            <text:p>18.09</text:p>
          </table:table-cell>
          <table:table-cell office:value-type="float" office:value="0.93" calcext:value-type="float">
            <text:p>0.93</text:p>
          </table:table-cell>
          <table:table-cell office:value-type="float" office:value="17.79" calcext:value-type="float">
            <text:p>17.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.2" calcext:value-type="float">
            <text:p>417.2</text:p>
          </table:table-cell>
          <table:table-cell office:value-type="float" office:value="0.89" calcext:value-type="float">
            <text:p>0.89</text:p>
          </table:table-cell>
          <table:table-cell office:value-type="float" office:value="12.71" calcext:value-type="float">
            <text:p>12.7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.17" calcext:value-type="float">
            <text:p>7.17</text:p>
          </table:table-cell>
          <table:table-cell office:value-type="float" office:value="0.88" calcext:value-type="float">
            <text:p>0.88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03" calcext:value-type="float">
            <text:p>14.03</text:p>
          </table:table-cell>
          <table:table-cell office:value-type="float" office:value="0.93" calcext:value-type="float">
            <text:p>0.93</text:p>
          </table:table-cell>
          <table:table-cell office:value-type="float" office:value="10.1" calcext:value-type="float">
            <text:p>1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11" calcext:value-type="float">
            <text:p>5.11</text:p>
          </table:table-cell>
          <table:table-cell office:value-type="float" office:value="0.98" calcext:value-type="float">
            <text:p>0.98</text:p>
          </table:table-cell>
          <table:table-cell office:value-type="float" office:value="17.8" calcext:value-type="float">
            <text:p>1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21" calcext:value-type="float">
            <text:p>13.21</text:p>
          </table:table-cell>
          <table:table-cell office:value-type="float" office:value="0.95" calcext:value-type="float">
            <text:p>0.95</text:p>
          </table:table-cell>
          <table:table-cell office:value-type="float" office:value="13.74" calcext:value-type="float">
            <text:p>13.7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11.32" calcext:value-type="float">
            <text:p>411.32</text:p>
          </table:table-cell>
          <table:table-cell office:value-type="float" office:value="0.97" calcext:value-type="float">
            <text:p>0.97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66" calcext:value-type="float">
            <text:p>12.66</text:p>
          </table:table-cell>
          <table:table-cell office:value-type="float" office:value="0.93" calcext:value-type="float">
            <text:p>0.93</text:p>
          </table:table-cell>
          <table:table-cell office:value-type="float" office:value="15.38" calcext:value-type="float">
            <text:p>15.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.95" calcext:value-type="float">
            <text:p>11.95</text:p>
          </table:table-cell>
          <table:table-cell office:value-type="float" office:value="0.97" calcext:value-type="float">
            <text:p>0.97</text:p>
          </table:table-cell>
          <table:table-cell office:value-type="float" office:value="17.77" calcext:value-type="float">
            <text:p>17.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46" calcext:value-type="float">
            <text:p>13.46</text:p>
          </table:table-cell>
          <table:table-cell office:value-type="float" office:value="0.9" calcext:value-type="float">
            <text:p>0.9</text:p>
          </table:table-cell>
          <table:table-cell office:value-type="float" office:value="9.52" calcext:value-type="float">
            <text:p>9.5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.03" calcext:value-type="float">
            <text:p>12.03</text:p>
          </table:table-cell>
          <table:table-cell office:value-type="float" office:value="0.94" calcext:value-type="float">
            <text:p>0.94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65" calcext:value-type="float">
            <text:p>12.65</text:p>
          </table:table-cell>
          <table:table-cell office:value-type="float" office:value="0.95" calcext:value-type="float">
            <text:p>0.95</text:p>
          </table:table-cell>
          <table:table-cell office:value-type="float" office:value="10.35" calcext:value-type="float">
            <text:p>10.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.26" calcext:value-type="float">
            <text:p>12.26</text:p>
          </table:table-cell>
          <table:table-cell office:value-type="float" office:value="0.91" calcext:value-type="float">
            <text:p>0.91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8" calcext:value-type="float">
            <text:p>12.58</text:p>
          </table:table-cell>
          <table:table-cell office:value-type="float" office:value="0.89" calcext:value-type="float">
            <text:p>0.89</text:p>
          </table:table-cell>
          <table:table-cell office:value-type="float" office:value="15.3" calcext:value-type="float">
            <text:p>15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.26" calcext:value-type="float">
            <text:p>15.26</text:p>
          </table:table-cell>
          <table:table-cell office:value-type="float" office:value="0.91" calcext:value-type="float">
            <text:p>0.91</text:p>
          </table:table-cell>
          <table:table-cell office:value-type="float" office:value="17.78" calcext:value-type="float">
            <text:p>17.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6.89" calcext:value-type="float">
            <text:p>416.89</text:p>
          </table:table-cell>
          <table:table-cell office:value-type="float" office:value="0.91" calcext:value-type="float">
            <text:p>0.91</text:p>
          </table:table-cell>
          <table:table-cell office:value-type="float" office:value="11.07" calcext:value-type="float">
            <text:p>11.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.2" calcext:value-type="float">
            <text:p>15.2</text:p>
          </table:table-cell>
          <table:table-cell office:value-type="float" office:value="0.92" calcext:value-type="float">
            <text:p>0.92</text:p>
          </table:table-cell>
          <table:table-cell office:value-type="float" office:value="17.76" calcext:value-type="float">
            <text:p>17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SA Schwefel function con operadores normales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SA Schwefel function con operadores trampos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0.96" calcext:value-type="float">
            <text:p>0.96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6" calcext:value-type="float">
            <text:p>3.66</text:p>
          </table:table-cell>
          <table:table-cell office:value-type="float" office:value="0.91" calcext:value-type="float">
            <text:p>0.91</text:p>
          </table:table-cell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0.91" calcext:value-type="float">
            <text:p>0.91</text:p>
          </table:table-cell>
          <table:table-cell office:value-type="float" office:value="7.84" calcext:value-type="float">
            <text:p>7.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7" calcext:value-type="float">
            <text:p>3.77</text:p>
          </table:table-cell>
          <table:table-cell office:value-type="float" office:value="0.96" calcext:value-type="float">
            <text:p>0.96</text:p>
          </table:table-cell>
          <table:table-cell office:value-type="float" office:value="5.36" calcext:value-type="float">
            <text:p>5.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38" calcext:value-type="float">
            <text:p>21.38</text:p>
          </table:table-cell>
          <table:table-cell office:value-type="float" office:value="0.96" calcext:value-type="float">
            <text:p>0.96</text:p>
          </table:table-cell>
          <table:table-cell office:value-type="float" office:value="7.19" calcext:value-type="float">
            <text:p>7.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3" calcext:value-type="float">
            <text:p>2.13</text:p>
          </table:table-cell>
          <table:table-cell office:value-type="float" office:value="0.92" calcext:value-type="float">
            <text:p>0.92</text:p>
          </table:table-cell>
          <table:table-cell office:value-type="float" office:value="0.39" calcext:value-type="float">
            <text:p>0.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79" calcext:value-type="float">
            <text:p>13.79</text:p>
          </table:table-cell>
          <table:table-cell office:value-type="float" office:value="0.88" calcext:value-type="float">
            <text:p>0.88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0.92" calcext:value-type="float">
            <text:p>0.92</text:p>
          </table:table-cell>
          <table:table-cell office:value-type="float" office:value="6.56" calcext:value-type="float">
            <text:p>6.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33" calcext:value-type="float">
            <text:p>8.33</text:p>
          </table:table-cell>
          <table:table-cell office:value-type="float" office:value="0.96" calcext:value-type="float">
            <text:p>0.96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.91" calcext:value-type="float">
            <text:p>311.91</text:p>
          </table:table-cell>
          <table:table-cell office:value-type="float" office:value="0.97" calcext:value-type="float">
            <text:p>0.97</text:p>
          </table:table-cell>
          <table:table-cell office:value-type="float" office:value="5.81" calcext:value-type="float">
            <text:p>5.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7" calcext:value-type="float">
            <text:p>1.77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32" calcext:value-type="float">
            <text:p>9.32</text:p>
          </table:table-cell>
          <table:table-cell office:value-type="float" office:value="0.95" calcext:value-type="float">
            <text:p>0.95</text:p>
          </table:table-cell>
          <table:table-cell office:value-type="float" office:value="4.56" calcext:value-type="float">
            <text:p>4.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4" calcext:value-type="float">
            <text:p>1.54</text:p>
          </table:table-cell>
          <table:table-cell office:value-type="float" office:value="0.93" calcext:value-type="float">
            <text:p>0.93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2" calcext:value-type="float">
            <text:p>8.92</text:p>
          </table:table-cell>
          <table:table-cell office:value-type="float" office:value="0.92" calcext:value-type="float">
            <text:p>0.92</text:p>
          </table:table-cell>
          <table:table-cell office:value-type="float" office:value="5.87" calcext:value-type="float">
            <text:p>5.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78" calcext:value-type="float">
            <text:p>1.78</text:p>
          </table:table-cell>
          <table:table-cell office:value-type="float" office:value="0.91" calcext:value-type="float">
            <text:p>0.91</text:p>
          </table:table-cell>
          <table:table-cell office:value-type="float" office:value="3.14" calcext:value-type="float">
            <text:p>3.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69" calcext:value-type="float">
            <text:p>7.69</text:p>
          </table:table-cell>
          <table:table-cell office:value-type="float" office:value="0.94" calcext:value-type="float">
            <text:p>0.94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45" calcext:value-type="float">
            <text:p>2.45</text:p>
          </table:table-cell>
          <table:table-cell office:value-type="float" office:value="0.97" calcext:value-type="float">
            <text:p>0.97</text:p>
          </table:table-cell>
          <table:table-cell office:value-type="float" office:value="6.59" calcext:value-type="float">
            <text:p>6.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0.92" calcext:value-type="float">
            <text:p>0.92</text:p>
          </table:table-cell>
          <table:table-cell office:value-type="float" office:value="8.76" calcext:value-type="float">
            <text:p>8.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0.98" calcext:value-type="float">
            <text:p>0.98</text:p>
          </table:table-cell>
          <table:table-cell office:value-type="float" office:value="0.33" calcext:value-type="float">
            <text:p>0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47" calcext:value-type="float">
            <text:p>8.47</text:p>
          </table:table-cell>
          <table:table-cell office:value-type="float" office:value="0.9" calcext:value-type="float">
            <text:p>0.9</text:p>
          </table:table-cell>
          <table:table-cell office:value-type="float" office:value="7.95" calcext:value-type="float">
            <text:p>7.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2.82" calcext:value-type="float">
            <text:p>402.82</text:p>
          </table:table-cell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1" calcext:value-type="float">
            <text:p>7.91</text:p>
          </table:table-cell>
          <table:table-cell office:value-type="float" office:value="0.96" calcext:value-type="float">
            <text:p>0.96</text:p>
          </table:table-cell>
          <table:table-cell office:value-type="float" office:value="5.24" calcext:value-type="float">
            <text:p>5.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36" calcext:value-type="float">
            <text:p>3.36</text:p>
          </table:table-cell>
          <table:table-cell office:value-type="float" office:value="0.91" calcext:value-type="float">
            <text:p>0.91</text:p>
          </table:table-cell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59" calcext:value-type="float">
            <text:p>8.59</text:p>
          </table:table-cell>
          <table:table-cell office:value-type="float" office:value="0.94" calcext:value-type="float">
            <text:p>0.94</text:p>
          </table:table-cell>
          <table:table-cell office:value-type="float" office:value="7.69" calcext:value-type="float">
            <text:p>7.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0.99" calcext:value-type="float">
            <text:p>0.99</text:p>
          </table:table-cell>
          <table:table-cell office:value-type="float" office:value="0.57" calcext:value-type="float">
            <text:p>0.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82" calcext:value-type="float">
            <text:p>7.82</text:p>
          </table:table-cell>
          <table:table-cell office:value-type="float" office:value="0.98" calcext:value-type="float">
            <text:p>0.98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office:value-type="float" office:value="0.88" calcext:value-type="float">
            <text:p>0.88</text:p>
          </table:table-cell>
          <table:table-cell office:value-type="float" office:value="3.65" calcext:value-type="float">
            <text:p>3.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16" calcext:value-type="float">
            <text:p>9.16</text:p>
          </table:table-cell>
          <table:table-cell office:value-type="float" office:value="0.94" calcext:value-type="float">
            <text:p>0.94</text:p>
          </table:table-cell>
          <table:table-cell office:value-type="float" office:value="6.27" calcext:value-type="float">
            <text:p>6.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02" calcext:value-type="float">
            <text:p>2.02</text:p>
          </table:table-cell>
          <table:table-cell office:value-type="float" office:value="0.93" calcext:value-type="float">
            <text:p>0.93</text:p>
          </table:table-cell>
          <table:table-cell office:value-type="float" office:value="3.03" calcext:value-type="float">
            <text:p>3.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51" calcext:value-type="float">
            <text:p>8.51</text:p>
          </table:table-cell>
          <table:table-cell office:value-type="float" office:value="0.93" calcext:value-type="float">
            <text:p>0.93</text:p>
          </table:table-cell>
          <table:table-cell office:value-type="float" office:value="11.94" calcext:value-type="float">
            <text:p>11.9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63" calcext:value-type="float">
            <text:p>2.63</text:p>
          </table:table-cell>
          <table:table-cell office:value-type="float" office:value="0.97" calcext:value-type="float">
            <text:p>0.97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0" calcext:value-type="float">
            <text:p>410</text:p>
          </table:table-cell>
          <table:table-cell office:value-type="float" office:value="0.93" calcext:value-type="float">
            <text:p>0.93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72" calcext:value-type="float">
            <text:p>10.72</text:p>
          </table:table-cell>
          <table:table-cell office:value-type="float" office:value="0.89" calcext:value-type="float">
            <text:p>0.89</text:p>
          </table:table-cell>
          <table:table-cell office:value-type="float" office:value="7.17" calcext:value-type="float">
            <text:p>7.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9" calcext:value-type="float">
            <text:p>1.49</text:p>
          </table:table-cell>
          <table:table-cell office:value-type="float" office:value="0.93" calcext:value-type="float">
            <text:p>0.93</text:p>
          </table:table-cell>
          <table:table-cell office:value-type="float" office:value="4.27" calcext:value-type="float">
            <text:p>4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53" calcext:value-type="float">
            <text:p>9.53</text:p>
          </table:table-cell>
          <table:table-cell office:value-type="float" office:value="0.95" calcext:value-type="float">
            <text:p>0.95</text:p>
          </table:table-cell>
          <table:table-cell office:value-type="float" office:value="8.45" calcext:value-type="float">
            <text:p>8.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45" calcext:value-type="float">
            <text:p>1.45</text:p>
          </table:table-cell>
          <table:table-cell office:value-type="float" office:value="0.98" calcext:value-type="float">
            <text:p>0.98</text:p>
          </table:table-cell>
          <table:table-cell office:value-type="float" office:value="1.99" calcext:value-type="float">
            <text:p>1.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1" calcext:value-type="float">
            <text:p>9.31</text:p>
          </table:table-cell>
          <table:table-cell office:value-type="float" office:value="0.95" calcext:value-type="float">
            <text:p>0.95</text:p>
          </table:table-cell>
          <table:table-cell office:value-type="float" office:value="9.61" calcext:value-type="float">
            <text:p>9.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4" calcext:value-type="float">
            <text:p>1.44</text:p>
          </table:table-cell>
          <table:table-cell office:value-type="float" office:value="0.89" calcext:value-type="float">
            <text:p>0.89</text:p>
          </table:table-cell>
          <table:table-cell office:value-type="float" office:value="1.22" calcext:value-type="float">
            <text:p>1.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3" calcext:value-type="float">
            <text:p>8.53</text:p>
          </table:table-cell>
          <table:table-cell office:value-type="float" office:value="0.93" calcext:value-type="float">
            <text:p>0.93</text:p>
          </table:table-cell>
          <table:table-cell office:value-type="float" office:value="7.62" calcext:value-type="float">
            <text:p>7.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0.94" calcext:value-type="float">
            <text:p>0.94</text:p>
          </table:table-cell>
          <table:table-cell office:value-type="float" office:value="1.07" calcext:value-type="float">
            <text:p>1.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8" calcext:value-type="float">
            <text:p>9.28</text:p>
          </table:table-cell>
          <table:table-cell office:value-type="float" office:value="0.97" calcext:value-type="float">
            <text:p>0.97</text:p>
          </table:table-cell>
          <table:table-cell office:value-type="float" office:value="9.31" calcext:value-type="float">
            <text:p>9.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1" calcext:value-type="float">
            <text:p>2.71</text:p>
          </table:table-cell>
          <table:table-cell office:value-type="float" office:value="0.88" calcext:value-type="float">
            <text:p>0.88</text:p>
          </table:table-cell>
          <table:table-cell office:value-type="float" office:value="9.19" calcext:value-type="float">
            <text:p>9.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7" calcext:value-type="float">
            <text:p>9.27</text:p>
          </table:table-cell>
          <table:table-cell office:value-type="float" office:value="0.99" calcext:value-type="float">
            <text:p>0.99</text:p>
          </table:table-cell>
          <table:table-cell office:value-type="float" office:value="12.33" calcext:value-type="float">
            <text:p>12.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0.96" calcext:value-type="float">
            <text:p>0.96</text:p>
          </table:table-cell>
          <table:table-cell office:value-type="float" office:value="1.88" calcext:value-type="float">
            <text:p>1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29" calcext:value-type="float">
            <text:p>11.29</text:p>
          </table:table-cell>
          <table:table-cell office:value-type="float" office:value="0.89" calcext:value-type="float">
            <text:p>0.89</text:p>
          </table:table-cell>
          <table:table-cell office:value-type="float" office:value="6.49" calcext:value-type="float">
            <text:p>6.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77" calcext:value-type="float">
            <text:p>3.77</text:p>
          </table:table-cell>
          <table:table-cell office:value-type="float" office:value="0.92" calcext:value-type="float">
            <text:p>0.92</text:p>
          </table:table-cell>
          <table:table-cell office:value-type="float" office:value="5.32" calcext:value-type="float">
            <text:p>5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office:value-type="float" office:value="0.92" calcext:value-type="float">
            <text:p>0.92</text:p>
          </table:table-cell>
          <table:table-cell office:value-type="float" office:value="10.32" calcext:value-type="float">
            <text:p>10.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67" calcext:value-type="float">
            <text:p>10.67</text:p>
          </table:table-cell>
          <table:table-cell office:value-type="float" office:value="0.98" calcext:value-type="float">
            <text:p>0.98</text:p>
          </table:table-cell>
          <table:table-cell office:value-type="float" office:value="4.56" calcext:value-type="float">
            <text:p>4.5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27" calcext:value-type="float">
            <text:p>5.27</text:p>
          </table:table-cell>
          <table:table-cell office:value-type="float" office:value="0.9" calcext:value-type="float">
            <text:p>0.9</text:p>
          </table:table-cell>
          <table:table-cell office:value-type="float" office:value="3.88" calcext:value-type="float">
            <text:p>3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61" calcext:value-type="float">
            <text:p>9.61</text:p>
          </table:table-cell>
          <table:table-cell office:value-type="float" office:value="0.9" calcext:value-type="float">
            <text:p>0.9</text:p>
          </table:table-cell>
          <table:table-cell office:value-type="float" office:value="7.11" calcext:value-type="float">
            <text:p>7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22" calcext:value-type="float">
            <text:p>2.22</text:p>
          </table:table-cell>
          <table:table-cell office:value-type="float" office:value="0.96" calcext:value-type="float">
            <text:p>0.96</text:p>
          </table:table-cell>
          <table:table-cell office:value-type="float" office:value="0.45" calcext:value-type="float">
            <text:p>0.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9.81" calcext:value-type="float">
            <text:p>309.81</text:p>
          </table:table-cell>
          <table:table-cell office:value-type="float" office:value="0.93" calcext:value-type="float">
            <text:p>0.93</text:p>
          </table:table-cell>
          <table:table-cell office:value-type="float" office:value="3.18" calcext:value-type="float">
            <text:p>3.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81" calcext:value-type="float">
            <text:p>2.81</text:p>
          </table:table-cell>
          <table:table-cell office:value-type="float" office:value="0.99" calcext:value-type="float">
            <text:p>0.99</text:p>
          </table:table-cell>
          <table:table-cell office:value-type="float" office:value="7.08" calcext:value-type="float">
            <text:p>7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78" calcext:value-type="float">
            <text:p>10.78</text:p>
          </table:table-cell>
          <table:table-cell office:value-type="float" office:value="0.93" calcext:value-type="float">
            <text:p>0.93</text:p>
          </table:table-cell>
          <table:table-cell office:value-type="float" office:value="7.3" calcext:value-type="float">
            <text:p>7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65" calcext:value-type="float">
            <text:p>1.65</text:p>
          </table:table-cell>
          <table:table-cell office:value-type="float" office:value="0.94" calcext:value-type="float">
            <text:p>0.94</text:p>
          </table:table-cell>
          <table:table-cell office:value-type="float" office:value="1.43" calcext:value-type="float">
            <text:p>1.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62" calcext:value-type="float">
            <text:p>8.62</text:p>
          </table:table-cell>
          <table:table-cell office:value-type="float" office:value="0.97" calcext:value-type="float">
            <text:p>0.97</text:p>
          </table:table-cell>
          <table:table-cell office:value-type="float" office:value="7.01" calcext:value-type="float">
            <text:p>7.0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49" calcext:value-type="float">
            <text:p>1.49</text:p>
          </table:table-cell>
          <table:table-cell office:value-type="float" office:value="0.97" calcext:value-type="float">
            <text:p>0.97</text:p>
          </table:table-cell>
          <table:table-cell office:value-type="float" office:value="1.08" calcext:value-type="float">
            <text:p>1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18" calcext:value-type="float">
            <text:p>8.18</text:p>
          </table:table-cell>
          <table:table-cell office:value-type="float" office:value="0.99" calcext:value-type="float">
            <text:p>0.99</text:p>
          </table:table-cell>
          <table:table-cell office:value-type="float" office:value="8.2" calcext:value-type="float">
            <text:p>8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29" calcext:value-type="float">
            <text:p>2.29</text:p>
          </table:table-cell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59" calcext:value-type="float">
            <text:p>8.59</text:p>
          </table:table-cell>
          <table:table-cell office:value-type="float" office:value="0.99" calcext:value-type="float">
            <text:p>0.99</text:p>
          </table:table-cell>
          <table:table-cell office:value-type="float" office:value="7.99" calcext:value-type="float">
            <text:p>7.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45" calcext:value-type="float">
            <text:p>1.45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31" calcext:value-type="float">
            <text:p>8.31</text:p>
          </table:table-cell>
          <table:table-cell office:value-type="float" office:value="0.93" calcext:value-type="float">
            <text:p>0.93</text:p>
          </table:table-cell>
          <table:table-cell office:value-type="float" office:value="8.53" calcext:value-type="float">
            <text:p>8.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56" calcext:value-type="float">
            <text:p>2.56</text:p>
          </table:table-cell>
          <table:table-cell office:value-type="float" office:value="0.98" calcext:value-type="float">
            <text:p>0.98</text:p>
          </table:table-cell>
          <table:table-cell office:value-type="float" office:value="6.04" calcext:value-type="float">
            <text:p>6.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71" calcext:value-type="float">
            <text:p>7.71</text:p>
          </table:table-cell>
          <table:table-cell office:value-type="float" office:value="0.91" calcext:value-type="float">
            <text:p>0.91</text:p>
          </table:table-cell>
          <table:table-cell office:value-type="float" office:value="7.48" calcext:value-type="float">
            <text:p>7.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4" calcext:value-type="float">
            <text:p>1.44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5" calcext:value-type="float">
            <text:p>8.35</text:p>
          </table:table-cell>
          <table:table-cell office:value-type="float" office:value="0.99" calcext:value-type="float">
            <text:p>0.99</text:p>
          </table:table-cell>
          <table:table-cell office:value-type="float" office:value="10.03" calcext:value-type="float">
            <text:p>10.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4" calcext:value-type="float">
            <text:p>1.54</text:p>
          </table:table-cell>
          <table:table-cell office:value-type="float" office:value="0.98" calcext:value-type="float">
            <text:p>0.98</text:p>
          </table:table-cell>
          <table:table-cell office:value-type="float" office:value="0.34" calcext:value-type="float">
            <text:p>0.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94" calcext:value-type="float">
            <text:p>7.94</text:p>
          </table:table-cell>
          <table:table-cell office:value-type="float" office:value="0.9" calcext:value-type="float">
            <text:p>0.9</text:p>
          </table:table-cell>
          <table:table-cell office:value-type="float" office:value="8.13" calcext:value-type="float">
            <text:p>8.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46" calcext:value-type="float">
            <text:p>1.46</text:p>
          </table:table-cell>
          <table:table-cell office:value-type="float" office:value="0.91" calcext:value-type="float">
            <text:p>0.91</text:p>
          </table:table-cell>
          <table:table-cell office:value-type="float" office:value="0.27" calcext:value-type="float">
            <text:p>0.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39" calcext:value-type="float">
            <text:p>8.39</text:p>
          </table:table-cell>
          <table:table-cell office:value-type="float" office:value="0.89" calcext:value-type="float">
            <text:p>0.89</text:p>
          </table:table-cell>
          <table:table-cell office:value-type="float" office:value="11.67" calcext:value-type="float">
            <text:p>11.6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77" calcext:value-type="float">
            <text:p>1.77</text:p>
          </table:table-cell>
          <table:table-cell office:value-type="float" office:value="0.91" calcext:value-type="float">
            <text:p>0.91</text:p>
          </table:table-cell>
          <table:table-cell office:value-type="float" office:value="5.17" calcext:value-type="float">
            <text:p>5.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51" calcext:value-type="float">
            <text:p>7.51</text:p>
          </table:table-cell>
          <table:table-cell office:value-type="float" office:value="0.93" calcext:value-type="float">
            <text:p>0.93</text:p>
          </table:table-cell>
          <table:table-cell office:value-type="float" office:value="8.72" calcext:value-type="float">
            <text:p>8.7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52" calcext:value-type="float">
            <text:p>1.52</text:p>
          </table:table-cell>
          <table:table-cell office:value-type="float" office:value="0.96" calcext:value-type="float">
            <text:p>0.96</text:p>
          </table:table-cell>
          <table:table-cell office:value-type="float" office:value="3.17" calcext:value-type="float">
            <text:p>3.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5.57" calcext:value-type="float">
            <text:p>115.57</text:p>
          </table:table-cell>
          <table:table-cell office:value-type="float" office:value="0.94" calcext:value-type="float">
            <text:p>0.94</text:p>
          </table:table-cell>
          <table:table-cell office:value-type="float" office:value="9.05" calcext:value-type="float">
            <text:p>9.0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52" calcext:value-type="float">
            <text:p>1.52</text:p>
          </table:table-cell>
          <table:table-cell office:value-type="float" office:value="0.88" calcext:value-type="float">
            <text:p>0.88</text:p>
          </table:table-cell>
          <table:table-cell office:value-type="float" office:value="1.36" calcext:value-type="float">
            <text:p>1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28" calcext:value-type="float">
            <text:p>12.28</text:p>
          </table:table-cell>
          <table:table-cell office:value-type="float" office:value="0.89" calcext:value-type="float">
            <text:p>0.89</text:p>
          </table:table-cell>
          <table:table-cell office:value-type="float" office:value="5.94" calcext:value-type="float">
            <text:p>5.9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53" calcext:value-type="float">
            <text:p>1.53</text:p>
          </table:table-cell>
          <table:table-cell office:value-type="float" office:value="0.96" calcext:value-type="float">
            <text:p>0.96</text:p>
          </table:table-cell>
          <table:table-cell office:value-type="float" office:value="4.91" calcext:value-type="float">
            <text:p>4.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SA Streched function con operadores normales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SA Streched function con operadores trampos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5" calcext:value-type="float">
            <text:p>4.65</text:p>
          </table:table-cell>
          <table:table-cell office:value-type="float" office:value="0.98" calcext:value-type="float">
            <text:p>0.98</text:p>
          </table:table-cell>
          <table:table-cell office:value-type="float" office:value="41.64" calcext:value-type="float">
            <text:p>41.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6" calcext:value-type="float">
            <text:p>4.46</text:p>
          </table:table-cell>
          <table:table-cell office:value-type="float" office:value="0.9" calcext:value-type="float">
            <text:p>0.9</text:p>
          </table:table-cell>
          <table:table-cell office:value-type="float" office:value="2.12" calcext:value-type="float">
            <text:p>2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.36</text:p>
          </table:table-cell>
          <table:table-cell office:value-type="float" office:value="0.92" calcext:value-type="float">
            <text:p>0.92</text:p>
          </table:table-cell>
          <table:table-cell office:value-type="float" office:value="29.29" calcext:value-type="float">
            <text:p>29.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3" calcext:value-type="float">
            <text:p>4.43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89" calcext:value-type="float">
            <text:p>8.89</text:p>
          </table:table-cell>
          <table:table-cell office:value-type="float" office:value="0.89" calcext:value-type="float">
            <text:p>0.89</text:p>
          </table:table-cell>
          <table:table-cell office:value-type="float" office:value="31.54" calcext:value-type="float">
            <text:p>31.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29" calcext:value-type="float">
            <text:p>4.29</text:p>
          </table:table-cell>
          <table:table-cell office:value-type="float" office:value="0.92" calcext:value-type="float">
            <text:p>0.92</text:p>
          </table:table-cell>
          <table:table-cell office:value-type="float" office:value="11.09" calcext:value-type="float">
            <text:p>11.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6" calcext:value-type="float">
            <text:p>5.76</text:p>
          </table:table-cell>
          <table:table-cell office:value-type="float" office:value="0.88" calcext:value-type="float">
            <text:p>0.88</text:p>
          </table:table-cell>
          <table:table-cell office:value-type="float" office:value="30.89" calcext:value-type="float">
            <text:p>30.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87" calcext:value-type="float">
            <text:p>4.87</text:p>
          </table:table-cell>
          <table:table-cell office:value-type="float" office:value="0.98" calcext:value-type="float">
            <text:p>0.98</text:p>
          </table:table-cell>
          <table:table-cell office:value-type="float" office:value="1.13" calcext:value-type="float">
            <text:p>1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.15</text:p>
          </table:table-cell>
          <table:table-cell office:value-type="float" office:value="0.95" calcext:value-type="float">
            <text:p>0.95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59" calcext:value-type="float">
            <text:p>5.59</text:p>
          </table:table-cell>
          <table:table-cell office:value-type="float" office:value="0.94" calcext:value-type="float">
            <text:p>0.94</text:p>
          </table:table-cell>
          <table:table-cell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6" calcext:value-type="float">
            <text:p>5.76</text:p>
          </table:table-cell>
          <table:table-cell office:value-type="float" office:value="0.9" calcext:value-type="float">
            <text:p>0.9</text:p>
          </table:table-cell>
          <table:table-cell office:value-type="float" office:value="39.31" calcext:value-type="float">
            <text:p>39.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89" calcext:value-type="float">
            <text:p>4.89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54" calcext:value-type="float">
            <text:p>6.54</text:p>
          </table:table-cell>
          <table:table-cell office:value-type="float" office:value="0.93" calcext:value-type="float">
            <text:p>0.93</text:p>
          </table:table-cell>
          <table:table-cell office:value-type="float" office:value="18.36" calcext:value-type="float">
            <text:p>18.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34" calcext:value-type="float">
            <text:p>4.34</text:p>
          </table:table-cell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office:value-type="float" office:value="0.99" calcext:value-type="float">
            <text:p>0.99</text:p>
          </table:table-cell>
          <table:table-cell office:value-type="float" office:value="33.06" calcext:value-type="float">
            <text:p>33.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3.41" calcext:value-type="float">
            <text:p>433.41</text:p>
          </table:table-cell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7" calcext:value-type="float">
            <text:p>4.57</text:p>
          </table:table-cell>
          <table:table-cell office:value-type="float" office:value="0.92" calcext:value-type="float">
            <text:p>0.92</text:p>
          </table:table-cell>
          <table:table-cell office:value-type="float" office:value="30.22" calcext:value-type="float">
            <text:p>30.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.08" calcext:value-type="float">
            <text:p>12.08</text:p>
          </table:table-cell>
          <table:table-cell office:value-type="float" office:value="0.97" calcext:value-type="float">
            <text:p>0.97</text:p>
          </table:table-cell>
          <table:table-cell office:value-type="float" office:value="5.52" calcext:value-type="float">
            <text:p>5.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5" calcext:value-type="float">
            <text:p>5.15</text:p>
          </table:table-cell>
          <table:table-cell office:value-type="float" office:value="0.92" calcext:value-type="float">
            <text:p>0.92</text:p>
          </table:table-cell>
          <table:table-cell office:value-type="float" office:value="41.99" calcext:value-type="float">
            <text:p>41.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83" calcext:value-type="float">
            <text:p>11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15" calcext:value-type="float">
            <text:p>6.15</text:p>
          </table:table-cell>
          <table:table-cell office:value-type="float" office:value="0.89" calcext:value-type="float">
            <text:p>0.89</text:p>
          </table:table-cell>
          <table:table-cell office:value-type="float" office:value="22.59" calcext:value-type="float">
            <text:p>22.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0.89" calcext:value-type="float">
            <text:p>0.89</text:p>
          </table:table-cell>
          <table:table-cell office:value-type="float" office:value="38.32" calcext:value-type="float">
            <text:p>38.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68" calcext:value-type="float">
            <text:p>11.68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49" calcext:value-type="float">
            <text:p>4.49</text:p>
          </table:table-cell>
          <table:table-cell office:value-type="float" office:value="0.94" calcext:value-type="float">
            <text:p>0.94</text:p>
          </table:table-cell>
          <table:table-cell office:value-type="float" office:value="31.76" calcext:value-type="float">
            <text:p>31.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05" calcext:value-type="float">
            <text:p>12.05</text:p>
          </table:table-cell>
          <table:table-cell office:value-type="float" office:value="0.98" calcext:value-type="float">
            <text:p>0.98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0.98" calcext:value-type="float">
            <text:p>270.98</text:p>
          </table:table-cell>
          <table:table-cell office:value-type="float" office:value="0.88" calcext:value-type="float">
            <text:p>0.88</text:p>
          </table:table-cell>
          <table:table-cell office:value-type="float" office:value="32.29" calcext:value-type="float">
            <text:p>32.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2.48" calcext:value-type="float">
            <text:p>312.48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53" calcext:value-type="float">
            <text:p>11.53</text:p>
          </table:table-cell>
          <table:table-cell office:value-type="float" office:value="0.98" calcext:value-type="float">
            <text:p>0.98</text:p>
          </table:table-cell>
          <table:table-cell office:value-type="float" office:value="26.25" calcext:value-type="float">
            <text:p>26.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61" calcext:value-type="float">
            <text:p>4.61</text:p>
          </table:table-cell>
          <table:table-cell office:value-type="float" office:value="0.89" calcext:value-type="float">
            <text:p>0.89</text:p>
          </table:table-cell>
          <table:table-cell office:value-type="float" office:value="10.72" calcext:value-type="float">
            <text:p>10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66" calcext:value-type="float">
            <text:p>11.66</text:p>
          </table:table-cell>
          <table:table-cell office:value-type="float" office:value="0.99" calcext:value-type="float">
            <text:p>0.99</text:p>
          </table:table-cell>
          <table:table-cell office:value-type="float" office:value="43.78" calcext:value-type="float">
            <text:p>43.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45" calcext:value-type="float">
            <text:p>4.4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6.75" calcext:value-type="float">
            <text:p>156.75</text:p>
          </table:table-cell>
          <table:table-cell office:value-type="float" office:value="0.91" calcext:value-type="float">
            <text:p>0.91</text:p>
          </table:table-cell>
          <table:table-cell office:value-type="float" office:value="13.38" calcext:value-type="float">
            <text:p>13.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.5</text:p>
          </table:table-cell>
          <table:table-cell office:value-type="float" office:value="0.93" calcext:value-type="float">
            <text:p>0.93</text:p>
          </table:table-cell>
          <table:table-cell office:value-type="float" office:value="1.36" calcext:value-type="float">
            <text:p>1.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09" calcext:value-type="float">
            <text:p>13.09</text:p>
          </table:table-cell>
          <table:table-cell office:value-type="float" office:value="0.94" calcext:value-type="float">
            <text:p>0.94</text:p>
          </table:table-cell>
          <table:table-cell office:value-type="float" office:value="34.63" calcext:value-type="float">
            <text:p>34.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5" calcext:value-type="float">
            <text:p>4.25</text:p>
          </table:table-cell>
          <table:table-cell office:value-type="float" office:value="0.89" calcext:value-type="float">
            <text:p>0.89</text:p>
          </table:table-cell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67" calcext:value-type="float">
            <text:p>7.67</text:p>
          </table:table-cell>
          <table:table-cell office:value-type="float" office:value="0.93" calcext:value-type="float">
            <text:p>0.93</text:p>
          </table:table-cell>
          <table:table-cell office:value-type="float" office:value="38.76" calcext:value-type="float">
            <text:p>38.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office:value-type="float" office:value="0.95" calcext:value-type="float">
            <text:p>0.95</text:p>
          </table:table-cell>
          <table:table-cell office:value-type="float" office:value="1.32" calcext:value-type="float">
            <text:p>1.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03" calcext:value-type="float">
            <text:p>6.03</text:p>
          </table:table-cell>
          <table:table-cell office:value-type="float" office:value="0.99" calcext:value-type="float">
            <text:p>0.99</text:p>
          </table:table-cell>
          <table:table-cell office:value-type="float" office:value="37.4" calcext:value-type="float">
            <text:p>37.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44" calcext:value-type="float">
            <text:p>4.44</text:p>
          </table:table-cell>
          <table:table-cell office:value-type="float" office:value="0.89" calcext:value-type="float">
            <text:p>0.89</text:p>
          </table:table-cell>
          <table:table-cell office:value-type="float" office:value="3.24" calcext:value-type="float">
            <text:p>3.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5" calcext:value-type="float">
            <text:p>9.05</text:p>
          </table:table-cell>
          <table:table-cell office:value-type="float" office:value="0.93" calcext:value-type="float">
            <text:p>0.93</text:p>
          </table:table-cell>
          <table:table-cell office:value-type="float" office:value="21.27" calcext:value-type="float">
            <text:p>21.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7" calcext:value-type="float">
            <text:p>4.57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6" calcext:value-type="float">
            <text:p>5.26</text:p>
          </table:table-cell>
          <table:table-cell office:value-type="float" office:value="0.9" calcext:value-type="float">
            <text:p>0.9</text:p>
          </table:table-cell>
          <table:table-cell office:value-type="float" office:value="20.73" calcext:value-type="float">
            <text:p>20.7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6" calcext:value-type="float">
            <text:p>4.26</text:p>
          </table:table-cell>
          <table:table-cell office:value-type="float" office:value="0.96" calcext:value-type="float">
            <text:p>0.96</text:p>
          </table:table-cell>
          <table:table-cell office:value-type="float" office:value="2.01" calcext:value-type="float">
            <text:p>2.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0.89" calcext:value-type="float">
            <text:p>0.89</text:p>
          </table:table-cell>
          <table:table-cell office:value-type="float" office:value="37.28" calcext:value-type="float">
            <text:p>37.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73" calcext:value-type="float">
            <text:p>4.73</text:p>
          </table:table-cell>
          <table:table-cell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8" calcext:value-type="float">
            <text:p>4.78</text:p>
          </table:table-cell>
          <table:table-cell office:value-type="float" office:value="0.96" calcext:value-type="float">
            <text:p>0.96</text:p>
          </table:table-cell>
          <table:table-cell office:value-type="float" office:value="33.07" calcext:value-type="float">
            <text:p>33.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.94" calcext:value-type="float">
            <text:p>0.94</text:p>
          </table:table-cell>
          <table:table-cell office:value-type="float" office:value="1.44" calcext:value-type="float">
            <text:p>1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65" calcext:value-type="float">
            <text:p>108.65</text:p>
          </table:table-cell>
          <table:table-cell office:value-type="float" office:value="0.97" calcext:value-type="float">
            <text:p>0.97</text:p>
          </table:table-cell>
          <table:table-cell office:value-type="float" office:value="23.03" calcext:value-type="float">
            <text:p>23.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.59</text:p>
          </table:table-cell>
          <table:table-cell office:value-type="float" office:value="0.98" calcext:value-type="float">
            <text:p>0.98</text:p>
          </table:table-cell>
          <table:table-cell office:value-type="float" office:value="1.38" calcext:value-type="float">
            <text:p>1.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24" calcext:value-type="float">
            <text:p>11.24</text:p>
          </table:table-cell>
          <table:table-cell office:value-type="float" office:value="0.93" calcext:value-type="float">
            <text:p>0.93</text:p>
          </table:table-cell>
          <table:table-cell office:value-type="float" office:value="23.47" calcext:value-type="float">
            <text:p>23.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0.98" calcext:value-type="float">
            <text:p>0.98</text:p>
          </table:table-cell>
          <table:table-cell office:value-type="float" office:value="1.17" calcext:value-type="float">
            <text:p>1.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8" calcext:value-type="float">
            <text:p>11.18</text:p>
          </table:table-cell>
          <table:table-cell office:value-type="float" office:value="0.93" calcext:value-type="float">
            <text:p>0.93</text:p>
          </table:table-cell>
          <table:table-cell office:value-type="float" office:value="23.41" calcext:value-type="float">
            <text:p>23.4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34" calcext:value-type="float">
            <text:p>4.3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0.92" calcext:value-type="float">
            <text:p>0.92</text:p>
          </table:table-cell>
          <table:table-cell office:value-type="float" office:value="31.25" calcext:value-type="float">
            <text:p>31.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83" calcext:value-type="float">
            <text:p>4.83</text:p>
          </table:table-cell>
          <table:table-cell office:value-type="float" office:value="0.96" calcext:value-type="float">
            <text:p>0.96</text:p>
          </table:table-cell>
          <table:table-cell office:value-type="float" office:value="1.13" calcext:value-type="float">
            <text:p>1.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04" calcext:value-type="float">
            <text:p>11.04</text:p>
          </table:table-cell>
          <table:table-cell office:value-type="float" office:value="0.92" calcext:value-type="float">
            <text:p>0.92</text:p>
          </table:table-cell>
          <table:table-cell office:value-type="float" office:value="45.39" calcext:value-type="float">
            <text:p>45.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23" calcext:value-type="float">
            <text:p>4.23</text:p>
          </table:table-cell>
          <table:table-cell office:value-type="float" office:value="0.96" calcext:value-type="float">
            <text:p>0.96</text:p>
          </table:table-cell>
          <table:table-cell office:value-type="float" office:value="2.67" calcext:value-type="float">
            <text:p>2.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6" calcext:value-type="float">
            <text:p>11.26</text:p>
          </table:table-cell>
          <table:table-cell office:value-type="float" office:value="0.98" calcext:value-type="float">
            <text:p>0.98</text:p>
          </table:table-cell>
          <table:table-cell office:value-type="float" office:value="35.3" calcext:value-type="float">
            <text:p>35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36" calcext:value-type="float">
            <text:p>4.36</text:p>
          </table:table-cell>
          <table:table-cell office:value-type="float" office:value="0.95" calcext:value-type="float">
            <text:p>0.95</text:p>
          </table:table-cell>
          <table:table-cell office:value-type="float" office:value="5.93" calcext:value-type="float">
            <text:p>5.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69" calcext:value-type="float">
            <text:p>16.69</text:p>
          </table:table-cell>
          <table:table-cell office:value-type="float" office:value="0.94" calcext:value-type="float">
            <text:p>0.94</text:p>
          </table:table-cell>
          <table:table-cell office:value-type="float" office:value="21.56" calcext:value-type="float">
            <text:p>21.5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39" calcext:value-type="float">
            <text:p>4.39</text:p>
          </table:table-cell>
          <table:table-cell office:value-type="float" office:value="0.91" calcext:value-type="float">
            <text:p>0.91</text:p>
          </table:table-cell>
          <table:table-cell office:value-type="float" office:value="5.67" calcext:value-type="float">
            <text:p>5.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98" calcext:value-type="float">
            <text:p>10.98</text:p>
          </table:table-cell>
          <table:table-cell office:value-type="float" office:value="0.91" calcext:value-type="float">
            <text:p>0.91</text:p>
          </table:table-cell>
          <table:table-cell office:value-type="float" office:value="20.07" calcext:value-type="float">
            <text:p>20.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77" calcext:value-type="float">
            <text:p>4.77</text:p>
          </table:table-cell>
          <table:table-cell office:value-type="float" office:value="0.89" calcext:value-type="float">
            <text:p>0.89</text:p>
          </table:table-cell>
          <table:table-cell office:value-type="float" office:value="2.68" calcext:value-type="float">
            <text:p>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15" calcext:value-type="float">
            <text:p>7.15</text:p>
          </table:table-cell>
          <table:table-cell office:value-type="float" office:value="0.93" calcext:value-type="float">
            <text:p>0.93</text:p>
          </table:table-cell>
          <table:table-cell office:value-type="float" office:value="31.15" calcext:value-type="float">
            <text:p>31.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5" calcext:value-type="float">
            <text:p>4.2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.37" calcext:value-type="float">
            <text:p>107.37</text:p>
          </table:table-cell>
          <table:table-cell office:value-type="float" office:value="0.9" calcext:value-type="float">
            <text:p>0.9</text:p>
          </table:table-cell>
          <table:table-cell office:value-type="float" office:value="30.58" calcext:value-type="float">
            <text:p>30.5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51" calcext:value-type="float">
            <text:p>4.51</text:p>
          </table:table-cell>
          <table:table-cell office:value-type="float" office:value="0.99" calcext:value-type="float">
            <text:p>0.99</text:p>
          </table:table-cell>
          <table:table-cell office:value-type="float" office:value="0.56" calcext:value-type="float">
            <text:p>0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9" calcext:value-type="float">
            <text:p>5.89</text:p>
          </table:table-cell>
          <table:table-cell office:value-type="float" office:value="0.97" calcext:value-type="float">
            <text:p>0.97</text:p>
          </table:table-cell>
          <table:table-cell office:value-type="float" office:value="19.88" calcext:value-type="float">
            <text:p>19.8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6" calcext:value-type="float">
            <text:p>4.26</text:p>
          </table:table-cell>
          <table:table-cell office:value-type="float" office:value="0.94" calcext:value-type="float">
            <text:p>0.94</text:p>
          </table:table-cell>
          <table:table-cell office:value-type="float" office:value="1.42" calcext:value-type="float">
            <text:p>1.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" calcext:value-type="float">
            <text:p>5.69</text:p>
          </table:table-cell>
          <table:table-cell office:value-type="float" office:value="0.95" calcext:value-type="float">
            <text:p>0.95</text:p>
          </table:table-cell>
          <table:table-cell office:value-type="float" office:value="25.03" calcext:value-type="float">
            <text:p>25.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7.02" calcext:value-type="float">
            <text:p>407.02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54" calcext:value-type="float">
            <text:p>5.54</text:p>
          </table:table-cell>
          <table:table-cell office:value-type="float" office:value="0.97" calcext:value-type="float">
            <text:p>0.97</text:p>
          </table:table-cell>
          <table:table-cell office:value-type="float" office:value="41.33" calcext:value-type="float">
            <text:p>41.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93" calcext:value-type="float">
            <text:p>5.93</text:p>
          </table:table-cell>
          <table:table-cell office:value-type="float" office:value="0.94" calcext:value-type="float">
            <text:p>0.94</text:p>
          </table:table-cell>
          <table:table-cell office:value-type="float" office:value="0.71" calcext:value-type="float">
            <text:p>0.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6" calcext:value-type="float">
            <text:p>4.46</text:p>
          </table:table-cell>
          <table:table-cell office:value-type="float" office:value="0.95" calcext:value-type="float">
            <text:p>0.95</text:p>
          </table:table-cell>
          <table:table-cell office:value-type="float" office:value="28.07" calcext:value-type="float">
            <text:p>28.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71" calcext:value-type="float">
            <text:p>4.71</text:p>
          </table:table-cell>
          <table:table-cell office:value-type="float" office:value="0.88" calcext:value-type="float">
            <text:p>0.88</text:p>
          </table:table-cell>
          <table:table-cell office:value-type="float" office:value="6.83" calcext:value-type="float">
            <text:p>6.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6" calcext:value-type="float">
            <text:p>4.96</text:p>
          </table:table-cell>
          <table:table-cell office:value-type="float" office:value="0.9" calcext:value-type="float">
            <text:p>0.9</text:p>
          </table:table-cell>
          <table:table-cell office:value-type="float" office:value="29.17" calcext:value-type="float">
            <text:p>29.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01" calcext:value-type="float">
            <text:p>5.01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2" calcext:value-type="float">
            <text:p>4.92</text:p>
          </table:table-cell>
          <table:table-cell office:value-type="float" office:value="0.93" calcext:value-type="float">
            <text:p>0.93</text:p>
          </table:table-cell>
          <table:table-cell office:value-type="float" office:value="34.37" calcext:value-type="float">
            <text:p>34.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43" calcext:value-type="float">
            <text:p>4.4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SA Sum Squares function con operadores normales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1">
            <text:p>SA Sum Squares function con operadores trampos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5" calcext:value-type="float">
            <text:p>2.45</text:p>
          </table:table-cell>
          <table:table-cell office:value-type="float" office:value="0.95" calcext:value-type="float">
            <text:p>0.95</text:p>
          </table:table-cell>
          <table:table-cell office:value-type="float" office:value="22.33" calcext:value-type="float">
            <text:p>22.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9" calcext:value-type="float">
            <text:p>2.09</text:p>
          </table:table-cell>
          <table:table-cell office:value-type="float" office:value="0.91" calcext:value-type="float">
            <text:p>0.91</text:p>
          </table:table-cell>
          <table:table-cell office:value-type="float" office:value="0.29" calcext:value-type="float">
            <text:p>0.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2" calcext:value-type="float">
            <text:p>2.42</text:p>
          </table:table-cell>
          <table:table-cell office:value-type="float" office:value="0.9" calcext:value-type="float">
            <text:p>0.9</text:p>
          </table:table-cell>
          <table:table-cell office:value-type="float" office:value="25.97" calcext:value-type="float">
            <text:p>25.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0.91" calcext:value-type="float">
            <text:p>0.91</text:p>
          </table:table-cell>
          <table:table-cell office:value-type="float" office:value="10.46" calcext:value-type="float">
            <text:p>10.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6" calcext:value-type="float">
            <text:p>2.56</text:p>
          </table:table-cell>
          <table:table-cell office:value-type="float" office:value="0.89" calcext:value-type="float">
            <text:p>0.89</text:p>
          </table:table-cell>
          <table:table-cell office:value-type="float" office:value="42.8" calcext:value-type="float">
            <text:p>42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office:value-type="float" office:value="0.92" calcext:value-type="float">
            <text:p>0.92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3" calcext:value-type="float">
            <text:p>2.43</text:p>
          </table:table-cell>
          <table:table-cell office:value-type="float" office:value="0.94" calcext:value-type="float">
            <text:p>0.94</text:p>
          </table:table-cell>
          <table:table-cell office:value-type="float" office:value="33.27" calcext:value-type="float">
            <text:p>33.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.56</text:p>
          </table:table-cell>
          <table:table-cell office:value-type="float" office:value="0.9" calcext:value-type="float">
            <text:p>0.9</text:p>
          </table:table-cell>
          <table:table-cell office:value-type="float" office:value="1.04" calcext:value-type="float">
            <text:p>1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" calcext:value-type="float">
            <text:p>2.62</text:p>
          </table:table-cell>
          <table:table-cell office:value-type="float" office:value="0.98" calcext:value-type="float">
            <text:p>0.98</text:p>
          </table:table-cell>
          <table:table-cell office:value-type="float" office:value="24.28" calcext:value-type="float">
            <text:p>24.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06" calcext:value-type="float">
            <text:p>2.06</text:p>
          </table:table-cell>
          <table:table-cell office:value-type="float" office:value="0.95" calcext:value-type="float">
            <text:p>0.95</text:p>
          </table:table-cell>
          <table:table-cell office:value-type="float" office:value="0.81" calcext:value-type="float">
            <text:p>0.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9" calcext:value-type="float">
            <text:p>2.49</text:p>
          </table:table-cell>
          <table:table-cell office:value-type="float" office:value="0.96" calcext:value-type="float">
            <text:p>0.96</text:p>
          </table:table-cell>
          <table:table-cell office:value-type="float" office:value="18.35" calcext:value-type="float">
            <text:p>18.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32" calcext:value-type="float">
            <text:p>2.32</text:p>
          </table:table-cell>
          <table:table-cell office:value-type="float" office:value="0.92" calcext:value-type="float">
            <text:p>0.92</text:p>
          </table:table-cell>
          <table:table-cell office:value-type="float" office:value="2.19" calcext:value-type="float">
            <text:p>2.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9" calcext:value-type="float">
            <text:p>2.29</text:p>
          </table:table-cell>
          <table:table-cell office:value-type="float" office:value="0.93" calcext:value-type="float">
            <text:p>0.93</text:p>
          </table:table-cell>
          <table:table-cell office:value-type="float" office:value="36.05" calcext:value-type="float">
            <text:p>36.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22" calcext:value-type="float">
            <text:p>2.22</text:p>
          </table:table-cell>
          <table:table-cell office:value-type="float" office:value="0.99" calcext:value-type="float">
            <text:p>0.99</text:p>
          </table:table-cell>
          <table:table-cell office:value-type="float" office:value="11.32" calcext:value-type="float">
            <text:p>11.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5" calcext:value-type="float">
            <text:p>2.35</text:p>
          </table:table-cell>
          <table:table-cell office:value-type="float" office:value="0.9" calcext:value-type="float">
            <text:p>0.9</text:p>
          </table:table-cell>
          <table:table-cell office:value-type="float" office:value="35.05" calcext:value-type="float">
            <text:p>35.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office:value-type="float" office:value="0.98" calcext:value-type="float">
            <text:p>0.98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8" calcext:value-type="float">
            <text:p>2.48</text:p>
          </table:table-cell>
          <table:table-cell office:value-type="float" office:value="0.94" calcext:value-type="float">
            <text:p>0.94</text:p>
          </table:table-cell>
          <table:table-cell office:value-type="float" office:value="26.26" calcext:value-type="float">
            <text:p>26.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37" calcext:value-type="float">
            <text:p>2.37</text:p>
          </table:table-cell>
          <table:table-cell office:value-type="float" office:value="0.89" calcext:value-type="float">
            <text:p>0.89</text:p>
          </table:table-cell>
          <table:table-cell office:value-type="float" office:value="3.39" calcext:value-type="float">
            <text:p>3.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8" calcext:value-type="float">
            <text:p>2.28</text:p>
          </table:table-cell>
          <table:table-cell office:value-type="float" office:value="0.98" calcext:value-type="float">
            <text:p>0.98</text:p>
          </table:table-cell>
          <table:table-cell office:value-type="float" office:value="27.25" calcext:value-type="float">
            <text:p>27.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5" calcext:value-type="float">
            <text:p>2.35</text:p>
          </table:table-cell>
          <table:table-cell office:value-type="float" office:value="0.9" calcext:value-type="float">
            <text:p>0.9</text:p>
          </table:table-cell>
          <table:table-cell office:value-type="float" office:value="2.12" calcext:value-type="float">
            <text:p>2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3" calcext:value-type="float">
            <text:p>2.63</text:p>
          </table:table-cell>
          <table:table-cell office:value-type="float" office:value="0.93" calcext:value-type="float">
            <text:p>0.93</text:p>
          </table:table-cell>
          <table:table-cell office:value-type="float" office:value="27.87" calcext:value-type="float">
            <text:p>27.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48" calcext:value-type="float">
            <text:p>2.48</text:p>
          </table:table-cell>
          <table:table-cell office:value-type="float" office:value="0.98" calcext:value-type="float">
            <text:p>0.98</text:p>
          </table:table-cell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5" calcext:value-type="float">
            <text:p>2.45</text:p>
          </table:table-cell>
          <table:table-cell office:value-type="float" office:value="0.95" calcext:value-type="float">
            <text:p>0.95</text:p>
          </table:table-cell>
          <table:table-cell office:value-type="float" office:value="34.91" calcext:value-type="float">
            <text:p>34.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office:value-type="float" office:value="0.88" calcext:value-type="float">
            <text:p>0.88</text:p>
          </table:table-cell>
          <table:table-cell office:value-type="float" office:value="7.12" calcext:value-type="float">
            <text:p>7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4" calcext:value-type="float">
            <text:p>2.34</text:p>
          </table:table-cell>
          <table:table-cell office:value-type="float" office:value="0.98" calcext:value-type="float">
            <text:p>0.98</text:p>
          </table:table-cell>
          <table:table-cell office:value-type="float" office:value="31.46" calcext:value-type="float">
            <text:p>31.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31" calcext:value-type="float">
            <text:p>3.31</text:p>
          </table:table-cell>
          <table:table-cell office:value-type="float" office:value="0.96" calcext:value-type="float">
            <text:p>0.96</text:p>
          </table:table-cell>
          <table:table-cell office:value-type="float" office:value="0.73" calcext:value-type="float">
            <text:p>0.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2" calcext:value-type="float">
            <text:p>2.52</text:p>
          </table:table-cell>
          <table:table-cell office:value-type="float" office:value="0.97" calcext:value-type="float">
            <text:p>0.97</text:p>
          </table:table-cell>
          <table:table-cell office:value-type="float" office:value="26.05" calcext:value-type="float">
            <text:p>26.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02" calcext:value-type="float">
            <text:p>3.02</text:p>
          </table:table-cell>
          <table:table-cell office:value-type="float" office:value="0.9" calcext:value-type="float">
            <text:p>0.9</text:p>
          </table:table-cell>
          <table:table-cell office:value-type="float" office:value="1.83" calcext:value-type="float">
            <text:p>1.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5" calcext:value-type="float">
            <text:p>2.35</text:p>
          </table:table-cell>
          <table:table-cell office:value-type="float" office:value="0.94" calcext:value-type="float">
            <text:p>0.94</text:p>
          </table:table-cell>
          <table:table-cell office:value-type="float" office:value="38.62" calcext:value-type="float">
            <text:p>38.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17" calcext:value-type="float">
            <text:p>2.17</text:p>
          </table:table-cell>
          <table:table-cell office:value-type="float" office:value="0.98" calcext:value-type="float">
            <text:p>0.98</text:p>
          </table:table-cell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41" calcext:value-type="float">
            <text:p>2.41</text:p>
          </table:table-cell>
          <table:table-cell office:value-type="float" office:value="0.96" calcext:value-type="float">
            <text:p>0.96</text:p>
          </table:table-cell>
          <table:table-cell office:value-type="float" office:value="26.03" calcext:value-type="float">
            <text:p>26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19" calcext:value-type="float">
            <text:p>2.19</text:p>
          </table:table-cell>
          <table:table-cell office:value-type="float" office:value="0.93" calcext:value-type="float">
            <text:p>0.93</text:p>
          </table:table-cell>
          <table:table-cell office:value-type="float" office:value="3.71" calcext:value-type="float">
            <text:p>3.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54" calcext:value-type="float">
            <text:p>2.54</text:p>
          </table:table-cell>
          <table:table-cell office:value-type="float" office:value="0.99" calcext:value-type="float">
            <text:p>0.99</text:p>
          </table:table-cell>
          <table:table-cell office:value-type="float" office:value="22.14" calcext:value-type="float">
            <text:p>22.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91" calcext:value-type="float">
            <text:p>2.91</text:p>
          </table:table-cell>
          <table:table-cell office:value-type="float" office:value="0.91" calcext:value-type="float">
            <text:p>0.91</text:p>
          </table:table-cell>
          <table:table-cell office:value-type="float" office:value="2.64" calcext:value-type="float">
            <text:p>2.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office:value-type="float" office:value="0.97" calcext:value-type="float">
            <text:p>0.97</text:p>
          </table:table-cell>
          <table:table-cell office:value-type="float" office:value="30.74" calcext:value-type="float">
            <text:p>30.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4" calcext:value-type="float">
            <text:p>3.4</text:p>
          </table:table-cell>
          <table:table-cell office:value-type="float" office:value="0.97" calcext:value-type="float">
            <text:p>0.97</text:p>
          </table:table-cell>
          <table:table-cell office:value-type="float" office:value="8.15" calcext:value-type="float">
            <text:p>8.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4" calcext:value-type="float">
            <text:p>2.54</text:p>
          </table:table-cell>
          <table:table-cell office:value-type="float" office:value="0.95" calcext:value-type="float">
            <text:p>0.95</text:p>
          </table:table-cell>
          <table:table-cell office:value-type="float" office:value="30.84" calcext:value-type="float">
            <text:p>30.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36" calcext:value-type="float">
            <text:p>2.36</text:p>
          </table:table-cell>
          <table:table-cell office:value-type="float" office:value="0.91" calcext:value-type="float">
            <text:p>0.91</text:p>
          </table:table-cell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office:value-type="float" office:value="0.93" calcext:value-type="float">
            <text:p>0.93</text:p>
          </table:table-cell>
          <table:table-cell office:value-type="float" office:value="34.96" calcext:value-type="float">
            <text:p>34.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27" calcext:value-type="float">
            <text:p>2.27</text:p>
          </table:table-cell>
          <table:table-cell office:value-type="float" office:value="0.9" calcext:value-type="float">
            <text:p>0.9</text:p>
          </table:table-cell>
          <table:table-cell office:value-type="float" office:value="3.14" calcext:value-type="float">
            <text:p>3.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office:value-type="float" office:value="0.99" calcext:value-type="float">
            <text:p>0.99</text:p>
          </table:table-cell>
          <table:table-cell office:value-type="float" office:value="29.02" calcext:value-type="float">
            <text:p>29.0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.58</text:p>
          </table:table-cell>
          <table:table-cell office:value-type="float" office:value="0.97" calcext:value-type="float">
            <text:p>0.97</text:p>
          </table:table-cell>
          <table:table-cell office:value-type="float" office:value="25.58" calcext:value-type="float">
            <text:p>25.5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4" calcext:value-type="float">
            <text:p>4.24</text:p>
          </table:table-cell>
          <table:table-cell office:value-type="float" office:value="0.9" calcext:value-type="float">
            <text:p>0.9</text:p>
          </table:table-cell>
          <table:table-cell office:value-type="float" office:value="4.62" calcext:value-type="float">
            <text:p>4.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0.89" calcext:value-type="float">
            <text:p>0.89</text:p>
          </table:table-cell>
          <table:table-cell office:value-type="float" office:value="17.53" calcext:value-type="float">
            <text:p>17.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19" calcext:value-type="float">
            <text:p>4.19</text:p>
          </table:table-cell>
          <table:table-cell office:value-type="float" office:value="0.92" calcext:value-type="float">
            <text:p>0.92</text:p>
          </table:table-cell>
          <table:table-cell office:value-type="float" office:value="6.24" calcext:value-type="float">
            <text:p>6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" calcext:value-type="float">
            <text:p>2.28</text:p>
          </table:table-cell>
          <table:table-cell office:value-type="float" office:value="0.99" calcext:value-type="float">
            <text:p>0.99</text:p>
          </table:table-cell>
          <table:table-cell office:value-type="float" office:value="25.8" calcext:value-type="float">
            <text:p>25.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3" calcext:value-type="float">
            <text:p>4.43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2" calcext:value-type="float">
            <text:p>2.52</text:p>
          </table:table-cell>
          <table:table-cell office:value-type="float" office:value="0.97" calcext:value-type="float">
            <text:p>0.97</text:p>
          </table:table-cell>
          <table:table-cell office:value-type="float" office:value="13.13" calcext:value-type="float">
            <text:p>13.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.81</text:p>
          </table:table-cell>
          <table:table-cell office:value-type="float" office:value="0.99" calcext:value-type="float">
            <text:p>0.99</text:p>
          </table:table-cell>
          <table:table-cell office:value-type="float" office:value="0.57" calcext:value-type="float">
            <text:p>0.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1" calcext:value-type="float">
            <text:p>2.51</text:p>
          </table:table-cell>
          <table:table-cell office:value-type="float" office:value="0.94" calcext:value-type="float">
            <text:p>0.94</text:p>
          </table:table-cell>
          <table:table-cell office:value-type="float" office:value="28.84" calcext:value-type="float">
            <text:p>28.8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33" calcext:value-type="float">
            <text:p>2.33</text:p>
          </table:table-cell>
          <table:table-cell office:value-type="float" office:value="0.94" calcext:value-type="float">
            <text:p>0.94</text:p>
          </table:table-cell>
          <table:table-cell office:value-type="float" office:value="2.99" calcext:value-type="float">
            <text:p>2.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.65" calcext:value-type="float">
            <text:p>153.65</text:p>
          </table:table-cell>
          <table:table-cell office:value-type="float" office:value="0.89" calcext:value-type="float">
            <text:p>0.8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48" calcext:value-type="float">
            <text:p>2.48</text:p>
          </table:table-cell>
          <table:table-cell office:value-type="float" office:value="0.89" calcext:value-type="float">
            <text:p>0.89</text:p>
          </table:table-cell>
          <table:table-cell office:value-type="float" office:value="3.52" calcext:value-type="float">
            <text:p>3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1" calcext:value-type="float">
            <text:p>3.81</text:p>
          </table:table-cell>
          <table:table-cell office:value-type="float" office:value="0.89" calcext:value-type="float">
            <text:p>0.89</text:p>
          </table:table-cell>
          <table:table-cell office:value-type="float" office:value="38.63" calcext:value-type="float">
            <text:p>38.6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9.7" calcext:value-type="float">
            <text:p>369.7</text:p>
          </table:table-cell>
          <table:table-cell office:value-type="float" office:value="0.9" calcext:value-type="float">
            <text:p>0.9</text:p>
          </table:table-cell>
          <table:table-cell office:value-type="float" office:value="1.04" calcext:value-type="float">
            <text:p>1.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95" calcext:value-type="float">
            <text:p>4.95</text:p>
          </table:table-cell>
          <table:table-cell office:value-type="float" office:value="0.97" calcext:value-type="float">
            <text:p>0.97</text:p>
          </table:table-cell>
          <table:table-cell office:value-type="float" office:value="24.02" calcext:value-type="float">
            <text:p>24.0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02" calcext:value-type="float">
            <text:p>4.02</text:p>
          </table:table-cell>
          <table:table-cell office:value-type="float" office:value="0.93" calcext:value-type="float">
            <text:p>0.93</text:p>
          </table:table-cell>
          <table:table-cell office:value-type="float" office:value="4.53" calcext:value-type="float">
            <text:p>4.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1" calcext:value-type="float">
            <text:p>5.51</text:p>
          </table:table-cell>
          <table:table-cell office:value-type="float" office:value="0.89" calcext:value-type="float">
            <text:p>0.89</text:p>
          </table:table-cell>
          <table:table-cell office:value-type="float" office:value="30.48" calcext:value-type="float">
            <text:p>30.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5" calcext:value-type="float">
            <text:p>3.95</text:p>
          </table:table-cell>
          <table:table-cell office:value-type="float" office:value="0.89" calcext:value-type="float">
            <text:p>0.89</text:p>
          </table:table-cell>
          <table:table-cell office:value-type="float" office:value="34.05" calcext:value-type="float">
            <text:p>34.0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88" calcext:value-type="float">
            <text:p>2.88</text:p>
          </table:table-cell>
          <table:table-cell office:value-type="float" office:value="0.93" calcext:value-type="float">
            <text:p>0.93</text:p>
          </table:table-cell>
          <table:table-cell office:value-type="float" office:value="0.31" calcext:value-type="float">
            <text:p>0.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8" calcext:value-type="float">
            <text:p>2.58</text:p>
          </table:table-cell>
          <table:table-cell office:value-type="float" office:value="0.94" calcext:value-type="float">
            <text:p>0.94</text:p>
          </table:table-cell>
          <table:table-cell office:value-type="float" office:value="22.25" calcext:value-type="float">
            <text:p>22.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66" calcext:value-type="float">
            <text:p>2.66</text:p>
          </table:table-cell>
          <table:table-cell office:value-type="float" office:value="0.96" calcext:value-type="float">
            <text:p>0.96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48" calcext:value-type="float">
            <text:p>2.48</text:p>
          </table:table-cell>
          <table:table-cell office:value-type="float" office:value="0.98" calcext:value-type="float">
            <text:p>0.98</text:p>
          </table:table-cell>
          <table:table-cell office:value-type="float" office:value="23.76" calcext:value-type="float">
            <text:p>23.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53" calcext:value-type="float">
            <text:p>2.53</text:p>
          </table:table-cell>
          <table:table-cell office:value-type="float" office:value="0.95" calcext:value-type="float">
            <text:p>0.95</text:p>
          </table:table-cell>
          <table:table-cell office:value-type="float" office:value="1.58" calcext:value-type="float">
            <text:p>1.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2" calcext:value-type="float">
            <text:p>2.62</text:p>
          </table:table-cell>
          <table:table-cell office:value-type="float" office:value="0.98" calcext:value-type="float">
            <text:p>0.98</text:p>
          </table:table-cell>
          <table:table-cell office:value-type="float" office:value="16.39" calcext:value-type="float">
            <text:p>16.3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81" calcext:value-type="float">
            <text:p>2.8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83" calcext:value-type="float">
            <text:p>4.83</text:p>
          </table:table-cell>
          <table:table-cell office:value-type="float" office:value="0.92" calcext:value-type="float">
            <text:p>0.92</text:p>
          </table:table-cell>
          <table:table-cell office:value-type="float" office:value="27.85" calcext:value-type="float">
            <text:p>27.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88" calcext:value-type="float">
            <text:p>2.88</text:p>
          </table:table-cell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5" calcext:value-type="float">
            <text:p>3.35</text:p>
          </table:table-cell>
          <table:table-cell office:value-type="float" office:value="0.91" calcext:value-type="float">
            <text:p>0.91</text:p>
          </table:table-cell>
          <table:table-cell office:value-type="float" office:value="23.38" calcext:value-type="float">
            <text:p>23.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63" calcext:value-type="float">
            <text:p>2.63</text:p>
          </table:table-cell>
          <table:table-cell office:value-type="float" office:value="0.89" calcext:value-type="float">
            <text:p>0.89</text:p>
          </table:table-cell>
          <table:table-cell office:value-type="float" office:value="0.71" calcext:value-type="float">
            <text:p>0.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8" calcext:value-type="float">
            <text:p>2.88</text:p>
          </table:table-cell>
          <table:table-cell office:value-type="float" office:value="0.93" calcext:value-type="float">
            <text:p>0.93</text:p>
          </table:table-cell>
          <table:table-cell office:value-type="float" office:value="25.36" calcext:value-type="float">
            <text:p>25.3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53" calcext:value-type="float">
            <text:p>3.53</text:p>
          </table:table-cell>
          <table:table-cell office:value-type="float" office:value="0.97" calcext:value-type="float">
            <text:p>0.97</text:p>
          </table:table-cell>
          <table:table-cell office:value-type="float" office:value="5.43" calcext:value-type="float">
            <text:p>5.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4" calcext:value-type="float">
            <text:p>2.34</text:p>
          </table:table-cell>
          <table:table-cell office:value-type="float" office:value="0.91" calcext:value-type="float">
            <text:p>0.91</text:p>
          </table:table-cell>
          <table:table-cell office:value-type="float" office:value="32.04" calcext:value-type="float">
            <text:p>32.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42" calcext:value-type="float">
            <text:p>2.42</text:p>
          </table:table-cell>
          <table:table-cell office:value-type="float" office:value="0.99" calcext:value-type="float">
            <text:p>0.99</text:p>
          </table:table-cell>
          <table:table-cell office:value-type="float" office:value="2.51" calcext:value-type="float">
            <text:p>2.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7" calcext:value-type="float">
            <text:p>2.7</text:p>
          </table:table-cell>
          <table:table-cell office:value-type="float" office:value="0.97" calcext:value-type="float">
            <text:p>0.97</text:p>
          </table:table-cell>
          <table:table-cell office:value-type="float" office:value="26.44" calcext:value-type="float">
            <text:p>26.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4.63" calcext:value-type="float">
            <text:p>204.63</text:p>
          </table:table-cell>
          <table:table-cell office:value-type="float" office:value="0.94" calcext:value-type="float">
            <text:p>0.94</text:p>
          </table:table-cell>
          <table:table-cell office:value-type="float" office:value="6.25" calcext:value-type="float">
            <text:p>6.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4" calcext:value-type="float">
            <text:p>3.84</text:p>
          </table:table-cell>
          <table:table-cell office:value-type="float" office:value="0.93" calcext:value-type="float">
            <text:p>0.93</text:p>
          </table:table-cell>
          <table:table-cell office:value-type="float" office:value="28.53" calcext:value-type="float">
            <text:p>28.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.64</text:p>
          </table:table-cell>
          <table:table-cell office:value-type="float" office:value="0.94" calcext:value-type="float">
            <text:p>0.94</text:p>
          </table:table-cell>
          <table:table-cell office:value-type="float" office:value="2.65" calcext:value-type="float">
            <text:p>2.65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GA_Stacionary" table:style-name="ta1">
        <table:table-column table:style-name="co1" table:default-cell-style-name="ce2"/>
        <table:table-column table:style-name="co5" table:number-columns-repeated="3" table:default-cell-style-name="ce2"/>
        <table:table-column table:style-name="co9" table:default-cell-style-name="ce2"/>
        <table:table-column table:style-name="co5" table:default-cell-style-name="Default"/>
        <table:table-column table:style-name="co5" table:number-columns-repeated="4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lpine function Stacionary GA con operadores normales Por torneo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Alpine function Stacionary GA con operadores tramposos Por torne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1.52" calcext:value-type="float">
            <text:p>1061.52</text:p>
          </table:table-cell>
          <table:table-cell office:value-type="float" office:value="2.07" calcext:value-type="float">
            <text:p>2.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9.78" calcext:value-type="float">
            <text:p>849.78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0.05" calcext:value-type="float">
            <text:p>1370.05</text:p>
          </table:table-cell>
          <table:table-cell office:value-type="float" office:value="1.23" calcext:value-type="float">
            <text:p>1.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06.68" calcext:value-type="float">
            <text:p>1406.68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4.41" calcext:value-type="float">
            <text:p>1444.41</text:p>
          </table:table-cell>
          <table:table-cell office:value-type="float" office:value="1.86" calcext:value-type="float">
            <text:p>1.8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12.69" calcext:value-type="float">
            <text:p>1412.69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2.36" calcext:value-type="float">
            <text:p>1952.36</text:p>
          </table:table-cell>
          <table:table-cell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0.4" calcext:value-type="float">
            <text:p>850.4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3.91" calcext:value-type="float">
            <text:p>1343.91</text:p>
          </table:table-cell>
          <table:table-cell office:value-type="float" office:value="1.34" calcext:value-type="float">
            <text:p>1.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31.56" calcext:value-type="float">
            <text:p>1531.56</text:p>
          </table:table-cell>
          <table:table-cell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5.27" calcext:value-type="float">
            <text:p>595.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88.66" calcext:value-type="float">
            <text:p>1288.66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7.4" calcext:value-type="float">
            <text:p>787.4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40.32" calcext:value-type="float">
            <text:p>740.32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.45" calcext:value-type="float">
            <text:p>406.45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0.4" calcext:value-type="float">
            <text:p>670.4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7.27" calcext:value-type="float">
            <text:p>437.27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9.54" calcext:value-type="float">
            <text:p>239.54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9.87" calcext:value-type="float">
            <text:p>419.87</text:p>
          </table:table-cell>
          <table:table-cell office:value-type="float" office:value="3.27" calcext:value-type="float">
            <text:p>3.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3.76" calcext:value-type="float">
            <text:p>223.76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9.17" calcext:value-type="float">
            <text:p>269.17</text:p>
          </table:table-cell>
          <table:table-cell office:value-type="float" office:value="1.69" calcext:value-type="float">
            <text:p>1.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7.35" calcext:value-type="float">
            <text:p>177.35</text:p>
          </table:table-cell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7.55" calcext:value-type="float">
            <text:p>207.55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37.77" calcext:value-type="float">
            <text:p>437.77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5.95" calcext:value-type="float">
            <text:p>365.95</text:p>
          </table:table-cell>
          <table:table-cell office:value-type="float" office:value="2.03" calcext:value-type="float">
            <text:p>2.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0.3" calcext:value-type="float">
            <text:p>160.3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4.42" calcext:value-type="float">
            <text:p>414.42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2.71" calcext:value-type="float">
            <text:p>172.7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.57" calcext:value-type="float">
            <text:p>155.57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8.29" calcext:value-type="float">
            <text:p>428.29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6.17" calcext:value-type="float">
            <text:p>506.17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3.59" calcext:value-type="float">
            <text:p>183.59</text:p>
          </table:table-cell>
          <table:table-cell office:value-type="float" office:value="0.07" calcext:value-type="float">
            <text:p>0.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.98" calcext:value-type="float">
            <text:p>264.98</text:p>
          </table:table-cell>
          <table:table-cell office:value-type="float" office:value="2.85" calcext:value-type="float">
            <text:p>2.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66.07" calcext:value-type="float">
            <text:p>366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3.87" calcext:value-type="float">
            <text:p>233.87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6.43" calcext:value-type="float">
            <text:p>266.43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9.37" calcext:value-type="float">
            <text:p>219.37</text:p>
          </table:table-cell>
          <table:table-cell office:value-type="float" office:value="3.11" calcext:value-type="float">
            <text:p>3.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9.71" calcext:value-type="float">
            <text:p>329.71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.01" calcext:value-type="float">
            <text:p>277.01</text:p>
          </table:table-cell>
          <table:table-cell office:value-type="float" office:value="2.36" calcext:value-type="float">
            <text:p>2.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1.26" calcext:value-type="float">
            <text:p>241.26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.84" calcext:value-type="float">
            <text:p>380.84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7.95" calcext:value-type="float">
            <text:p>447.9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.46" calcext:value-type="float">
            <text:p>288.46</text:p>
          </table:table-cell>
          <table:table-cell office:value-type="float" office:value="1.34" calcext:value-type="float">
            <text:p>1.3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0.89" calcext:value-type="float">
            <text:p>350.89</text:p>
          </table:table-cell>
          <table:table-cell office:value-type="float" office:value="0.31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.74" calcext:value-type="float">
            <text:p>231.7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2.28" calcext:value-type="float">
            <text:p>262.28</text:p>
          </table:table-cell>
          <table:table-cell office:value-type="float" office:value="0.17" calcext:value-type="float">
            <text:p>0.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0.47" calcext:value-type="float">
            <text:p>430.47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9.13" calcext:value-type="float">
            <text:p>299.1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8.02" calcext:value-type="float">
            <text:p>458.02</text:p>
          </table:table-cell>
          <table:table-cell office:value-type="float" office:value="1.98" calcext:value-type="float">
            <text:p>1.9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3.7" calcext:value-type="float">
            <text:p>363.7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7.33" calcext:value-type="float">
            <text:p>427.33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3.7" calcext:value-type="float">
            <text:p>453.7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3.01" calcext:value-type="float">
            <text:p>413.01</text:p>
          </table:table-cell>
          <table:table-cell office:value-type="float" office:value="1.54" calcext:value-type="float">
            <text:p>1.5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8.1" calcext:value-type="float">
            <text:p>318.1</text:p>
          </table:table-cell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7.91" calcext:value-type="float">
            <text:p>477.91</text:p>
          </table:table-cell>
          <table:table-cell office:value-type="float" office:value="2.04" calcext:value-type="float">
            <text:p>2.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.11" calcext:value-type="float">
            <text:p>200.1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1" calcext:value-type="float">
            <text:p>251</text:p>
          </table:table-cell>
          <table:table-cell office:value-type="float" office:value="1.51" calcext:value-type="float">
            <text:p>1.5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9.6" calcext:value-type="float">
            <text:p>309.6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7.74" calcext:value-type="float">
            <text:p>327.74</text:p>
          </table:table-cell>
          <table:table-cell office:value-type="float" office:value="1.04" calcext:value-type="float">
            <text:p>1.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7.18" calcext:value-type="float">
            <text:p>117.18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7.9" calcext:value-type="float">
            <text:p>597.9</text:p>
          </table:table-cell>
          <table:table-cell office:value-type="float" office:value="1.33" calcext:value-type="float">
            <text:p>1.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0.92" calcext:value-type="float">
            <text:p>210.92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83" calcext:value-type="float">
            <text:p>172.83</text:p>
          </table:table-cell>
          <table:table-cell office:value-type="float" office:value="1.68" calcext:value-type="float">
            <text:p>1.6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6.34" calcext:value-type="float">
            <text:p>186.34</text:p>
          </table:table-cell>
          <table:table-cell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4.14" calcext:value-type="float">
            <text:p>394.14</text:p>
          </table:table-cell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3.16" calcext:value-type="float">
            <text:p>443.16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.35" calcext:value-type="float">
            <text:p>100.35</text:p>
          </table:table-cell>
          <table:table-cell office:value-type="float" office:value="1.45" calcext:value-type="float">
            <text:p>1.4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96.12" calcext:value-type="float">
            <text:p>396.12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8.07" calcext:value-type="float">
            <text:p>468.07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8.75" calcext:value-type="float">
            <text:p>208.75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.32" calcext:value-type="float">
            <text:p>313.32</text:p>
          </table:table-cell>
          <table:table-cell office:value-type="float" office:value="1.88" calcext:value-type="float">
            <text:p>1.8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5.59" calcext:value-type="float">
            <text:p>475.59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7.52" calcext:value-type="float">
            <text:p>227.52</text:p>
          </table:table-cell>
          <table:table-cell office:value-type="float" office:value="2.06" calcext:value-type="float">
            <text:p>2.0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62.62" calcext:value-type="float">
            <text:p>462.62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8.68" calcext:value-type="float">
            <text:p>378.68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0.63" calcext:value-type="float">
            <text:p>320.63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0.69" calcext:value-type="float">
            <text:p>240.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1.04" calcext:value-type="float">
            <text:p>321.04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.34" calcext:value-type="float">
            <text:p>174.34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5.15" calcext:value-type="float">
            <text:p>345.15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Dixon function Stacionary GA con operadores normales Por torneo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ixon function Stacionary GA con operadores tramposos Por torne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.03" calcext:value-type="float">
            <text:p>335.03</text:p>
          </table:table-cell>
          <table:table-cell office:value-type="float" office:value="91.17" calcext:value-type="float">
            <text:p>91.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3.81" calcext:value-type="float">
            <text:p>243.8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.42" calcext:value-type="float">
            <text:p>402.42</text:p>
          </table:table-cell>
          <table:table-cell office:value-type="float" office:value="30.21" calcext:value-type="float">
            <text:p>30.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8.04" calcext:value-type="float">
            <text:p>448.04</text:p>
          </table:table-cell>
          <table:table-cell office:value-type="float" office:value="13.07" calcext:value-type="float">
            <text:p>13.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.95" calcext:value-type="float">
            <text:p>422.95</text:p>
          </table:table-cell>
          <table:table-cell office:value-type="float" office:value="19.14" calcext:value-type="float">
            <text:p>19.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7.9" calcext:value-type="float">
            <text:p>427.9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.25" calcext:value-type="float">
            <text:p>299.25</text:p>
          </table:table-cell>
          <table:table-cell office:value-type="float" office:value="58.08" calcext:value-type="float">
            <text:p>58.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7.8" calcext:value-type="float">
            <text:p>277.8</text:p>
          </table:table-cell>
          <table:table-cell office:value-type="float" office:value="1.89" calcext:value-type="float">
            <text:p>1.8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9.63" calcext:value-type="float">
            <text:p>269.63</text:p>
          </table:table-cell>
          <table:table-cell office:value-type="float" office:value="23.23" calcext:value-type="float">
            <text:p>23.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2.67" calcext:value-type="float">
            <text:p>302.67</text:p>
          </table:table-cell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3.31" calcext:value-type="float">
            <text:p>213.31</text:p>
          </table:table-cell>
          <table:table-cell office:value-type="float" office:value="27.55" calcext:value-type="float">
            <text:p>27.5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3.85" calcext:value-type="float">
            <text:p>243.85</text:p>
          </table:table-cell>
          <table:table-cell office:value-type="float" office:value="0.99" calcext:value-type="float">
            <text:p>0.9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0.22" calcext:value-type="float">
            <text:p>260.22</text:p>
          </table:table-cell>
          <table:table-cell office:value-type="float" office:value="54.81" calcext:value-type="float">
            <text:p>54.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5.72" calcext:value-type="float">
            <text:p>475.72</text:p>
          </table:table-cell>
          <table:table-cell office:value-type="float" office:value="4.65" calcext:value-type="float">
            <text:p>4.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.6" calcext:value-type="float">
            <text:p>310.6</text:p>
          </table:table-cell>
          <table:table-cell office:value-type="float" office:value="42.55" calcext:value-type="float">
            <text:p>42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2.86" calcext:value-type="float">
            <text:p>172.86</text:p>
          </table:table-cell>
          <table:table-cell office:value-type="float" office:value="1.99" calcext:value-type="float">
            <text:p>1.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6.46" calcext:value-type="float">
            <text:p>356.46</text:p>
          </table:table-cell>
          <table:table-cell office:value-type="float" office:value="24.98" calcext:value-type="float">
            <text:p>24.9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91.27" calcext:value-type="float">
            <text:p>391.27</text:p>
          </table:table-cell>
          <table:table-cell office:value-type="float" office:value="3.41" calcext:value-type="float">
            <text:p>3.4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.78" calcext:value-type="float">
            <text:p>205.78</text:p>
          </table:table-cell>
          <table:table-cell office:value-type="float" office:value="33.01" calcext:value-type="float">
            <text:p>33.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.39" calcext:value-type="float">
            <text:p>250.39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2.93" calcext:value-type="float">
            <text:p>302.93</text:p>
          </table:table-cell>
          <table:table-cell office:value-type="float" office:value="42.79" calcext:value-type="float">
            <text:p>42.7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1.42" calcext:value-type="float">
            <text:p>271.42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6.7" calcext:value-type="float">
            <text:p>396.7</text:p>
          </table:table-cell>
          <table:table-cell office:value-type="float" office:value="17.83" calcext:value-type="float">
            <text:p>17.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5.75" calcext:value-type="float">
            <text:p>295.75</text:p>
          </table:table-cell>
          <table:table-cell office:value-type="float" office:value="2.01" calcext:value-type="float">
            <text:p>2.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6.74" calcext:value-type="float">
            <text:p>386.74</text:p>
          </table:table-cell>
          <table:table-cell office:value-type="float" office:value="95.7" calcext:value-type="float">
            <text:p>95.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2.73" calcext:value-type="float">
            <text:p>162.73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3.45" calcext:value-type="float">
            <text:p>273.45</text:p>
          </table:table-cell>
          <table:table-cell office:value-type="float" office:value="14.04" calcext:value-type="float">
            <text:p>14.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87.55" calcext:value-type="float">
            <text:p>387.55</text:p>
          </table:table-cell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5.49" calcext:value-type="float">
            <text:p>275.49</text:p>
          </table:table-cell>
          <table:table-cell office:value-type="float" office:value="56.1" calcext:value-type="float">
            <text:p>5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7.7" calcext:value-type="float">
            <text:p>347.7</text:p>
          </table:table-cell>
          <table:table-cell office:value-type="float" office:value="1.54" calcext:value-type="float">
            <text:p>1.5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99" calcext:value-type="float">
            <text:p>93.99</text:p>
          </table:table-cell>
          <table:table-cell office:value-type="float" office:value="38.23" calcext:value-type="float">
            <text:p>38.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9.25" calcext:value-type="float">
            <text:p>499.2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0.61" calcext:value-type="float">
            <text:p>330.61</text:p>
          </table:table-cell>
          <table:table-cell office:value-type="float" office:value="46.72" calcext:value-type="float">
            <text:p>46.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6.16" calcext:value-type="float">
            <text:p>276.16</text:p>
          </table:table-cell>
          <table:table-cell office:value-type="float" office:value="4.54" calcext:value-type="float">
            <text:p>4.5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0.81" calcext:value-type="float">
            <text:p>280.81</text:p>
          </table:table-cell>
          <table:table-cell office:value-type="float" office:value="80.14" calcext:value-type="float">
            <text:p>80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9.89" calcext:value-type="float">
            <text:p>149.89</text:p>
          </table:table-cell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.81" calcext:value-type="float">
            <text:p>179.81</text:p>
          </table:table-cell>
          <table:table-cell office:value-type="float" office:value="62.9" calcext:value-type="float">
            <text:p>62.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53.27" calcext:value-type="float">
            <text:p>553.27</text:p>
          </table:table-cell>
          <table:table-cell office:value-type="float" office:value="5.02" calcext:value-type="float">
            <text:p>5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5.51" calcext:value-type="float">
            <text:p>385.51</text:p>
          </table:table-cell>
          <table:table-cell office:value-type="float" office:value="23.67" calcext:value-type="float">
            <text:p>23.6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5.47" calcext:value-type="float">
            <text:p>345.47</text:p>
          </table:table-cell>
          <table:table-cell office:value-type="float" office:value="4.92" calcext:value-type="float">
            <text:p>4.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.13" calcext:value-type="float">
            <text:p>354.13</text:p>
          </table:table-cell>
          <table:table-cell office:value-type="float" office:value="16.33" calcext:value-type="float">
            <text:p>16.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0.89" calcext:value-type="float">
            <text:p>210.89</text:p>
          </table:table-cell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.35" calcext:value-type="float">
            <text:p>313.35</text:p>
          </table:table-cell>
          <table:table-cell office:value-type="float" office:value="20.73" calcext:value-type="float">
            <text:p>20.7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9.47" calcext:value-type="float">
            <text:p>349.47</text:p>
          </table:table-cell>
          <table:table-cell office:value-type="float" office:value="0.45" calcext:value-type="float">
            <text:p>0.4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3.17" calcext:value-type="float">
            <text:p>303.17</text:p>
          </table:table-cell>
          <table:table-cell office:value-type="float" office:value="28.44" calcext:value-type="float">
            <text:p>28.4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2.1" calcext:value-type="float">
            <text:p>302.1</text:p>
          </table:table-cell>
          <table:table-cell office:value-type="float" office:value="4.91" calcext:value-type="float">
            <text:p>4.9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8.93" calcext:value-type="float">
            <text:p>438.93</text:p>
          </table:table-cell>
          <table:table-cell office:value-type="float" office:value="24.78" calcext:value-type="float">
            <text:p>24.7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2.98" calcext:value-type="float">
            <text:p>272.98</text:p>
          </table:table-cell>
          <table:table-cell office:value-type="float" office:value="1.59" calcext:value-type="float">
            <text:p>1.5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1.81" calcext:value-type="float">
            <text:p>411.81</text:p>
          </table:table-cell>
          <table:table-cell office:value-type="float" office:value="113.42" calcext:value-type="float">
            <text:p>113.4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9.79" calcext:value-type="float">
            <text:p>269.79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.54" calcext:value-type="float">
            <text:p>245.54</text:p>
          </table:table-cell>
          <table:table-cell office:value-type="float" office:value="63.09" calcext:value-type="float">
            <text:p>63.0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0.5" calcext:value-type="float">
            <text:p>500.5</text:p>
          </table:table-cell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9.04" calcext:value-type="float">
            <text:p>279.04</text:p>
          </table:table-cell>
          <table:table-cell office:value-type="float" office:value="30.34" calcext:value-type="float">
            <text:p>30.3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0.65" calcext:value-type="float">
            <text:p>320.65</text:p>
          </table:table-cell>
          <table:table-cell office:value-type="float" office:value="3.19" calcext:value-type="float">
            <text:p>3.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3.43" calcext:value-type="float">
            <text:p>223.43</text:p>
          </table:table-cell>
          <table:table-cell office:value-type="float" office:value="60.53" calcext:value-type="float">
            <text:p>60.5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4.83" calcext:value-type="float">
            <text:p>184.83</text:p>
          </table:table-cell>
          <table:table-cell office:value-type="float" office:value="0.77" calcext:value-type="float">
            <text:p>0.7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.93" calcext:value-type="float">
            <text:p>249.93</text:p>
          </table:table-cell>
          <table:table-cell office:value-type="float" office:value="40.71" calcext:value-type="float">
            <text:p>40.7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9.81" calcext:value-type="float">
            <text:p>389.81</text:p>
          </table:table-cell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4.41" calcext:value-type="float">
            <text:p>404.41</text:p>
          </table:table-cell>
          <table:table-cell office:value-type="float" office:value="17.35" calcext:value-type="float">
            <text:p>17.3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5.57" calcext:value-type="float">
            <text:p>305.57</text:p>
          </table:table-cell>
          <table:table-cell office:value-type="float" office:value="1.88" calcext:value-type="float">
            <text:p>1.8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9.46" calcext:value-type="float">
            <text:p>309.46</text:p>
          </table:table-cell>
          <table:table-cell office:value-type="float" office:value="25.36" calcext:value-type="float">
            <text:p>25.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9.66" calcext:value-type="float">
            <text:p>119.66</text:p>
          </table:table-cell>
          <table:table-cell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5.49" calcext:value-type="float">
            <text:p>295.49</text:p>
          </table:table-cell>
          <table:table-cell office:value-type="float" office:value="46.49" calcext:value-type="float">
            <text:p>46.4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6.59" calcext:value-type="float">
            <text:p>166.59</text:p>
          </table:table-cell>
          <table:table-cell office:value-type="float" office:value="7.03" calcext:value-type="float">
            <text:p>7.0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.48" calcext:value-type="float">
            <text:p>141.48</text:p>
          </table:table-cell>
          <table:table-cell office:value-type="float" office:value="78.42" calcext:value-type="float">
            <text:p>78.4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4.29" calcext:value-type="float">
            <text:p>334.29</text:p>
          </table:table-cell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1.31" calcext:value-type="float">
            <text:p>321.31</text:p>
          </table:table-cell>
          <table:table-cell office:value-type="float" office:value="18.36" calcext:value-type="float">
            <text:p>18.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7.26" calcext:value-type="float">
            <text:p>237.26</text:p>
          </table:table-cell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7.97" calcext:value-type="float">
            <text:p>497.97</text:p>
          </table:table-cell>
          <table:table-cell office:value-type="float" office:value="36.99" calcext:value-type="float">
            <text:p>36.9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1.37" calcext:value-type="float">
            <text:p>401.37</text:p>
          </table:table-cell>
          <table:table-cell office:value-type="float" office:value="1.61" calcext:value-type="float">
            <text:p>1.6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3.84" calcext:value-type="float">
            <text:p>403.84</text:p>
          </table:table-cell>
          <table:table-cell office:value-type="float" office:value="24.85" calcext:value-type="float">
            <text:p>24.8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1.09" calcext:value-type="float">
            <text:p>371.0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.01" calcext:value-type="float">
            <text:p>234.01</text:p>
          </table:table-cell>
          <table:table-cell office:value-type="float" office:value="20.04" calcext:value-type="float">
            <text:p>20.0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5.91" calcext:value-type="float">
            <text:p>455.91</text:p>
          </table:table-cell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8.26" calcext:value-type="float">
            <text:p>258.26</text:p>
          </table:table-cell>
          <table:table-cell office:value-type="float" office:value="59.71" calcext:value-type="float">
            <text:p>59.7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3.68" calcext:value-type="float">
            <text:p>223.68</text:p>
          </table:table-cell>
          <table:table-cell office:value-type="float" office:value="3.85" calcext:value-type="float">
            <text:p>3.8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.84" calcext:value-type="float">
            <text:p>143.84</text:p>
          </table:table-cell>
          <table:table-cell office:value-type="float" office:value="34.38" calcext:value-type="float">
            <text:p>34.3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0.06" calcext:value-type="float">
            <text:p>260.06</text:p>
          </table:table-cell>
          <table:table-cell office:value-type="float" office:value="2.05" calcext:value-type="float">
            <text:p>2.0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2.47" calcext:value-type="float">
            <text:p>262.47</text:p>
          </table:table-cell>
          <table:table-cell office:value-type="float" office:value="39.22" calcext:value-type="float">
            <text:p>39.2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8.12" calcext:value-type="float">
            <text:p>458.12</text:p>
          </table:table-cell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Quintic function Stacionary GA con operadores normales Por torneo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Quintic function Stacionary GA con operadores tramposos Por torne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.8" calcext:value-type="float">
            <text:p>424.8</text:p>
          </table:table-cell>
          <table:table-cell office:value-type="float" office:value="43.11" calcext:value-type="float">
            <text:p>43.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3.73" calcext:value-type="float">
            <text:p>393.73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.22" calcext:value-type="float">
            <text:p>272.22</text:p>
          </table:table-cell>
          <table:table-cell office:value-type="float" office:value="81.55" calcext:value-type="float">
            <text:p>81.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3.19" calcext:value-type="float">
            <text:p>153.19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.46" calcext:value-type="float">
            <text:p>346.46</text:p>
          </table:table-cell>
          <table:table-cell office:value-type="float" office:value="57.17" calcext:value-type="float">
            <text:p>57.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.02" calcext:value-type="float">
            <text:p>102.02</text:p>
          </table:table-cell>
          <table:table-cell office:value-type="float" office:value="50.39" calcext:value-type="float">
            <text:p>50.3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0.54" calcext:value-type="float">
            <text:p>230.54</text:p>
          </table:table-cell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.11" calcext:value-type="float">
            <text:p>209.11</text:p>
          </table:table-cell>
          <table:table-cell office:value-type="float" office:value="81.29" calcext:value-type="float">
            <text:p>81.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5.09" calcext:value-type="float">
            <text:p>395.09</text:p>
          </table:table-cell>
          <table:table-cell office:value-type="float" office:value="0.19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9.86" calcext:value-type="float">
            <text:p>319.86</text:p>
          </table:table-cell>
          <table:table-cell office:value-type="float" office:value="19.56" calcext:value-type="float">
            <text:p>19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9.88" calcext:value-type="float">
            <text:p>439.88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4.11" calcext:value-type="float">
            <text:p>464.11</text:p>
          </table:table-cell>
          <table:table-cell office:value-type="float" office:value="39.54" calcext:value-type="float">
            <text:p>39.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8.38" calcext:value-type="float">
            <text:p>338.38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61.37" calcext:value-type="float">
            <text:p>61.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0.92" calcext:value-type="float">
            <text:p>280.92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3.98" calcext:value-type="float">
            <text:p>563.98</text:p>
          </table:table-cell>
          <table:table-cell office:value-type="float" office:value="63.21" calcext:value-type="float">
            <text:p>63.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9.64" calcext:value-type="float">
            <text:p>349.64</text:p>
          </table:table-cell>
          <table:table-cell office:value-type="float" office:value="0.19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.41" calcext:value-type="float">
            <text:p>92.41</text:p>
          </table:table-cell>
          <table:table-cell office:value-type="float" office:value="49.22" calcext:value-type="float">
            <text:p>49.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9.68" calcext:value-type="float">
            <text:p>409.68</text:p>
          </table:table-cell>
          <table:table-cell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7.41" calcext:value-type="float">
            <text:p>277.41</text:p>
          </table:table-cell>
          <table:table-cell office:value-type="float" office:value="54.1" calcext:value-type="float">
            <text:p>54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10.26" calcext:value-type="float">
            <text:p>410.26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2.04" calcext:value-type="float">
            <text:p>402.04</text:p>
          </table:table-cell>
          <table:table-cell office:value-type="float" office:value="72.07" calcext:value-type="float">
            <text:p>72.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3.98" calcext:value-type="float">
            <text:p>403.98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.31" calcext:value-type="float">
            <text:p>272.31</text:p>
          </table:table-cell>
          <table:table-cell office:value-type="float" office:value="71.25" calcext:value-type="float">
            <text:p>71.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08.02" calcext:value-type="float">
            <text:p>408.0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.57" calcext:value-type="float">
            <text:p>385.57</text:p>
          </table:table-cell>
          <table:table-cell office:value-type="float" office:value="42.98" calcext:value-type="float">
            <text:p>42.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0.58" calcext:value-type="float">
            <text:p>310.58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3.12" calcext:value-type="float">
            <text:p>313.12</text:p>
          </table:table-cell>
          <table:table-cell office:value-type="float" office:value="31.66" calcext:value-type="float">
            <text:p>31.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7.93" calcext:value-type="float">
            <text:p>307.93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7.83" calcext:value-type="float">
            <text:p>397.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9.17" calcext:value-type="float">
            <text:p>289.17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0.66" calcext:value-type="float">
            <text:p>310.66</text:p>
          </table:table-cell>
          <table:table-cell office:value-type="float" office:value="19.22" calcext:value-type="float">
            <text:p>19.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5.1" calcext:value-type="float">
            <text:p>285.1</text:p>
          </table:table-cell>
          <table:table-cell office:value-type="float" office:value="97.38" calcext:value-type="float">
            <text:p>97.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4.78" calcext:value-type="float">
            <text:p>404.78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.1" calcext:value-type="float">
            <text:p>400.1</text:p>
          </table:table-cell>
          <table:table-cell office:value-type="float" office:value="53.35" calcext:value-type="float">
            <text:p>53.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0.02" calcext:value-type="float">
            <text:p>380.02</text:p>
          </table:table-cell>
          <table:table-cell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6.48" calcext:value-type="float">
            <text:p>396.48</text:p>
          </table:table-cell>
          <table:table-cell office:value-type="float" office:value="23.12" calcext:value-type="float">
            <text:p>23.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7.95" calcext:value-type="float">
            <text:p>257.95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.75" calcext:value-type="float">
            <text:p>348.75</text:p>
          </table:table-cell>
          <table:table-cell office:value-type="float" office:value="28.18" calcext:value-type="float">
            <text:p>28.1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1.04" calcext:value-type="float">
            <text:p>211.04</text:p>
          </table:table-cell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.59" calcext:value-type="float">
            <text:p>126.59</text:p>
          </table:table-cell>
          <table:table-cell office:value-type="float" office:value="75.79" calcext:value-type="float">
            <text:p>75.7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2.31" calcext:value-type="float">
            <text:p>342.31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.52" calcext:value-type="float">
            <text:p>310.52</text:p>
          </table:table-cell>
          <table:table-cell office:value-type="float" office:value="114.12" calcext:value-type="float">
            <text:p>114.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5.08" calcext:value-type="float">
            <text:p>315.08</text:p>
          </table:table-cell>
          <table:table-cell office:value-type="float" office:value="0.13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.67" calcext:value-type="float">
            <text:p>449.67</text:p>
          </table:table-cell>
          <table:table-cell office:value-type="float" office:value="40.62" calcext:value-type="float">
            <text:p>40.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9.81" calcext:value-type="float">
            <text:p>169.81</text:p>
          </table:table-cell>
          <table:table-cell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.83" calcext:value-type="float">
            <text:p>373.83</text:p>
          </table:table-cell>
          <table:table-cell office:value-type="float" office:value="44.17" calcext:value-type="float">
            <text:p>44.1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4.84" calcext:value-type="float">
            <text:p>294.8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4.34" calcext:value-type="float">
            <text:p>304.34</text:p>
          </table:table-cell>
          <table:table-cell office:value-type="float" office:value="59.07" calcext:value-type="float">
            <text:p>59.0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.12" calcext:value-type="float">
            <text:p>110.12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.47" calcext:value-type="float">
            <text:p>344.47</text:p>
          </table:table-cell>
          <table:table-cell office:value-type="float" office:value="84.3" calcext:value-type="float">
            <text:p>84.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8.6" calcext:value-type="float">
            <text:p>288.6</text:p>
          </table:table-cell>
          <table:table-cell office:value-type="float" office:value="0.09" calcext:value-type="float">
            <text:p>0.0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8.75" calcext:value-type="float">
            <text:p>278.75</text:p>
          </table:table-cell>
          <table:table-cell office:value-type="float" office:value="37.83" calcext:value-type="float">
            <text:p>37.8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8.62" calcext:value-type="float">
            <text:p>338.62</text:p>
          </table:table-cell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.71" calcext:value-type="float">
            <text:p>149.71</text:p>
          </table:table-cell>
          <table:table-cell office:value-type="float" office:value="38.76" calcext:value-type="float">
            <text:p>38.7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2.22" calcext:value-type="float">
            <text:p>372.22</text:p>
          </table:table-cell>
          <table:table-cell office:value-type="float" office:value="0.19" calcext:value-type="float">
            <text:p>0.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1.1" calcext:value-type="float">
            <text:p>431.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0.71" calcext:value-type="float">
            <text:p>260.71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3.24" calcext:value-type="float">
            <text:p>233.24</text:p>
          </table:table-cell>
          <table:table-cell office:value-type="float" office:value="46.48" calcext:value-type="float">
            <text:p>46.4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71.29" calcext:value-type="float">
            <text:p>371.29</text:p>
          </table:table-cell>
          <table:table-cell office:value-type="float" office:value="0.13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8.51" calcext:value-type="float">
            <text:p>218.51</text:p>
          </table:table-cell>
          <table:table-cell office:value-type="float" office:value="142.09" calcext:value-type="float">
            <text:p>142.0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1.14" calcext:value-type="float">
            <text:p>521.14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6.25" calcext:value-type="float">
            <text:p>246.25</text:p>
          </table:table-cell>
          <table:table-cell office:value-type="float" office:value="61.41" calcext:value-type="float">
            <text:p>61.4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2.63" calcext:value-type="float">
            <text:p>342.63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5.22" calcext:value-type="float">
            <text:p>425.22</text:p>
          </table:table-cell>
          <table:table-cell office:value-type="float" office:value="67.27" calcext:value-type="float">
            <text:p>67.2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07.52" calcext:value-type="float">
            <text:p>407.52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9.02" calcext:value-type="float">
            <text:p>239.02</text:p>
          </table:table-cell>
          <table:table-cell office:value-type="float" office:value="42.9" calcext:value-type="float">
            <text:p>42.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35.07" calcext:value-type="float">
            <text:p>435.07</text:p>
          </table:table-cell>
          <table:table-cell office:value-type="float" office:value="0.07" calcext:value-type="float">
            <text:p>0.0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2.23" calcext:value-type="float">
            <text:p>362.23</text:p>
          </table:table-cell>
          <table:table-cell office:value-type="float" office:value="62.72" calcext:value-type="float">
            <text:p>62.7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3.95" calcext:value-type="float">
            <text:p>453.95</text:p>
          </table:table-cell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2.41" calcext:value-type="float">
            <text:p>382.41</text:p>
          </table:table-cell>
          <table:table-cell office:value-type="float" office:value="41.27" calcext:value-type="float">
            <text:p>41.2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8.75" calcext:value-type="float">
            <text:p>398.75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2.22" calcext:value-type="float">
            <text:p>602.22</text:p>
          </table:table-cell>
          <table:table-cell office:value-type="float" office:value="38.52" calcext:value-type="float">
            <text:p>38.5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85.92" calcext:value-type="float">
            <text:p>385.92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2.36" calcext:value-type="float">
            <text:p>292.36</text:p>
          </table:table-cell>
          <table:table-cell office:value-type="float" office:value="56.27" calcext:value-type="float">
            <text:p>56.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3.23" calcext:value-type="float">
            <text:p>323.23</text:p>
          </table:table-cell>
          <table:table-cell office:value-type="float" office:value="0.19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6.28" calcext:value-type="float">
            <text:p>466.28</text:p>
          </table:table-cell>
          <table:table-cell office:value-type="float" office:value="36.46" calcext:value-type="float">
            <text:p>36.4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4.7" calcext:value-type="float">
            <text:p>224.7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Schwefel function Stacionary GA con operadores normales Por torneo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Schwefel function Stacionary GA con operadores tramposos Por torne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.49" calcext:value-type="float">
            <text:p>347.49</text:p>
          </table:table-cell>
          <table:table-cell office:value-type="float" office:value="1512.22" calcext:value-type="float">
            <text:p>1512.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7.3" calcext:value-type="float">
            <text:p>407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.51" calcext:value-type="float">
            <text:p>326.51</text:p>
          </table:table-cell>
          <table:table-cell office:value-type="float" office:value="525.55" calcext:value-type="float">
            <text:p>525.5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7.66" calcext:value-type="float">
            <text:p>157.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.5" calcext:value-type="float">
            <text:p>255.5</text:p>
          </table:table-cell>
          <table:table-cell office:value-type="float" office:value="287.15" calcext:value-type="float">
            <text:p>287.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8.05" calcext:value-type="float">
            <text:p>258.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8.74" calcext:value-type="float">
            <text:p>498.74</text:p>
          </table:table-cell>
          <table:table-cell office:value-type="float" office:value="18.06" calcext:value-type="float">
            <text:p>18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8.83" calcext:value-type="float">
            <text:p>528.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1.1" calcext:value-type="float">
            <text:p>491.1</text:p>
          </table:table-cell>
          <table:table-cell office:value-type="float" office:value="8.46" calcext:value-type="float">
            <text:p>8.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.7" calcext:value-type="float">
            <text:p>14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.72" calcext:value-type="float">
            <text:p>298.72</text:p>
          </table:table-cell>
          <table:table-cell office:value-type="float" office:value="28.49" calcext:value-type="float">
            <text:p>28.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.36" calcext:value-type="float">
            <text:p>7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2.08" calcext:value-type="float">
            <text:p>292.08</text:p>
          </table:table-cell>
          <table:table-cell office:value-type="float" office:value="9.99" calcext:value-type="float">
            <text:p>9.9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5.02" calcext:value-type="float">
            <text:p>105.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.17" calcext:value-type="float">
            <text:p>264.17</text:p>
          </table:table-cell>
          <table:table-cell office:value-type="float" office:value="98.63" calcext:value-type="float">
            <text:p>98.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9.36" calcext:value-type="float">
            <text:p>269.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2.68" calcext:value-type="float">
            <text:p>222.68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9.79" calcext:value-type="float">
            <text:p>309.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.35" calcext:value-type="float">
            <text:p>184.35</text:p>
          </table:table-cell>
          <table:table-cell office:value-type="float" office:value="3172" calcext:value-type="float">
            <text:p>31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5.22" calcext:value-type="float">
            <text:p>215.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8.15" calcext:value-type="float">
            <text:p>418.15</text:p>
          </table:table-cell>
          <table:table-cell office:value-type="float" office:value="125.07" calcext:value-type="float">
            <text:p>125.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7.73" calcext:value-type="float">
            <text:p>237.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0.46" calcext:value-type="float">
            <text:p>430.46</text:p>
          </table:table-cell>
          <table:table-cell office:value-type="float" office:value="588.16" calcext:value-type="float">
            <text:p>588.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9.88" calcext:value-type="float">
            <text:p>279.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2.09" calcext:value-type="float">
            <text:p>372.09</text:p>
          </table:table-cell>
          <table:table-cell office:value-type="float" office:value="18.13" calcext:value-type="float">
            <text:p>18.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5.8" calcext:value-type="float">
            <text:p>135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6.13" calcext:value-type="float">
            <text:p>346.13</text:p>
          </table:table-cell>
          <table:table-cell office:value-type="float" office:value="42.38" calcext:value-type="float">
            <text:p>42.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80.23" calcext:value-type="float">
            <text:p>380.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3.56" calcext:value-type="float">
            <text:p>263.56</text:p>
          </table:table-cell>
          <table:table-cell office:value-type="float" office:value="1.69" calcext:value-type="float">
            <text:p>1.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6.81" calcext:value-type="float">
            <text:p>426.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8.99" calcext:value-type="float">
            <text:p>308.99</text:p>
          </table:table-cell>
          <table:table-cell office:value-type="float" office:value="37.74" calcext:value-type="float">
            <text:p>37.7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0.67" calcext:value-type="float">
            <text:p>290.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8.34" calcext:value-type="float">
            <text:p>448.34</text:p>
          </table:table-cell>
          <table:table-cell office:value-type="float" office:value="3.65" calcext:value-type="float">
            <text:p>3.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.61" calcext:value-type="float">
            <text:p>333.61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9.15" calcext:value-type="float">
            <text:p>289.15</text:p>
          </table:table-cell>
          <table:table-cell office:value-type="float" office:value="1076.52" calcext:value-type="float">
            <text:p>1076.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7.67" calcext:value-type="float">
            <text:p>407.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0.72" calcext:value-type="float">
            <text:p>260.72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9.75" calcext:value-type="float">
            <text:p>249.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.71" calcext:value-type="float">
            <text:p>112.71</text:p>
          </table:table-cell>
          <table:table-cell office:value-type="float" office:value="67.61" calcext:value-type="float">
            <text:p>67.6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2.02" calcext:value-type="float">
            <text:p>332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.33" calcext:value-type="float">
            <text:p>237.33</text:p>
          </table:table-cell>
          <table:table-cell office:value-type="float" office:value="385.41" calcext:value-type="float">
            <text:p>385.4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4.33" calcext:value-type="float">
            <text:p>274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.61" calcext:value-type="float">
            <text:p>274.61</text:p>
          </table:table-cell>
          <table:table-cell office:value-type="float" office:value="4.75" calcext:value-type="float">
            <text:p>4.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1.53" calcext:value-type="float">
            <text:p>271.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.65" calcext:value-type="float">
            <text:p>153.65</text:p>
          </table:table-cell>
          <table:table-cell office:value-type="float" office:value="101.98" calcext:value-type="float">
            <text:p>101.9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76" calcext:value-type="float">
            <text:p>82.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6.27" calcext:value-type="float">
            <text:p>336.27</text:p>
          </table:table-cell>
          <table:table-cell office:value-type="float" office:value="166.12" calcext:value-type="float">
            <text:p>166.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3.9" calcext:value-type="float">
            <text:p>363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6.06" calcext:value-type="float">
            <text:p>236.06</text:p>
          </table:table-cell>
          <table:table-cell office:value-type="float" office:value="3.99" calcext:value-type="float">
            <text:p>3.9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5.82" calcext:value-type="float">
            <text:p>325.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9.38" calcext:value-type="float">
            <text:p>249.38</text:p>
          </table:table-cell>
          <table:table-cell office:value-type="float" office:value="4.35" calcext:value-type="float">
            <text:p>4.3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8.16" calcext:value-type="float">
            <text:p>338.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1.74" calcext:value-type="float">
            <text:p>601.74</text:p>
          </table:table-cell>
          <table:table-cell office:value-type="float" office:value="30.79" calcext:value-type="float">
            <text:p>30.7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0.08" calcext:value-type="float">
            <text:p>140.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6.81" calcext:value-type="float">
            <text:p>426.81</text:p>
          </table:table-cell>
          <table:table-cell office:value-type="float" office:value="35.7" calcext:value-type="float">
            <text:p>35.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88" calcext:value-type="float">
            <text:p>186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.75" calcext:value-type="float">
            <text:p>372.7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2.81" calcext:value-type="float">
            <text:p>332.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.91" calcext:value-type="float">
            <text:p>132.91</text:p>
          </table:table-cell>
          <table:table-cell office:value-type="float" office:value="6.22" calcext:value-type="float">
            <text:p>6.2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.81" calcext:value-type="float">
            <text:p>336.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7.32" calcext:value-type="float">
            <text:p>207.32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3.52" calcext:value-type="float">
            <text:p>143.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2.62" calcext:value-type="float">
            <text:p>322.62</text:p>
          </table:table-cell>
          <table:table-cell office:value-type="float" office:value="6058.72" calcext:value-type="float">
            <text:p>6058.7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20.53" calcext:value-type="float">
            <text:p>420.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6.22" calcext:value-type="float">
            <text:p>206.22</text:p>
          </table:table-cell>
          <table:table-cell office:value-type="float" office:value="579.33" calcext:value-type="float">
            <text:p>579.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2.25" calcext:value-type="float">
            <text:p>322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14" calcext:value-type="float">
            <text:p>316.14</text:p>
          </table:table-cell>
          <table:table-cell office:value-type="float" office:value="8679.66" calcext:value-type="float">
            <text:p>8679.6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7.01" calcext:value-type="float">
            <text:p>457.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1.42" calcext:value-type="float">
            <text:p>251.42</text:p>
          </table:table-cell>
          <table:table-cell office:value-type="float" office:value="7.75" calcext:value-type="float">
            <text:p>7.7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7.65" calcext:value-type="float">
            <text:p>307.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8.8" calcext:value-type="float">
            <text:p>178.8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2.45" calcext:value-type="float">
            <text:p>212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.65" calcext:value-type="float">
            <text:p>104.65</text:p>
          </table:table-cell>
          <table:table-cell office:value-type="float" office:value="20030.2" calcext:value-type="float">
            <text:p>20030.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8.34" calcext:value-type="float">
            <text:p>198.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.79" calcext:value-type="float">
            <text:p>318.79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0.45" calcext:value-type="float">
            <text:p>230.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58" calcext:value-type="float">
            <text:p>89.58</text:p>
          </table:table-cell>
          <table:table-cell office:value-type="float" office:value="8315.93" calcext:value-type="float">
            <text:p>8315.9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1.56" calcext:value-type="float">
            <text:p>211.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.42" calcext:value-type="float">
            <text:p>190.42</text:p>
          </table:table-cell>
          <table:table-cell office:value-type="float" office:value="3399.83" calcext:value-type="float">
            <text:p>3399.8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2.76" calcext:value-type="float">
            <text:p>282.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Streched function Stacionary GA con operadores normales Por torneo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Streched function Stacionary GA con operadores tramposos Por torne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.65" calcext:value-type="float">
            <text:p>367.65</text:p>
          </table:table-cell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.58" calcext:value-type="float">
            <text:p>149.58</text:p>
          </table:table-cell>
          <table:table-cell office:value-type="float" office:value="0.46" calcext:value-type="float">
            <text:p>0.4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4.97" calcext:value-type="float">
            <text:p>564.97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2.61" calcext:value-type="float">
            <text:p>212.61</text:p>
          </table:table-cell>
          <table:table-cell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5.38" calcext:value-type="float">
            <text:p>455.38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5.7" calcext:value-type="float">
            <text:p>455.7</text:p>
          </table:table-cell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.32" calcext:value-type="float">
            <text:p>200.32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5.96" calcext:value-type="float">
            <text:p>405.96</text:p>
          </table:table-cell>
          <table:table-cell office:value-type="float" office:value="0.43" calcext:value-type="float">
            <text:p>0.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.62" calcext:value-type="float">
            <text:p>118.62</text:p>
          </table:table-cell>
          <table:table-cell office:value-type="float" office:value="1.74" calcext:value-type="float">
            <text:p>1.7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3.74" calcext:value-type="float">
            <text:p>333.74</text:p>
          </table:table-cell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7.11" calcext:value-type="float">
            <text:p>607.11</text:p>
          </table:table-cell>
          <table:table-cell office:value-type="float" office:value="1.78" calcext:value-type="float">
            <text:p>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.12" calcext:value-type="float">
            <text:p>242.12</text:p>
          </table:table-cell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.88" calcext:value-type="float">
            <text:p>400.88</text:p>
          </table:table-cell>
          <table:table-cell office:value-type="float" office:value="2.09" calcext:value-type="float">
            <text:p>2.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6.93" calcext:value-type="float">
            <text:p>356.93</text:p>
          </table:table-cell>
          <table:table-cell office:value-type="float" office:value="0.53" calcext:value-type="float">
            <text:p>0.5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2.02" calcext:value-type="float">
            <text:p>342.02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1.66" calcext:value-type="float">
            <text:p>291.66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9.93" calcext:value-type="float">
            <text:p>299.93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3.04" calcext:value-type="float">
            <text:p>213.04</text:p>
          </table:table-cell>
          <table:table-cell office:value-type="float" office:value="0.37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2.66" calcext:value-type="float">
            <text:p>342.66</text:p>
          </table:table-cell>
          <table:table-cell office:value-type="float" office:value="1.41" calcext:value-type="float">
            <text:p>1.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9.11" calcext:value-type="float">
            <text:p>299.11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.39" calcext:value-type="float">
            <text:p>315.39</text:p>
          </table:table-cell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49.97" calcext:value-type="float">
            <text:p>549.97</text:p>
          </table:table-cell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.88" calcext:value-type="float">
            <text:p>330.88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4.88" calcext:value-type="float">
            <text:p>444.88</text:p>
          </table:table-cell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.37" calcext:value-type="float">
            <text:p>155.37</text:p>
          </table:table-cell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1.36" calcext:value-type="float">
            <text:p>301.3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.2" calcext:value-type="float">
            <text:p>407.2</text:p>
          </table:table-cell>
          <table:table-cell office:value-type="float" office:value="2.74" calcext:value-type="float">
            <text:p>2.7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60.3" calcext:value-type="float">
            <text:p>560.3</text:p>
          </table:table-cell>
          <table:table-cell office:value-type="float" office:value="0.44" calcext:value-type="float">
            <text:p>0.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3.27" calcext:value-type="float">
            <text:p>403.27</text:p>
          </table:table-cell>
          <table:table-cell office:value-type="float" office:value="3.09" calcext:value-type="float">
            <text:p>3.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10.75" calcext:value-type="float">
            <text:p>410.75</text:p>
          </table:table-cell>
          <table:table-cell office:value-type="float" office:value="0.43" calcext:value-type="float">
            <text:p>0.4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.41" calcext:value-type="float">
            <text:p>350.41</text:p>
          </table:table-cell>
          <table:table-cell office:value-type="float" office:value="2.39" calcext:value-type="float">
            <text:p>2.3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9.34" calcext:value-type="float">
            <text:p>309.34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2.57" calcext:value-type="float">
            <text:p>392.5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.27" calcext:value-type="float">
            <text:p>256.27</text:p>
          </table:table-cell>
          <table:table-cell office:value-type="float" office:value="0.69" calcext:value-type="float">
            <text:p>0.6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.86" calcext:value-type="float">
            <text:p>255.86</text:p>
          </table:table-cell>
          <table:table-cell office:value-type="float" office:value="2.72" calcext:value-type="float">
            <text:p>2.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7.08" calcext:value-type="float">
            <text:p>177.08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.9" calcext:value-type="float">
            <text:p>201.9</text:p>
          </table:table-cell>
          <table:table-cell office:value-type="float" office:value="3.21" calcext:value-type="float">
            <text:p>3.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3.17" calcext:value-type="float">
            <text:p>413.1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1.97" calcext:value-type="float">
            <text:p>411.97</text:p>
          </table:table-cell>
          <table:table-cell office:value-type="float" office:value="2.48" calcext:value-type="float">
            <text:p>2.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1.15" calcext:value-type="float">
            <text:p>361.1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.12" calcext:value-type="float">
            <text:p>341.12</text:p>
          </table:table-cell>
          <table:table-cell office:value-type="float" office:value="2.26" calcext:value-type="float">
            <text:p>2.2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.66" calcext:value-type="float">
            <text:p>203.66</text:p>
          </table:table-cell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.62" calcext:value-type="float">
            <text:p>204.62</text:p>
          </table:table-cell>
          <table:table-cell office:value-type="float" office:value="3.31" calcext:value-type="float">
            <text:p>3.3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1.23" calcext:value-type="float">
            <text:p>221.23</text:p>
          </table:table-cell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.5" calcext:value-type="float">
            <text:p>450.5</text:p>
          </table:table-cell>
          <table:table-cell office:value-type="float" office:value="2.09" calcext:value-type="float">
            <text:p>2.0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3.09" calcext:value-type="float">
            <text:p>173.09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7.3" calcext:value-type="float">
            <text:p>347.3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9.2" calcext:value-type="float">
            <text:p>41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7.73" calcext:value-type="float">
            <text:p>567.73</text:p>
          </table:table-cell>
          <table:table-cell office:value-type="float" office:value="2.54" calcext:value-type="float">
            <text:p>2.5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2.18" calcext:value-type="float">
            <text:p>372.18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9.99" calcext:value-type="float">
            <text:p>429.99</text:p>
          </table:table-cell>
          <table:table-cell office:value-type="float" office:value="2.02" calcext:value-type="float">
            <text:p>2.0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2.23" calcext:value-type="float">
            <text:p>362.23</text:p>
          </table:table-cell>
          <table:table-cell office:value-type="float" office:value="0.71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2.69" calcext:value-type="float">
            <text:p>402.69</text:p>
          </table:table-cell>
          <table:table-cell office:value-type="float" office:value="2.55" calcext:value-type="float">
            <text:p>2.5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2.06" calcext:value-type="float">
            <text:p>252.06</text:p>
          </table:table-cell>
          <table:table-cell office:value-type="float" office:value="0.63" calcext:value-type="float">
            <text:p>0.6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.13" calcext:value-type="float">
            <text:p>219.13</text:p>
          </table:table-cell>
          <table:table-cell office:value-type="float" office:value="2.23" calcext:value-type="float">
            <text:p>2.2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8.43" calcext:value-type="float">
            <text:p>118.43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.28" calcext:value-type="float">
            <text:p>568.28</text:p>
          </table:table-cell>
          <table:table-cell office:value-type="float" office:value="2.51" calcext:value-type="float">
            <text:p>2.5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2.06" calcext:value-type="float">
            <text:p>252.06</text:p>
          </table:table-cell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.86" calcext:value-type="float">
            <text:p>169.86</text:p>
          </table:table-cell>
          <table:table-cell office:value-type="float" office:value="2.49" calcext:value-type="float">
            <text:p>2.4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9.27" calcext:value-type="float">
            <text:p>379.27</text:p>
          </table:table-cell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3.12" calcext:value-type="float">
            <text:p>203.12</text:p>
          </table:table-cell>
          <table:table-cell office:value-type="float" office:value="2.32" calcext:value-type="float">
            <text:p>2.3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1.97" calcext:value-type="float">
            <text:p>461.97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4.81" calcext:value-type="float">
            <text:p>184.81</text:p>
          </table:table-cell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9.11" calcext:value-type="float">
            <text:p>189.11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.74" calcext:value-type="float">
            <text:p>158.74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7.53" calcext:value-type="float">
            <text:p>237.53</text:p>
          </table:table-cell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7.56" calcext:value-type="float">
            <text:p>527.56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5.93" calcext:value-type="float">
            <text:p>165.93</text:p>
          </table:table-cell>
          <table:table-cell office:value-type="float" office:value="1.27" calcext:value-type="float">
            <text:p>1.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0.21" calcext:value-type="float">
            <text:p>360.21</text:p>
          </table:table-cell>
          <table:table-cell office:value-type="float" office:value="2.75" calcext:value-type="float">
            <text:p>2.7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8.36" calcext:value-type="float">
            <text:p>348.36</text:p>
          </table:table-cell>
          <table:table-cell office:value-type="float" office:value="1.05" calcext:value-type="float">
            <text:p>1.0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.02" calcext:value-type="float">
            <text:p>492.02</text:p>
          </table:table-cell>
          <table:table-cell office:value-type="float" office:value="2.59" calcext:value-type="float">
            <text:p>2.5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2.02" calcext:value-type="float">
            <text:p>432.02</text:p>
          </table:table-cell>
          <table:table-cell office:value-type="float" office:value="0.43" calcext:value-type="float">
            <text:p>0.4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6.89" calcext:value-type="float">
            <text:p>356.89</text:p>
          </table:table-cell>
          <table:table-cell office:value-type="float" office:value="1.35" calcext:value-type="float">
            <text:p>1.3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69.84" calcext:value-type="float">
            <text:p>369.84</text:p>
          </table:table-cell>
          <table:table-cell office:value-type="float" office:value="0.49" calcext:value-type="float">
            <text:p>0.4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.18" calcext:value-type="float">
            <text:p>104.18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0.76" calcext:value-type="float">
            <text:p>160.76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7.45" calcext:value-type="float">
            <text:p>167.45</text:p>
          </table:table-cell>
          <table:table-cell office:value-type="float" office:value="2.07" calcext:value-type="float">
            <text:p>2.0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3.03" calcext:value-type="float">
            <text:p>343.03</text:p>
          </table:table-cell>
          <table:table-cell office:value-type="float" office:value="0.51" calcext:value-type="float">
            <text:p>0.5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9.43" calcext:value-type="float">
            <text:p>359.43</text:p>
          </table:table-cell>
          <table:table-cell office:value-type="float" office:value="2.22" calcext:value-type="float">
            <text:p>2.2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5.35" calcext:value-type="float">
            <text:p>325.35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Sum Squares function Stacionary GA con operadores normales Por torneo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Sum Squares function Stacionary GA con operadores tramposos Por torne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.88" calcext:value-type="float">
            <text:p>264.88</text:p>
          </table:table-cell>
          <table:table-cell office:value-type="float" office:value="15.17" calcext:value-type="float">
            <text:p>15.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.39" calcext:value-type="float">
            <text:p>250.39</text:p>
          </table:table-cell>
          <table:table-cell office:value-type="float" office:value="6.92" calcext:value-type="float">
            <text:p>6.9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7.51" calcext:value-type="float">
            <text:p>377.51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.38" calcext:value-type="float">
            <text:p>257.38</text:p>
          </table:table-cell>
          <table:table-cell office:value-type="float" office:value="50.12" calcext:value-type="float">
            <text:p>50.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6.69" calcext:value-type="float">
            <text:p>356.69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1.75" calcext:value-type="float">
            <text:p>331.75</text:p>
          </table:table-cell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7.28" calcext:value-type="float">
            <text:p>227.28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.79" calcext:value-type="float">
            <text:p>330.79</text:p>
          </table:table-cell>
          <table:table-cell office:value-type="float" office:value="23.27" calcext:value-type="float">
            <text:p>23.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5.14" calcext:value-type="float">
            <text:p>295.14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.44" calcext:value-type="float">
            <text:p>298.44</text:p>
          </table:table-cell>
          <table:table-cell office:value-type="float" office:value="26.54" calcext:value-type="float">
            <text:p>26.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8.12" calcext:value-type="float">
            <text:p>248.12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4.52" calcext:value-type="float">
            <text:p>434.52</text:p>
          </table:table-cell>
          <table:table-cell office:value-type="float" office:value="7.67" calcext:value-type="float">
            <text:p>7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8.29" calcext:value-type="float">
            <text:p>218.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.35" calcext:value-type="float">
            <text:p>300.35</text:p>
          </table:table-cell>
          <table:table-cell office:value-type="float" office:value="14.64" calcext:value-type="float">
            <text:p>14.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2.13" calcext:value-type="float">
            <text:p>292.13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9.84" calcext:value-type="float">
            <text:p>379.84</text:p>
          </table:table-cell>
          <table:table-cell office:value-type="float" office:value="17.56" calcext:value-type="float">
            <text:p>17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8.82" calcext:value-type="float">
            <text:p>178.82</text:p>
          </table:table-cell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.66" calcext:value-type="float">
            <text:p>234.66</text:p>
          </table:table-cell>
          <table:table-cell office:value-type="float" office:value="18.85" calcext:value-type="float">
            <text:p>18.8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.42" calcext:value-type="float">
            <text:p>300.42</text:p>
          </table:table-cell>
          <table:table-cell office:value-type="float" office:value="1.09" calcext:value-type="float">
            <text:p>1.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0.82" calcext:value-type="float">
            <text:p>350.82</text:p>
          </table:table-cell>
          <table:table-cell office:value-type="float" office:value="21.67" calcext:value-type="float">
            <text:p>21.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3.13" calcext:value-type="float">
            <text:p>343.13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4.29" calcext:value-type="float">
            <text:p>284.29</text:p>
          </table:table-cell>
          <table:table-cell office:value-type="float" office:value="23.58" calcext:value-type="float">
            <text:p>23.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0.28" calcext:value-type="float">
            <text:p>280.2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7.36" calcext:value-type="float">
            <text:p>327.36</text:p>
          </table:table-cell>
          <table:table-cell office:value-type="float" office:value="26.98" calcext:value-type="float">
            <text:p>26.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7.79" calcext:value-type="float">
            <text:p>297.79</text:p>
          </table:table-cell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.67" calcext:value-type="float">
            <text:p>144.67</text:p>
          </table:table-cell>
          <table:table-cell office:value-type="float" office:value="28.56" calcext:value-type="float">
            <text:p>28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6.7" calcext:value-type="float">
            <text:p>256.7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5.05" calcext:value-type="float">
            <text:p>245.05</text:p>
          </table:table-cell>
          <table:table-cell office:value-type="float" office:value="41.95" calcext:value-type="float">
            <text:p>41.9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4.54" calcext:value-type="float">
            <text:p>164.54</text:p>
          </table:table-cell>
          <table:table-cell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9.53" calcext:value-type="float">
            <text:p>449.53</text:p>
          </table:table-cell>
          <table:table-cell office:value-type="float" office:value="23.17" calcext:value-type="float">
            <text:p>23.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3.65" calcext:value-type="float">
            <text:p>193.65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.58" calcext:value-type="float">
            <text:p>201.58</text:p>
          </table:table-cell>
          <table:table-cell office:value-type="float" office:value="50.56" calcext:value-type="float">
            <text:p>50.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4.64" calcext:value-type="float">
            <text:p>334.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56" calcext:value-type="float">
            <text:p>278.56</text:p>
          </table:table-cell>
          <table:table-cell office:value-type="float" office:value="9.47" calcext:value-type="float">
            <text:p>9.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3.42" calcext:value-type="float">
            <text:p>163.42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0.46" calcext:value-type="float">
            <text:p>210.46</text:p>
          </table:table-cell>
          <table:table-cell office:value-type="float" office:value="20.19" calcext:value-type="float">
            <text:p>20.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9.53" calcext:value-type="float">
            <text:p>389.53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0.57" calcext:value-type="float">
            <text:p>370.57</text:p>
          </table:table-cell>
          <table:table-cell office:value-type="float" office:value="21.04" calcext:value-type="float">
            <text:p>21.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1.67" calcext:value-type="float">
            <text:p>391.67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39" calcext:value-type="float">
            <text:p>85.39</text:p>
          </table:table-cell>
          <table:table-cell office:value-type="float" office:value="39.34" calcext:value-type="float">
            <text:p>39.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9.19" calcext:value-type="float">
            <text:p>379.19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.43" calcext:value-type="float">
            <text:p>239.43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5.65" calcext:value-type="float">
            <text:p>285.65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.8" calcext:value-type="float">
            <text:p>236.8</text:p>
          </table:table-cell>
          <table:table-cell office:value-type="float" office:value="15.92" calcext:value-type="float">
            <text:p>15.9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2.14" calcext:value-type="float">
            <text:p>222.14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3.81" calcext:value-type="float">
            <text:p>213.81</text:p>
          </table:table-cell>
          <table:table-cell office:value-type="float" office:value="36.43" calcext:value-type="float">
            <text:p>36.4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0.13" calcext:value-type="float">
            <text:p>410.13</text:p>
          </table:table-cell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6.31" calcext:value-type="float">
            <text:p>386.31</text:p>
          </table:table-cell>
          <table:table-cell office:value-type="float" office:value="68.84" calcext:value-type="float">
            <text:p>68.8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4.5" calcext:value-type="float">
            <text:p>314.5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6.46" calcext:value-type="float">
            <text:p>326.46</text:p>
          </table:table-cell>
          <table:table-cell office:value-type="float" office:value="10.91" calcext:value-type="float">
            <text:p>10.9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6.36" calcext:value-type="float">
            <text:p>246.36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4.33" calcext:value-type="float">
            <text:p>424.33</text:p>
          </table:table-cell>
          <table:table-cell office:value-type="float" office:value="8.46" calcext:value-type="float">
            <text:p>8.4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7.01" calcext:value-type="float">
            <text:p>387.01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.63" calcext:value-type="float">
            <text:p>141.63</text:p>
          </table:table-cell>
          <table:table-cell office:value-type="float" office:value="36.59" calcext:value-type="float">
            <text:p>36.5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4" calcext:value-type="float">
            <text:p>97.44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7.71" calcext:value-type="float">
            <text:p>267.71</text:p>
          </table:table-cell>
          <table:table-cell office:value-type="float" office:value="28.23" calcext:value-type="float">
            <text:p>28.2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7.03" calcext:value-type="float">
            <text:p>257.0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.06" calcext:value-type="float">
            <text:p>255.06</text:p>
          </table:table-cell>
          <table:table-cell office:value-type="float" office:value="46.19" calcext:value-type="float">
            <text:p>46.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2.01" calcext:value-type="float">
            <text:p>232.01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.5" calcext:value-type="float">
            <text:p>73.5</text:p>
          </table:table-cell>
          <table:table-cell office:value-type="float" office:value="20.06" calcext:value-type="float">
            <text:p>20.0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5.22" calcext:value-type="float">
            <text:p>295.22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.64" calcext:value-type="float">
            <text:p>118.64</text:p>
          </table:table-cell>
          <table:table-cell office:value-type="float" office:value="6.22" calcext:value-type="float">
            <text:p>6.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6.07" calcext:value-type="float">
            <text:p>166.07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.03" calcext:value-type="float">
            <text:p>111.03</text:p>
          </table:table-cell>
          <table:table-cell office:value-type="float" office:value="7.98" calcext:value-type="float">
            <text:p>7.9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03" calcext:value-type="float">
            <text:p>147.03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.22" calcext:value-type="float">
            <text:p>73.22</text:p>
          </table:table-cell>
          <table:table-cell office:value-type="float" office:value="27.76" calcext:value-type="float">
            <text:p>27.7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3.48" calcext:value-type="float">
            <text:p>93.48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.73" calcext:value-type="float">
            <text:p>138.73</text:p>
          </table:table-cell>
          <table:table-cell office:value-type="float" office:value="30.07" calcext:value-type="float">
            <text:p>30.0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5.76" calcext:value-type="float">
            <text:p>285.7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.4" calcext:value-type="float">
            <text:p>72.4</text:p>
          </table:table-cell>
          <table:table-cell office:value-type="float" office:value="19.8" calcext:value-type="float">
            <text:p>19.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3.77" calcext:value-type="float">
            <text:p>103.77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.01" calcext:value-type="float">
            <text:p>73.01</text:p>
          </table:table-cell>
          <table:table-cell office:value-type="float" office:value="41.99" calcext:value-type="float">
            <text:p>41.9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12.85" calcext:value-type="float">
            <text:p>312.85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.94" calcext:value-type="float">
            <text:p>110.94</text:p>
          </table:table-cell>
          <table:table-cell office:value-type="float" office:value="15.11" calcext:value-type="float">
            <text:p>15.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5.48" calcext:value-type="float">
            <text:p>305.48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.19" calcext:value-type="float">
            <text:p>113.19</text:p>
          </table:table-cell>
          <table:table-cell office:value-type="float" office:value="9.33" calcext:value-type="float">
            <text:p>9.3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8.25" calcext:value-type="float">
            <text:p>248.25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.64" calcext:value-type="float">
            <text:p>112.64</text:p>
          </table:table-cell>
          <table:table-cell office:value-type="float" office:value="4.65" calcext:value-type="float">
            <text:p>4.6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5.93" calcext:value-type="float">
            <text:p>255.93</text:p>
          </table:table-cell>
          <table:table-cell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GA_Gen" table:style-name="ta1"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default-cell-style-name="Default"/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Alpine function Generational GA con operadores normales Por torneo</text:p>
          </table:table-cell>
          <table:covered-table-cell table:number-columns-repeated="7"/>
          <table:table-cell/>
          <table:table-cell table:style-name="ce1" office:value-type="string" calcext:value-type="string" table:number-columns-spanned="8" table:number-rows-spanned="1">
            <text:p>Alpine function Generational GA con operadores tramposos Por torneo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2.64" calcext:value-type="float">
            <text:p>3372.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.02" calcext:value-type="float">
            <text:p>8.02</text:p>
          </table:table-cell>
          <table:table-cell office:value-type="float" office:value="24.64" calcext:value-type="float">
            <text:p>24.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85.12" calcext:value-type="float">
            <text:p>4485.1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.04" calcext:value-type="float">
            <text:p>2.04</text:p>
          </table:table-cell>
          <table:table-cell office:value-type="float" office:value="14.87" calcext:value-type="float">
            <text:p>14.8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6.76" calcext:value-type="float">
            <text:p>3366.76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8.27" calcext:value-type="float">
            <text:p>8.27</text:p>
          </table:table-cell>
          <table:table-cell office:value-type="float" office:value="18.88" calcext:value-type="float">
            <text:p>18.8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.17" calcext:value-type="float">
            <text:p>2.17</text:p>
          </table:table-cell>
          <table:table-cell office:value-type="float" office:value="8.08" calcext:value-type="float">
            <text:p>8.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1.56" calcext:value-type="float">
            <text:p>3351.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office:value-type="float" office:value="18.35" calcext:value-type="float">
            <text:p>18.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79.66" calcext:value-type="float">
            <text:p>3379.6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.87" calcext:value-type="float">
            <text:p>1.87</text:p>
          </table:table-cell>
          <table:table-cell office:value-type="float" office:value="19.11" calcext:value-type="float">
            <text:p>19.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66.85" calcext:value-type="float">
            <text:p>3366.85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7.82" calcext:value-type="float">
            <text:p>7.82</text:p>
          </table:table-cell>
          <table:table-cell office:value-type="float" office:value="20.77" calcext:value-type="float">
            <text:p>20.7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52.34" calcext:value-type="float">
            <text:p>2252.3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office:value-type="float" office:value="18.54" calcext:value-type="float">
            <text:p>18.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4.67" calcext:value-type="float">
            <text:p>2284.6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21.06" calcext:value-type="float">
            <text:p>21.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07.63" calcext:value-type="float">
            <text:p>2207.63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6.87" calcext:value-type="float">
            <text:p>6.87</text:p>
          </table:table-cell>
          <table:table-cell office:value-type="float" office:value="20.23" calcext:value-type="float">
            <text:p>20.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5.62" calcext:value-type="float">
            <text:p>3395.6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6.07" calcext:value-type="float">
            <text:p>6.07</text:p>
          </table:table-cell>
          <table:table-cell office:value-type="float" office:value="9.34" calcext:value-type="float">
            <text:p>9.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80.11" calcext:value-type="float">
            <text:p>2280.11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2.58" calcext:value-type="float">
            <text:p>2.58</text:p>
          </table:table-cell>
          <table:table-cell office:value-type="float" office:value="14.72" calcext:value-type="float">
            <text:p>14.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93.11" calcext:value-type="float">
            <text:p>3393.11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5.77" calcext:value-type="float">
            <text:p>5.77</text:p>
          </table:table-cell>
          <table:table-cell office:value-type="float" office:value="19.43" calcext:value-type="float">
            <text:p>19.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73.18" calcext:value-type="float">
            <text:p>3373.18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.53" calcext:value-type="float">
            <text:p>2.53</text:p>
          </table:table-cell>
          <table:table-cell office:value-type="float" office:value="14.49" calcext:value-type="float">
            <text:p>14.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6.66" calcext:value-type="float">
            <text:p>3396.66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.07" calcext:value-type="float">
            <text:p>3.07</text:p>
          </table:table-cell>
          <table:table-cell office:value-type="float" office:value="15.54" calcext:value-type="float">
            <text:p>15.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72.93" calcext:value-type="float">
            <text:p>3372.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5.08" calcext:value-type="float">
            <text:p>15.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82.44" calcext:value-type="float">
            <text:p>3382.44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.68</text:p>
          </table:table-cell>
          <table:table-cell office:value-type="float" office:value="16.34" calcext:value-type="float">
            <text:p>16.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62.97" calcext:value-type="float">
            <text:p>2262.97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3.52" calcext:value-type="float">
            <text:p>3.52</text:p>
          </table:table-cell>
          <table:table-cell office:value-type="float" office:value="20.93" calcext:value-type="float">
            <text:p>20.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5.01" calcext:value-type="float">
            <text:p>3365.01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6.92" calcext:value-type="float">
            <text:p>6.92</text:p>
          </table:table-cell>
          <table:table-cell office:value-type="float" office:value="14.35" calcext:value-type="float">
            <text:p>14.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68.02" calcext:value-type="float">
            <text:p>2268.02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.49</text:p>
          </table:table-cell>
          <table:table-cell office:value-type="float" office:value="23.68" calcext:value-type="float">
            <text:p>23.6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61.4" calcext:value-type="float">
            <text:p>2261.4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7.31" calcext:value-type="float">
            <text:p>7.31</text:p>
          </table:table-cell>
          <table:table-cell office:value-type="float" office:value="23.14" calcext:value-type="float">
            <text:p>23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69.68" calcext:value-type="float">
            <text:p>2269.68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2.24" calcext:value-type="float">
            <text:p>2.24</text:p>
          </table:table-cell>
          <table:table-cell office:value-type="float" office:value="4.44" calcext:value-type="float">
            <text:p>4.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36.08" calcext:value-type="float">
            <text:p>2236.08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.95</text:p>
          </table:table-cell>
          <table:table-cell office:value-type="float" office:value="16.23" calcext:value-type="float">
            <text:p>16.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52.95" calcext:value-type="float">
            <text:p>2252.95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.23" calcext:value-type="float">
            <text:p>3.23</text:p>
          </table:table-cell>
          <table:table-cell office:value-type="float" office:value="20.49" calcext:value-type="float">
            <text:p>20.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07.34" calcext:value-type="float">
            <text:p>3407.3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.82</text:p>
          </table:table-cell>
          <table:table-cell office:value-type="float" office:value="12.61" calcext:value-type="float">
            <text:p>12.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37.46" calcext:value-type="float">
            <text:p>2237.46</text:p>
          </table:table-cell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20.64" calcext:value-type="float">
            <text:p>20.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8.09" calcext:value-type="float">
            <text:p>2258.09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6.96" calcext:value-type="float">
            <text:p>6.96</text:p>
          </table:table-cell>
          <table:table-cell office:value-type="float" office:value="26.2" calcext:value-type="float">
            <text:p>26.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46.65" calcext:value-type="float">
            <text:p>3346.65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5.84" calcext:value-type="float">
            <text:p>5.84</text:p>
          </table:table-cell>
          <table:table-cell office:value-type="float" office:value="19.17" calcext:value-type="float">
            <text:p>19.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76.12" calcext:value-type="float">
            <text:p>3376.12</text:p>
          </table:table-cell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float" office:value="4.28" calcext:value-type="float">
            <text:p>4.28</text:p>
          </table:table-cell>
          <table:table-cell office:value-type="float" office:value="12.85" calcext:value-type="float">
            <text:p>12.8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70.76" calcext:value-type="float">
            <text:p>2270.7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19.9" calcext:value-type="float">
            <text:p>19.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6.49" calcext:value-type="float">
            <text:p>2256.4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.78" calcext:value-type="float">
            <text:p>5.78</text:p>
          </table:table-cell>
          <table:table-cell office:value-type="float" office:value="14.05" calcext:value-type="float">
            <text:p>14.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67.96" calcext:value-type="float">
            <text:p>2267.96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20.57" calcext:value-type="float">
            <text:p>20.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72.78" calcext:value-type="float">
            <text:p>2272.78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6.42" calcext:value-type="float">
            <text:p>6.42</text:p>
          </table:table-cell>
          <table:table-cell office:value-type="float" office:value="10.25" calcext:value-type="float">
            <text:p>10.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82" calcext:value-type="float">
            <text:p>228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.88" calcext:value-type="float">
            <text:p>5.88</text:p>
          </table:table-cell>
          <table:table-cell office:value-type="float" office:value="17.83" calcext:value-type="float">
            <text:p>17.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91.56" calcext:value-type="float">
            <text:p>3391.56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6.97" calcext:value-type="float">
            <text:p>6.97</text:p>
          </table:table-cell>
          <table:table-cell office:value-type="float" office:value="23.15" calcext:value-type="float">
            <text:p>23.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86.02" calcext:value-type="float">
            <text:p>3386.02</text:p>
          </table:table-cell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office:value-type="float" office:value="2.84" calcext:value-type="float">
            <text:p>2.84</text:p>
          </table:table-cell>
          <table:table-cell office:value-type="float" office:value="16.81" calcext:value-type="float">
            <text:p>16.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91.1" calcext:value-type="float">
            <text:p>3391.1</text:p>
          </table:table-cell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office:value-type="float" office:value="5.46" calcext:value-type="float">
            <text:p>5.46</text:p>
          </table:table-cell>
          <table:table-cell office:value-type="float" office:value="23.96" calcext:value-type="float">
            <text:p>23.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70.68" calcext:value-type="float">
            <text:p>3370.68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20.06" calcext:value-type="float">
            <text:p>20.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1.58" calcext:value-type="float">
            <text:p>2261.5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6.34" calcext:value-type="float">
            <text:p>6.34</text:p>
          </table:table-cell>
          <table:table-cell office:value-type="float" office:value="23.27" calcext:value-type="float">
            <text:p>23.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76.98" calcext:value-type="float">
            <text:p>2276.98</text:p>
          </table:table-cell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office:value-type="float" office:value="2.23" calcext:value-type="float">
            <text:p>2.23</text:p>
          </table:table-cell>
          <table:table-cell office:value-type="float" office:value="17.33" calcext:value-type="float">
            <text:p>17.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9.4" calcext:value-type="float">
            <text:p>3389.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.54" calcext:value-type="float">
            <text:p>6.54</text:p>
          </table:table-cell>
          <table:table-cell office:value-type="float" office:value="23.97" calcext:value-type="float">
            <text:p>23.9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46.81" calcext:value-type="float">
            <text:p>2246.81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.28" calcext:value-type="float">
            <text:p>4.28</text:p>
          </table:table-cell>
          <table:table-cell office:value-type="float" office:value="13.32" calcext:value-type="float">
            <text:p>13.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3.89" calcext:value-type="float">
            <text:p>3353.89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.72</text:p>
          </table:table-cell>
          <table:table-cell office:value-type="float" office:value="23.72" calcext:value-type="float">
            <text:p>23.7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45.69" calcext:value-type="float">
            <text:p>2245.6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.43" calcext:value-type="float">
            <text:p>4.43</text:p>
          </table:table-cell>
          <table:table-cell office:value-type="float" office:value="22.08" calcext:value-type="float">
            <text:p>22.0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40.72" calcext:value-type="float">
            <text:p>2240.72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.43</text:p>
          </table:table-cell>
          <table:table-cell office:value-type="float" office:value="17.67" calcext:value-type="float">
            <text:p>17.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84.28" calcext:value-type="float">
            <text:p>3384.28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28.74" calcext:value-type="float">
            <text:p>28.7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49.08" calcext:value-type="float">
            <text:p>3349.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.56" calcext:value-type="float">
            <text:p>6.56</text:p>
          </table:table-cell>
          <table:table-cell office:value-type="float" office:value="21.8" calcext:value-type="float">
            <text:p>21.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55.4" calcext:value-type="float">
            <text:p>2255.4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office:value-type="float" office:value="11.23" calcext:value-type="float">
            <text:p>11.2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8.26" calcext:value-type="float">
            <text:p>2258.26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5.64" calcext:value-type="float">
            <text:p>5.64</text:p>
          </table:table-cell>
          <table:table-cell office:value-type="float" office:value="17.85" calcext:value-type="float">
            <text:p>17.8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51.95" calcext:value-type="float">
            <text:p>2251.9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20.96" calcext:value-type="float">
            <text:p>20.9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0.23" calcext:value-type="float">
            <text:p>3330.23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6.52" calcext:value-type="float">
            <text:p>6.52</text:p>
          </table:table-cell>
          <table:table-cell office:value-type="float" office:value="17.62" calcext:value-type="float">
            <text:p>17.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25.61" calcext:value-type="float">
            <text:p>3325.6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.45" calcext:value-type="float">
            <text:p>3.45</text:p>
          </table:table-cell>
          <table:table-cell office:value-type="float" office:value="16.96" calcext:value-type="float">
            <text:p>16.9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84.23" calcext:value-type="float">
            <text:p>3384.23</text:p>
          </table:table-cell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office:value-type="float" office:value="8.01" calcext:value-type="float">
            <text:p>8.01</text:p>
          </table:table-cell>
          <table:table-cell office:value-type="float" office:value="16.47" calcext:value-type="float">
            <text:p>16.4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70.08" calcext:value-type="float">
            <text:p>3370.08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.51" calcext:value-type="float">
            <text:p>2.51</text:p>
          </table:table-cell>
          <table:table-cell office:value-type="float" office:value="18.35" calcext:value-type="float">
            <text:p>18.3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71.9" calcext:value-type="float">
            <text:p>3371.9</text:p>
          </table:table-cell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float" office:value="6.48" calcext:value-type="float">
            <text:p>6.48</text:p>
          </table:table-cell>
          <table:table-cell office:value-type="float" office:value="21.66" calcext:value-type="float">
            <text:p>21.6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84.1" calcext:value-type="float">
            <text:p>3384.1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office:value-type="float" office:value="12.18" calcext:value-type="float">
            <text:p>12.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1.57" calcext:value-type="float">
            <text:p>2251.57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office:value-type="float" office:value="6.31" calcext:value-type="float">
            <text:p>6.31</text:p>
          </table:table-cell>
          <table:table-cell office:value-type="float" office:value="15.42" calcext:value-type="float">
            <text:p>15.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80.99" calcext:value-type="float">
            <text:p>3380.99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2.96" calcext:value-type="float">
            <text:p>2.96</text:p>
          </table:table-cell>
          <table:table-cell office:value-type="float" office:value="18.18" calcext:value-type="float">
            <text:p>18.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2.74" calcext:value-type="float">
            <text:p>2262.74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7.26" calcext:value-type="float">
            <text:p>7.26</text:p>
          </table:table-cell>
          <table:table-cell office:value-type="float" office:value="21.24" calcext:value-type="float">
            <text:p>21.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47.8" calcext:value-type="float">
            <text:p>3347.8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16.05" calcext:value-type="float">
            <text:p>16.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75.15" calcext:value-type="float">
            <text:p>3375.1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6.59" calcext:value-type="float">
            <text:p>6.59</text:p>
          </table:table-cell>
          <table:table-cell office:value-type="float" office:value="16.14" calcext:value-type="float">
            <text:p>16.1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.49" calcext:value-type="float">
            <text:p>3.49</text:p>
          </table:table-cell>
          <table:table-cell office:value-type="float" office:value="14.1" calcext:value-type="float">
            <text:p>14.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14.24" calcext:value-type="float">
            <text:p>2214.24</text:p>
          </table:table-cell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  <table:table-cell office:value-type="float" office:value="6.92" calcext:value-type="float">
            <text:p>6.92</text:p>
          </table:table-cell>
          <table:table-cell office:value-type="float" office:value="18.64" calcext:value-type="float">
            <text:p>18.6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08.7" calcext:value-type="float">
            <text:p>3408.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.87" calcext:value-type="float">
            <text:p>5.87</text:p>
          </table:table-cell>
          <table:table-cell office:value-type="float" office:value="19.85" calcext:value-type="float">
            <text:p>19.8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30.27" calcext:value-type="float">
            <text:p>3330.27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6.02" calcext:value-type="float">
            <text:p>6.02</text:p>
          </table:table-cell>
          <table:table-cell office:value-type="float" office:value="21.48" calcext:value-type="float">
            <text:p>21.4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46.35" calcext:value-type="float">
            <text:p>2246.3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.52" calcext:value-type="float">
            <text:p>3.52</text:p>
          </table:table-cell>
          <table:table-cell office:value-type="float" office:value="18.53" calcext:value-type="float">
            <text:p>18.5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59.46" calcext:value-type="float">
            <text:p>3359.46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5.95" calcext:value-type="float">
            <text:p>5.95</text:p>
          </table:table-cell>
          <table:table-cell office:value-type="float" office:value="20.44" calcext:value-type="float">
            <text:p>20.4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44.2" calcext:value-type="float">
            <text:p>3344.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11.94" calcext:value-type="float">
            <text:p>11.9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75.43" calcext:value-type="float">
            <text:p>3375.43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7.01" calcext:value-type="float">
            <text:p>7.01</text:p>
          </table:table-cell>
          <table:table-cell office:value-type="float" office:value="15.42" calcext:value-type="float">
            <text:p>15.4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93.19" calcext:value-type="float">
            <text:p>3293.19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.69" calcext:value-type="float">
            <text:p>3.69</text:p>
          </table:table-cell>
          <table:table-cell office:value-type="float" office:value="18.34" calcext:value-type="float">
            <text:p>18.3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2.2" calcext:value-type="float">
            <text:p>3362.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23.81" calcext:value-type="float">
            <text:p>23.8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68.04" calcext:value-type="float">
            <text:p>3368.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14.84" calcext:value-type="float">
            <text:p>14.8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85.93" calcext:value-type="float">
            <text:p>2285.93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office:value-type="float" office:value="20.63" calcext:value-type="float">
            <text:p>20.6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63.69" calcext:value-type="float">
            <text:p>3363.69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7.52" calcext:value-type="float">
            <text:p>17.5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25.77" calcext:value-type="float">
            <text:p>3425.77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6.45" calcext:value-type="float">
            <text:p>6.45</text:p>
          </table:table-cell>
          <table:table-cell office:value-type="float" office:value="24.47" calcext:value-type="float">
            <text:p>24.4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88.16" calcext:value-type="float">
            <text:p>3388.16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5.13" calcext:value-type="float">
            <text:p>5.13</text:p>
          </table:table-cell>
          <table:table-cell office:value-type="float" office:value="17.07" calcext:value-type="float">
            <text:p>17.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39.85" calcext:value-type="float">
            <text:p>2339.85</text:p>
          </table:table-cell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5.83" calcext:value-type="float">
            <text:p>5.83</text:p>
          </table:table-cell>
          <table:table-cell office:value-type="float" office:value="15.75" calcext:value-type="float">
            <text:p>15.7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90.55" calcext:value-type="float">
            <text:p>3390.5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float" office:value="12.09" calcext:value-type="float">
            <text:p>12.0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11.29" calcext:value-type="float">
            <text:p>3511.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5.58" calcext:value-type="float">
            <text:p>15.5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58.76" calcext:value-type="float">
            <text:p>2258.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Dixon function Generational GA con operadores normales Por torneo</text:p>
          </table:table-cell>
          <table:covered-table-cell table:number-columns-repeated="7"/>
          <table:table-cell/>
          <table:table-cell table:style-name="ce1" office:value-type="string" calcext:value-type="string" table:number-columns-spanned="8" table:number-rows-spanned="1">
            <text:p>Dixon function Generational GA con operadores tramposos Por torneo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7.6" calcext:value-type="float">
            <text:p>3597.6</text:p>
          </table:table-cell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65.03" calcext:value-type="float">
            <text:p>65.03</text:p>
          </table:table-cell>
          <table:table-cell office:value-type="float" office:value="661.72" calcext:value-type="float">
            <text:p>661.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96.74" calcext:value-type="float">
            <text:p>3496.7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68.41" calcext:value-type="float">
            <text:p>68.41</text:p>
          </table:table-cell>
          <table:table-cell office:value-type="float" office:value="895.89" calcext:value-type="float">
            <text:p>895.8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67.15" calcext:value-type="float">
            <text:p>3567.15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168.76" calcext:value-type="float">
            <text:p>168.76</text:p>
          </table:table-cell>
          <table:table-cell office:value-type="float" office:value="1204.47" calcext:value-type="float">
            <text:p>1204.4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37.23" calcext:value-type="float">
            <text:p>2337.23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73.62" calcext:value-type="float">
            <text:p>73.62</text:p>
          </table:table-cell>
          <table:table-cell office:value-type="float" office:value="426.42" calcext:value-type="float">
            <text:p>426.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3.69" calcext:value-type="float">
            <text:p>3593.69</text:p>
          </table:table-cell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186.38" calcext:value-type="float">
            <text:p>186.38</text:p>
          </table:table-cell>
          <table:table-cell office:value-type="float" office:value="299.13" calcext:value-type="float">
            <text:p>299.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34.3" calcext:value-type="float">
            <text:p>3534.3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52.47" calcext:value-type="float">
            <text:p>52.47</text:p>
          </table:table-cell>
          <table:table-cell office:value-type="float" office:value="1060.7" calcext:value-type="float">
            <text:p>1060.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75.97" calcext:value-type="float">
            <text:p>3575.97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99.6" calcext:value-type="float">
            <text:p>99.6</text:p>
          </table:table-cell>
          <table:table-cell office:value-type="float" office:value="882.28" calcext:value-type="float">
            <text:p>882.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4.16" calcext:value-type="float">
            <text:p>2414.16</text:p>
          </table:table-cell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float" office:value="104.01" calcext:value-type="float">
            <text:p>104.01</text:p>
          </table:table-cell>
          <table:table-cell office:value-type="float" office:value="447.3" calcext:value-type="float">
            <text:p>447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24.82" calcext:value-type="float">
            <text:p>2424.82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120.97" calcext:value-type="float">
            <text:p>120.97</text:p>
          </table:table-cell>
          <table:table-cell office:value-type="float" office:value="925.39" calcext:value-type="float">
            <text:p>925.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58.15" calcext:value-type="float">
            <text:p>3558.15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office:value-type="float" office:value="54.04" calcext:value-type="float">
            <text:p>54.04</text:p>
          </table:table-cell>
          <table:table-cell office:value-type="float" office:value="628.46" calcext:value-type="float">
            <text:p>628.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6.03" calcext:value-type="float">
            <text:p>2366.03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82.65" calcext:value-type="float">
            <text:p>182.65</text:p>
          </table:table-cell>
          <table:table-cell office:value-type="float" office:value="787.96" calcext:value-type="float">
            <text:p>787.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13.58" calcext:value-type="float">
            <text:p>2413.58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43.34" calcext:value-type="float">
            <text:p>43.34</text:p>
          </table:table-cell>
          <table:table-cell office:value-type="float" office:value="493.7" calcext:value-type="float">
            <text:p>493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8.31" calcext:value-type="float">
            <text:p>2408.3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0.55" calcext:value-type="float">
            <text:p>140.55</text:p>
          </table:table-cell>
          <table:table-cell office:value-type="float" office:value="970.11" calcext:value-type="float">
            <text:p>970.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73.45" calcext:value-type="float">
            <text:p>2373.4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0.92" calcext:value-type="float">
            <text:p>60.92</text:p>
          </table:table-cell>
          <table:table-cell office:value-type="float" office:value="539.44" calcext:value-type="float">
            <text:p>539.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3.78" calcext:value-type="float">
            <text:p>2423.7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69.4" calcext:value-type="float">
            <text:p>169.4</text:p>
          </table:table-cell>
          <table:table-cell office:value-type="float" office:value="977.54" calcext:value-type="float">
            <text:p>977.5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08.95" calcext:value-type="float">
            <text:p>2408.9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1.69" calcext:value-type="float">
            <text:p>51.69</text:p>
          </table:table-cell>
          <table:table-cell office:value-type="float" office:value="498.79" calcext:value-type="float">
            <text:p>498.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91.02" calcext:value-type="float">
            <text:p>3591.02</text:p>
          </table:table-cell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185.65" calcext:value-type="float">
            <text:p>185.65</text:p>
          </table:table-cell>
          <table:table-cell office:value-type="float" office:value="780.27" calcext:value-type="float">
            <text:p>780.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78.02" calcext:value-type="float">
            <text:p>2378.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7.74" calcext:value-type="float">
            <text:p>87.74</text:p>
          </table:table-cell>
          <table:table-cell office:value-type="float" office:value="496.65" calcext:value-type="float">
            <text:p>496.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95.22" calcext:value-type="float">
            <text:p>3595.22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133.89" calcext:value-type="float">
            <text:p>133.89</text:p>
          </table:table-cell>
          <table:table-cell office:value-type="float" office:value="669.79" calcext:value-type="float">
            <text:p>669.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16" calcext:value-type="float">
            <text:p>3616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float" office:value="85.47" calcext:value-type="float">
            <text:p>85.47</text:p>
          </table:table-cell>
          <table:table-cell office:value-type="float" office:value="459.87" calcext:value-type="float">
            <text:p>459.8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76.24" calcext:value-type="float">
            <text:p>3576.24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80.9" calcext:value-type="float">
            <text:p>80.9</text:p>
          </table:table-cell>
          <table:table-cell office:value-type="float" office:value="774.75" calcext:value-type="float">
            <text:p>774.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27.1" calcext:value-type="float">
            <text:p>2427.1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55.53" calcext:value-type="float">
            <text:p>55.53</text:p>
          </table:table-cell>
          <table:table-cell office:value-type="float" office:value="951.86" calcext:value-type="float">
            <text:p>951.8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67.72" calcext:value-type="float">
            <text:p>2367.72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office:value-type="float" office:value="162.41" calcext:value-type="float">
            <text:p>162.41</text:p>
          </table:table-cell>
          <table:table-cell office:value-type="float" office:value="747.07" calcext:value-type="float">
            <text:p>747.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81.24" calcext:value-type="float">
            <text:p>2381.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37" calcext:value-type="float">
            <text:p>36.37</text:p>
          </table:table-cell>
          <table:table-cell office:value-type="float" office:value="320.97" calcext:value-type="float">
            <text:p>320.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69.58" calcext:value-type="float">
            <text:p>3569.58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29.52" calcext:value-type="float">
            <text:p>129.52</text:p>
          </table:table-cell>
          <table:table-cell office:value-type="float" office:value="831.24" calcext:value-type="float">
            <text:p>831.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20.22" calcext:value-type="float">
            <text:p>2420.22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float" office:value="54.74" calcext:value-type="float">
            <text:p>54.74</text:p>
          </table:table-cell>
          <table:table-cell office:value-type="float" office:value="764.63" calcext:value-type="float">
            <text:p>764.6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7.51" calcext:value-type="float">
            <text:p>2407.51</text:p>
          </table:table-cell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147.62" calcext:value-type="float">
            <text:p>147.62</text:p>
          </table:table-cell>
          <table:table-cell office:value-type="float" office:value="795.95" calcext:value-type="float">
            <text:p>795.9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79.68" calcext:value-type="float">
            <text:p>2379.68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50.42" calcext:value-type="float">
            <text:p>50.42</text:p>
          </table:table-cell>
          <table:table-cell office:value-type="float" office:value="515.18" calcext:value-type="float">
            <text:p>515.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90.68" calcext:value-type="float">
            <text:p>2390.68</text:p>
          </table:table-cell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  <table:table-cell office:value-type="float" office:value="175.33" calcext:value-type="float">
            <text:p>175.33</text:p>
          </table:table-cell>
          <table:table-cell office:value-type="float" office:value="862.59" calcext:value-type="float">
            <text:p>862.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603.63" calcext:value-type="float">
            <text:p>3603.63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53.68" calcext:value-type="float">
            <text:p>53.68</text:p>
          </table:table-cell>
          <table:table-cell office:value-type="float" office:value="458.77" calcext:value-type="float">
            <text:p>458.7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8.13" calcext:value-type="float">
            <text:p>2388.13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92.28" calcext:value-type="float">
            <text:p>92.28</text:p>
          </table:table-cell>
          <table:table-cell office:value-type="float" office:value="1176.16" calcext:value-type="float">
            <text:p>1176.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83.09" calcext:value-type="float">
            <text:p>3583.0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7.74" calcext:value-type="float">
            <text:p>17.74</text:p>
          </table:table-cell>
          <table:table-cell office:value-type="float" office:value="140.72" calcext:value-type="float">
            <text:p>140.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6.5" calcext:value-type="float">
            <text:p>2386.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54.62" calcext:value-type="float">
            <text:p>154.62</text:p>
          </table:table-cell>
          <table:table-cell office:value-type="float" office:value="1082.53" calcext:value-type="float">
            <text:p>1082.5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76.72" calcext:value-type="float">
            <text:p>3576.72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43.58" calcext:value-type="float">
            <text:p>43.58</text:p>
          </table:table-cell>
          <table:table-cell office:value-type="float" office:value="647.59" calcext:value-type="float">
            <text:p>647.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136.42" calcext:value-type="float">
            <text:p>136.42</text:p>
          </table:table-cell>
          <table:table-cell office:value-type="float" office:value="862.98" calcext:value-type="float">
            <text:p>862.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06.09" calcext:value-type="float">
            <text:p>3606.09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42.77" calcext:value-type="float">
            <text:p>42.77</text:p>
          </table:table-cell>
          <table:table-cell office:value-type="float" office:value="503.16" calcext:value-type="float">
            <text:p>503.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68.24" calcext:value-type="float">
            <text:p>2368.24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94.2" calcext:value-type="float">
            <text:p>194.2</text:p>
          </table:table-cell>
          <table:table-cell office:value-type="float" office:value="1186.94" calcext:value-type="float">
            <text:p>1186.9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11.43" calcext:value-type="float">
            <text:p>3611.4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6.76" calcext:value-type="float">
            <text:p>56.76</text:p>
          </table:table-cell>
          <table:table-cell office:value-type="float" office:value="903.45" calcext:value-type="float">
            <text:p>903.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95.38" calcext:value-type="float">
            <text:p>2395.3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09.82" calcext:value-type="float">
            <text:p>109.82</text:p>
          </table:table-cell>
          <table:table-cell office:value-type="float" office:value="532.35" calcext:value-type="float">
            <text:p>532.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10.48" calcext:value-type="float">
            <text:p>3610.48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58.63" calcext:value-type="float">
            <text:p>58.63</text:p>
          </table:table-cell>
          <table:table-cell office:value-type="float" office:value="823.63" calcext:value-type="float">
            <text:p>823.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4.48" calcext:value-type="float">
            <text:p>2384.48</text:p>
          </table:table-cell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office:value-type="float" office:value="147.26" calcext:value-type="float">
            <text:p>147.26</text:p>
          </table:table-cell>
          <table:table-cell office:value-type="float" office:value="859.43" calcext:value-type="float">
            <text:p>859.4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74.94" calcext:value-type="float">
            <text:p>3574.94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76.86" calcext:value-type="float">
            <text:p>76.86</text:p>
          </table:table-cell>
          <table:table-cell office:value-type="float" office:value="968.51" calcext:value-type="float">
            <text:p>968.5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97.38" calcext:value-type="float">
            <text:p>3597.38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131.35" calcext:value-type="float">
            <text:p>131.35</text:p>
          </table:table-cell>
          <table:table-cell office:value-type="float" office:value="738.27" calcext:value-type="float">
            <text:p>738.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66.9" calcext:value-type="float">
            <text:p>3566.9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35.83" calcext:value-type="float">
            <text:p>35.83</text:p>
          </table:table-cell>
          <table:table-cell office:value-type="float" office:value="1114.12" calcext:value-type="float">
            <text:p>1114.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2.36" calcext:value-type="float">
            <text:p>2402.36</text:p>
          </table:table-cell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float" office:value="173.24" calcext:value-type="float">
            <text:p>173.24</text:p>
          </table:table-cell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50.21" calcext:value-type="float">
            <text:p>3550.21</text:p>
          </table:table-cell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72.63" calcext:value-type="float">
            <text:p>72.63</text:p>
          </table:table-cell>
          <table:table-cell office:value-type="float" office:value="783.7" calcext:value-type="float">
            <text:p>783.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9.9" calcext:value-type="float">
            <text:p>2389.9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79.92" calcext:value-type="float">
            <text:p>79.92</text:p>
          </table:table-cell>
          <table:table-cell office:value-type="float" office:value="999.79" calcext:value-type="float">
            <text:p>999.7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80.91" calcext:value-type="float">
            <text:p>2380.91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office:value-type="float" office:value="81.85" calcext:value-type="float">
            <text:p>81.85</text:p>
          </table:table-cell>
          <table:table-cell office:value-type="float" office:value="837.31" calcext:value-type="float">
            <text:p>837.3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98.13" calcext:value-type="float">
            <text:p>2398.13</text:p>
          </table:table-cell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137.12" calcext:value-type="float">
            <text:p>137.12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90.05" calcext:value-type="float">
            <text:p>2390.0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1.32" calcext:value-type="float">
            <text:p>81.32</text:p>
          </table:table-cell>
          <table:table-cell office:value-type="float" office:value="1383.45" calcext:value-type="float">
            <text:p>1383.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30.03" calcext:value-type="float">
            <text:p>2430.0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96.33" calcext:value-type="float">
            <text:p>96.33</text:p>
          </table:table-cell>
          <table:table-cell office:value-type="float" office:value="569.89" calcext:value-type="float">
            <text:p>569.8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05.67" calcext:value-type="float">
            <text:p>3605.67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51.53" calcext:value-type="float">
            <text:p>51.53</text:p>
          </table:table-cell>
          <table:table-cell office:value-type="float" office:value="483.38" calcext:value-type="float">
            <text:p>483.3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16.44" calcext:value-type="float">
            <text:p>2416.44</text:p>
          </table:table-cell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186.1" calcext:value-type="float">
            <text:p>186.1</text:p>
          </table:table-cell>
          <table:table-cell office:value-type="float" office:value="646.58" calcext:value-type="float">
            <text:p>646.5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24.51" calcext:value-type="float">
            <text:p>2424.51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84.28" calcext:value-type="float">
            <text:p>84.28</text:p>
          </table:table-cell>
          <table:table-cell office:value-type="float" office:value="1079.58" calcext:value-type="float">
            <text:p>1079.5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5.46" calcext:value-type="float">
            <text:p>3575.46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125.15" calcext:value-type="float">
            <text:p>125.15</text:p>
          </table:table-cell>
          <table:table-cell office:value-type="float" office:value="591.19" calcext:value-type="float">
            <text:p>591.1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61.06" calcext:value-type="float">
            <text:p>2361.06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53.46" calcext:value-type="float">
            <text:p>53.46</text:p>
          </table:table-cell>
          <table:table-cell office:value-type="float" office:value="1027.55" calcext:value-type="float">
            <text:p>1027.5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81.56" calcext:value-type="float">
            <text:p>3581.56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108.19" calcext:value-type="float">
            <text:p>108.19</text:p>
          </table:table-cell>
          <table:table-cell office:value-type="float" office:value="812.55" calcext:value-type="float">
            <text:p>812.5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79.56" calcext:value-type="float">
            <text:p>3579.56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37.71" calcext:value-type="float">
            <text:p>37.71</text:p>
          </table:table-cell>
          <table:table-cell office:value-type="float" office:value="692.22" calcext:value-type="float">
            <text:p>692.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46.14" calcext:value-type="float">
            <text:p>3446.14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114.56" calcext:value-type="float">
            <text:p>114.56</text:p>
          </table:table-cell>
          <table:table-cell office:value-type="float" office:value="936.71" calcext:value-type="float">
            <text:p>936.7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17.34" calcext:value-type="float">
            <text:p>2417.34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office:value-type="float" office:value="98.41" calcext:value-type="float">
            <text:p>98.41</text:p>
          </table:table-cell>
          <table:table-cell office:value-type="float" office:value="789.45" calcext:value-type="float">
            <text:p>789.4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97.21" calcext:value-type="float">
            <text:p>2397.21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69.79" calcext:value-type="float">
            <text:p>169.79</text:p>
          </table:table-cell>
          <table:table-cell office:value-type="float" office:value="522.23" calcext:value-type="float">
            <text:p>522.2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34.87" calcext:value-type="float">
            <text:p>2234.87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41.32" calcext:value-type="float">
            <text:p>41.32</text:p>
          </table:table-cell>
          <table:table-cell office:value-type="float" office:value="677.8" calcext:value-type="float">
            <text:p>677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79" calcext:value-type="float">
            <text:p>3579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876.95" calcext:value-type="float">
            <text:p>876.9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64.72" calcext:value-type="float">
            <text:p>3564.72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38.3" calcext:value-type="float">
            <text:p>38.3</text:p>
          </table:table-cell>
          <table:table-cell office:value-type="float" office:value="1275.19" calcext:value-type="float">
            <text:p>1275.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3.53" calcext:value-type="float">
            <text:p>3413.53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91.33" calcext:value-type="float">
            <text:p>91.33</text:p>
          </table:table-cell>
          <table:table-cell office:value-type="float" office:value="917.75" calcext:value-type="float">
            <text:p>917.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66.74" calcext:value-type="float">
            <text:p>3566.74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97.11" calcext:value-type="float">
            <text:p>97.11</text:p>
          </table:table-cell>
          <table:table-cell office:value-type="float" office:value="1081.75" calcext:value-type="float">
            <text:p>1081.7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5.91" calcext:value-type="float">
            <text:p>1555.91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125.65" calcext:value-type="float">
            <text:p>125.65</text:p>
          </table:table-cell>
          <table:table-cell office:value-type="float" office:value="414.88" calcext:value-type="float">
            <text:p>414.8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67.53" calcext:value-type="float">
            <text:p>3467.53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office:value-type="float" office:value="88.91" calcext:value-type="float">
            <text:p>88.91</text:p>
          </table:table-cell>
          <table:table-cell office:value-type="float" office:value="255.02" calcext:value-type="float">
            <text:p>255.0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7.88" calcext:value-type="float">
            <text:p>1437.8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0.53" calcext:value-type="float">
            <text:p>170.53</text:p>
          </table:table-cell>
          <table:table-cell office:value-type="float" office:value="789.91" calcext:value-type="float">
            <text:p>789.9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0.43" calcext:value-type="float">
            <text:p>2260.43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office:value-type="float" office:value="47.24" calcext:value-type="float">
            <text:p>47.24</text:p>
          </table:table-cell>
          <table:table-cell office:value-type="float" office:value="387.51" calcext:value-type="float">
            <text:p>387.5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5.15" calcext:value-type="float">
            <text:p>2035.15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106.05" calcext:value-type="float">
            <text:p>106.05</text:p>
          </table:table-cell>
          <table:table-cell office:value-type="float" office:value="1385.53" calcext:value-type="float">
            <text:p>1385.5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1.32" calcext:value-type="float">
            <text:p>1371.32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54.59" calcext:value-type="float">
            <text:p>54.59</text:p>
          </table:table-cell>
          <table:table-cell office:value-type="float" office:value="891.8" calcext:value-type="float">
            <text:p>891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93.81" calcext:value-type="float">
            <text:p>2093.81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89.75" calcext:value-type="float">
            <text:p>189.75</text:p>
          </table:table-cell>
          <table:table-cell office:value-type="float" office:value="1044.42" calcext:value-type="float">
            <text:p>1044.4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64.76" calcext:value-type="float">
            <text:p>1364.76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6.89" calcext:value-type="float">
            <text:p>46.89</text:p>
          </table:table-cell>
          <table:table-cell office:value-type="float" office:value="865.82" calcext:value-type="float">
            <text:p>865.8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08.01" calcext:value-type="float">
            <text:p>1908.01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35.21" calcext:value-type="float">
            <text:p>135.21</text:p>
          </table:table-cell>
          <table:table-cell office:value-type="float" office:value="882.95" calcext:value-type="float">
            <text:p>882.9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41.15" calcext:value-type="float">
            <text:p>2041.15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46.45" calcext:value-type="float">
            <text:p>46.45</text:p>
          </table:table-cell>
          <table:table-cell office:value-type="float" office:value="829.14" calcext:value-type="float">
            <text:p>829.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55.5" calcext:value-type="float">
            <text:p>2455.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99.57" calcext:value-type="float">
            <text:p>99.57</text:p>
          </table:table-cell>
          <table:table-cell office:value-type="float" office:value="527.66" calcext:value-type="float">
            <text:p>527.6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80.86" calcext:value-type="float">
            <text:p>2980.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.22" calcext:value-type="float">
            <text:p>22.22</text:p>
          </table:table-cell>
          <table:table-cell office:value-type="float" office:value="869.21" calcext:value-type="float">
            <text:p>869.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54.47" calcext:value-type="float">
            <text:p>3754.47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138.91" calcext:value-type="float">
            <text:p>138.91</text:p>
          </table:table-cell>
          <table:table-cell office:value-type="float" office:value="893.34" calcext:value-type="float">
            <text:p>893.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53.5" calcext:value-type="float">
            <text:p>3653.5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40.01" calcext:value-type="float">
            <text:p>40.01</text:p>
          </table:table-cell>
          <table:table-cell office:value-type="float" office:value="930.82" calcext:value-type="float">
            <text:p>930.8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intic function Generational GA con operadores normales Por torneo</text:p>
          </table:table-cell>
          <table:covered-table-cell table:number-columns-repeated="7"/>
          <table:table-cell/>
          <table:table-cell table:style-name="ce1" office:value-type="string" calcext:value-type="string" table:number-columns-spanned="8" table:number-rows-spanned="1">
            <text:p>Quintic function Generational GA con operadores tramposos Por torneo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3.49" calcext:value-type="float">
            <text:p>2893.49</text:p>
          </table:table-cell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  <table:table-cell office:value-type="float" office:value="566.27" calcext:value-type="float">
            <text:p>566.27</text:p>
          </table:table-cell>
          <table:table-cell office:value-type="float" office:value="97639.48" calcext:value-type="float">
            <text:p>97639.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15.47" calcext:value-type="float">
            <text:p>4215.4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5.82" calcext:value-type="float">
            <text:p>85.82</text:p>
          </table:table-cell>
          <table:table-cell office:value-type="float" office:value="26934.73" calcext:value-type="float">
            <text:p>26934.7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3.39" calcext:value-type="float">
            <text:p>2943.39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615.03" calcext:value-type="float">
            <text:p>615.03</text:p>
          </table:table-cell>
          <table:table-cell office:value-type="float" office:value="57259.79" calcext:value-type="float">
            <text:p>57259.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01.94" calcext:value-type="float">
            <text:p>2901.94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102.85" calcext:value-type="float">
            <text:p>102.85</text:p>
          </table:table-cell>
          <table:table-cell office:value-type="float" office:value="34345" calcext:value-type="float">
            <text:p>3434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0.52" calcext:value-type="float">
            <text:p>2400.52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2537.45" calcext:value-type="float">
            <text:p>2537.45</text:p>
          </table:table-cell>
          <table:table-cell office:value-type="float" office:value="40103.11" calcext:value-type="float">
            <text:p>40103.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54.5" calcext:value-type="float">
            <text:p>2554.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0.87" calcext:value-type="float">
            <text:p>100.87</text:p>
          </table:table-cell>
          <table:table-cell office:value-type="float" office:value="18456.87" calcext:value-type="float">
            <text:p>18456.8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7.69" calcext:value-type="float">
            <text:p>1567.69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1670.67" calcext:value-type="float">
            <text:p>1670.67</text:p>
          </table:table-cell>
          <table:table-cell office:value-type="float" office:value="83929.84" calcext:value-type="float">
            <text:p>83929.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83.53" calcext:value-type="float">
            <text:p>1583.53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office:value-type="float" office:value="123.34" calcext:value-type="float">
            <text:p>123.34</text:p>
          </table:table-cell>
          <table:table-cell office:value-type="float" office:value="70577.57" calcext:value-type="float">
            <text:p>70577.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1.63" calcext:value-type="float">
            <text:p>2311.63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956.14" calcext:value-type="float">
            <text:p>956.14</text:p>
          </table:table-cell>
          <table:table-cell office:value-type="float" office:value="58951.96" calcext:value-type="float">
            <text:p>58951.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94.42" calcext:value-type="float">
            <text:p>2294.42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102.93" calcext:value-type="float">
            <text:p>102.93</text:p>
          </table:table-cell>
          <table:table-cell office:value-type="float" office:value="119563.98" calcext:value-type="float">
            <text:p>119563.9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6.32" calcext:value-type="float">
            <text:p>2826.32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1236.28" calcext:value-type="float">
            <text:p>1236.28</text:p>
          </table:table-cell>
          <table:table-cell office:value-type="float" office:value="73936.96" calcext:value-type="float">
            <text:p>73936.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97.28" calcext:value-type="float">
            <text:p>1597.2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66.35" calcext:value-type="float">
            <text:p>166.35</text:p>
          </table:table-cell>
          <table:table-cell office:value-type="float" office:value="70490.06" calcext:value-type="float">
            <text:p>70490.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38.92" calcext:value-type="float">
            <text:p>4338.92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239.29" calcext:value-type="float">
            <text:p>239.29</text:p>
          </table:table-cell>
          <table:table-cell office:value-type="float" office:value="63777.14" calcext:value-type="float">
            <text:p>63777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20.93" calcext:value-type="float">
            <text:p>2520.93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36.01" calcext:value-type="float">
            <text:p>36.01</text:p>
          </table:table-cell>
          <table:table-cell office:value-type="float" office:value="35428" calcext:value-type="float">
            <text:p>354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9.75" calcext:value-type="float">
            <text:p>2899.7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918.24" calcext:value-type="float">
            <text:p>1918.24</text:p>
          </table:table-cell>
          <table:table-cell office:value-type="float" office:value="22678.39" calcext:value-type="float">
            <text:p>22678.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08.84" calcext:value-type="float">
            <text:p>2908.84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43.41" calcext:value-type="float">
            <text:p>143.41</text:p>
          </table:table-cell>
          <table:table-cell office:value-type="float" office:value="44897.53" calcext:value-type="float">
            <text:p>44897.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94.04" calcext:value-type="float">
            <text:p>4294.04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47.61" calcext:value-type="float">
            <text:p>147.61</text:p>
          </table:table-cell>
          <table:table-cell office:value-type="float" office:value="60824.38" calcext:value-type="float">
            <text:p>60824.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13.95" calcext:value-type="float">
            <text:p>4313.95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34.77" calcext:value-type="float">
            <text:p>34.77</text:p>
          </table:table-cell>
          <table:table-cell office:value-type="float" office:value="72131.78" calcext:value-type="float">
            <text:p>72131.7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67.41" calcext:value-type="float">
            <text:p>2867.41</text:p>
          </table:table-cell>
          <table:table-cell office:value-type="float" office:value="475" calcext:value-type="float">
            <text:p>475</text:p>
          </table:table-cell>
          <table:table-cell office:value-type="float" office:value="8" calcext:value-type="float">
            <text:p>8</text:p>
          </table:table-cell>
          <table:table-cell office:value-type="float" office:value="2501.45" calcext:value-type="float">
            <text:p>2501.45</text:p>
          </table:table-cell>
          <table:table-cell office:value-type="float" office:value="53398.32" calcext:value-type="float">
            <text:p>53398.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306.46" calcext:value-type="float">
            <text:p>4306.46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55.94" calcext:value-type="float">
            <text:p>55.94</text:p>
          </table:table-cell>
          <table:table-cell office:value-type="float" office:value="22677.08" calcext:value-type="float">
            <text:p>22677.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91.93" calcext:value-type="float">
            <text:p>2891.93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2519.22" calcext:value-type="float">
            <text:p>2519.22</text:p>
          </table:table-cell>
          <table:table-cell office:value-type="float" office:value="60457.27" calcext:value-type="float">
            <text:p>60457.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339.15" calcext:value-type="float">
            <text:p>4339.1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49.95" calcext:value-type="float">
            <text:p>249.95</text:p>
          </table:table-cell>
          <table:table-cell office:value-type="float" office:value="43735.9" calcext:value-type="float">
            <text:p>43735.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94.47" calcext:value-type="float">
            <text:p>4294.47</text:p>
          </table:table-cell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office:value-type="float" office:value="435.58" calcext:value-type="float">
            <text:p>435.58</text:p>
          </table:table-cell>
          <table:table-cell office:value-type="float" office:value="25227.71" calcext:value-type="float">
            <text:p>25227.7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92.01" calcext:value-type="float">
            <text:p>2892.01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235.33" calcext:value-type="float">
            <text:p>235.33</text:p>
          </table:table-cell>
          <table:table-cell office:value-type="float" office:value="4924.93" calcext:value-type="float">
            <text:p>4924.9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3.52" calcext:value-type="float">
            <text:p>2873.52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379.61" calcext:value-type="float">
            <text:p>2379.61</text:p>
          </table:table-cell>
          <table:table-cell office:value-type="float" office:value="47812.71" calcext:value-type="float">
            <text:p>47812.7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16.33" calcext:value-type="float">
            <text:p>2816.33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25.02" calcext:value-type="float">
            <text:p>25.02</text:p>
          </table:table-cell>
          <table:table-cell office:value-type="float" office:value="23812.89" calcext:value-type="float">
            <text:p>23812.8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16.83" calcext:value-type="float">
            <text:p>2916.8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60.69" calcext:value-type="float">
            <text:p>460.69</text:p>
          </table:table-cell>
          <table:table-cell office:value-type="float" office:value="66716.72" calcext:value-type="float">
            <text:p>66716.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79.91" calcext:value-type="float">
            <text:p>2879.9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8.7" calcext:value-type="float">
            <text:p>48.7</text:p>
          </table:table-cell>
          <table:table-cell office:value-type="float" office:value="85422.43" calcext:value-type="float">
            <text:p>85422.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64.62" calcext:value-type="float">
            <text:p>2864.6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885.61" calcext:value-type="float">
            <text:p>885.61</text:p>
          </table:table-cell>
          <table:table-cell office:value-type="float" office:value="70586.39" calcext:value-type="float">
            <text:p>70586.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81.56" calcext:value-type="float">
            <text:p>4281.56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250.21" calcext:value-type="float">
            <text:p>250.21</text:p>
          </table:table-cell>
          <table:table-cell office:value-type="float" office:value="39993.47" calcext:value-type="float">
            <text:p>39993.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39.19" calcext:value-type="float">
            <text:p>4339.19</text:p>
          </table:table-cell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858.67" calcext:value-type="float">
            <text:p>858.67</text:p>
          </table:table-cell>
          <table:table-cell office:value-type="float" office:value="20353.84" calcext:value-type="float">
            <text:p>20353.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346.18" calcext:value-type="float">
            <text:p>4346.18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1.21" calcext:value-type="float">
            <text:p>51.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0.71" calcext:value-type="float">
            <text:p>2890.71</text:p>
          </table:table-cell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2300.06" calcext:value-type="float">
            <text:p>2300.06</text:p>
          </table:table-cell>
          <table:table-cell office:value-type="float" office:value="70393.31" calcext:value-type="float">
            <text:p>70393.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305.53" calcext:value-type="float">
            <text:p>4305.53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25.07" calcext:value-type="float">
            <text:p>25.07</text:p>
          </table:table-cell>
          <table:table-cell office:value-type="float" office:value="24863.07" calcext:value-type="float">
            <text:p>24863.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80.71" calcext:value-type="float">
            <text:p>2880.7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16.87" calcext:value-type="float">
            <text:p>1316.87</text:p>
          </table:table-cell>
          <table:table-cell office:value-type="float" office:value="52137.96" calcext:value-type="float">
            <text:p>52137.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317.96" calcext:value-type="float">
            <text:p>4317.96</text:p>
          </table:table-cell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float" office:value="190.48" calcext:value-type="float">
            <text:p>190.48</text:p>
          </table:table-cell>
          <table:table-cell office:value-type="float" office:value="11306.17" calcext:value-type="float">
            <text:p>11306.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97.4" calcext:value-type="float">
            <text:p>2897.4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917.09" calcext:value-type="float">
            <text:p>917.09</text:p>
          </table:table-cell>
          <table:table-cell office:value-type="float" office:value="19086.58" calcext:value-type="float">
            <text:p>19086.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308.68" calcext:value-type="float">
            <text:p>4308.6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4.9" calcext:value-type="float">
            <text:p>24.9</text:p>
          </table:table-cell>
          <table:table-cell office:value-type="float" office:value="49343.17" calcext:value-type="float">
            <text:p>49343.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15.13" calcext:value-type="float">
            <text:p>4315.13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1101.78" calcext:value-type="float">
            <text:p>1101.78</text:p>
          </table:table-cell>
          <table:table-cell office:value-type="float" office:value="46905.7" calcext:value-type="float">
            <text:p>46905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10.55" calcext:value-type="float">
            <text:p>4310.55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1.07" calcext:value-type="float">
            <text:p>41.07</text:p>
          </table:table-cell>
          <table:table-cell office:value-type="float" office:value="104117.75" calcext:value-type="float">
            <text:p>104117.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7.17" calcext:value-type="float">
            <text:p>2887.17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1021.29" calcext:value-type="float">
            <text:p>1021.29</text:p>
          </table:table-cell>
          <table:table-cell office:value-type="float" office:value="32103.1" calcext:value-type="float">
            <text:p>32103.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62.63" calcext:value-type="float">
            <text:p>4262.63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59.33" calcext:value-type="float">
            <text:p>59.33</text:p>
          </table:table-cell>
          <table:table-cell office:value-type="float" office:value="125336.46" calcext:value-type="float">
            <text:p>125336.4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0.7" calcext:value-type="float">
            <text:p>4260.7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1741.03" calcext:value-type="float">
            <text:p>1741.03</text:p>
          </table:table-cell>
          <table:table-cell office:value-type="float" office:value="27586.41" calcext:value-type="float">
            <text:p>27586.4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06.39" calcext:value-type="float">
            <text:p>2906.39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77.78" calcext:value-type="float">
            <text:p>177.78</text:p>
          </table:table-cell>
          <table:table-cell office:value-type="float" office:value="6328.32" calcext:value-type="float">
            <text:p>6328.3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9.55" calcext:value-type="float">
            <text:p>2899.5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756.9" calcext:value-type="float">
            <text:p>1756.9</text:p>
          </table:table-cell>
          <table:table-cell office:value-type="float" office:value="39219.26" calcext:value-type="float">
            <text:p>39219.2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96.43" calcext:value-type="float">
            <text:p>4296.43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4.18" calcext:value-type="float">
            <text:p>14.18</text:p>
          </table:table-cell>
          <table:table-cell office:value-type="float" office:value="32950.88" calcext:value-type="float">
            <text:p>32950.8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27.18" calcext:value-type="float">
            <text:p>4327.18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1061.91" calcext:value-type="float">
            <text:p>1061.91</text:p>
          </table:table-cell>
          <table:table-cell office:value-type="float" office:value="28435.05" calcext:value-type="float">
            <text:p>28435.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78.3" calcext:value-type="float">
            <text:p>2878.3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26.56" calcext:value-type="float">
            <text:p>126.56</text:p>
          </table:table-cell>
          <table:table-cell office:value-type="float" office:value="45293" calcext:value-type="float">
            <text:p>4529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01.01" calcext:value-type="float">
            <text:p>4301.01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1358.61" calcext:value-type="float">
            <text:p>1358.61</text:p>
          </table:table-cell>
          <table:table-cell office:value-type="float" office:value="40061.42" calcext:value-type="float">
            <text:p>40061.4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83.92" calcext:value-type="float">
            <text:p>2883.9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91.09" calcext:value-type="float">
            <text:p>91.09</text:p>
          </table:table-cell>
          <table:table-cell office:value-type="float" office:value="7475.13" calcext:value-type="float">
            <text:p>7475.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08.56" calcext:value-type="float">
            <text:p>4308.56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799.39" calcext:value-type="float">
            <text:p>2799.39</text:p>
          </table:table-cell>
          <table:table-cell office:value-type="float" office:value="36054.42" calcext:value-type="float">
            <text:p>36054.4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99.09" calcext:value-type="float">
            <text:p>4299.0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4.06" calcext:value-type="float">
            <text:p>164.06</text:p>
          </table:table-cell>
          <table:table-cell office:value-type="float" office:value="46607.33" calcext:value-type="float">
            <text:p>46607.3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07.86" calcext:value-type="float">
            <text:p>4307.86</text:p>
          </table:table-cell>
          <table:table-cell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  <table:table-cell office:value-type="float" office:value="1326.02" calcext:value-type="float">
            <text:p>1326.02</text:p>
          </table:table-cell>
          <table:table-cell office:value-type="float" office:value="95356.48" calcext:value-type="float">
            <text:p>95356.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89.62" calcext:value-type="float">
            <text:p>2889.6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5.99" calcext:value-type="float">
            <text:p>55.99</text:p>
          </table:table-cell>
          <table:table-cell office:value-type="float" office:value="34058.26" calcext:value-type="float">
            <text:p>34058.2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07.97" calcext:value-type="float">
            <text:p>4307.9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191.1" calcext:value-type="float">
            <text:p>1191.1</text:p>
          </table:table-cell>
          <table:table-cell office:value-type="float" office:value="67424.45" calcext:value-type="float">
            <text:p>67424.4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07.74" calcext:value-type="float">
            <text:p>4307.74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22497.01" calcext:value-type="float">
            <text:p>22497.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6.11" calcext:value-type="float">
            <text:p>4326.11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954.4" calcext:value-type="float">
            <text:p>954.4</text:p>
          </table:table-cell>
          <table:table-cell office:value-type="float" office:value="17725.06" calcext:value-type="float">
            <text:p>17725.0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76.39" calcext:value-type="float">
            <text:p>2876.3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9.04" calcext:value-type="float">
            <text:p>49.04</text:p>
          </table:table-cell>
          <table:table-cell office:value-type="float" office:value="110375.16" calcext:value-type="float">
            <text:p>110375.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23.32" calcext:value-type="float">
            <text:p>4323.32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840.35" calcext:value-type="float">
            <text:p>840.35</text:p>
          </table:table-cell>
          <table:table-cell office:value-type="float" office:value="67782.43" calcext:value-type="float">
            <text:p>67782.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55.38" calcext:value-type="float">
            <text:p>2855.38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3.53" calcext:value-type="float">
            <text:p>33.53</text:p>
          </table:table-cell>
          <table:table-cell office:value-type="float" office:value="41375.46" calcext:value-type="float">
            <text:p>41375.4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2.45" calcext:value-type="float">
            <text:p>4322.4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93.6" calcext:value-type="float">
            <text:p>193.6</text:p>
          </table:table-cell>
          <table:table-cell office:value-type="float" office:value="27351.39" calcext:value-type="float">
            <text:p>27351.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327.46" calcext:value-type="float">
            <text:p>4327.4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49.67" calcext:value-type="float">
            <text:p>49.67</text:p>
          </table:table-cell>
          <table:table-cell office:value-type="float" office:value="3139.77" calcext:value-type="float">
            <text:p>3139.7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4.7" calcext:value-type="float">
            <text:p>2884.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724.92" calcext:value-type="float">
            <text:p>1724.92</text:p>
          </table:table-cell>
          <table:table-cell office:value-type="float" office:value="12686.01" calcext:value-type="float">
            <text:p>12686.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75.92" calcext:value-type="float">
            <text:p>2875.92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1.2" calcext:value-type="float">
            <text:p>11.2</text:p>
          </table:table-cell>
          <table:table-cell office:value-type="float" office:value="36362.48" calcext:value-type="float">
            <text:p>36362.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00.11" calcext:value-type="float">
            <text:p>2900.11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640.51" calcext:value-type="float">
            <text:p>640.51</text:p>
          </table:table-cell>
          <table:table-cell office:value-type="float" office:value="82894.41" calcext:value-type="float">
            <text:p>82894.4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19.7" calcext:value-type="float">
            <text:p>2919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7.55" calcext:value-type="float">
            <text:p>77.55</text:p>
          </table:table-cell>
          <table:table-cell office:value-type="float" office:value="8024.31" calcext:value-type="float">
            <text:p>8024.3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65.54" calcext:value-type="float">
            <text:p>4365.5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821.39" calcext:value-type="float">
            <text:p>821.39</text:p>
          </table:table-cell>
          <table:table-cell office:value-type="float" office:value="75913.71" calcext:value-type="float">
            <text:p>75913.7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329.16" calcext:value-type="float">
            <text:p>4329.1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8.65" calcext:value-type="float">
            <text:p>18.65</text:p>
          </table:table-cell>
          <table:table-cell office:value-type="float" office:value="28991.67" calcext:value-type="float">
            <text:p>28991.6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17.08" calcext:value-type="float">
            <text:p>4317.08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1306.54" calcext:value-type="float">
            <text:p>1306.54</text:p>
          </table:table-cell>
          <table:table-cell office:value-type="float" office:value="58778.14" calcext:value-type="float">
            <text:p>58778.1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92.41" calcext:value-type="float">
            <text:p>2892.41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33.31" calcext:value-type="float">
            <text:p>33.31</text:p>
          </table:table-cell>
          <table:table-cell office:value-type="float" office:value="8085.48" calcext:value-type="float">
            <text:p>8085.4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06.99" calcext:value-type="float">
            <text:p>4306.99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97.69" calcext:value-type="float">
            <text:p>497.69</text:p>
          </table:table-cell>
          <table:table-cell office:value-type="float" office:value="24712.84" calcext:value-type="float">
            <text:p>24712.8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09.05" calcext:value-type="float">
            <text:p>2909.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85.03" calcext:value-type="float">
            <text:p>285.03</text:p>
          </table:table-cell>
          <table:table-cell office:value-type="float" office:value="8368.91" calcext:value-type="float">
            <text:p>8368.9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88.04" calcext:value-type="float">
            <text:p>2888.04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29942.37" calcext:value-type="float">
            <text:p>29942.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300.37" calcext:value-type="float">
            <text:p>4300.37</text:p>
          </table:table-cell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float" office:value="180.5" calcext:value-type="float">
            <text:p>180.5</text:p>
          </table:table-cell>
          <table:table-cell office:value-type="float" office:value="15302.25" calcext:value-type="float">
            <text:p>15302.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66.09" calcext:value-type="float">
            <text:p>2866.09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085.75" calcext:value-type="float">
            <text:p>1085.75</text:p>
          </table:table-cell>
          <table:table-cell office:value-type="float" office:value="47584.59" calcext:value-type="float">
            <text:p>47584.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337.12" calcext:value-type="float">
            <text:p>4337.12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90.45" calcext:value-type="float">
            <text:p>90.45</text:p>
          </table:table-cell>
          <table:table-cell office:value-type="float" office:value="90202.93" calcext:value-type="float">
            <text:p>90202.9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27.3" calcext:value-type="float">
            <text:p>2927.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81.37" calcext:value-type="float">
            <text:p>1981.37</text:p>
          </table:table-cell>
          <table:table-cell office:value-type="float" office:value="59970.6" calcext:value-type="float">
            <text:p>59970.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362.06" calcext:value-type="float">
            <text:p>4362.06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45.12" calcext:value-type="float">
            <text:p>45.12</text:p>
          </table:table-cell>
          <table:table-cell office:value-type="float" office:value="32718.35" calcext:value-type="float">
            <text:p>32718.3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34.13" calcext:value-type="float">
            <text:p>4134.1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89.21" calcext:value-type="float">
            <text:p>789.21</text:p>
          </table:table-cell>
          <table:table-cell office:value-type="float" office:value="61634.48" calcext:value-type="float">
            <text:p>61634.4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02.2" calcext:value-type="float">
            <text:p>2902.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68.03" calcext:value-type="float">
            <text:p>68.03</text:p>
          </table:table-cell>
          <table:table-cell office:value-type="float" office:value="66292.54" calcext:value-type="float">
            <text:p>66292.5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Schwefel function Generational GA con operadores normales Por torneo</text:p>
          </table:table-cell>
          <table:covered-table-cell table:number-columns-repeated="7"/>
          <table:table-cell/>
          <table:table-cell table:style-name="ce1" office:value-type="string" calcext:value-type="string" table:number-columns-spanned="8" table:number-rows-spanned="1">
            <text:p>Schwefel function Generational GA con operadores tramposos Por torneo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8.79" calcext:value-type="float">
            <text:p>2108.79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180580.07" calcext:value-type="float">
            <text:p>180580.07</text:p>
          </table:table-cell>
          <table:table-cell office:value-type="float" office:value="327196272.25" calcext:value-type="float">
            <text:p>327196272.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84.02" calcext:value-type="float">
            <text:p>2384.02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148882.88" calcext:value-type="float">
            <text:p>148882.88</text:p>
          </table:table-cell>
          <table:table-cell office:value-type="float" office:value="177356764.42" calcext:value-type="float">
            <text:p>177356764.4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2.12" calcext:value-type="float">
            <text:p>2132.12</text:p>
          </table:table-cell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  <table:table-cell office:value-type="float" office:value="57725.54" calcext:value-type="float">
            <text:p>57725.54</text:p>
          </table:table-cell>
          <table:table-cell office:value-type="float" office:value="216315047.63" calcext:value-type="float">
            <text:p>216315047.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5" calcext:value-type="float">
            <text:p>2115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65083.39" calcext:value-type="float">
            <text:p>65083.39</text:p>
          </table:table-cell>
          <table:table-cell office:value-type="float" office:value="1773585689.46" calcext:value-type="float">
            <text:p>1773585689.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41.43" calcext:value-type="float">
            <text:p>2141.43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127799.85" calcext:value-type="float">
            <text:p>127799.85</text:p>
          </table:table-cell>
          <table:table-cell office:value-type="float" office:value="314088068.09" calcext:value-type="float">
            <text:p>314088068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33.15" calcext:value-type="float">
            <text:p>2133.15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20534.73" calcext:value-type="float">
            <text:p>20534.73</text:p>
          </table:table-cell>
          <table:table-cell office:value-type="float" office:value="2449145411.25" calcext:value-type="float">
            <text:p>2449145411.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71.35" calcext:value-type="float">
            <text:p>3171.35</text:p>
          </table:table-cell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office:value-type="float" office:value="146056.09" calcext:value-type="float">
            <text:p>146056.09</text:p>
          </table:table-cell>
          <table:table-cell office:value-type="float" office:value="993116115.21" calcext:value-type="float">
            <text:p>993116115.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5.58" calcext:value-type="float">
            <text:p>3205.5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878.91" calcext:value-type="float">
            <text:p>10878.91</text:p>
          </table:table-cell>
          <table:table-cell office:value-type="float" office:value="710827094.68" calcext:value-type="float">
            <text:p>710827094.6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86.8" calcext:value-type="float">
            <text:p>3186.8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614168.6" calcext:value-type="float">
            <text:p>614168.6</text:p>
          </table:table-cell>
          <table:table-cell office:value-type="float" office:value="174394325.64" calcext:value-type="float">
            <text:p>174394325.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08.63" calcext:value-type="float">
            <text:p>2108.63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657970708.04" calcext:value-type="float">
            <text:p>657970708.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9.7" calcext:value-type="float">
            <text:p>2119.7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457754.64" calcext:value-type="float">
            <text:p>1457754.64</text:p>
          </table:table-cell>
          <table:table-cell office:value-type="float" office:value="2923650560.22" calcext:value-type="float">
            <text:p>2923650560.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85.85" calcext:value-type="float">
            <text:p>3185.85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31946.1" calcext:value-type="float">
            <text:p>31946.1</text:p>
          </table:table-cell>
          <table:table-cell office:value-type="float" office:value="393896542.65" calcext:value-type="float">
            <text:p>393896542.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4.2" calcext:value-type="float">
            <text:p>2144.2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2859804.44" calcext:value-type="float">
            <text:p>2859804.44</text:p>
          </table:table-cell>
          <table:table-cell office:value-type="float" office:value="4284451491.32" calcext:value-type="float">
            <text:p>4284451491.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07.74" calcext:value-type="float">
            <text:p>3207.74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9484.14" calcext:value-type="float">
            <text:p>9484.14</text:p>
          </table:table-cell>
          <table:table-cell office:value-type="float" office:value="4282257617.9" calcext:value-type="float">
            <text:p>4282257617.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4.34" calcext:value-type="float">
            <text:p>3154.34</text:p>
          </table:table-cell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51748.93" calcext:value-type="float">
            <text:p>51748.93</text:p>
          </table:table-cell>
          <table:table-cell office:value-type="float" office:value="916063176.49" calcext:value-type="float">
            <text:p>916063176.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45.37" calcext:value-type="float">
            <text:p>3145.37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2376.84" calcext:value-type="float">
            <text:p>2376.84</text:p>
          </table:table-cell>
          <table:table-cell office:value-type="float" office:value="152280486.34" calcext:value-type="float">
            <text:p>152280486.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67.5" calcext:value-type="float">
            <text:p>3167.5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445591.16" calcext:value-type="float">
            <text:p>445591.16</text:p>
          </table:table-cell>
          <table:table-cell office:value-type="float" office:value="3795124540.95" calcext:value-type="float">
            <text:p>3795124540.9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34.7" calcext:value-type="float">
            <text:p>2134.7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94831.98" calcext:value-type="float">
            <text:p>94831.98</text:p>
          </table:table-cell>
          <table:table-cell office:value-type="float" office:value="411723243.5" calcext:value-type="float">
            <text:p>411723243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5.53" calcext:value-type="float">
            <text:p>2105.5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691976.6" calcext:value-type="float">
            <text:p>2691976.6</text:p>
          </table:table-cell>
          <table:table-cell office:value-type="float" office:value="211749640.14" calcext:value-type="float">
            <text:p>211749640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07.78" calcext:value-type="float">
            <text:p>3207.78</text:p>
          </table:table-cell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95652.83" calcext:value-type="float">
            <text:p>95652.83</text:p>
          </table:table-cell>
          <table:table-cell office:value-type="float" office:value="21321263.41" calcext:value-type="float">
            <text:p>21321263.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62.31" calcext:value-type="float">
            <text:p>2162.31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3191373.19" calcext:value-type="float">
            <text:p>3191373.19</text:p>
          </table:table-cell>
          <table:table-cell office:value-type="float" office:value="1798486005.06" calcext:value-type="float">
            <text:p>1798486005.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12.15" calcext:value-type="float">
            <text:p>2112.15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4515.59" calcext:value-type="float">
            <text:p>4515.59</text:p>
          </table:table-cell>
          <table:table-cell office:value-type="float" office:value="2771609474.25" calcext:value-type="float">
            <text:p>2771609474.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60.07" calcext:value-type="float">
            <text:p>3160.07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1422597.45" calcext:value-type="float">
            <text:p>1422597.45</text:p>
          </table:table-cell>
          <table:table-cell office:value-type="float" office:value="4500137026.31" calcext:value-type="float">
            <text:p>4500137026.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00.55" calcext:value-type="float">
            <text:p>2100.55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office:value-type="float" office:value="37813.02" calcext:value-type="float">
            <text:p>37813.02</text:p>
          </table:table-cell>
          <table:table-cell office:value-type="float" office:value="511953106.79" calcext:value-type="float">
            <text:p>511953106.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20.8" calcext:value-type="float">
            <text:p>2120.8</text:p>
          </table:table-cell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 office:value-type="float" office:value="221066.55" calcext:value-type="float">
            <text:p>221066.55</text:p>
          </table:table-cell>
          <table:table-cell office:value-type="float" office:value="145659004.49" calcext:value-type="float">
            <text:p>145659004.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28.8" calcext:value-type="float">
            <text:p>2128.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5149.98" calcext:value-type="float">
            <text:p>65149.98</text:p>
          </table:table-cell>
          <table:table-cell office:value-type="float" office:value="2449702784.91" calcext:value-type="float">
            <text:p>2449702784.9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65.87" calcext:value-type="float">
            <text:p>2165.87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5462893.95" calcext:value-type="float">
            <text:p>5462893.95</text:p>
          </table:table-cell>
          <table:table-cell office:value-type="float" office:value="886830947.25" calcext:value-type="float">
            <text:p>886830947.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52.52" calcext:value-type="float">
            <text:p>2152.52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3029.05" calcext:value-type="float">
            <text:p>3029.05</text:p>
          </table:table-cell>
          <table:table-cell office:value-type="float" office:value="2200128302.06" calcext:value-type="float">
            <text:p>2200128302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20.9" calcext:value-type="float">
            <text:p>2120.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606947.49" calcext:value-type="float">
            <text:p>1606947.49</text:p>
          </table:table-cell>
          <table:table-cell office:value-type="float" office:value="803822731.68" calcext:value-type="float">
            <text:p>803822731.6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11.25" calcext:value-type="float">
            <text:p>3211.2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862.35" calcext:value-type="float">
            <text:p>862.35</text:p>
          </table:table-cell>
          <table:table-cell office:value-type="float" office:value="3360360073.56" calcext:value-type="float">
            <text:p>3360360073.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4.09" calcext:value-type="float">
            <text:p>3154.09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731877.43" calcext:value-type="float">
            <text:p>731877.43</text:p>
          </table:table-cell>
          <table:table-cell office:value-type="float" office:value="1303616732.97" calcext:value-type="float">
            <text:p>1303616732.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49.18" calcext:value-type="float">
            <text:p>3149.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2.45" calcext:value-type="float">
            <text:p>62.45</text:p>
          </table:table-cell>
          <table:table-cell office:value-type="float" office:value="712007393.28" calcext:value-type="float">
            <text:p>712007393.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81.2" calcext:value-type="float">
            <text:p>3181.2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12069.33" calcext:value-type="float">
            <text:p>212069.33</text:p>
          </table:table-cell>
          <table:table-cell office:value-type="float" office:value="131527369.17" calcext:value-type="float">
            <text:p>131527369.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16.04" calcext:value-type="float">
            <text:p>2116.0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926.49" calcext:value-type="float">
            <text:p>6926.49</text:p>
          </table:table-cell>
          <table:table-cell office:value-type="float" office:value="1135084826.93" calcext:value-type="float">
            <text:p>1135084826.9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30.76" calcext:value-type="float">
            <text:p>2130.76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336042.43" calcext:value-type="float">
            <text:p>336042.43</text:p>
          </table:table-cell>
          <table:table-cell office:value-type="float" office:value="630228847.94" calcext:value-type="float">
            <text:p>630228847.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00.77" calcext:value-type="float">
            <text:p>3200.7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4230.8" calcext:value-type="float">
            <text:p>64230.8</text:p>
          </table:table-cell>
          <table:table-cell office:value-type="float" office:value="2082767785.15" calcext:value-type="float">
            <text:p>2082767785.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37.02" calcext:value-type="float">
            <text:p>3137.02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61604.55" calcext:value-type="float">
            <text:p>61604.55</text:p>
          </table:table-cell>
          <table:table-cell office:value-type="float" office:value="1022750965.22" calcext:value-type="float">
            <text:p>1022750965.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156.63" calcext:value-type="float">
            <text:p>3156.63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3465.48" calcext:value-type="float">
            <text:p>3465.48</text:p>
          </table:table-cell>
          <table:table-cell office:value-type="float" office:value="1475430029.69" calcext:value-type="float">
            <text:p>1475430029.6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85.62" calcext:value-type="float">
            <text:p>3185.62</text:p>
          </table:table-cell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float" office:value="325873.87" calcext:value-type="float">
            <text:p>325873.87</text:p>
          </table:table-cell>
          <table:table-cell office:value-type="float" office:value="102929440.33" calcext:value-type="float">
            <text:p>102929440.3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86.92" calcext:value-type="float">
            <text:p>3186.92</text:p>
          </table:table-cell>
          <table:table-cell office:value-type="float" office:value="397" calcext:value-type="float">
            <text:p>397</text:p>
          </table:table-cell>
          <table:table-cell office:value-type="float" office:value="7" calcext:value-type="float">
            <text:p>7</text:p>
          </table:table-cell>
          <table:table-cell office:value-type="float" office:value="621.43" calcext:value-type="float">
            <text:p>621.43</text:p>
          </table:table-cell>
          <table:table-cell office:value-type="float" office:value="2124149600.64" calcext:value-type="float">
            <text:p>2124149600.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1.12" calcext:value-type="float">
            <text:p>3191.12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882272.35" calcext:value-type="float">
            <text:p>1882272.35</text:p>
          </table:table-cell>
          <table:table-cell office:value-type="float" office:value="227505797.37" calcext:value-type="float">
            <text:p>227505797.3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99.25" calcext:value-type="float">
            <text:p>3199.2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23341.65" calcext:value-type="float">
            <text:p>23341.65</text:p>
          </table:table-cell>
          <table:table-cell office:value-type="float" office:value="1288487442.3" calcext:value-type="float">
            <text:p>1288487442.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0.57" calcext:value-type="float">
            <text:p>2110.57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939548.34" calcext:value-type="float">
            <text:p>939548.34</text:p>
          </table:table-cell>
          <table:table-cell office:value-type="float" office:value="1976519260.87" calcext:value-type="float">
            <text:p>1976519260.8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53.3" calcext:value-type="float">
            <text:p>3153.3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2671.08" calcext:value-type="float">
            <text:p>2671.08</text:p>
          </table:table-cell>
          <table:table-cell office:value-type="float" office:value="865118434.04" calcext:value-type="float">
            <text:p>865118434.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41.37" calcext:value-type="float">
            <text:p>2141.3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672887.59" calcext:value-type="float">
            <text:p>672887.59</text:p>
          </table:table-cell>
          <table:table-cell office:value-type="float" office:value="12947923.11" calcext:value-type="float">
            <text:p>12947923.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48.07" calcext:value-type="float">
            <text:p>2148.07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30432.3" calcext:value-type="float">
            <text:p>30432.3</text:p>
          </table:table-cell>
          <table:table-cell office:value-type="float" office:value="1907087647.14" calcext:value-type="float">
            <text:p>1907087647.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94.14" calcext:value-type="float">
            <text:p>3194.1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1599407.91" calcext:value-type="float">
            <text:p>1599407.91</text:p>
          </table:table-cell>
          <table:table-cell office:value-type="float" office:value="4923215255.87" calcext:value-type="float">
            <text:p>4923215255.8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24.37" calcext:value-type="float">
            <text:p>2124.37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746.13" calcext:value-type="float">
            <text:p>3746.13</text:p>
          </table:table-cell>
          <table:table-cell office:value-type="float" office:value="69876888.59" calcext:value-type="float">
            <text:p>69876888.5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0.22" calcext:value-type="float">
            <text:p>2130.22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108822.95" calcext:value-type="float">
            <text:p>108822.95</text:p>
          </table:table-cell>
          <table:table-cell office:value-type="float" office:value="686225690.22" calcext:value-type="float">
            <text:p>686225690.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32.91" calcext:value-type="float">
            <text:p>2132.91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float" office:value="54.13" calcext:value-type="float">
            <text:p>54.13</text:p>
          </table:table-cell>
          <table:table-cell office:value-type="float" office:value="1009997269.79" calcext:value-type="float">
            <text:p>1009997269.7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83.67" calcext:value-type="float">
            <text:p>3183.67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63919.5" calcext:value-type="float">
            <text:p>63919.5</text:p>
          </table:table-cell>
          <table:table-cell office:value-type="float" office:value="24941215.38" calcext:value-type="float">
            <text:p>24941215.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93.04" calcext:value-type="float">
            <text:p>3193.04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6322.25" calcext:value-type="float">
            <text:p>6322.25</text:p>
          </table:table-cell>
          <table:table-cell office:value-type="float" office:value="266470133.84" calcext:value-type="float">
            <text:p>266470133.8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46.9" calcext:value-type="float">
            <text:p>3146.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13901.25" calcext:value-type="float">
            <text:p>113901.25</text:p>
          </table:table-cell>
          <table:table-cell office:value-type="float" office:value="1413121944.02" calcext:value-type="float">
            <text:p>1413121944.0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23.79" calcext:value-type="float">
            <text:p>3123.79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3229.33" calcext:value-type="float">
            <text:p>13229.33</text:p>
          </table:table-cell>
          <table:table-cell office:value-type="float" office:value="1444270945.81" calcext:value-type="float">
            <text:p>1444270945.8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98.88" calcext:value-type="float">
            <text:p>3198.88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123557.78" calcext:value-type="float">
            <text:p>123557.78</text:p>
          </table:table-cell>
          <table:table-cell office:value-type="float" office:value="1219621808.54" calcext:value-type="float">
            <text:p>1219621808.5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74.72" calcext:value-type="float">
            <text:p>3174.72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03785.51" calcext:value-type="float">
            <text:p>103785.51</text:p>
          </table:table-cell>
          <table:table-cell office:value-type="float" office:value="1133678204.05" calcext:value-type="float">
            <text:p>1133678204.0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33.89" calcext:value-type="float">
            <text:p>2133.89</text:p>
          </table:table-cell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636884.56" calcext:value-type="float">
            <text:p>636884.56</text:p>
          </table:table-cell>
          <table:table-cell office:value-type="float" office:value="445886409.93" calcext:value-type="float">
            <text:p>445886409.9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51.82" calcext:value-type="float">
            <text:p>2151.82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288.96" calcext:value-type="float">
            <text:p>288.96</text:p>
          </table:table-cell>
          <table:table-cell office:value-type="float" office:value="2547129544.56" calcext:value-type="float">
            <text:p>2547129544.5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5.13" calcext:value-type="float">
            <text:p>3205.13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877364.91" calcext:value-type="float">
            <text:p>877364.91</text:p>
          </table:table-cell>
          <table:table-cell office:value-type="float" office:value="321625809.27" calcext:value-type="float">
            <text:p>321625809.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53.49" calcext:value-type="float">
            <text:p>2153.49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6165.26" calcext:value-type="float">
            <text:p>6165.26</text:p>
          </table:table-cell>
          <table:table-cell office:value-type="float" office:value="1750101543.46" calcext:value-type="float">
            <text:p>1750101543.4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44.94" calcext:value-type="float">
            <text:p>2144.9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5269.6" calcext:value-type="float">
            <text:p>35269.6</text:p>
          </table:table-cell>
          <table:table-cell office:value-type="float" office:value="16289902.44" calcext:value-type="float">
            <text:p>16289902.4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55.87" calcext:value-type="float">
            <text:p>2155.87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6630.62" calcext:value-type="float">
            <text:p>6630.62</text:p>
          </table:table-cell>
          <table:table-cell office:value-type="float" office:value="174754298.43" calcext:value-type="float">
            <text:p>174754298.4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95.1" calcext:value-type="float">
            <text:p>2095.1</text:p>
          </table:table-cell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1492653.7" calcext:value-type="float">
            <text:p>1492653.7</text:p>
          </table:table-cell>
          <table:table-cell office:value-type="float" office:value="917202389.53" calcext:value-type="float">
            <text:p>917202389.5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36.45" calcext:value-type="float">
            <text:p>2136.45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205.59" calcext:value-type="float">
            <text:p>205.59</text:p>
          </table:table-cell>
          <table:table-cell office:value-type="float" office:value="1495481730.14" calcext:value-type="float">
            <text:p>1495481730.1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8.14" calcext:value-type="float">
            <text:p>3188.14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467866.14" calcext:value-type="float">
            <text:p>1467866.14</text:p>
          </table:table-cell>
          <table:table-cell office:value-type="float" office:value="973686501.47" calcext:value-type="float">
            <text:p>973686501.4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95.63" calcext:value-type="float">
            <text:p>3195.63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1.81" calcext:value-type="float">
            <text:p>1.81</text:p>
          </table:table-cell>
          <table:table-cell office:value-type="float" office:value="161382581.23" calcext:value-type="float">
            <text:p>161382581.2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1.77" calcext:value-type="float">
            <text:p>3191.77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8915.66" calcext:value-type="float">
            <text:p>8915.66</text:p>
          </table:table-cell>
          <table:table-cell office:value-type="float" office:value="2979569973.81" calcext:value-type="float">
            <text:p>2979569973.8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10.71" calcext:value-type="float">
            <text:p>2110.71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64170.24" calcext:value-type="float">
            <text:p>64170.24</text:p>
          </table:table-cell>
          <table:table-cell office:value-type="float" office:value="51359782.41" calcext:value-type="float">
            <text:p>51359782.4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43.58" calcext:value-type="float">
            <text:p>2143.58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1353222.51" calcext:value-type="float">
            <text:p>1353222.51</text:p>
          </table:table-cell>
          <table:table-cell office:value-type="float" office:value="1847351134.11" calcext:value-type="float">
            <text:p>1847351134.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67.84" calcext:value-type="float">
            <text:p>3167.84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396.56" calcext:value-type="float">
            <text:p>396.56</text:p>
          </table:table-cell>
          <table:table-cell office:value-type="float" office:value="599819784.04" calcext:value-type="float">
            <text:p>599819784.0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83.63" calcext:value-type="float">
            <text:p>3183.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1283.75" calcext:value-type="float">
            <text:p>61283.75</text:p>
          </table:table-cell>
          <table:table-cell office:value-type="float" office:value="1059346682.93" calcext:value-type="float">
            <text:p>1059346682.9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25.86" calcext:value-type="float">
            <text:p>2125.86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45957.37" calcext:value-type="float">
            <text:p>45957.37</text:p>
          </table:table-cell>
          <table:table-cell office:value-type="float" office:value="4003368069.55" calcext:value-type="float">
            <text:p>4003368069.5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36.22" calcext:value-type="float">
            <text:p>2136.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0385.8" calcext:value-type="float">
            <text:p>2130385.8</text:p>
          </table:table-cell>
          <table:table-cell office:value-type="float" office:value="1674215582.08" calcext:value-type="float">
            <text:p>1674215582.0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46.8" calcext:value-type="float">
            <text:p>2146.8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59518.88" calcext:value-type="float">
            <text:p>59518.88</text:p>
          </table:table-cell>
          <table:table-cell office:value-type="float" office:value="5376983575.54" calcext:value-type="float">
            <text:p>5376983575.5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70.69" calcext:value-type="float">
            <text:p>3170.69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1034493.53" calcext:value-type="float">
            <text:p>1034493.53</text:p>
          </table:table-cell>
          <table:table-cell office:value-type="float" office:value="1647780452.16" calcext:value-type="float">
            <text:p>1647780452.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23.93" calcext:value-type="float">
            <text:p>2123.93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18856.47" calcext:value-type="float">
            <text:p>18856.47</text:p>
          </table:table-cell>
          <table:table-cell office:value-type="float" office:value="1664534420.84" calcext:value-type="float">
            <text:p>1664534420.8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0.18" calcext:value-type="float">
            <text:p>2180.18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1689937.64" calcext:value-type="float">
            <text:p>1689937.64</text:p>
          </table:table-cell>
          <table:table-cell office:value-type="float" office:value="1107523020.83" calcext:value-type="float">
            <text:p>1107523020.8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160.79" calcext:value-type="float">
            <text:p>3160.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3826.23" calcext:value-type="float">
            <text:p>23826.23</text:p>
          </table:table-cell>
          <table:table-cell office:value-type="float" office:value="551275199.52" calcext:value-type="float">
            <text:p>551275199.5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93.71" calcext:value-type="float">
            <text:p>3693.71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256106.47" calcext:value-type="float">
            <text:p>256106.47</text:p>
          </table:table-cell>
          <table:table-cell office:value-type="float" office:value="67367238.15" calcext:value-type="float">
            <text:p>67367238.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25.75" calcext:value-type="float">
            <text:p>2125.7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1.78" calcext:value-type="float">
            <text:p>121.78</text:p>
          </table:table-cell>
          <table:table-cell office:value-type="float" office:value="1464104366.79" calcext:value-type="float">
            <text:p>1464104366.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Streched function Generational GA con operadores normales Por torneo</text:p>
          </table:table-cell>
          <table:covered-table-cell table:number-columns-repeated="7"/>
          <table:table-cell/>
          <table:table-cell table:style-name="ce1" office:value-type="string" calcext:value-type="string" table:number-columns-spanned="8" table:number-rows-spanned="1">
            <text:p>Streched function Generational GA con operadores tramposos Por torneo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9.91" calcext:value-type="float">
            <text:p>4239.9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.78" calcext:value-type="float">
            <text:p>2.78</text:p>
          </table:table-cell>
          <table:table-cell office:value-type="float" office:value="8.57" calcext:value-type="float">
            <text:p>8.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83.04" calcext:value-type="float">
            <text:p>3683.0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0.23" calcext:value-type="float">
            <text:p>4260.23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office:value-type="float" office:value="3.39" calcext:value-type="float">
            <text:p>3.39</text:p>
          </table:table-cell>
          <table:table-cell office:value-type="float" office:value="8.59" calcext:value-type="float">
            <text:p>8.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89.45" calcext:value-type="float">
            <text:p>4189.45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.19" calcext:value-type="float">
            <text:p>2.19</text:p>
          </table:table-cell>
          <table:table-cell office:value-type="float" office:value="6.92" calcext:value-type="float">
            <text:p>6.9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8.67" calcext:value-type="float">
            <text:p>2808.67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.08" calcext:value-type="float">
            <text:p>4.08</text:p>
          </table:table-cell>
          <table:table-cell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25.4" calcext:value-type="float">
            <text:p>2825.4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2.47" calcext:value-type="float">
            <text:p>2.47</text:p>
          </table:table-cell>
          <table:table-cell office:value-type="float" office:value="9.22" calcext:value-type="float">
            <text:p>9.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54.77" calcext:value-type="float">
            <text:p>2854.7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47.32" calcext:value-type="float">
            <text:p>4247.32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8.97" calcext:value-type="float">
            <text:p>8.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5.2" calcext:value-type="float">
            <text:p>2815.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.32" calcext:value-type="float">
            <text:p>3.32</text:p>
          </table:table-cell>
          <table:table-cell office:value-type="float" office:value="10.94" calcext:value-type="float">
            <text:p>10.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32.27" calcext:value-type="float">
            <text:p>2832.27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2.76" calcext:value-type="float">
            <text:p>2.76</text:p>
          </table:table-cell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42.6" calcext:value-type="float">
            <text:p>4242.6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3.09" calcext:value-type="float">
            <text:p>3.09</text:p>
          </table:table-cell>
          <table:table-cell office:value-type="float" office:value="9.8" calcext:value-type="float">
            <text:p>9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53.94" calcext:value-type="float">
            <text:p>2853.9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.62" calcext:value-type="float">
            <text:p>2.62</text:p>
          </table:table-cell>
          <table:table-cell office:value-type="float" office:value="5.84" calcext:value-type="float">
            <text:p>5.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70.15" calcext:value-type="float">
            <text:p>2870.15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3.63" calcext:value-type="float">
            <text:p>3.63</text:p>
          </table:table-cell>
          <table:table-cell office:value-type="float" office:value="11.01" calcext:value-type="float">
            <text:p>11.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29.83" calcext:value-type="float">
            <text:p>4229.83</text:p>
          </table:table-cell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2.65" calcext:value-type="float">
            <text:p>2.65</text:p>
          </table:table-cell>
          <table:table-cell office:value-type="float" office:value="4.73" calcext:value-type="float">
            <text:p>4.7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34.72" calcext:value-type="float">
            <text:p>2834.72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.53" calcext:value-type="float">
            <text:p>3.53</text:p>
          </table:table-cell>
          <table:table-cell office:value-type="float" office:value="10.34" calcext:value-type="float">
            <text:p>10.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42.98" calcext:value-type="float">
            <text:p>2842.98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0.45" calcext:value-type="float">
            <text:p>4270.45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.78" calcext:value-type="float">
            <text:p>2.78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246.65" calcext:value-type="float">
            <text:p>4246.65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3.07" calcext:value-type="float">
            <text:p>3.07</text:p>
          </table:table-cell>
          <table:table-cell office:value-type="float" office:value="5.9" calcext:value-type="float">
            <text:p>5.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22.64" calcext:value-type="float">
            <text:p>4222.64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.14" calcext:value-type="float">
            <text:p>3.14</text:p>
          </table:table-cell>
          <table:table-cell office:value-type="float" office:value="8.42" calcext:value-type="float">
            <text:p>8.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47.44" calcext:value-type="float">
            <text:p>2847.44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3.17" calcext:value-type="float">
            <text:p>3.17</text:p>
          </table:table-cell>
          <table:table-cell office:value-type="float" office:value="8.97" calcext:value-type="float">
            <text:p>8.9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20.54" calcext:value-type="float">
            <text:p>4220.5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32.2" calcext:value-type="float">
            <text:p>2832.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.23" calcext:value-type="float">
            <text:p>2.23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26.04" calcext:value-type="float">
            <text:p>4226.04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3.27" calcext:value-type="float">
            <text:p>3.27</text:p>
          </table:table-cell>
          <table:table-cell office:value-type="float" office:value="5.3" calcext:value-type="float">
            <text:p>5.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231.51" calcext:value-type="float">
            <text:p>4231.5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office:value-type="float" office:value="8.65" calcext:value-type="float">
            <text:p>8.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42.4" calcext:value-type="float">
            <text:p>2842.4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182.49" calcext:value-type="float">
            <text:p>4182.49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2.54" calcext:value-type="float">
            <text:p>2.54</text:p>
          </table:table-cell>
          <table:table-cell office:value-type="float" office:value="10.22" calcext:value-type="float">
            <text:p>10.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54.02" calcext:value-type="float">
            <text:p>2854.02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3.47" calcext:value-type="float">
            <text:p>3.47</text:p>
          </table:table-cell>
          <table:table-cell office:value-type="float" office:value="10.06" calcext:value-type="float">
            <text:p>10.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17.86" calcext:value-type="float">
            <text:p>2817.86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37.72" calcext:value-type="float">
            <text:p>2837.72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7.98" calcext:value-type="float">
            <text:p>7.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48.27" calcext:value-type="float">
            <text:p>2848.27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5.31" calcext:value-type="float">
            <text:p>5.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71.26" calcext:value-type="float">
            <text:p>4271.26</text:p>
          </table:table-cell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3.12" calcext:value-type="float">
            <text:p>3.12</text:p>
          </table:table-cell>
          <table:table-cell office:value-type="float" office:value="8.26" calcext:value-type="float">
            <text:p>8.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227.78" calcext:value-type="float">
            <text:p>4227.78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3.35" calcext:value-type="float">
            <text:p>3.35</text:p>
          </table:table-cell>
          <table:table-cell office:value-type="float" office:value="8.4" calcext:value-type="float">
            <text:p>8.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27.61" calcext:value-type="float">
            <text:p>2827.61</text:p>
          </table:table-cell>
          <table:table-cell office:value-type="float" office:value="319" calcext:value-type="float">
            <text:p>319</text:p>
          </table:table-cell>
          <table:table-cell office:value-type="float" office:value="8" calcext:value-type="float">
            <text:p>8</text:p>
          </table:table-cell>
          <table:table-cell office:value-type="float" office:value="3.34" calcext:value-type="float">
            <text:p>3.34</text:p>
          </table:table-cell>
          <table:table-cell office:value-type="float" office:value="7.57" calcext:value-type="float">
            <text:p>7.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31.68" calcext:value-type="float">
            <text:p>4231.68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2.29" calcext:value-type="float">
            <text:p>2.29</text:p>
          </table:table-cell>
          <table:table-cell office:value-type="float" office:value="7.83" calcext:value-type="float">
            <text:p>7.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57.78" calcext:value-type="float">
            <text:p>4257.78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5.29" calcext:value-type="float">
            <text:p>5.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64.29" calcext:value-type="float">
            <text:p>4264.29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  <table:table-cell office:value-type="float" office:value="9.48" calcext:value-type="float">
            <text:p>9.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53.89" calcext:value-type="float">
            <text:p>4253.89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2.94" calcext:value-type="float">
            <text:p>2.94</text:p>
          </table:table-cell>
          <table:table-cell office:value-type="float" office:value="9.03" calcext:value-type="float">
            <text:p>9.0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69.6" calcext:value-type="float">
            <text:p>4269.6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52" calcext:value-type="float">
            <text:p>7.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7.17" calcext:value-type="float">
            <text:p>4227.17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3.62" calcext:value-type="float">
            <text:p>3.62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15.34" calcext:value-type="float">
            <text:p>2815.3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3.09" calcext:value-type="float">
            <text:p>3.09</text:p>
          </table:table-cell>
          <table:table-cell office:value-type="float" office:value="9.33" calcext:value-type="float">
            <text:p>9.3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2.79" calcext:value-type="float">
            <text:p>4212.79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.29" calcext:value-type="float">
            <text:p>3.29</text:p>
          </table:table-cell>
          <table:table-cell office:value-type="float" office:value="10.22" calcext:value-type="float">
            <text:p>10.2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13.68" calcext:value-type="float">
            <text:p>4213.68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float" office:value="2.39" calcext:value-type="float">
            <text:p>2.39</text:p>
          </table:table-cell>
          <table:table-cell office:value-type="float" office:value="5.51" calcext:value-type="float">
            <text:p>5.5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6.69" calcext:value-type="float">
            <text:p>4246.69</text:p>
          </table:table-cell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float" office:value="3.42" calcext:value-type="float">
            <text:p>3.42</text:p>
          </table:table-cell>
          <table:table-cell office:value-type="float" office:value="9.31" calcext:value-type="float">
            <text:p>9.3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46.48" calcext:value-type="float">
            <text:p>4246.48</text:p>
          </table:table-cell>
          <table:table-cell office:value-type="float" office:value="474" calcext:value-type="float">
            <text:p>474</text:p>
          </table:table-cell>
          <table:table-cell office:value-type="float" office:value="7" calcext:value-type="float">
            <text:p>7</text:p>
          </table:table-cell>
          <table:table-cell office:value-type="float" office:value="2.36" calcext:value-type="float">
            <text:p>2.36</text:p>
          </table:table-cell>
          <table:table-cell office:value-type="float" office:value="8.98" calcext:value-type="float">
            <text:p>8.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5.5" calcext:value-type="float">
            <text:p>2815.5</text:p>
          </table:table-cell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33.82" calcext:value-type="float">
            <text:p>4233.82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2.78" calcext:value-type="float">
            <text:p>2.78</text:p>
          </table:table-cell>
          <table:table-cell office:value-type="float" office:value="10.49" calcext:value-type="float">
            <text:p>10.4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2.1" calcext:value-type="float">
            <text:p>4212.1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3.02" calcext:value-type="float">
            <text:p>3.02</text:p>
          </table:table-cell>
          <table:table-cell office:value-type="float" office:value="8.09" calcext:value-type="float">
            <text:p>8.0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45.47" calcext:value-type="float">
            <text:p>4245.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28" calcext:value-type="float">
            <text:p>2.28</text:p>
          </table:table-cell>
          <table:table-cell office:value-type="float" office:value="9.36" calcext:value-type="float">
            <text:p>9.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4.08" calcext:value-type="float">
            <text:p>4204.08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11.46" calcext:value-type="float">
            <text:p>4211.46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2.47" calcext:value-type="float">
            <text:p>2.47</text:p>
          </table:table-cell>
          <table:table-cell office:value-type="float" office:value="7.05" calcext:value-type="float">
            <text:p>7.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4.4" calcext:value-type="float">
            <text:p>2854.4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.27</text:p>
          </table:table-cell>
          <table:table-cell office:value-type="float" office:value="8.95" calcext:value-type="float">
            <text:p>8.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12.04" calcext:value-type="float">
            <text:p>2812.04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office:value-type="float" office:value="7.07" calcext:value-type="float">
            <text:p>7.0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8.16" calcext:value-type="float">
            <text:p>4238.1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.31" calcext:value-type="float">
            <text:p>3.31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34.67" calcext:value-type="float">
            <text:p>4234.6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10.44" calcext:value-type="float">
            <text:p>10.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7.84" calcext:value-type="float">
            <text:p>2847.84</text:p>
          </table:table-cell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  <table:table-cell office:value-type="float" office:value="3.16" calcext:value-type="float">
            <text:p>3.16</text:p>
          </table:table-cell>
          <table:table-cell office:value-type="float" office:value="12.42" calcext:value-type="float">
            <text:p>12.4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236.53" calcext:value-type="float">
            <text:p>4236.53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2.47" calcext:value-type="float">
            <text:p>2.47</text:p>
          </table:table-cell>
          <table:table-cell office:value-type="float" office:value="5.91" calcext:value-type="float">
            <text:p>5.9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47.72" calcext:value-type="float">
            <text:p>4247.72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2.43" calcext:value-type="float">
            <text:p>2.43</text:p>
          </table:table-cell>
          <table:table-cell office:value-type="float" office:value="7.29" calcext:value-type="float">
            <text:p>7.2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22.23" calcext:value-type="float">
            <text:p>2822.2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.93" calcext:value-type="float">
            <text:p>2.93</text:p>
          </table:table-cell>
          <table:table-cell office:value-type="float" office:value="6.36" calcext:value-type="float">
            <text:p>6.3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35.95" calcext:value-type="float">
            <text:p>2835.9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.29" calcext:value-type="float">
            <text:p>3.29</text:p>
          </table:table-cell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12.24" calcext:value-type="float">
            <text:p>2812.2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56.98" calcext:value-type="float">
            <text:p>4256.98</text:p>
          </table:table-cell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9.52" calcext:value-type="float">
            <text:p>9.5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37.02" calcext:value-type="float">
            <text:p>2837.02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5.12" calcext:value-type="float">
            <text:p>5.1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46.7" calcext:value-type="float">
            <text:p>4246.7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2.34" calcext:value-type="float">
            <text:p>2.34</text:p>
          </table:table-cell>
          <table:table-cell office:value-type="float" office:value="8.31" calcext:value-type="float">
            <text:p>8.3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24.98" calcext:value-type="float">
            <text:p>2824.98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3.14" calcext:value-type="float">
            <text:p>3.14</text:p>
          </table:table-cell>
          <table:table-cell office:value-type="float" office:value="6.39" calcext:value-type="float">
            <text:p>6.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33.43" calcext:value-type="float">
            <text:p>2833.43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3.45" calcext:value-type="float">
            <text:p>3.45</text:p>
          </table:table-cell>
          <table:table-cell office:value-type="float" office:value="9.35" calcext:value-type="float">
            <text:p>9.3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44.35" calcext:value-type="float">
            <text:p>2844.35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2.22" calcext:value-type="float">
            <text:p>2.22</text:p>
          </table:table-cell>
          <table:table-cell office:value-type="float" office:value="8.55" calcext:value-type="float">
            <text:p>8.5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53.4" calcext:value-type="float">
            <text:p>2853.4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2.69" calcext:value-type="float">
            <text:p>2.69</text:p>
          </table:table-cell>
          <table:table-cell office:value-type="float" office:value="9.28" calcext:value-type="float">
            <text:p>9.2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37.66" calcext:value-type="float">
            <text:p>2837.66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3.32" calcext:value-type="float">
            <text:p>3.32</text:p>
          </table:table-cell>
          <table:table-cell office:value-type="float" office:value="10.17" calcext:value-type="float">
            <text:p>10.1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54.58" calcext:value-type="float">
            <text:p>4254.58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3.92" calcext:value-type="float">
            <text:p>3.92</text:p>
          </table:table-cell>
          <table:table-cell office:value-type="float" office:value="8.76" calcext:value-type="float">
            <text:p>8.7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23.36" calcext:value-type="float">
            <text:p>4223.36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5.35" calcext:value-type="float">
            <text:p>5.3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31.66" calcext:value-type="float">
            <text:p>4231.66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3.26" calcext:value-type="float">
            <text:p>3.26</text:p>
          </table:table-cell>
          <table:table-cell office:value-type="float" office:value="9.25" calcext:value-type="float">
            <text:p>9.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51.74" calcext:value-type="float">
            <text:p>2851.74</text:p>
          </table:table-cell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float" office:value="2.49" calcext:value-type="float">
            <text:p>2.49</text:p>
          </table:table-cell>
          <table:table-cell office:value-type="float" office:value="8.55" calcext:value-type="float">
            <text:p>8.5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43.41" calcext:value-type="float">
            <text:p>2843.4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8.68" calcext:value-type="float">
            <text:p>8.6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28.45" calcext:value-type="float">
            <text:p>4228.45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.56</text:p>
          </table:table-cell>
          <table:table-cell office:value-type="float" office:value="10.76" calcext:value-type="float">
            <text:p>10.7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40.45" calcext:value-type="float">
            <text:p>4240.45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float" office:value="10.05" calcext:value-type="float">
            <text:p>10.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79.1" calcext:value-type="float">
            <text:p>4279.1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9.48" calcext:value-type="float">
            <text:p>9.4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96.93" calcext:value-type="float">
            <text:p>3896.93</text:p>
          </table:table-cell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float" office:value="2.81" calcext:value-type="float">
            <text:p>2.81</text:p>
          </table:table-cell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31.89" calcext:value-type="float">
            <text:p>4231.89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.31" calcext:value-type="float">
            <text:p>2.31</text:p>
          </table:table-cell>
          <table:table-cell office:value-type="float" office:value="7.63" calcext:value-type="float">
            <text:p>7.6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0.18" calcext:value-type="float">
            <text:p>2560.18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3.22" calcext:value-type="float">
            <text:p>3.22</text:p>
          </table:table-cell>
          <table:table-cell office:value-type="float" office:value="7.99" calcext:value-type="float">
            <text:p>7.9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04.21" calcext:value-type="float">
            <text:p>2804.21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office:value-type="float" office:value="7.54" calcext:value-type="float">
            <text:p>7.5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Sum Squares function Generational GA con operadores normales Por torneo</text:p>
          </table:table-cell>
          <table:covered-table-cell table:number-columns-repeated="7"/>
          <table:table-cell/>
          <table:table-cell table:style-name="ce1" office:value-type="string" calcext:value-type="string" table:number-columns-spanned="8" table:number-rows-spanned="1">
            <text:p>Sum Squares function Generational GA con operadores tramposos Por torneo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Tiempo_ms</text:p>
          </table:table-cell>
          <table:table-cell office:value-type="string" calcext:value-type="string">
            <text:p>Gen_sol</text:p>
          </table:table-cell>
          <table:table-cell office:value-type="string" calcext:value-type="string">
            <text:p>Iter_gen</text:p>
          </table:table-cell>
          <table:table-cell office:value-type="string" calcext:value-type="string">
            <text:p>Sol_ge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ter_sol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0.94" calcext:value-type="float">
            <text:p>2270.94</text:p>
          </table:table-cell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office:value-type="float" office:value="212.38" calcext:value-type="float">
            <text:p>212.38</text:p>
          </table:table-cell>
          <table:table-cell office:value-type="float" office:value="1086.74" calcext:value-type="float">
            <text:p>1086.7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7.39" calcext:value-type="float">
            <text:p>3847.39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104.76" calcext:value-type="float">
            <text:p>104.76</text:p>
          </table:table-cell>
          <table:table-cell office:value-type="float" office:value="912.28" calcext:value-type="float">
            <text:p>912.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56.54" calcext:value-type="float">
            <text:p>3456.54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80.45" calcext:value-type="float">
            <text:p>180.45</text:p>
          </table:table-cell>
          <table:table-cell office:value-type="float" office:value="782.77" calcext:value-type="float">
            <text:p>782.7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37.17" calcext:value-type="float">
            <text:p>3637.17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87.07" calcext:value-type="float">
            <text:p>87.07</text:p>
          </table:table-cell>
          <table:table-cell office:value-type="float" office:value="1349.17" calcext:value-type="float">
            <text:p>1349.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24.98" calcext:value-type="float">
            <text:p>3424.98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35.18" calcext:value-type="float">
            <text:p>135.18</text:p>
          </table:table-cell>
          <table:table-cell office:value-type="float" office:value="696.34" calcext:value-type="float">
            <text:p>696.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66.6" calcext:value-type="float">
            <text:p>2266.6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81.45" calcext:value-type="float">
            <text:p>81.45</text:p>
          </table:table-cell>
          <table:table-cell office:value-type="float" office:value="931.75" calcext:value-type="float">
            <text:p>931.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11.51" calcext:value-type="float">
            <text:p>3411.51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209.88" calcext:value-type="float">
            <text:p>209.88</text:p>
          </table:table-cell>
          <table:table-cell office:value-type="float" office:value="1210.77" calcext:value-type="float">
            <text:p>1210.7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96.31" calcext:value-type="float">
            <text:p>2296.3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77.15" calcext:value-type="float">
            <text:p>77.15</text:p>
          </table:table-cell>
          <table:table-cell office:value-type="float" office:value="452.17" calcext:value-type="float">
            <text:p>452.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18.22" calcext:value-type="float">
            <text:p>3418.22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204.96" calcext:value-type="float">
            <text:p>204.96</text:p>
          </table:table-cell>
          <table:table-cell office:value-type="float" office:value="502.96" calcext:value-type="float">
            <text:p>502.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02.4" calcext:value-type="float">
            <text:p>3402.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39.42" calcext:value-type="float">
            <text:p>39.42</text:p>
          </table:table-cell>
          <table:table-cell office:value-type="float" office:value="1143.5" calcext:value-type="float">
            <text:p>1143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6.9" calcext:value-type="float">
            <text:p>2266.9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96.81" calcext:value-type="float">
            <text:p>196.81</text:p>
          </table:table-cell>
          <table:table-cell office:value-type="float" office:value="1064.13" calcext:value-type="float">
            <text:p>1064.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64.15" calcext:value-type="float">
            <text:p>2264.1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54.85" calcext:value-type="float">
            <text:p>54.85</text:p>
          </table:table-cell>
          <table:table-cell office:value-type="float" office:value="373.76" calcext:value-type="float">
            <text:p>373.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69.6" calcext:value-type="float">
            <text:p>2269.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9.68" calcext:value-type="float">
            <text:p>129.68</text:p>
          </table:table-cell>
          <table:table-cell office:value-type="float" office:value="1216.05" calcext:value-type="float">
            <text:p>1216.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22.35" calcext:value-type="float">
            <text:p>3422.35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24.75" calcext:value-type="float">
            <text:p>24.75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9.65" calcext:value-type="float">
            <text:p>3399.65</text:p>
          </table:table-cell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235.59" calcext:value-type="float">
            <text:p>235.59</text:p>
          </table:table-cell>
          <table:table-cell office:value-type="float" office:value="1202.62" calcext:value-type="float">
            <text:p>1202.6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86.59" calcext:value-type="float">
            <text:p>3386.59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38.42" calcext:value-type="float">
            <text:p>38.42</text:p>
          </table:table-cell>
          <table:table-cell office:value-type="float" office:value="694.24" calcext:value-type="float">
            <text:p>694.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9.43" calcext:value-type="float">
            <text:p>2259.4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5.42" calcext:value-type="float">
            <text:p>195.42</text:p>
          </table:table-cell>
          <table:table-cell office:value-type="float" office:value="1432.12" calcext:value-type="float">
            <text:p>1432.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75.09" calcext:value-type="float">
            <text:p>2275.09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66.86" calcext:value-type="float">
            <text:p>66.86</text:p>
          </table:table-cell>
          <table:table-cell office:value-type="float" office:value="1302.88" calcext:value-type="float">
            <text:p>1302.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93.68" calcext:value-type="float">
            <text:p>3393.68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916.84" calcext:value-type="float">
            <text:p>916.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61.55" calcext:value-type="float">
            <text:p>2261.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53.12" calcext:value-type="float">
            <text:p>53.12</text:p>
          </table:table-cell>
          <table:table-cell office:value-type="float" office:value="693.6" calcext:value-type="float">
            <text:p>693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71.89" calcext:value-type="float">
            <text:p>2271.89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82.87" calcext:value-type="float">
            <text:p>182.87</text:p>
          </table:table-cell>
          <table:table-cell office:value-type="float" office:value="784.01" calcext:value-type="float">
            <text:p>784.0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68" calcext:value-type="float">
            <text:p>2268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48.87" calcext:value-type="float">
            <text:p>48.87</text:p>
          </table:table-cell>
          <table:table-cell office:value-type="float" office:value="384.92" calcext:value-type="float">
            <text:p>384.9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00.23" calcext:value-type="float">
            <text:p>2300.2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3.64" calcext:value-type="float">
            <text:p>93.64</text:p>
          </table:table-cell>
          <table:table-cell office:value-type="float" office:value="900.64" calcext:value-type="float">
            <text:p>900.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390.46" calcext:value-type="float">
            <text:p>3390.46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02.03" calcext:value-type="float">
            <text:p>102.03</text:p>
          </table:table-cell>
          <table:table-cell office:value-type="float" office:value="582.4" calcext:value-type="float">
            <text:p>582.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1.2" calcext:value-type="float">
            <text:p>3411.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0.78" calcext:value-type="float">
            <text:p>190.78</text:p>
          </table:table-cell>
          <table:table-cell office:value-type="float" office:value="829.7" calcext:value-type="float">
            <text:p>829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96.01" calcext:value-type="float">
            <text:p>3396.01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65.21" calcext:value-type="float">
            <text:p>65.21</text:p>
          </table:table-cell>
          <table:table-cell office:value-type="float" office:value="914.15" calcext:value-type="float">
            <text:p>914.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20.4" calcext:value-type="float">
            <text:p>3420.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56.61" calcext:value-type="float">
            <text:p>256.61</text:p>
          </table:table-cell>
          <table:table-cell office:value-type="float" office:value="1468.03" calcext:value-type="float">
            <text:p>1468.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70.9" calcext:value-type="float">
            <text:p>2270.9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27.93" calcext:value-type="float">
            <text:p>27.93</text:p>
          </table:table-cell>
          <table:table-cell office:value-type="float" office:value="405.73" calcext:value-type="float">
            <text:p>405.7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2.74" calcext:value-type="float">
            <text:p>2272.74</text:p>
          </table:table-cell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212.06" calcext:value-type="float">
            <text:p>212.06</text:p>
          </table:table-cell>
          <table:table-cell office:value-type="float" office:value="664.07" calcext:value-type="float">
            <text:p>664.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97.27" calcext:value-type="float">
            <text:p>3397.27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27.97" calcext:value-type="float">
            <text:p>27.97</text:p>
          </table:table-cell>
          <table:table-cell office:value-type="float" office:value="1083.75" calcext:value-type="float">
            <text:p>1083.7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9.11" calcext:value-type="float">
            <text:p>2289.11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189.33" calcext:value-type="float">
            <text:p>189.33</text:p>
          </table:table-cell>
          <table:table-cell office:value-type="float" office:value="933.61" calcext:value-type="float">
            <text:p>933.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96.3" calcext:value-type="float">
            <text:p>2296.3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1031.2" calcext:value-type="float">
            <text:p>1031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3.34" calcext:value-type="float">
            <text:p>3403.3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7.88" calcext:value-type="float">
            <text:p>187.88</text:p>
          </table:table-cell>
          <table:table-cell office:value-type="float" office:value="1306.89" calcext:value-type="float">
            <text:p>1306.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427.81" calcext:value-type="float">
            <text:p>3427.8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1.13" calcext:value-type="float">
            <text:p>41.13</text:p>
          </table:table-cell>
          <table:table-cell office:value-type="float" office:value="700.99" calcext:value-type="float">
            <text:p>700.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15.56" calcext:value-type="float">
            <text:p>3415.5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94.37" calcext:value-type="float">
            <text:p>194.37</text:p>
          </table:table-cell>
          <table:table-cell office:value-type="float" office:value="1351.47" calcext:value-type="float">
            <text:p>1351.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93.88" calcext:value-type="float">
            <text:p>3393.88</text:p>
          </table:table-cell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office:value-type="float" office:value="74.45" calcext:value-type="float">
            <text:p>74.45</text:p>
          </table:table-cell>
          <table:table-cell office:value-type="float" office:value="1206.67" calcext:value-type="float">
            <text:p>1206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77.81" calcext:value-type="float">
            <text:p>2277.81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34.61" calcext:value-type="float">
            <text:p>234.61</text:p>
          </table:table-cell>
          <table:table-cell office:value-type="float" office:value="1093.72" calcext:value-type="float">
            <text:p>1093.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75.64" calcext:value-type="float">
            <text:p>2275.6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0.72" calcext:value-type="float">
            <text:p>70.72</text:p>
          </table:table-cell>
          <table:table-cell office:value-type="float" office:value="1077.94" calcext:value-type="float">
            <text:p>1077.9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8.82" calcext:value-type="float">
            <text:p>2268.82</text:p>
          </table:table-cell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float" office:value="269.92" calcext:value-type="float">
            <text:p>269.92</text:p>
          </table:table-cell>
          <table:table-cell office:value-type="float" office:value="1010.85" calcext:value-type="float">
            <text:p>1010.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42.07" calcext:value-type="float">
            <text:p>42.07</text:p>
          </table:table-cell>
          <table:table-cell office:value-type="float" office:value="695.32" calcext:value-type="float">
            <text:p>695.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4.88" calcext:value-type="float">
            <text:p>2274.8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25.57" calcext:value-type="float">
            <text:p>225.57</text:p>
          </table:table-cell>
          <table:table-cell office:value-type="float" office:value="1149.59" calcext:value-type="float">
            <text:p>1149.5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9.07" calcext:value-type="float">
            <text:p>2299.07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61.92" calcext:value-type="float">
            <text:p>61.92</text:p>
          </table:table-cell>
          <table:table-cell office:value-type="float" office:value="1274.54" calcext:value-type="float">
            <text:p>1274.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3.11" calcext:value-type="float">
            <text:p>3393.11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60.95" calcext:value-type="float">
            <text:p>160.95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63.5" calcext:value-type="float">
            <text:p>2263.5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96.45" calcext:value-type="float">
            <text:p>96.45</text:p>
          </table:table-cell>
          <table:table-cell office:value-type="float" office:value="1095.36" calcext:value-type="float">
            <text:p>1095.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.86" calcext:value-type="float">
            <text:p>3387.8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9.97" calcext:value-type="float">
            <text:p>169.97</text:p>
          </table:table-cell>
          <table:table-cell office:value-type="float" office:value="820.78" calcext:value-type="float">
            <text:p>820.7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23.47" calcext:value-type="float">
            <text:p>3423.47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6.27" calcext:value-type="float">
            <text:p>16.27</text:p>
          </table:table-cell>
          <table:table-cell office:value-type="float" office:value="474.61" calcext:value-type="float">
            <text:p>474.6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84.94" calcext:value-type="float">
            <text:p>3384.94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202.24" calcext:value-type="float">
            <text:p>202.24</text:p>
          </table:table-cell>
          <table:table-cell office:value-type="float" office:value="1154.39" calcext:value-type="float">
            <text:p>1154.3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8.73" calcext:value-type="float">
            <text:p>3398.73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88.74" calcext:value-type="float">
            <text:p>88.74</text:p>
          </table:table-cell>
          <table:table-cell office:value-type="float" office:value="432.05" calcext:value-type="float">
            <text:p>432.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office:value-type="float" office:value="203.53" calcext:value-type="float">
            <text:p>203.53</text:p>
          </table:table-cell>
          <table:table-cell office:value-type="float" office:value="660.24" calcext:value-type="float">
            <text:p>660.2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94.41" calcext:value-type="float">
            <text:p>3394.41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55.9" calcext:value-type="float">
            <text:p>55.9</text:p>
          </table:table-cell>
          <table:table-cell office:value-type="float" office:value="430.35" calcext:value-type="float">
            <text:p>430.3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9.87" calcext:value-type="float">
            <text:p>3399.8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258.14" calcext:value-type="float">
            <text:p>258.14</text:p>
          </table:table-cell>
          <table:table-cell office:value-type="float" office:value="768.02" calcext:value-type="float">
            <text:p>768.0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93.35" calcext:value-type="float">
            <text:p>3393.35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39.3" calcext:value-type="float">
            <text:p>39.3</text:p>
          </table:table-cell>
          <table:table-cell office:value-type="float" office:value="212.12" calcext:value-type="float">
            <text:p>212.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79.87" calcext:value-type="float">
            <text:p>3379.87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56.13" calcext:value-type="float">
            <text:p>156.13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23.95" calcext:value-type="float">
            <text:p>3423.9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4.24" calcext:value-type="float">
            <text:p>94.24</text:p>
          </table:table-cell>
          <table:table-cell office:value-type="float" office:value="1187.46" calcext:value-type="float">
            <text:p>1187.4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9.34" calcext:value-type="float">
            <text:p>2289.34</text:p>
          </table:table-cell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float" office:value="139.88" calcext:value-type="float">
            <text:p>139.88</text:p>
          </table:table-cell>
          <table:table-cell office:value-type="float" office:value="618.14" calcext:value-type="float">
            <text:p>618.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80.4" calcext:value-type="float">
            <text:p>3380.4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666.63" calcext:value-type="float">
            <text:p>666.6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93.78" calcext:value-type="float">
            <text:p>2293.78</text:p>
          </table:table-cell>
          <table:table-cell office:value-type="float" office:value="383" calcext:value-type="float">
            <text:p>383</text:p>
          </table:table-cell>
          <table:table-cell office:value-type="float" office:value="7" calcext:value-type="float">
            <text:p>7</text:p>
          </table:table-cell>
          <table:table-cell office:value-type="float" office:value="254.69" calcext:value-type="float">
            <text:p>254.69</text:p>
          </table:table-cell>
          <table:table-cell office:value-type="float" office:value="671.16" calcext:value-type="float">
            <text:p>671.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66.16" calcext:value-type="float">
            <text:p>2266.16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4.49" calcext:value-type="float">
            <text:p>24.49</text:p>
          </table:table-cell>
          <table:table-cell office:value-type="float" office:value="752.26" calcext:value-type="float">
            <text:p>752.2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24.45" calcext:value-type="float">
            <text:p>3424.4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167.32" calcext:value-type="float">
            <text:p>167.32</text:p>
          </table:table-cell>
          <table:table-cell office:value-type="float" office:value="1141.79" calcext:value-type="float">
            <text:p>1141.7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36.63" calcext:value-type="float">
            <text:p>3436.63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69.1" calcext:value-type="float">
            <text:p>69.1</text:p>
          </table:table-cell>
          <table:table-cell office:value-type="float" office:value="166.68" calcext:value-type="float">
            <text:p>166.6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21.35" calcext:value-type="float">
            <text:p>3421.3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92.26" calcext:value-type="float">
            <text:p>192.26</text:p>
          </table:table-cell>
          <table:table-cell office:value-type="float" office:value="1373.98" calcext:value-type="float">
            <text:p>1373.9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16.16" calcext:value-type="float">
            <text:p>3416.16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4.58" calcext:value-type="float">
            <text:p>24.58</text:p>
          </table:table-cell>
          <table:table-cell office:value-type="float" office:value="1030.94" calcext:value-type="float">
            <text:p>1030.9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95.32" calcext:value-type="float">
            <text:p>3395.3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68.54" calcext:value-type="float">
            <text:p>168.54</text:p>
          </table:table-cell>
          <table:table-cell office:value-type="float" office:value="1157.49" calcext:value-type="float">
            <text:p>1157.4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14.82" calcext:value-type="float">
            <text:p>3414.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.27" calcext:value-type="float">
            <text:p>23.27</text:p>
          </table:table-cell>
          <table:table-cell office:value-type="float" office:value="724.71" calcext:value-type="float">
            <text:p>724.7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1.34" calcext:value-type="float">
            <text:p>3411.3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97.97" calcext:value-type="float">
            <text:p>197.97</text:p>
          </table:table-cell>
          <table:table-cell office:value-type="float" office:value="777.35" calcext:value-type="float">
            <text:p>777.3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87" calcext:value-type="float">
            <text:p>228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75.28" calcext:value-type="float">
            <text:p>75.28</text:p>
          </table:table-cell>
          <table:table-cell office:value-type="float" office:value="765.14" calcext:value-type="float">
            <text:p>765.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62.69" calcext:value-type="float">
            <text:p>2262.69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245.07" calcext:value-type="float">
            <text:p>245.07</text:p>
          </table:table-cell>
          <table:table-cell office:value-type="float" office:value="909.35" calcext:value-type="float">
            <text:p>909.3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25.76" calcext:value-type="float">
            <text:p>3425.76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52.77" calcext:value-type="float">
            <text:p>52.77</text:p>
          </table:table-cell>
          <table:table-cell office:value-type="float" office:value="700.63" calcext:value-type="float">
            <text:p>700.6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42.55" calcext:value-type="float">
            <text:p>3442.5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26.45" calcext:value-type="float">
            <text:p>226.45</text:p>
          </table:table-cell>
          <table:table-cell office:value-type="float" office:value="943.04" calcext:value-type="float">
            <text:p>943.0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97.95" calcext:value-type="float">
            <text:p>3397.95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75.99" calcext:value-type="float">
            <text:p>75.99</text:p>
          </table:table-cell>
          <table:table-cell office:value-type="float" office:value="900.12" calcext:value-type="float">
            <text:p>900.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29.57" calcext:value-type="float">
            <text:p>3429.57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12.12" calcext:value-type="float">
            <text:p>212.12</text:p>
          </table:table-cell>
          <table:table-cell office:value-type="float" office:value="826.56" calcext:value-type="float">
            <text:p>826.5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75.3" calcext:value-type="float">
            <text:p>2275.3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office:value-type="float" office:value="31.34" calcext:value-type="float">
            <text:p>31.34</text:p>
          </table:table-cell>
          <table:table-cell office:value-type="float" office:value="581.91" calcext:value-type="float">
            <text:p>581.9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92.03" calcext:value-type="float">
            <text:p>2292.0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03.51" calcext:value-type="float">
            <text:p>203.51</text:p>
          </table:table-cell>
          <table:table-cell office:value-type="float" office:value="603.07" calcext:value-type="float">
            <text:p>603.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404.67" calcext:value-type="float">
            <text:p>3404.67</text:p>
          </table:table-cell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float" office:value="15.9" calcext:value-type="float">
            <text:p>15.9</text:p>
          </table:table-cell>
          <table:table-cell office:value-type="float" office:value="656.33" calcext:value-type="float">
            <text:p>656.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11.19" calcext:value-type="float">
            <text:p>3411.19</text:p>
          </table:table-cell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 office:value-type="float" office:value="189.02" calcext:value-type="float">
            <text:p>189.02</text:p>
          </table:table-cell>
          <table:table-cell office:value-type="float" office:value="852.38" calcext:value-type="float">
            <text:p>852.3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03.91" calcext:value-type="float">
            <text:p>2303.9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.9" calcext:value-type="float">
            <text:p>20.9</text:p>
          </table:table-cell>
          <table:table-cell office:value-type="float" office:value="1354.5" calcext:value-type="float">
            <text:p>1354.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0.33" calcext:value-type="float">
            <text:p>1280.33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264.15" calcext:value-type="float">
            <text:p>264.15</text:p>
          </table:table-cell>
          <table:table-cell office:value-type="float" office:value="845.29" calcext:value-type="float">
            <text:p>845.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21.82" calcext:value-type="float">
            <text:p>3421.82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93.85" calcext:value-type="float">
            <text:p>93.85</text:p>
          </table:table-cell>
          <table:table-cell office:value-type="float" office:value="502.72" calcext:value-type="float">
            <text:p>502.7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8.88" calcext:value-type="float">
            <text:p>1118.88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193.8" calcext:value-type="float">
            <text:p>193.8</text:p>
          </table:table-cell>
          <table:table-cell office:value-type="float" office:value="819.01" calcext:value-type="float">
            <text:p>819.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80.38" calcext:value-type="float">
            <text:p>2280.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.78" calcext:value-type="float">
            <text:p>4.78</text:p>
          </table:table-cell>
          <table:table-cell office:value-type="float" office:value="867.56" calcext:value-type="float">
            <text:p>867.5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Analysis_Normal" table:style-name="ta1">
        <table:table-column table:style-name="co17" table:default-cell-style-name="ce5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number-columns-repeated="2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15" table:default-cell-style-name="ce2"/>
        <table:table-row table:style-name="ro1">
          <table:table-cell table:style-name="ce2" office:value-type="string" calcext:value-type="string">
            <text:p>RMHC</text:p>
          </table:table-cell>
          <table:table-cell table:style-name="ce7" office:value-type="string" calcext:value-type="string" table:number-columns-spanned="5" table:number-rows-spanned="1">
            <text:p>Ejecución</text:p>
          </table:table-cell>
          <table:covered-table-cell table:number-columns-repeated="4" table:style-name="ce8"/>
          <table:table-cell table:style-name="ce13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 table:style-name="ce34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table:style-name="ce8" office:value-type="string" calcext:value-type="string">
            <text:p>Mejor</text:p>
          </table:table-cell>
          <table:table-cell table:style-name="ce8" office:value-type="string" calcext:value-type="string">
            <text:p>Peor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Mediana</text:p>
          </table:table-cell>
          <table:table-cell table:style-name="ce8" office:value-type="string" calcext:value-type="string">
            <text:p>Desvia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8" table:formula="of:=MIN([$RMHC.C3:$RMHC.C22])" office:value-type="float" office:value="12.2" calcext:value-type="float">
            <text:p>12.2</text:p>
          </table:table-cell>
          <table:table-cell table:style-name="ce8" table:formula="of:=MAX([$RMHC.C3:$RMHC.C22])" office:value-type="float" office:value="32.88" calcext:value-type="float">
            <text:p>32.88</text:p>
          </table:table-cell>
          <table:table-cell table:style-name="ce8" table:formula="of:=AVERAGE([$RMHC.C3:$RMHC.C22])" office:value-type="float" office:value="22.624" calcext:value-type="float">
            <text:p>22.624</text:p>
          </table:table-cell>
          <table:table-cell table:style-name="ce8" table:formula="of:=MEDIAN([$RMHC.C3:$RMHC.C22])" office:value-type="float" office:value="22.22" calcext:value-type="float">
            <text:p>22.22</text:p>
          </table:table-cell>
          <table:table-cell table:style-name="ce8" table:formula="of:=STDEVPA([$RMHC.C3:$RMHC.C22])" office:value-type="float" office:value="4.55341564103257" calcext:value-type="float">
            <text:p>4.55341564103257</text:p>
          </table:table-cell>
          <table:table-cell table:formula="of:=MIN([$RMHC.B3:$RMHC.B42])" office:value-type="float" office:value="3.39" calcext:value-type="float">
            <text:p>3.39</text:p>
          </table:table-cell>
          <table:table-cell table:formula="of:=MAX([$RMHC.B3:$RMHC.B42])" office:value-type="float" office:value="8.99" calcext:value-type="float">
            <text:p>8.99</text:p>
          </table:table-cell>
          <table:table-cell table:formula="of:=AVERAGE([$RMHC.B3:$RMHC.B42])" office:value-type="float" office:value="3.7765" calcext:value-type="float">
            <text:p>3.7765</text:p>
          </table:table-cell>
          <table:table-cell table:formula="of:=MEDIAN([$RMHC.B3:$RMHC.B42])" office:value-type="float" office:value="3.51" calcext:value-type="float">
            <text:p>3.51</text:p>
          </table:table-cell>
          <table:table-cell table:formula="of:=STDEVPA([$RMHC.B3:$RMHC.B42])" office:value-type="float" office:value="0.957171745299661" calcext:value-type="float">
            <text:p>0.9571717452996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style-name="ce8" table:formula="of:=MIN([$RMHC.C45:$RMHC.C64])" office:value-type="float" office:value="13.19" calcext:value-type="float">
            <text:p>13.19</text:p>
          </table:table-cell>
          <table:table-cell table:style-name="ce8" table:formula="of:=MAX([$RMHC.C45:$RMHC.C64])" office:value-type="float" office:value="40.51" calcext:value-type="float">
            <text:p>40.51</text:p>
          </table:table-cell>
          <table:table-cell table:style-name="ce8" table:formula="of:=AVERAGE([$RMHC.C45:$RMHC.C64])" office:value-type="float" office:value="25.8415" calcext:value-type="float">
            <text:p>25.8415</text:p>
          </table:table-cell>
          <table:table-cell table:style-name="ce8" table:formula="of:=MEDIAN([$RMHC.C45:$RMHC.C64])" office:value-type="float" office:value="25.145" calcext:value-type="float">
            <text:p>25.145</text:p>
          </table:table-cell>
          <table:table-cell table:style-name="ce8" table:formula="of:=STDEVPA([$RMHC.C45:$RMHC.C64])" office:value-type="float" office:value="7.15880106931321" calcext:value-type="float">
            <text:p>7.15880106931321</text:p>
          </table:table-cell>
          <table:table-cell table:formula="of:=MIN([$RMHC.B45:$RMHC.B84])" office:value-type="float" office:value="4.48" calcext:value-type="float">
            <text:p>4.48</text:p>
          </table:table-cell>
          <table:table-cell table:formula="of:=MAX([$RMHC.B45:$RMHC.B84])" office:value-type="float" office:value="411.38" calcext:value-type="float">
            <text:p>411.38</text:p>
          </table:table-cell>
          <table:table-cell table:formula="of:=AVERAGE([$RMHC.B45:$RMHC.B84])" office:value-type="float" office:value="23.41175" calcext:value-type="float">
            <text:p>23.41175</text:p>
          </table:table-cell>
          <table:table-cell table:formula="of:=MEDIAN([$RMHC.B45:$RMHC.B84])" office:value-type="float" office:value="4.615" calcext:value-type="float">
            <text:p>4.615</text:p>
          </table:table-cell>
          <table:table-cell table:formula="of:=STDEVPA([$RMHC.B45:$RMHC.B84])" office:value-type="float" office:value="78.1112202211533" calcext:value-type="float">
            <text:p>78.1112202211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style-name="ce8" table:formula="of:=MIN([$RMHC.C87:$RMHC.C106])" office:value-type="float" office:value="14.96" calcext:value-type="float">
            <text:p>14.96</text:p>
          </table:table-cell>
          <table:table-cell table:style-name="ce8" table:formula="of:=MAX([$RMHC.C87:$RMHC.C106])" office:value-type="float" office:value="41.89" calcext:value-type="float">
            <text:p>41.89</text:p>
          </table:table-cell>
          <table:table-cell table:style-name="ce8" table:formula="of:=AVERAGE([$RMHC.C87:$RMHC.C106])" office:value-type="float" office:value="28.2795" calcext:value-type="float">
            <text:p>28.2795</text:p>
          </table:table-cell>
          <table:table-cell table:style-name="ce8" table:formula="of:=MEDIAN([$RMHC.C87:$RMHC.C106])" office:value-type="float" office:value="26.675" calcext:value-type="float">
            <text:p>26.675</text:p>
          </table:table-cell>
          <table:table-cell table:style-name="ce8" table:formula="of:=STDEVPA([$RMHC.C87:$RMHC.C106])" office:value-type="float" office:value="8.63664140450442" calcext:value-type="float">
            <text:p>8.63664140450442</text:p>
          </table:table-cell>
          <table:table-cell table:formula="of:=MIN([$RMHC.B87:$RMHC.B126])" office:value-type="float" office:value="8.57" calcext:value-type="float">
            <text:p>8.57</text:p>
          </table:table-cell>
          <table:table-cell table:formula="of:=MAX([$RMHC.B87:$RMHC.B126])" office:value-type="float" office:value="414.26" calcext:value-type="float">
            <text:p>414.26</text:p>
          </table:table-cell>
          <table:table-cell table:formula="of:=AVERAGE([$RMHC.B87:$RMHC.B126])" office:value-type="float" office:value="56.00725" calcext:value-type="float">
            <text:p>56.00725</text:p>
          </table:table-cell>
          <table:table-cell table:formula="of:=MEDIAN([$RMHC.B87:$RMHC.B126])" office:value-type="float" office:value="9.69" calcext:value-type="float">
            <text:p>9.69</text:p>
          </table:table-cell>
          <table:table-cell table:formula="of:=STDEVPA([$RMHC.B87:$RMHC.B126])" office:value-type="float" office:value="121.092909061338" calcext:value-type="float">
            <text:p>121.0929090613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style-name="ce8" table:formula="of:=MIN([$RMHC.C129:$RMHC.C148])" office:value-type="float" office:value="19.1" calcext:value-type="float">
            <text:p>19.1</text:p>
          </table:table-cell>
          <table:table-cell table:style-name="ce8" table:formula="of:=MAX([$RMHC.C129:$RMHC.C148])" office:value-type="float" office:value="40.39" calcext:value-type="float">
            <text:p>40.39</text:p>
          </table:table-cell>
          <table:table-cell table:style-name="ce8" table:formula="of:=AVERAGE([$RMHC.C129:$RMHC.C148])" office:value-type="float" office:value="28.2405" calcext:value-type="float">
            <text:p>28.2405</text:p>
          </table:table-cell>
          <table:table-cell table:style-name="ce8" table:formula="of:=MEDIAN([$RMHC.C129:$RMHC.C148])" office:value-type="float" office:value="28.615" calcext:value-type="float">
            <text:p>28.615</text:p>
          </table:table-cell>
          <table:table-cell table:style-name="ce8" table:formula="of:=STDEVPA([$RMHC.C129:$RMHC.C148])" office:value-type="float" office:value="6.23517078755666" calcext:value-type="float">
            <text:p>6.23517078755666</text:p>
          </table:table-cell>
          <table:table-cell table:formula="of:=MIN([$RMHC.B129:$RMHC.B168])" office:value-type="float" office:value="1.16" calcext:value-type="float">
            <text:p>1.16</text:p>
          </table:table-cell>
          <table:table-cell table:formula="of:=MAX([$RMHC.B129:$RMHC.B168])" office:value-type="float" office:value="403.5" calcext:value-type="float">
            <text:p>403.5</text:p>
          </table:table-cell>
          <table:table-cell table:formula="of:=AVERAGE([$RMHC.B129:$RMHC.B168])" office:value-type="float" office:value="12.601" calcext:value-type="float">
            <text:p>12.601</text:p>
          </table:table-cell>
          <table:table-cell table:formula="of:=MEDIAN([$RMHC.B129:$RMHC.B168])" office:value-type="float" office:value="2.335" calcext:value-type="float">
            <text:p>2.335</text:p>
          </table:table-cell>
          <table:table-cell table:formula="of:=STDEVPA([$RMHC.B129:$RMHC.B168])" office:value-type="float" office:value="62.5982500474255" calcext:value-type="float">
            <text:p>62.5982500474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style-name="ce8" table:formula="of:=MIN([$RMHC.C171:$RMHC.C190])" office:value-type="float" office:value="12.68" calcext:value-type="float">
            <text:p>12.68</text:p>
          </table:table-cell>
          <table:table-cell table:style-name="ce8" table:formula="of:=MAX([$RMHC.C171:$RMHC.C190])" office:value-type="float" office:value="38.03" calcext:value-type="float">
            <text:p>38.03</text:p>
          </table:table-cell>
          <table:table-cell table:style-name="ce8" table:formula="of:=AVERAGE([$RMHC.C171:$RMHC.C190])" office:value-type="float" office:value="26.7095" calcext:value-type="float">
            <text:p>26.7095</text:p>
          </table:table-cell>
          <table:table-cell table:style-name="ce8" table:formula="of:=MEDIAN([$RMHC.C171:$RMHC.C190])" office:value-type="float" office:value="26.99" calcext:value-type="float">
            <text:p>26.99</text:p>
          </table:table-cell>
          <table:table-cell table:style-name="ce8" table:formula="of:=STDEVPA([$RMHC.C171:$RMHC.C190])" office:value-type="float" office:value="7.95488244727727" calcext:value-type="float">
            <text:p>7.95488244727727</text:p>
          </table:table-cell>
          <table:table-cell table:formula="of:=MIN([$RMHC.B171:$RMHC.B210])" office:value-type="float" office:value="8.24" calcext:value-type="float">
            <text:p>8.24</text:p>
          </table:table-cell>
          <table:table-cell table:formula="of:=MAX([$RMHC.B171:$RMHC.B210])" office:value-type="float" office:value="524.14" calcext:value-type="float">
            <text:p>524.14</text:p>
          </table:table-cell>
          <table:table-cell table:formula="of:=AVERAGE([$RMHC.B171:$RMHC.B210])" office:value-type="float" office:value="71.27475" calcext:value-type="float">
            <text:p>71.27475</text:p>
          </table:table-cell>
          <table:table-cell table:formula="of:=MEDIAN([$RMHC.B171:$RMHC.B210])" office:value-type="float" office:value="20.92" calcext:value-type="float">
            <text:p>20.92</text:p>
          </table:table-cell>
          <table:table-cell table:formula="of:=STDEVPA([$RMHC.B171:$RMHC.B210])" office:value-type="float" office:value="136.291861147089" calcext:value-type="float">
            <text:p>136.291861147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style-name="ce8" table:formula="of:=MIN([$RMHC.C213:$RMHC.C232])" office:value-type="float" office:value="16.77" calcext:value-type="float">
            <text:p>16.77</text:p>
          </table:table-cell>
          <table:table-cell table:style-name="ce8" table:formula="of:=MAX([$RMHC.C213:$RMHC.C232])" office:value-type="float" office:value="39.76" calcext:value-type="float">
            <text:p>39.76</text:p>
          </table:table-cell>
          <table:table-cell table:style-name="ce8" table:formula="of:=AVERAGE([$RMHC.C213:$RMHC.C232])" office:value-type="float" office:value="27.237" calcext:value-type="float">
            <text:p>27.237</text:p>
          </table:table-cell>
          <table:table-cell table:style-name="ce8" table:formula="of:=MEDIAN([$RMHC.C213:$RMHC.C232])" office:value-type="float" office:value="27.84" calcext:value-type="float">
            <text:p>27.84</text:p>
          </table:table-cell>
          <table:table-cell table:style-name="ce8" table:formula="of:=STDEVPA([$RMHC.C213:$RMHC.C232])" office:value-type="float" office:value="6.07858544399929" calcext:value-type="float">
            <text:p>6.07858544399929</text:p>
          </table:table-cell>
          <table:table-cell table:formula="of:=MIN([$RMHC.B213:$RMHC.B252])" office:value-type="float" office:value="3.72" calcext:value-type="float">
            <text:p>3.72</text:p>
          </table:table-cell>
          <table:table-cell table:formula="of:=MAX([$RMHC.B213:$RMHC.B252])" office:value-type="float" office:value="425.16" calcext:value-type="float">
            <text:p>425.16</text:p>
          </table:table-cell>
          <table:table-cell table:formula="of:=AVERAGE([$RMHC.B213:$RMHC.B252])" office:value-type="float" office:value="33.9665" calcext:value-type="float">
            <text:p>33.9665</text:p>
          </table:table-cell>
          <table:table-cell table:formula="of:=MEDIAN([$RMHC.B213:$RMHC.B252])" office:value-type="float" office:value="8.785" calcext:value-type="float">
            <text:p>8.785</text:p>
          </table:table-cell>
          <table:table-cell table:formula="of:=STDEVPA([$RMHC.B213:$RMHC.B252])" office:value-type="float" office:value="86.9684216698797" calcext:value-type="float">
            <text:p>86.96842166987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style-name="ce8" table:formula="of:=AVERAGE([.B3:.B8])" office:value-type="float" office:value="14.8166666666667" calcext:value-type="float">
            <text:p>14.8166666666667</text:p>
          </table:table-cell>
          <table:table-cell table:style-name="ce8" table:formula="of:=AVERAGE([.C3:.C8])" office:value-type="float" office:value="38.91" calcext:value-type="float">
            <text:p>38.91</text:p>
          </table:table-cell>
          <table:table-cell table:style-name="ce8" table:formula="of:=AVERAGE([.D3:.D8])" office:value-type="float" office:value="26.4886666666667" calcext:value-type="float">
            <text:p>26.4886666666667</text:p>
          </table:table-cell>
          <table:table-cell table:style-name="ce8" table:formula="of:=AVERAGE([.E3:.E8])" office:value-type="float" office:value="26.2475" calcext:value-type="float">
            <text:p>26.2475</text:p>
          </table:table-cell>
          <table:table-cell table:style-name="ce8" table:formula="of:=AVERAGE([.F3:.F8])" office:value-type="float" office:value="6.76958279894724" calcext:value-type="float">
            <text:p>6.76958279894724</text:p>
          </table:table-cell>
          <table:table-cell table:formula="of:=AVERAGE([.G3:.G8])" office:value-type="float" office:value="4.92666666666667" calcext:value-type="float">
            <text:p>4.92666666666667</text:p>
          </table:table-cell>
          <table:table-cell table:formula="of:=AVERAGE([.H3:.H8])" office:value-type="float" office:value="364.571666666667" calcext:value-type="float">
            <text:p>364.571666666667</text:p>
          </table:table-cell>
          <table:table-cell table:formula="of:=AVERAGE([.I3:.I8])" office:value-type="float" office:value="33.5062916666667" calcext:value-type="float">
            <text:p>33.5062916666667</text:p>
          </table:table-cell>
          <table:table-cell table:formula="of:=AVERAGE([.J3:.J8])" office:value-type="float" office:value="8.30916666666667" calcext:value-type="float">
            <text:p>8.30916666666667</text:p>
          </table:table-cell>
          <table:table-cell table:formula="of:=AVERAGE([.K3:.K8])" office:value-type="float" office:value="81.0033056486976" calcext:value-type="float">
            <text:p>81.0033056486976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7" office:value-type="string" calcext:value-type="string" table:number-columns-spanned="5" table:number-rows-spanned="1">
            <text:p>Ejecución</text:p>
          </table:table-cell>
          <table:covered-table-cell table:number-columns-repeated="4" table:style-name="ce8"/>
          <table:table-cell table:style-name="ce13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table:style-name="ce8" office:value-type="string" calcext:value-type="string">
            <text:p>Mejor</text:p>
          </table:table-cell>
          <table:table-cell table:style-name="ce8" office:value-type="string" calcext:value-type="string">
            <text:p>Peor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Mediana</text:p>
          </table:table-cell>
          <table:table-cell table:style-name="ce8" office:value-type="string" calcext:value-type="string">
            <text:p>Desvia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8" table:formula="of:=MIN([$SA.D3:$SA.D22])" office:value-type="float" office:value="17.58" calcext:value-type="float">
            <text:p>17.58</text:p>
          </table:table-cell>
          <table:table-cell table:style-name="ce8" table:formula="of:=MAX([$SA.D3:$SA.D22])" office:value-type="float" office:value="52.67" calcext:value-type="float">
            <text:p>52.67</text:p>
          </table:table-cell>
          <table:table-cell table:style-name="ce8" table:formula="of:=AVERAGE([$SA.D3:$SA.D22])" office:value-type="float" office:value="32.585" calcext:value-type="float">
            <text:p>32.585</text:p>
          </table:table-cell>
          <table:table-cell table:style-name="ce8" table:formula="of:=MEDIAN([$SA.D3:$SA.D22])" office:value-type="float" office:value="32.2" calcext:value-type="float">
            <text:p>32.2</text:p>
          </table:table-cell>
          <table:table-cell table:style-name="ce8" table:formula="of:=STDEVPA([$SA.D3:$SA.D22])" office:value-type="float" office:value="9.68548475813162" calcext:value-type="float">
            <text:p>9.68548475813162</text:p>
          </table:table-cell>
          <table:table-cell table:formula="of:=MIN([$SA.B3:$SA.B42])" office:value-type="float" office:value="1.99" calcext:value-type="float">
            <text:p>1.99</text:p>
          </table:table-cell>
          <table:table-cell table:formula="of:=MAX([$SA.B3:$SA.B42])" office:value-type="float" office:value="505.04" calcext:value-type="float">
            <text:p>505.04</text:p>
          </table:table-cell>
          <table:table-cell table:formula="of:=AVERAGE([$SA.B3:$SA.B42])" office:value-type="float" office:value="16.38825" calcext:value-type="float">
            <text:p>16.38825</text:p>
          </table:table-cell>
          <table:table-cell table:formula="of:=MEDIAN([$SA.B3:$SA.B42])" office:value-type="float" office:value="2.64" calcext:value-type="float">
            <text:p>2.64</text:p>
          </table:table-cell>
          <table:table-cell table:formula="of:=STDEVPA([$SA.B3:$SA.B42])" office:value-type="float" office:value="78.2861575531556" calcext:value-type="float">
            <text:p>78.2861575531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style-name="ce8" table:formula="of:=MIN([$SA.D45:$SA.D64])" office:value-type="float" office:value="15.86" calcext:value-type="float">
            <text:p>15.86</text:p>
          </table:table-cell>
          <table:table-cell table:style-name="ce8" table:formula="of:=MAX([$SA.D45:$SA.D64])" office:value-type="float" office:value="40" calcext:value-type="float">
            <text:p>40</text:p>
          </table:table-cell>
          <table:table-cell table:style-name="ce8" table:formula="of:=AVERAGE([$SA.D45:$SA.D64])" office:value-type="float" office:value="26.7495" calcext:value-type="float">
            <text:p>26.7495</text:p>
          </table:table-cell>
          <table:table-cell table:style-name="ce8" table:formula="of:=MEDIAN([$SA.D45:$SA.D64])" office:value-type="float" office:value="26.645" calcext:value-type="float">
            <text:p>26.645</text:p>
          </table:table-cell>
          <table:table-cell table:style-name="ce8" table:formula="of:=STDEVPA([$SA.D45:$SA.D64])" office:value-type="float" office:value="6.95649802343104" calcext:value-type="float">
            <text:p>6.95649802343104</text:p>
          </table:table-cell>
          <table:table-cell table:formula="of:=MIN([$SA.B45:$SA.B84])" office:value-type="float" office:value="2.81" calcext:value-type="float">
            <text:p>2.81</text:p>
          </table:table-cell>
          <table:table-cell table:formula="of:=MAX([$SA.B45:$SA.B84])" office:value-type="float" office:value="303.62" calcext:value-type="float">
            <text:p>303.62</text:p>
          </table:table-cell>
          <table:table-cell table:formula="of:=AVERAGE([$SA.B45:$SA.B84])" office:value-type="float" office:value="10.66575" calcext:value-type="float">
            <text:p>10.66575</text:p>
          </table:table-cell>
          <table:table-cell table:formula="of:=MEDIAN([$SA.B45:$SA.B84])" office:value-type="float" office:value="3.05" calcext:value-type="float">
            <text:p>3.05</text:p>
          </table:table-cell>
          <table:table-cell table:formula="of:=STDEVPA([$SA.B45:$SA.B84])" office:value-type="float" office:value="46.9120538821048" calcext:value-type="float">
            <text:p>46.91205388210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style-name="ce8" table:formula="of:=MIN([$SA.D87:$SA.D106])" office:value-type="float" office:value="7.24" calcext:value-type="float">
            <text:p>7.24</text:p>
          </table:table-cell>
          <table:table-cell table:style-name="ce8" table:formula="of:=MAX([$SA.D87:$SA.D106])" office:value-type="float" office:value="23.95" calcext:value-type="float">
            <text:p>23.95</text:p>
          </table:table-cell>
          <table:table-cell table:style-name="ce8" table:formula="of:=AVERAGE([$SA.D87:$SA.D106])" office:value-type="float" office:value="12.5245" calcext:value-type="float">
            <text:p>12.5245</text:p>
          </table:table-cell>
          <table:table-cell table:style-name="ce8" table:formula="of:=MEDIAN([$SA.D87:$SA.D106])" office:value-type="float" office:value="12.185" calcext:value-type="float">
            <text:p>12.185</text:p>
          </table:table-cell>
          <table:table-cell table:style-name="ce8" table:formula="of:=STDEVPA([$SA.D87:$SA.D106])" office:value-type="float" office:value="3.80272464819634" calcext:value-type="float">
            <text:p>3.80272464819634</text:p>
          </table:table-cell>
          <table:table-cell table:formula="of:=MIN([$SA.B87:$SA.B126])" office:value-type="float" office:value="11.49" calcext:value-type="float">
            <text:p>11.49</text:p>
          </table:table-cell>
          <table:table-cell table:formula="of:=MAX([$SA.B87:$SA.B126])" office:value-type="float" office:value="533.47" calcext:value-type="float">
            <text:p>533.47</text:p>
          </table:table-cell>
          <table:table-cell table:formula="of:=AVERAGE([$SA.B87:$SA.B126])" office:value-type="float" office:value="118.102" calcext:value-type="float">
            <text:p>118.102</text:p>
          </table:table-cell>
          <table:table-cell table:formula="of:=MEDIAN([$SA.B87:$SA.B126])" office:value-type="float" office:value="27.655" calcext:value-type="float">
            <text:p>27.655</text:p>
          </table:table-cell>
          <table:table-cell table:formula="of:=STDEVPA([$SA.B87:$SA.B126])" office:value-type="float" office:value="170.758279582573" calcext:value-type="float">
            <text:p>170.758279582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style-name="ce8" table:formula="of:=MIN([$SA.D129:$SA.D148])" office:value-type="float" office:value="3.4" calcext:value-type="float">
            <text:p>3.4</text:p>
          </table:table-cell>
          <table:table-cell table:style-name="ce8" table:formula="of:=MAX([$SA.D129:$SA.D148])" office:value-type="float" office:value="11.94" calcext:value-type="float">
            <text:p>11.94</text:p>
          </table:table-cell>
          <table:table-cell table:style-name="ce8" table:formula="of:=AVERAGE([$SA.D129:$SA.D148])" office:value-type="float" office:value="7.5245" calcext:value-type="float">
            <text:p>7.5245</text:p>
          </table:table-cell>
          <table:table-cell table:style-name="ce8" table:formula="of:=MEDIAN([$SA.D129:$SA.D148])" office:value-type="float" office:value="7.87" calcext:value-type="float">
            <text:p>7.87</text:p>
          </table:table-cell>
          <table:table-cell table:style-name="ce8" table:formula="of:=STDEVPA([$SA.D129:$SA.D148])" office:value-type="float" office:value="1.90425700733908" calcext:value-type="float">
            <text:p>1.90425700733908</text:p>
          </table:table-cell>
          <table:table-cell table:formula="of:=MIN([$SA.B129:$SA.B168])" office:value-type="float" office:value="7.51" calcext:value-type="float">
            <text:p>7.51</text:p>
          </table:table-cell>
          <table:table-cell table:formula="of:=MAX([$SA.B129:$SA.B168])" office:value-type="float" office:value="410" calcext:value-type="float">
            <text:p>410</text:p>
          </table:table-cell>
          <table:table-cell table:formula="of:=AVERAGE([$SA.B129:$SA.B168])" office:value-type="float" office:value="37.9415" calcext:value-type="float">
            <text:p>37.9415</text:p>
          </table:table-cell>
          <table:table-cell table:formula="of:=MEDIAN([$SA.B129:$SA.B168])" office:value-type="float" office:value="9.215" calcext:value-type="float">
            <text:p>9.215</text:p>
          </table:table-cell>
          <table:table-cell table:formula="of:=STDEVPA([$SA.B129:$SA.B168])" office:value-type="float" office:value="89.6611840081872" calcext:value-type="float">
            <text:p>89.66118400818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style-name="ce8" table:formula="of:=MIN([$SA.D171:$SA.D190])" office:value-type="float" office:value="13.38" calcext:value-type="float">
            <text:p>13.38</text:p>
          </table:table-cell>
          <table:table-cell table:style-name="ce8" table:formula="of:=MAX([$SA.D171:$SA.D190])" office:value-type="float" office:value="43.78" calcext:value-type="float">
            <text:p>43.78</text:p>
          </table:table-cell>
          <table:table-cell table:style-name="ce8" table:formula="of:=AVERAGE([$SA.D171:$SA.D190])" office:value-type="float" office:value="32.508" calcext:value-type="float">
            <text:p>32.508</text:p>
          </table:table-cell>
          <table:table-cell table:style-name="ce8" table:formula="of:=MEDIAN([$SA.D171:$SA.D190])" office:value-type="float" office:value="32.675" calcext:value-type="float">
            <text:p>32.675</text:p>
          </table:table-cell>
          <table:table-cell table:style-name="ce8" table:formula="of:=STDEVPA([$SA.D171:$SA.D190])" office:value-type="float" office:value="7.66930870417928" calcext:value-type="float">
            <text:p>7.66930870417928</text:p>
          </table:table-cell>
          <table:table-cell table:formula="of:=MIN([$SA.B171:$SA.B210])" office:value-type="float" office:value="4.4" calcext:value-type="float">
            <text:p>4.4</text:p>
          </table:table-cell>
          <table:table-cell table:formula="of:=MAX([$SA.B171:$SA.B210])" office:value-type="float" office:value="270.98" calcext:value-type="float">
            <text:p>270.98</text:p>
          </table:table-cell>
          <table:table-cell table:formula="of:=AVERAGE([$SA.B171:$SA.B210])" office:value-type="float" office:value="22.87975" calcext:value-type="float">
            <text:p>22.87975</text:p>
          </table:table-cell>
          <table:table-cell table:formula="of:=MEDIAN([$SA.B171:$SA.B210])" office:value-type="float" office:value="6.345" calcext:value-type="float">
            <text:p>6.345</text:p>
          </table:table-cell>
          <table:table-cell table:formula="of:=STDEVPA([$SA.B171:$SA.B210])" office:value-type="float" office:value="50.6915643617111" calcext:value-type="float">
            <text:p>50.6915643617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style-name="ce8" table:formula="of:=MIN([$SA.D213:$SA.D232])" office:value-type="float" office:value="18.35" calcext:value-type="float">
            <text:p>18.35</text:p>
          </table:table-cell>
          <table:table-cell table:style-name="ce8" table:formula="of:=MAX([$SA.D213:$SA.D232])" office:value-type="float" office:value="42.8" calcext:value-type="float">
            <text:p>42.8</text:p>
          </table:table-cell>
          <table:table-cell table:style-name="ce8" table:formula="of:=AVERAGE([$SA.D213:$SA.D232])" office:value-type="float" office:value="29.7615" calcext:value-type="float">
            <text:p>29.7615</text:p>
          </table:table-cell>
          <table:table-cell table:style-name="ce8" table:formula="of:=MEDIAN([$SA.D213:$SA.D232])" office:value-type="float" office:value="29.305" calcext:value-type="float">
            <text:p>29.305</text:p>
          </table:table-cell>
          <table:table-cell table:style-name="ce8" table:formula="of:=STDEVPA([$SA.D213:$SA.D232])" office:value-type="float" office:value="6.01930168291971" calcext:value-type="float">
            <text:p>6.01930168291971</text:p>
          </table:table-cell>
          <table:table-cell table:formula="of:=MIN([$SA.B213:$SA.B252])" office:value-type="float" office:value="2.27" calcext:value-type="float">
            <text:p>2.27</text:p>
          </table:table-cell>
          <table:table-cell table:formula="of:=MAX([$SA.B213:$SA.B252])" office:value-type="float" office:value="153.65" calcext:value-type="float">
            <text:p>153.65</text:p>
          </table:table-cell>
          <table:table-cell table:formula="of:=AVERAGE([$SA.B213:$SA.B252])" office:value-type="float" office:value="6.5695" calcext:value-type="float">
            <text:p>6.5695</text:p>
          </table:table-cell>
          <table:table-cell table:formula="of:=MEDIAN([$SA.B213:$SA.B252])" office:value-type="float" office:value="2.515" calcext:value-type="float">
            <text:p>2.515</text:p>
          </table:table-cell>
          <table:table-cell table:formula="of:=STDEVPA([$SA.B213:$SA.B252])" office:value-type="float" office:value="23.5644729359687" calcext:value-type="float">
            <text:p>23.5644729359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style-name="ce8" table:formula="of:=AVERAGE([.B13:.B18])" office:value-type="float" office:value="12.635" calcext:value-type="float">
            <text:p>12.635</text:p>
          </table:table-cell>
          <table:table-cell table:style-name="ce8" table:formula="of:=AVERAGE([.C13:.C18])" office:value-type="float" office:value="35.8566666666667" calcext:value-type="float">
            <text:p>35.8566666666667</text:p>
          </table:table-cell>
          <table:table-cell table:style-name="ce8" table:formula="of:=AVERAGE([.D13:.D18])" office:value-type="float" office:value="23.6088333333333" calcext:value-type="float">
            <text:p>23.6088333333333</text:p>
          </table:table-cell>
          <table:table-cell table:style-name="ce8" table:formula="of:=AVERAGE([.E13:.E18])" office:value-type="float" office:value="23.48" calcext:value-type="float">
            <text:p>23.48</text:p>
          </table:table-cell>
          <table:table-cell table:style-name="ce8" table:formula="of:=AVERAGE([.F13:.F18])" office:value-type="float" office:value="6.00626247069951" calcext:value-type="float">
            <text:p>6.00626247069951</text:p>
          </table:table-cell>
          <table:table-cell table:formula="of:=AVERAGE([.G13:.G18])" office:value-type="float" office:value="5.07833333333333" calcext:value-type="float">
            <text:p>5.07833333333333</text:p>
          </table:table-cell>
          <table:table-cell table:formula="of:=AVERAGE([.H13:.H18])" office:value-type="float" office:value="362.793333333333" calcext:value-type="float">
            <text:p>362.793333333333</text:p>
          </table:table-cell>
          <table:table-cell table:formula="of:=AVERAGE([.I13:.I18])" office:value-type="float" office:value="35.4244583333333" calcext:value-type="float">
            <text:p>35.4244583333333</text:p>
          </table:table-cell>
          <table:table-cell table:formula="of:=AVERAGE([.J13:.J18])" office:value-type="float" office:value="8.57" calcext:value-type="float">
            <text:p>8.57</text:p>
          </table:table-cell>
          <table:table-cell table:formula="of:=AVERAGE([.K13:.K18])" office:value-type="float" office:value="76.6456187206167" calcext:value-type="float">
            <text:p>76.6456187206167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GA_St</text:p>
          </table:table-cell>
          <table:table-cell table:style-name="ce7" office:value-type="string" calcext:value-type="string" table:number-columns-spanned="5" table:number-rows-spanned="1">
            <text:p>Ejecución</text:p>
          </table:table-cell>
          <table:covered-table-cell table:number-columns-repeated="4" table:style-name="ce8"/>
          <table:table-cell table:style-name="ce13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table:style-name="ce8" office:value-type="string" calcext:value-type="string">
            <text:p>Mejor</text:p>
          </table:table-cell>
          <table:table-cell table:style-name="ce8" office:value-type="string" calcext:value-type="string">
            <text:p>Peor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Mediana</text:p>
          </table:table-cell>
          <table:table-cell table:style-name="ce8" office:value-type="string" calcext:value-type="string">
            <text:p>Desvia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8" table:formula="of:=MIN([$GA_Stacionary.C3:$GA_Stacionary.C22])" office:value-type="float" office:value="0.63" calcext:value-type="float">
            <text:p>0.63</text:p>
          </table:table-cell>
          <table:table-cell table:style-name="ce8" table:formula="of:=MAX([$GA_Stacionary.C3:$GA_Stacionary.C22])" office:value-type="float" office:value="3.99" calcext:value-type="float">
            <text:p>3.99</text:p>
          </table:table-cell>
          <table:table-cell table:style-name="ce8" table:formula="of:=AVERAGE([$GA_Stacionary.C3:$GA_Stacionary.C22])" office:value-type="float" office:value="2.0035" calcext:value-type="float">
            <text:p>2.0035</text:p>
          </table:table-cell>
          <table:table-cell table:style-name="ce8" table:formula="of:=MEDIAN([$GA_Stacionary.C3:$GA_Stacionary.C22])" office:value-type="float" office:value="1.875" calcext:value-type="float">
            <text:p>1.875</text:p>
          </table:table-cell>
          <table:table-cell table:style-name="ce8" table:formula="of:=STDEVPA([$GA_Stacionary.C3:$GA_Stacionary.C22])" office:value-type="float" office:value="0.773661909363515" calcext:value-type="float">
            <text:p>0.773661909363515</text:p>
          </table:table-cell>
          <table:table-cell table:formula="of:=MIN([$GA_Stacionary.B3:$GA_Stacionary.B42])" office:value-type="float" office:value="100.35" calcext:value-type="float">
            <text:p>100.35</text:p>
          </table:table-cell>
          <table:table-cell table:formula="of:=MAX([$GA_Stacionary.B3:$GA_Stacionary.B42])" office:value-type="float" office:value="1952.36" calcext:value-type="float">
            <text:p>1952.36</text:p>
          </table:table-cell>
          <table:table-cell table:formula="of:=AVERAGE([$GA_Stacionary.B3:$GA_Stacionary.B42])" office:value-type="float" office:value="487.17325" calcext:value-type="float">
            <text:p>487.17325</text:p>
          </table:table-cell>
          <table:table-cell table:formula="of:=MEDIAN([$GA_Stacionary.B3:$GA_Stacionary.B42])" office:value-type="float" office:value="387.49" calcext:value-type="float">
            <text:p>387.49</text:p>
          </table:table-cell>
          <table:table-cell table:formula="of:=STDEVPA([$GA_Stacionary.B3:$GA_Stacionary.B42])" office:value-type="float" office:value="395.456906162906" calcext:value-type="float">
            <text:p>395.456906162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style-name="ce8" table:formula="of:=MIN([$GA_Stacionary.C45:$GA_Stacionary.C64])" office:value-type="float" office:value="14.04" calcext:value-type="float">
            <text:p>14.04</text:p>
          </table:table-cell>
          <table:table-cell table:style-name="ce8" table:formula="of:=MAX([$GA_Stacionary.C45:$GA_Stacionary.C64])" office:value-type="float" office:value="95.7" calcext:value-type="float">
            <text:p>95.7</text:p>
          </table:table-cell>
          <table:table-cell table:style-name="ce8" table:formula="of:=AVERAGE([$GA_Stacionary.C45:$GA_Stacionary.C64])" office:value-type="float" office:value="44.1425" calcext:value-type="float">
            <text:p>44.1425</text:p>
          </table:table-cell>
          <table:table-cell table:style-name="ce8" table:formula="of:=MEDIAN([$GA_Stacionary.C45:$GA_Stacionary.C64])" office:value-type="float" office:value="40.39" calcext:value-type="float">
            <text:p>40.39</text:p>
          </table:table-cell>
          <table:table-cell table:style-name="ce8" table:formula="of:=STDEVPA([$GA_Stacionary.C45:$GA_Stacionary.C64])" office:value-type="float" office:value="23.510712212734" calcext:value-type="float">
            <text:p>23.510712212734</text:p>
          </table:table-cell>
          <table:table-cell table:formula="of:=MIN([$GA_Stacionary.B45:$GA_Stacionary.B84])" office:value-type="float" office:value="93.99" calcext:value-type="float">
            <text:p>93.99</text:p>
          </table:table-cell>
          <table:table-cell table:formula="of:=MAX([$GA_Stacionary.B45:$GA_Stacionary.B84])" office:value-type="float" office:value="497.97" calcext:value-type="float">
            <text:p>497.97</text:p>
          </table:table-cell>
          <table:table-cell table:formula="of:=AVERAGE([$GA_Stacionary.B45:$GA_Stacionary.B84])" office:value-type="float" office:value="301.839" calcext:value-type="float">
            <text:p>301.839</text:p>
          </table:table-cell>
          <table:table-cell table:formula="of:=MEDIAN([$GA_Stacionary.B45:$GA_Stacionary.B84])" office:value-type="float" office:value="301.09" calcext:value-type="float">
            <text:p>301.09</text:p>
          </table:table-cell>
          <table:table-cell table:formula="of:=STDEVPA([$GA_Stacionary.B45:$GA_Stacionary.B84])" office:value-type="float" office:value="86.2764475045189" calcext:value-type="float">
            <text:p>86.2764475045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style-name="ce8" table:formula="of:=MIN([$GA_Stacionary.C87:$GA_Stacionary.C106])" office:value-type="float" office:value="10" calcext:value-type="float">
            <text:p>10</text:p>
          </table:table-cell>
          <table:table-cell table:style-name="ce8" table:formula="of:=MAX([$GA_Stacionary.C87:$GA_Stacionary.C106])" office:value-type="float" office:value="97.38" calcext:value-type="float">
            <text:p>97.38</text:p>
          </table:table-cell>
          <table:table-cell table:style-name="ce8" table:formula="of:=AVERAGE([$GA_Stacionary.C87:$GA_Stacionary.C106])" office:value-type="float" office:value="51.077" calcext:value-type="float">
            <text:p>51.077</text:p>
          </table:table-cell>
          <table:table-cell table:style-name="ce8" table:formula="of:=MEDIAN([$GA_Stacionary.C87:$GA_Stacionary.C106])" office:value-type="float" office:value="51.87" calcext:value-type="float">
            <text:p>51.87</text:p>
          </table:table-cell>
          <table:table-cell table:style-name="ce8" table:formula="of:=STDEVPA([$GA_Stacionary.C87:$GA_Stacionary.C106])" office:value-type="float" office:value="22.6470956416049" calcext:value-type="float">
            <text:p>22.6470956416049</text:p>
          </table:table-cell>
          <table:table-cell table:formula="of:=MIN([$GA_Stacionary.B87:$GA_Stacionary.B126])" office:value-type="float" office:value="92.41" calcext:value-type="float">
            <text:p>92.41</text:p>
          </table:table-cell>
          <table:table-cell table:formula="of:=MAX([$GA_Stacionary.B87:$GA_Stacionary.B126])" office:value-type="float" office:value="602.22" calcext:value-type="float">
            <text:p>602.22</text:p>
          </table:table-cell>
          <table:table-cell table:formula="of:=AVERAGE([$GA_Stacionary.B87:$GA_Stacionary.B126])" office:value-type="float" office:value="334.4015" calcext:value-type="float">
            <text:p>334.4015</text:p>
          </table:table-cell>
          <table:table-cell table:formula="of:=MEDIAN([$GA_Stacionary.B87:$GA_Stacionary.B126])" office:value-type="float" office:value="332.165" calcext:value-type="float">
            <text:p>332.165</text:p>
          </table:table-cell>
          <table:table-cell table:formula="of:=STDEVPA([$GA_Stacionary.B87:$GA_Stacionary.B126])" office:value-type="float" office:value="115.963220776029" calcext:value-type="float">
            <text:p>115.963220776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style-name="ce8" table:formula="of:=MIN([$GA_Stacionary.C129:$GA_Stacionary.C148])" office:value-type="float" office:value="0.03" calcext:value-type="float">
            <text:p>0.03</text:p>
          </table:table-cell>
          <table:table-cell table:style-name="ce8" table:formula="of:=MAX([$GA_Stacionary.C129:$GA_Stacionary.C148])" office:value-type="float" office:value="3172" calcext:value-type="float">
            <text:p>3172</text:p>
          </table:table-cell>
          <table:table-cell table:style-name="ce8" table:formula="of:=AVERAGE([$GA_Stacionary.C129:$GA_Stacionary.C148])" office:value-type="float" office:value="385.6265" calcext:value-type="float">
            <text:p>385.6265</text:p>
          </table:table-cell>
          <table:table-cell table:style-name="ce8" table:formula="of:=MEDIAN([$GA_Stacionary.C129:$GA_Stacionary.C148])" office:value-type="float" office:value="54.995" calcext:value-type="float">
            <text:p>54.995</text:p>
          </table:table-cell>
          <table:table-cell table:style-name="ce8" table:formula="of:=STDEVPA([$GA_Stacionary.C129:$GA_Stacionary.C148])" office:value-type="float" office:value="751.026622599193" calcext:value-type="float">
            <text:p>751.026622599193</text:p>
          </table:table-cell>
          <table:table-cell table:formula="of:=MIN([$GA_Stacionary.B129:$GA_Stacionary.B168])" office:value-type="float" office:value="89.58" calcext:value-type="float">
            <text:p>89.58</text:p>
          </table:table-cell>
          <table:table-cell table:formula="of:=MAX([$GA_Stacionary.B129:$GA_Stacionary.B168])" office:value-type="float" office:value="601.74" calcext:value-type="float">
            <text:p>601.74</text:p>
          </table:table-cell>
          <table:table-cell table:formula="of:=AVERAGE([$GA_Stacionary.B129:$GA_Stacionary.B168])" office:value-type="float" office:value="290.97775" calcext:value-type="float">
            <text:p>290.97775</text:p>
          </table:table-cell>
          <table:table-cell table:formula="of:=MEDIAN([$GA_Stacionary.B129:$GA_Stacionary.B168])" office:value-type="float" office:value="281.88" calcext:value-type="float">
            <text:p>281.88</text:p>
          </table:table-cell>
          <table:table-cell table:formula="of:=STDEVPA([$GA_Stacionary.B129:$GA_Stacionary.B168])" office:value-type="float" office:value="111.932730836148" calcext:value-type="float">
            <text:p>111.932730836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style-name="ce8" table:formula="of:=MIN([$GA_Stacionary.C171:$GA_Stacionary.C190])" office:value-type="float" office:value="1.41" calcext:value-type="float">
            <text:p>1.41</text:p>
          </table:table-cell>
          <table:table-cell table:style-name="ce8" table:formula="of:=MAX([$GA_Stacionary.C171:$GA_Stacionary.C190])" office:value-type="float" office:value="3.21" calcext:value-type="float">
            <text:p>3.21</text:p>
          </table:table-cell>
          <table:table-cell table:style-name="ce8" table:formula="of:=AVERAGE([$GA_Stacionary.C171:$GA_Stacionary.C190])" office:value-type="float" office:value="2.3835" calcext:value-type="float">
            <text:p>2.3835</text:p>
          </table:table-cell>
          <table:table-cell table:style-name="ce8" table:formula="of:=MEDIAN([$GA_Stacionary.C171:$GA_Stacionary.C190])" office:value-type="float" office:value="2.375" calcext:value-type="float">
            <text:p>2.375</text:p>
          </table:table-cell>
          <table:table-cell table:style-name="ce8" table:formula="of:=STDEVPA([$GA_Stacionary.C171:$GA_Stacionary.C190])" office:value-type="float" office:value="0.470725769424195" calcext:value-type="float">
            <text:p>0.470725769424195</text:p>
          </table:table-cell>
          <table:table-cell table:formula="of:=MIN([$GA_Stacionary.B171:$GA_Stacionary.B210])" office:value-type="float" office:value="104.18" calcext:value-type="float">
            <text:p>104.18</text:p>
          </table:table-cell>
          <table:table-cell table:formula="of:=MAX([$GA_Stacionary.B171:$GA_Stacionary.B210])" office:value-type="float" office:value="607.11" calcext:value-type="float">
            <text:p>607.11</text:p>
          </table:table-cell>
          <table:table-cell table:formula="of:=AVERAGE([$GA_Stacionary.B171:$GA_Stacionary.B210])" office:value-type="float" office:value="338.49975" calcext:value-type="float">
            <text:p>338.49975</text:p>
          </table:table-cell>
          <table:table-cell table:formula="of:=MEDIAN([$GA_Stacionary.B171:$GA_Stacionary.B210])" office:value-type="float" office:value="348.855" calcext:value-type="float">
            <text:p>348.855</text:p>
          </table:table-cell>
          <table:table-cell table:formula="of:=STDEVPA([$GA_Stacionary.B171:$GA_Stacionary.B210])" office:value-type="float" office:value="132.085048614283" calcext:value-type="float">
            <text:p>132.0850486142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style-name="ce8" table:formula="of:=MIN([$GA_Stacionary.C213:$GA_Stacionary.C232])" office:value-type="float" office:value="6.92" calcext:value-type="float">
            <text:p>6.92</text:p>
          </table:table-cell>
          <table:table-cell table:style-name="ce8" table:formula="of:=MAX([$GA_Stacionary.C213:$GA_Stacionary.C232])" office:value-type="float" office:value="50.56" calcext:value-type="float">
            <text:p>50.56</text:p>
          </table:table-cell>
          <table:table-cell table:style-name="ce8" table:formula="of:=AVERAGE([$GA_Stacionary.C213:$GA_Stacionary.C232])" office:value-type="float" office:value="22.9235" calcext:value-type="float">
            <text:p>22.9235</text:p>
          </table:table-cell>
          <table:table-cell table:style-name="ce8" table:formula="of:=MEDIAN([$GA_Stacionary.C213:$GA_Stacionary.C232])" office:value-type="float" office:value="21.355" calcext:value-type="float">
            <text:p>21.355</text:p>
          </table:table-cell>
          <table:table-cell table:style-name="ce8" table:formula="of:=STDEVPA([$GA_Stacionary.C213:$GA_Stacionary.C232])" office:value-type="float" office:value="12.1174837631416" calcext:value-type="float">
            <text:p>12.1174837631416</text:p>
          </table:table-cell>
          <table:table-cell table:formula="of:=MIN([$GA_Stacionary.B213:$GA_Stacionary.B252])" office:value-type="float" office:value="72.4" calcext:value-type="float">
            <text:p>72.4</text:p>
          </table:table-cell>
          <table:table-cell table:formula="of:=MAX([$GA_Stacionary.B213:$GA_Stacionary.B252])" office:value-type="float" office:value="449.53" calcext:value-type="float">
            <text:p>449.53</text:p>
          </table:table-cell>
          <table:table-cell table:formula="of:=AVERAGE([$GA_Stacionary.B213:$GA_Stacionary.B252])" office:value-type="float" office:value="238.003" calcext:value-type="float">
            <text:p>238.003</text:p>
          </table:table-cell>
          <table:table-cell table:formula="of:=MEDIAN([$GA_Stacionary.B213:$GA_Stacionary.B252])" office:value-type="float" office:value="247.72" calcext:value-type="float">
            <text:p>247.72</text:p>
          </table:table-cell>
          <table:table-cell table:formula="of:=STDEVPA([$GA_Stacionary.B213:$GA_Stacionary.B252])" office:value-type="float" office:value="109.316505528671" calcext:value-type="float">
            <text:p>109.3165055286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style-name="ce8" table:formula="of:=AVERAGE([.B23:.B28])" office:value-type="float" office:value="5.505" calcext:value-type="float">
            <text:p>5.505</text:p>
          </table:table-cell>
          <table:table-cell table:style-name="ce8" table:formula="of:=AVERAGE([.C23:.C28])" office:value-type="float" office:value="570.473333333333" calcext:value-type="float">
            <text:p>570.473333333333</text:p>
          </table:table-cell>
          <table:table-cell table:style-name="ce8" table:formula="of:=AVERAGE([.D23:.D28])" office:value-type="float" office:value="84.69275" calcext:value-type="float">
            <text:p>84.69275</text:p>
          </table:table-cell>
          <table:table-cell table:style-name="ce8" table:formula="of:=AVERAGE([.E23:.E28])" office:value-type="float" office:value="28.81" calcext:value-type="float">
            <text:p>28.81</text:p>
          </table:table-cell>
          <table:table-cell table:style-name="ce8" table:formula="of:=AVERAGE([.F23:.F28])" office:value-type="float" office:value="135.09105031591" calcext:value-type="float">
            <text:p>135.09105031591</text:p>
          </table:table-cell>
          <table:table-cell table:formula="of:=AVERAGE([.G23:.G28])" office:value-type="float" office:value="92.1516666666667" calcext:value-type="float">
            <text:p>92.1516666666667</text:p>
          </table:table-cell>
          <table:table-cell table:formula="of:=AVERAGE([.H23:.H28])" office:value-type="float" office:value="785.155" calcext:value-type="float">
            <text:p>785.155</text:p>
          </table:table-cell>
          <table:table-cell table:formula="of:=AVERAGE([.I23:.I28])" office:value-type="float" office:value="331.815708333333" calcext:value-type="float">
            <text:p>331.815708333333</text:p>
          </table:table-cell>
          <table:table-cell table:formula="of:=AVERAGE([.J23:.J28])" office:value-type="float" office:value="316.533333333333" calcext:value-type="float">
            <text:p>316.533333333333</text:p>
          </table:table-cell>
          <table:table-cell table:formula="of:=AVERAGE([.K23:.K28])" office:value-type="float" office:value="158.505143237093" calcext:value-type="float">
            <text:p>158.505143237093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GA_Gen</text:p>
          </table:table-cell>
          <table:table-cell table:style-name="ce7" office:value-type="string" calcext:value-type="string" table:number-columns-spanned="5" table:number-rows-spanned="1">
            <text:p>Ejecución</text:p>
          </table:table-cell>
          <table:covered-table-cell table:number-columns-repeated="4" table:style-name="ce8"/>
          <table:table-cell table:style-name="ce13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table:style-name="ce8" office:value-type="string" calcext:value-type="string">
            <text:p>Mejor</text:p>
          </table:table-cell>
          <table:table-cell table:style-name="ce8" office:value-type="string" calcext:value-type="string">
            <text:p>Peor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Mediana</text:p>
          </table:table-cell>
          <table:table-cell table:style-name="ce8" office:value-type="string" calcext:value-type="string">
            <text:p>Desvia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8" table:formula="of:=MIN([$GA_Gen.E3:$GA_Gen.E22])" office:value-type="float" office:value="3.07" calcext:value-type="float">
            <text:p>3.07</text:p>
          </table:table-cell>
          <table:table-cell table:style-name="ce8" table:formula="of:=MAX([$GA_Gen.E3:$GA_Gen.E22])" office:value-type="float" office:value="8.27" calcext:value-type="float">
            <text:p>8.27</text:p>
          </table:table-cell>
          <table:table-cell table:style-name="ce8" table:formula="of:=AVERAGE([$GA_Gen.E3:$GA_Gen.E22])" office:value-type="float" office:value="6.3615" calcext:value-type="float">
            <text:p>6.3615</text:p>
          </table:table-cell>
          <table:table-cell table:style-name="ce8" table:formula="of:=MEDIAN([$GA_Gen.E3:$GA_Gen.E22])" office:value-type="float" office:value="6.55" calcext:value-type="float">
            <text:p>6.55</text:p>
          </table:table-cell>
          <table:table-cell table:style-name="ce8" table:formula="of:=STDEVPA([$GA_Gen.E3:$GA_Gen.E22])" office:value-type="float" office:value="1.2370500191989" calcext:value-type="float">
            <text:p>1.2370500191989</text:p>
          </table:table-cell>
          <table:table-cell table:formula="of:=MIN([$GA_Gen.B3:$GA_Gen.B42])" office:value-type="float" office:value="2214.24" calcext:value-type="float">
            <text:p>2214.24</text:p>
          </table:table-cell>
          <table:table-cell table:formula="of:=MAX([$GA_Gen.B3:$GA_Gen.B42])" office:value-type="float" office:value="3511.29" calcext:value-type="float">
            <text:p>3511.29</text:p>
          </table:table-cell>
          <table:table-cell table:formula="of:=AVERAGE([$GA_Gen.B3:$GA_Gen.B42])" office:value-type="float" office:value="2988.98675" calcext:value-type="float">
            <text:p>2988.98675</text:p>
          </table:table-cell>
          <table:table-cell table:formula="of:=MEDIAN([$GA_Gen.B3:$GA_Gen.B42])" office:value-type="float" office:value="3360.83" calcext:value-type="float">
            <text:p>3360.83</text:p>
          </table:table-cell>
          <table:table-cell table:formula="of:=STDEVPA([$GA_Gen.B3:$GA_Gen.B42])" office:value-type="float" office:value="533.560663624051" calcext:value-type="float">
            <text:p>533.560663624051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style-name="ce8" table:formula="of:=MIN([$GA_Gen.E45:$GA_Gen.E64])" office:value-type="float" office:value="65.03" calcext:value-type="float">
            <text:p>65.03</text:p>
          </table:table-cell>
          <table:table-cell table:style-name="ce8" table:formula="of:=MAX([$GA_Gen.E45:$GA_Gen.E64])" office:value-type="float" office:value="194.2" calcext:value-type="float">
            <text:p>194.2</text:p>
          </table:table-cell>
          <table:table-cell table:style-name="ce8" table:formula="of:=AVERAGE([$GA_Gen.E45:$GA_Gen.E64])" office:value-type="float" office:value="141.8" calcext:value-type="float">
            <text:p>141.8</text:p>
          </table:table-cell>
          <table:table-cell table:style-name="ce8" table:formula="of:=MEDIAN([$GA_Gen.E45:$GA_Gen.E64])" office:value-type="float" office:value="144.085" calcext:value-type="float">
            <text:p>144.085</text:p>
          </table:table-cell>
          <table:table-cell table:style-name="ce8" table:formula="of:=STDEVPA([$GA_Gen.E45:$GA_Gen.E64])" office:value-type="float" office:value="36.8079725059667" calcext:value-type="float">
            <text:p>36.8079725059667</text:p>
          </table:table-cell>
          <table:table-cell table:formula="of:=MIN([$GA_Gen.B45:$GA_Gen.B84])" office:value-type="float" office:value="1437.88" calcext:value-type="float">
            <text:p>1437.88</text:p>
          </table:table-cell>
          <table:table-cell table:formula="of:=MAX([$GA_Gen.B45:$GA_Gen.B84])" office:value-type="float" office:value="3754.47" calcext:value-type="float">
            <text:p>3754.47</text:p>
          </table:table-cell>
          <table:table-cell table:formula="of:=AVERAGE([$GA_Gen.B45:$GA_Gen.B84])" office:value-type="float" office:value="2766.148" calcext:value-type="float">
            <text:p>2766.148</text:p>
          </table:table-cell>
          <table:table-cell table:formula="of:=MEDIAN([$GA_Gen.B45:$GA_Gen.B84])" office:value-type="float" office:value="2412.375" calcext:value-type="float">
            <text:p>2412.375</text:p>
          </table:table-cell>
          <table:table-cell table:formula="of:=STDEVPA([$GA_Gen.B45:$GA_Gen.B84])" office:value-type="float" office:value="661.715198205391" calcext:value-type="float">
            <text:p>661.715198205391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style-name="ce8" table:formula="of:=MIN([$GA_Gen.E87:$GA_Gen.E106])" office:value-type="float" office:value="147.61" calcext:value-type="float">
            <text:p>147.61</text:p>
          </table:table-cell>
          <table:table-cell table:style-name="ce8" table:formula="of:=MAX([$GA_Gen.E87:$GA_Gen.E106])" office:value-type="float" office:value="2537.45" calcext:value-type="float">
            <text:p>2537.45</text:p>
          </table:table-cell>
          <table:table-cell table:style-name="ce8" table:formula="of:=AVERAGE([$GA_Gen.E87:$GA_Gen.E106])" office:value-type="float" office:value="1278.1805" calcext:value-type="float">
            <text:p>1278.1805</text:p>
          </table:table-cell>
          <table:table-cell table:style-name="ce8" table:formula="of:=MEDIAN([$GA_Gen.E87:$GA_Gen.E106])" office:value-type="float" office:value="1028.96" calcext:value-type="float">
            <text:p>1028.96</text:p>
          </table:table-cell>
          <table:table-cell table:style-name="ce8" table:formula="of:=STDEVPA([$GA_Gen.E87:$GA_Gen.E106])" office:value-type="float" office:value="797.632031669209" calcext:value-type="float">
            <text:p>797.632031669209</text:p>
          </table:table-cell>
          <table:table-cell table:formula="of:=MIN([$GA_Gen.B87:$GA_Gen.B126])" office:value-type="float" office:value="1567.69" calcext:value-type="float">
            <text:p>1567.69</text:p>
          </table:table-cell>
          <table:table-cell table:formula="of:=MAX([$GA_Gen.B87:$GA_Gen.B126])" office:value-type="float" office:value="4365.54" calcext:value-type="float">
            <text:p>4365.54</text:p>
          </table:table-cell>
          <table:table-cell table:formula="of:=AVERAGE([$GA_Gen.B87:$GA_Gen.B126])" office:value-type="float" office:value="3466.73825" calcext:value-type="float">
            <text:p>3466.73825</text:p>
          </table:table-cell>
          <table:table-cell table:formula="of:=MEDIAN([$GA_Gen.B87:$GA_Gen.B126])" office:value-type="float" office:value="2922.065" calcext:value-type="float">
            <text:p>2922.065</text:p>
          </table:table-cell>
          <table:table-cell table:formula="of:=STDEVPA([$GA_Gen.B87:$GA_Gen.B126])" office:value-type="float" office:value="792.309381942709" calcext:value-type="float">
            <text:p>792.30938194270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style-name="ce8" table:formula="of:=MIN([$GA_Gen.E129:$GA_Gen.E148])" office:value-type="float" office:value="51748.93" calcext:value-type="float">
            <text:p>51748.93</text:p>
          </table:table-cell>
          <table:table-cell table:style-name="ce8" table:formula="of:=MAX([$GA_Gen.E129:$GA_Gen.E148])" office:value-type="float" office:value="5462893.95" calcext:value-type="float">
            <text:p>5462893.95</text:p>
          </table:table-cell>
          <table:table-cell table:style-name="ce8" table:formula="of:=AVERAGE([$GA_Gen.E129:$GA_Gen.E148])" office:value-type="float" office:value="1110277.608" calcext:value-type="float">
            <text:p>1110277.608</text:p>
          </table:table-cell>
          <table:table-cell table:style-name="ce8" table:formula="of:=MEDIAN([$GA_Gen.E129:$GA_Gen.E148])" office:value-type="float" office:value="390816.795" calcext:value-type="float">
            <text:p>390816.795</text:p>
          </table:table-cell>
          <table:table-cell table:style-name="ce8" table:formula="of:=STDEVPA([$GA_Gen.E129:$GA_Gen.E148])" office:value-type="float" office:value="1397041.84769009" calcext:value-type="float">
            <text:p>1397041.84769009</text:p>
          </table:table-cell>
          <table:table-cell table:formula="of:=MIN([$GA_Gen.B129:$GA_Gen.B168])" office:value-type="float" office:value="2095.1" calcext:value-type="float">
            <text:p>2095.1</text:p>
          </table:table-cell>
          <table:table-cell table:formula="of:=MAX([$GA_Gen.B129:$GA_Gen.B168])" office:value-type="float" office:value="3693.71" calcext:value-type="float">
            <text:p>3693.71</text:p>
          </table:table-cell>
          <table:table-cell table:formula="of:=AVERAGE([$GA_Gen.B129:$GA_Gen.B168])" office:value-type="float" office:value="2667.85625" calcext:value-type="float">
            <text:p>2667.85625</text:p>
          </table:table-cell>
          <table:table-cell table:formula="of:=MEDIAN([$GA_Gen.B129:$GA_Gen.B168])" office:value-type="float" office:value="2658.6" calcext:value-type="float">
            <text:p>2658.6</text:p>
          </table:table-cell>
          <table:table-cell table:formula="of:=STDEVPA([$GA_Gen.B129:$GA_Gen.B168])" office:value-type="float" office:value="540.688114376891" calcext:value-type="float">
            <text:p>540.688114376891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style-name="ce8" table:formula="of:=MIN([$GA_Gen.E171:$GA_Gen.E190])" office:value-type="float" office:value="2.78" calcext:value-type="float">
            <text:p>2.78</text:p>
          </table:table-cell>
          <table:table-cell table:style-name="ce8" table:formula="of:=MAX([$GA_Gen.E171:$GA_Gen.E190])" office:value-type="float" office:value="4.08" calcext:value-type="float">
            <text:p>4.08</text:p>
          </table:table-cell>
          <table:table-cell table:style-name="ce8" table:formula="of:=AVERAGE([$GA_Gen.E171:$GA_Gen.E190])" office:value-type="float" office:value="3.2765" calcext:value-type="float">
            <text:p>3.2765</text:p>
          </table:table-cell>
          <table:table-cell table:style-name="ce8" table:formula="of:=MEDIAN([$GA_Gen.E171:$GA_Gen.E190])" office:value-type="float" office:value="3.295" calcext:value-type="float">
            <text:p>3.295</text:p>
          </table:table-cell>
          <table:table-cell table:style-name="ce8" table:formula="of:=STDEVPA([$GA_Gen.E171:$GA_Gen.E190])" office:value-type="float" office:value="0.348141853272484" calcext:value-type="float">
            <text:p>0.348141853272484</text:p>
          </table:table-cell>
          <table:table-cell table:formula="of:=MIN([$GA_Gen.B171:$GA_Gen.B210])" office:value-type="float" office:value="2560.18" calcext:value-type="float">
            <text:p>2560.18</text:p>
          </table:table-cell>
          <table:table-cell table:formula="of:=MAX([$GA_Gen.B171:$GA_Gen.B210])" office:value-type="float" office:value="4271.26" calcext:value-type="float">
            <text:p>4271.26</text:p>
          </table:table-cell>
          <table:table-cell table:formula="of:=AVERAGE([$GA_Gen.B171:$GA_Gen.B210])" office:value-type="float" office:value="3629.268" calcext:value-type="float">
            <text:p>3629.268</text:p>
          </table:table-cell>
          <table:table-cell table:formula="of:=MEDIAN([$GA_Gen.B171:$GA_Gen.B210])" office:value-type="float" office:value="4212.445" calcext:value-type="float">
            <text:p>4212.445</text:p>
          </table:table-cell>
          <table:table-cell table:formula="of:=STDEVPA([$GA_Gen.B171:$GA_Gen.B210])" office:value-type="float" office:value="696.807920051143" calcext:value-type="float">
            <text:p>696.807920051143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style-name="ce8" table:formula="of:=MIN([$GA_Gen.E213:$GA_Gen.E232])" office:value-type="float" office:value="93.64" calcext:value-type="float">
            <text:p>93.64</text:p>
          </table:table-cell>
          <table:table-cell table:style-name="ce8" table:formula="of:=MAX([$GA_Gen.E213:$GA_Gen.E232])" office:value-type="float" office:value="269.92" calcext:value-type="float">
            <text:p>269.92</text:p>
          </table:table-cell>
          <table:table-cell table:style-name="ce8" table:formula="of:=AVERAGE([$GA_Gen.E213:$GA_Gen.E232])" office:value-type="float" office:value="194.721" calcext:value-type="float">
            <text:p>194.721</text:p>
          </table:table-cell>
          <table:table-cell table:style-name="ce8" table:formula="of:=MEDIAN([$GA_Gen.E213:$GA_Gen.E232])" office:value-type="float" office:value="194.895" calcext:value-type="float">
            <text:p>194.895</text:p>
          </table:table-cell>
          <table:table-cell table:style-name="ce8" table:formula="of:=STDEVPA([$GA_Gen.E213:$GA_Gen.E232])" office:value-type="float" office:value="40.180088837632" calcext:value-type="float">
            <text:p>40.180088837632</text:p>
          </table:table-cell>
          <table:table-cell table:formula="of:=MIN([$GA_Gen.B213:$GA_Gen.B252])" office:value-type="float" office:value="1118.88" calcext:value-type="float">
            <text:p>1118.88</text:p>
          </table:table-cell>
          <table:table-cell table:formula="of:=MAX([$GA_Gen.B213:$GA_Gen.B252])" office:value-type="float" office:value="3456.54" calcext:value-type="float">
            <text:p>3456.54</text:p>
          </table:table-cell>
          <table:table-cell table:formula="of:=AVERAGE([$GA_Gen.B213:$GA_Gen.B252])" office:value-type="float" office:value="2847.2725" calcext:value-type="float">
            <text:p>2847.2725</text:p>
          </table:table-cell>
          <table:table-cell table:formula="of:=MEDIAN([$GA_Gen.B213:$GA_Gen.B252])" office:value-type="float" office:value="3386.4" calcext:value-type="float">
            <text:p>3386.4</text:p>
          </table:table-cell>
          <table:table-cell table:formula="of:=STDEVPA([$GA_Gen.B213:$GA_Gen.B252])" office:value-type="float" office:value="663.600701671382" calcext:value-type="float">
            <text:p>663.600701671382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style-name="ce10" table:formula="of:=AVERAGE([.B33:.B38])" office:value-type="float" office:value="8676.84333333333" calcext:value-type="float">
            <text:p>8676.84333333333</text:p>
          </table:table-cell>
          <table:table-cell table:style-name="ce10" table:formula="of:=AVERAGE([.C33:.C38])" office:value-type="float" office:value="910984.645" calcext:value-type="float">
            <text:p>910984.645</text:p>
          </table:table-cell>
          <table:table-cell table:style-name="ce10" table:formula="of:=AVERAGE([.D33:.D38])" office:value-type="float" office:value="185316.99125" calcext:value-type="float">
            <text:p>185316.99125</text:p>
          </table:table-cell>
          <table:table-cell table:style-name="ce10" table:formula="of:=AVERAGE([.E33:.E38])" office:value-type="float" office:value="65365.7633333333" calcext:value-type="float">
            <text:p>65365.7633333333</text:p>
          </table:table-cell>
          <table:table-cell table:style-name="ce10" table:formula="of:=AVERAGE([.F33:.F38])" office:value-type="float" office:value="232986.342162495" calcext:value-type="float">
            <text:p>232986.342162495</text:p>
          </table:table-cell>
          <table:table-cell table:formula="of:=AVERAGE([.G33:.G38])" office:value-type="float" office:value="1832.32833333333" calcext:value-type="float">
            <text:p>1832.32833333333</text:p>
          </table:table-cell>
          <table:table-cell table:formula="of:=AVERAGE([.H33:.H38])" office:value-type="float" office:value="3842.135" calcext:value-type="float">
            <text:p>3842.135</text:p>
          </table:table-cell>
          <table:table-cell table:formula="of:=AVERAGE([.I33:.I38])" office:value-type="float" office:value="3061.04495833333" calcext:value-type="float">
            <text:p>3061.04495833333</text:p>
          </table:table-cell>
          <table:table-cell table:formula="of:=AVERAGE([.J33:.J38])" office:value-type="float" office:value="3158.78583333333" calcext:value-type="float">
            <text:p>3158.78583333333</text:p>
          </table:table-cell>
          <table:table-cell table:formula="of:=AVERAGE([.K33:.K38])" office:value-type="float" office:value="648.113663311928" calcext:value-type="float">
            <text:p>648.113663311928</text:p>
          </table:table-cell>
          <table:table-cell table:style-name="ce17"/>
        </table:table-row>
        <table:table-row table:style-name="ro1">
          <table:table-cell table:style-name="ce6" table:number-columns-repeated="12"/>
        </table:table-row>
        <table:table-row table:style-name="ro1">
          <table:table-cell table:style-name="ce2" office:value-type="string" calcext:value-type="string">
            <text:p>RMHC</text:p>
          </table:table-cell>
          <table:table-cell table:style-name="ce11" office:value-type="string" calcext:value-type="string" table:number-columns-spanned="5" table:number-rows-spanned="1">
            <text:p>Ejecución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Tiempo</text:p>
          </table:table-cell>
          <table:covered-table-cell table:number-columns-repeated="4" table:style-name="ce16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6" office:value-type="string" calcext:value-type="string">
            <text:p>Mejor</text:p>
          </table:table-cell>
          <table:table-cell table:style-name="ce16" office:value-type="string" calcext:value-type="string">
            <text:p>Peor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Mediana</text:p>
          </table:table-cell>
          <table:table-cell table:style-name="ce16"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RMHC.C23:$RMHC.C42])" office:value-type="float" office:value="12.04" calcext:value-type="float">
            <text:p>12.04</text:p>
          </table:table-cell>
          <table:table-cell table:formula="of:=MAX([$RMHC.C23:$RMHC.C42])" office:value-type="float" office:value="36.7" calcext:value-type="float">
            <text:p>36.7</text:p>
          </table:table-cell>
          <table:table-cell table:formula="of:=AVERAGE([$RMHC.C23:$RMHC.C42])" office:value-type="float" office:value="21.85" calcext:value-type="float">
            <text:p>21.85</text:p>
          </table:table-cell>
          <table:table-cell table:formula="of:=MEDIAN([$RMHC.C23:$RMHC.C42])" office:value-type="float" office:value="19.24" calcext:value-type="float">
            <text:p>19.24</text:p>
          </table:table-cell>
          <table:table-cell table:formula="of:=STDEVPA([$RMHC.C23:$RMHC.C42])" office:value-type="float" office:value="6.45714565423454" calcext:value-type="float">
            <text:p>6.45714565423454</text:p>
          </table:table-cell>
          <table:table-cell table:style-name="ce16" table:formula="of:=MIN([$RMHC.B23:$RMHC.B42])" office:value-type="float" office:value="3.39" calcext:value-type="float">
            <text:p>3.39</text:p>
          </table:table-cell>
          <table:table-cell table:style-name="ce16" table:formula="of:=MAX([$RMHC.B23:$RMHC.B42])" office:value-type="float" office:value="8.99" calcext:value-type="float">
            <text:p>8.99</text:p>
          </table:table-cell>
          <table:table-cell table:style-name="ce16" table:formula="of:=AVERAGE([$RMHC.B23:$RMHC.B42])" office:value-type="float" office:value="3.782" calcext:value-type="float">
            <text:p>3.782</text:p>
          </table:table-cell>
          <table:table-cell table:style-name="ce16" table:formula="of:=MEDIAN([$RMHC.B23:$RMHC.B42])" office:value-type="float" office:value="3.455" calcext:value-type="float">
            <text:p>3.455</text:p>
          </table:table-cell>
          <table:table-cell table:style-name="ce16" table:formula="of:=STDEVPA([$RMHC.B23:$RMHC.B42])" office:value-type="float" office:value="1.19987332664744" calcext:value-type="float">
            <text:p>1.19987332664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RMHC.C65:$RMHC.C84])" office:value-type="float" office:value="10.72" calcext:value-type="float">
            <text:p>10.72</text:p>
          </table:table-cell>
          <table:table-cell table:formula="of:=MAX([$RMHC.C65:$RMHC.C84])" office:value-type="float" office:value="45.02" calcext:value-type="float">
            <text:p>45.02</text:p>
          </table:table-cell>
          <table:table-cell table:formula="of:=AVERAGE([$RMHC.C65:$RMHC.C84])" office:value-type="float" office:value="27.5875" calcext:value-type="float">
            <text:p>27.5875</text:p>
          </table:table-cell>
          <table:table-cell table:formula="of:=MEDIAN([$RMHC.C65:$RMHC.C84])" office:value-type="float" office:value="27.585" calcext:value-type="float">
            <text:p>27.585</text:p>
          </table:table-cell>
          <table:table-cell table:formula="of:=STDEVPA([$RMHC.C65:$RMHC.C84])" office:value-type="float" office:value="7.86076069792231" calcext:value-type="float">
            <text:p>7.86076069792231</text:p>
          </table:table-cell>
          <table:table-cell table:style-name="ce16" table:formula="of:=MIN([$RMHC.B65:$RMHC.B84])" office:value-type="float" office:value="4.48" calcext:value-type="float">
            <text:p>4.48</text:p>
          </table:table-cell>
          <table:table-cell table:style-name="ce16" table:formula="of:=MAX([$RMHC.B65:$RMHC.B84])" office:value-type="float" office:value="411.38" calcext:value-type="float">
            <text:p>411.38</text:p>
          </table:table-cell>
          <table:table-cell table:style-name="ce16" table:formula="of:=AVERAGE([$RMHC.B65:$RMHC.B84])" office:value-type="float" office:value="26.879" calcext:value-type="float">
            <text:p>26.879</text:p>
          </table:table-cell>
          <table:table-cell table:style-name="ce16" table:formula="of:=MEDIAN([$RMHC.B65:$RMHC.B84])" office:value-type="float" office:value="4.68" calcext:value-type="float">
            <text:p>4.68</text:p>
          </table:table-cell>
          <table:table-cell table:style-name="ce16" table:formula="of:=STDEVPA([$RMHC.B65:$RMHC.B84])" office:value-type="float" office:value="88.2646197465326" calcext:value-type="float">
            <text:p>88.26461974653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RMHC.C107:$RMHC.C126])" office:value-type="float" office:value="16.16" calcext:value-type="float">
            <text:p>16.16</text:p>
          </table:table-cell>
          <table:table-cell table:formula="of:=MAX([$RMHC.C107:$RMHC.C126])" office:value-type="float" office:value="41.3" calcext:value-type="float">
            <text:p>41.3</text:p>
          </table:table-cell>
          <table:table-cell table:formula="of:=AVERAGE([$RMHC.C107:$RMHC.C126])" office:value-type="float" office:value="27.3875" calcext:value-type="float">
            <text:p>27.3875</text:p>
          </table:table-cell>
          <table:table-cell table:formula="of:=MEDIAN([$RMHC.C107:$RMHC.C126])" office:value-type="float" office:value="27.04" calcext:value-type="float">
            <text:p>27.04</text:p>
          </table:table-cell>
          <table:table-cell table:formula="of:=STDEVPA([$RMHC.C107:$RMHC.C126])" office:value-type="float" office:value="5.39128451762657" calcext:value-type="float">
            <text:p>5.39128451762657</text:p>
          </table:table-cell>
          <table:table-cell table:style-name="ce16" table:formula="of:=MIN([$RMHC.B107:$RMHC.B126])" office:value-type="float" office:value="8.57" calcext:value-type="float">
            <text:p>8.57</text:p>
          </table:table-cell>
          <table:table-cell table:style-name="ce16" table:formula="of:=MAX([$RMHC.B107:$RMHC.B126])" office:value-type="float" office:value="414.26" calcext:value-type="float">
            <text:p>414.26</text:p>
          </table:table-cell>
          <table:table-cell table:style-name="ce16" table:formula="of:=AVERAGE([$RMHC.B107:$RMHC.B126])" office:value-type="float" office:value="45.268" calcext:value-type="float">
            <text:p>45.268</text:p>
          </table:table-cell>
          <table:table-cell table:style-name="ce16" table:formula="of:=MEDIAN([$RMHC.B107:$RMHC.B126])" office:value-type="float" office:value="9.56" calcext:value-type="float">
            <text:p>9.56</text:p>
          </table:table-cell>
          <table:table-cell table:style-name="ce16" table:formula="of:=STDEVPA([$RMHC.B107:$RMHC.B126])" office:value-type="float" office:value="107.178502723261" calcext:value-type="float">
            <text:p>107.1785027232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RMHC.C149:$RMHC.C168])" office:value-type="float" office:value="17.67" calcext:value-type="float">
            <text:p>17.67</text:p>
          </table:table-cell>
          <table:table-cell table:formula="of:=MAX([$RMHC.C149:$RMHC.C168])" office:value-type="float" office:value="41.97" calcext:value-type="float">
            <text:p>41.97</text:p>
          </table:table-cell>
          <table:table-cell table:formula="of:=AVERAGE([$RMHC.C149:$RMHC.C168])" office:value-type="float" office:value="27.5475" calcext:value-type="float">
            <text:p>27.5475</text:p>
          </table:table-cell>
          <table:table-cell table:formula="of:=MEDIAN([$RMHC.C149:$RMHC.C168])" office:value-type="float" office:value="26.29" calcext:value-type="float">
            <text:p>26.29</text:p>
          </table:table-cell>
          <table:table-cell table:formula="of:=STDEVPA([$RMHC.C149:$RMHC.C168])" office:value-type="float" office:value="6.47863864943863" calcext:value-type="float">
            <text:p>6.47863864943863</text:p>
          </table:table-cell>
          <table:table-cell table:style-name="ce16" table:formula="of:=MIN([$RMHC.B149:$RMHC.B168])" office:value-type="float" office:value="2.28" calcext:value-type="float">
            <text:p>2.28</text:p>
          </table:table-cell>
          <table:table-cell table:style-name="ce16" table:formula="of:=MAX([$RMHC.B149:$RMHC.B168])" office:value-type="float" office:value="403.5" calcext:value-type="float">
            <text:p>403.5</text:p>
          </table:table-cell>
          <table:table-cell table:style-name="ce16" table:formula="of:=AVERAGE([$RMHC.B149:$RMHC.B168])" office:value-type="float" office:value="22.9675" calcext:value-type="float">
            <text:p>22.9675</text:p>
          </table:table-cell>
          <table:table-cell table:style-name="ce16" table:formula="of:=MEDIAN([$RMHC.B149:$RMHC.B168])" office:value-type="float" office:value="2.53" calcext:value-type="float">
            <text:p>2.53</text:p>
          </table:table-cell>
          <table:table-cell table:style-name="ce16" table:formula="of:=STDEVPA([$RMHC.B149:$RMHC.B168])" office:value-type="float" office:value="87.3041919884149" calcext:value-type="float">
            <text:p>87.30419198841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RMHC.C191:$RMHC.C210])" office:value-type="float" office:value="17.51" calcext:value-type="float">
            <text:p>17.51</text:p>
          </table:table-cell>
          <table:table-cell table:formula="of:=MAX([$RMHC.C191:$RMHC.C210])" office:value-type="float" office:value="35.6" calcext:value-type="float">
            <text:p>35.6</text:p>
          </table:table-cell>
          <table:table-cell table:formula="of:=AVERAGE([$RMHC.C191:$RMHC.C210])" office:value-type="float" office:value="25.7675" calcext:value-type="float">
            <text:p>25.7675</text:p>
          </table:table-cell>
          <table:table-cell table:formula="of:=MEDIAN([$RMHC.C191:$RMHC.C210])" office:value-type="float" office:value="25.84" calcext:value-type="float">
            <text:p>25.84</text:p>
          </table:table-cell>
          <table:table-cell table:formula="of:=STDEVPA([$RMHC.C191:$RMHC.C210])" office:value-type="float" office:value="5.41133520953932" calcext:value-type="float">
            <text:p>5.41133520953932</text:p>
          </table:table-cell>
          <table:table-cell table:style-name="ce16" table:formula="of:=MIN([$RMHC.B191:$RMHC.B210])" office:value-type="float" office:value="8.24" calcext:value-type="float">
            <text:p>8.24</text:p>
          </table:table-cell>
          <table:table-cell table:style-name="ce16" table:formula="of:=MAX([$RMHC.B191:$RMHC.B210])" office:value-type="float" office:value="324.08" calcext:value-type="float">
            <text:p>324.08</text:p>
          </table:table-cell>
          <table:table-cell table:style-name="ce16" table:formula="of:=AVERAGE([$RMHC.B191:$RMHC.B210])" office:value-type="float" office:value="43.381" calcext:value-type="float">
            <text:p>43.381</text:p>
          </table:table-cell>
          <table:table-cell table:style-name="ce16" table:formula="of:=MEDIAN([$RMHC.B191:$RMHC.B210])" office:value-type="float" office:value="9.72" calcext:value-type="float">
            <text:p>9.72</text:p>
          </table:table-cell>
          <table:table-cell table:style-name="ce16" table:formula="of:=STDEVPA([$RMHC.B191:$RMHC.B210])" office:value-type="float" office:value="92.1958982222094" calcext:value-type="float">
            <text:p>92.1958982222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RMHC.C233:$RMHC.C252])" office:value-type="float" office:value="12.64" calcext:value-type="float">
            <text:p>12.64</text:p>
          </table:table-cell>
          <table:table-cell table:formula="of:=MAX([$RMHC.C233:$RMHC.C252])" office:value-type="float" office:value="45.49" calcext:value-type="float">
            <text:p>45.49</text:p>
          </table:table-cell>
          <table:table-cell table:formula="of:=AVERAGE([$RMHC.C233:$RMHC.C252])" office:value-type="float" office:value="25.641" calcext:value-type="float">
            <text:p>25.641</text:p>
          </table:table-cell>
          <table:table-cell table:formula="of:=MEDIAN([$RMHC.C233:$RMHC.C252])" office:value-type="float" office:value="24.89" calcext:value-type="float">
            <text:p>24.89</text:p>
          </table:table-cell>
          <table:table-cell table:formula="of:=STDEVPA([$RMHC.C233:$RMHC.C252])" office:value-type="float" office:value="7.87338040488328" calcext:value-type="float">
            <text:p>7.87338040488328</text:p>
          </table:table-cell>
          <table:table-cell table:style-name="ce16" table:formula="of:=MIN([$RMHC.B233:$RMHC.B252])" office:value-type="float" office:value="3.98" calcext:value-type="float">
            <text:p>3.98</text:p>
          </table:table-cell>
          <table:table-cell table:style-name="ce16" table:formula="of:=MAX([$RMHC.B233:$RMHC.B252])" office:value-type="float" office:value="306.51" calcext:value-type="float">
            <text:p>306.51</text:p>
          </table:table-cell>
          <table:table-cell table:style-name="ce16" table:formula="of:=AVERAGE([$RMHC.B233:$RMHC.B252])" office:value-type="float" office:value="21.655" calcext:value-type="float">
            <text:p>21.655</text:p>
          </table:table-cell>
          <table:table-cell table:style-name="ce16" table:formula="of:=MEDIAN([$RMHC.B233:$RMHC.B252])" office:value-type="float" office:value="6.76" calcext:value-type="float">
            <text:p>6.76</text:p>
          </table:table-cell>
          <table:table-cell table:style-name="ce16" table:formula="of:=STDEVPA([$RMHC.B233:$RMHC.B252])" office:value-type="float" office:value="65.3816678052801" calcext:value-type="float">
            <text:p>65.38166780528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43:.B48])" office:value-type="float" office:value="14.4566666666667" calcext:value-type="float">
            <text:p>14.4566666666667</text:p>
          </table:table-cell>
          <table:table-cell table:formula="of:=AVERAGE([.C43:.C48])" office:value-type="float" office:value="41.0133333333333" calcext:value-type="float">
            <text:p>41.0133333333333</text:p>
          </table:table-cell>
          <table:table-cell table:formula="of:=AVERAGE([.D43:.D48])" office:value-type="float" office:value="25.9635" calcext:value-type="float">
            <text:p>25.9635</text:p>
          </table:table-cell>
          <table:table-cell table:formula="of:=AVERAGE([.E43:.E48])" office:value-type="float" office:value="25.1475" calcext:value-type="float">
            <text:p>25.1475</text:p>
          </table:table-cell>
          <table:table-cell table:formula="of:=AVERAGE([.F43:.F48])" office:value-type="float" office:value="6.57875752227411" calcext:value-type="float">
            <text:p>6.57875752227411</text:p>
          </table:table-cell>
          <table:table-cell table:style-name="ce16" table:formula="of:=AVERAGE([.G43:.G48])" office:value-type="float" office:value="5.15666666666667" calcext:value-type="float">
            <text:p>5.15666666666667</text:p>
          </table:table-cell>
          <table:table-cell table:style-name="ce16" table:formula="of:=AVERAGE([.H43:.H48])" office:value-type="float" office:value="311.453333333333" calcext:value-type="float">
            <text:p>311.453333333333</text:p>
          </table:table-cell>
          <table:table-cell table:style-name="ce16" table:formula="of:=AVERAGE([.I43:.I48])" office:value-type="float" office:value="27.3220833333333" calcext:value-type="float">
            <text:p>27.3220833333333</text:p>
          </table:table-cell>
          <table:table-cell table:style-name="ce16" table:formula="of:=AVERAGE([.J43:.J48])" office:value-type="float" office:value="6.1175" calcext:value-type="float">
            <text:p>6.1175</text:p>
          </table:table-cell>
          <table:table-cell table:style-name="ce16" table:formula="of:=AVERAGE([.K43:.K48])" office:value-type="float" office:value="73.5874589687242" calcext:value-type="float">
            <text:p>73.5874589687242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11" office:value-type="string" calcext:value-type="string" table:number-columns-spanned="5" table:number-rows-spanned="1">
            <text:p>Ejecución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Tiempo</text:p>
          </table:table-cell>
          <table:covered-table-cell table:number-columns-repeated="4" table:style-name="ce16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6" office:value-type="string" calcext:value-type="string">
            <text:p>Mejor</text:p>
          </table:table-cell>
          <table:table-cell table:style-name="ce16" office:value-type="string" calcext:value-type="string">
            <text:p>Peor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Mediana</text:p>
          </table:table-cell>
          <table:table-cell table:style-name="ce16"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SA.D23:$SA.D42])" office:value-type="float" office:value="14.81" calcext:value-type="float">
            <text:p>14.81</text:p>
          </table:table-cell>
          <table:table-cell table:formula="of:=MAX([$SA.D23:$SA.D42])" office:value-type="float" office:value="42.17" calcext:value-type="float">
            <text:p>42.17</text:p>
          </table:table-cell>
          <table:table-cell table:formula="of:=AVERAGE([$SA.D23:$SA.D42])" office:value-type="float" office:value="32.1275" calcext:value-type="float">
            <text:p>32.1275</text:p>
          </table:table-cell>
          <table:table-cell table:formula="of:=MEDIAN([$SA.D23:$SA.D42])" office:value-type="float" office:value="32.625" calcext:value-type="float">
            <text:p>32.625</text:p>
          </table:table-cell>
          <table:table-cell table:formula="of:=STDEVPA([$SA.D23:$SA.D42])" office:value-type="float" office:value="6.7679597184085" calcext:value-type="float">
            <text:p>6.7679597184085</text:p>
          </table:table-cell>
          <table:table-cell table:style-name="ce16" table:formula="of:=MIN([$SA.B23:$SA.B42])" office:value-type="float" office:value="1.99" calcext:value-type="float">
            <text:p>1.99</text:p>
          </table:table-cell>
          <table:table-cell table:style-name="ce16" table:formula="of:=MAX([$SA.B23:$SA.B42])" office:value-type="float" office:value="2.75" calcext:value-type="float">
            <text:p>2.75</text:p>
          </table:table-cell>
          <table:table-cell table:style-name="ce16" table:formula="of:=AVERAGE([$SA.B23:$SA.B42])" office:value-type="float" office:value="2.214" calcext:value-type="float">
            <text:p>2.214</text:p>
          </table:table-cell>
          <table:table-cell table:style-name="ce16" table:formula="of:=MEDIAN([$SA.B23:$SA.B42])" office:value-type="float" office:value="2.145" calcext:value-type="float">
            <text:p>2.145</text:p>
          </table:table-cell>
          <table:table-cell table:style-name="ce16" table:formula="of:=STDEVPA([$SA.B23:$SA.B42])" office:value-type="float" office:value="0.219440196864658" calcext:value-type="float">
            <text:p>0.2194401968646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SA.D65:$SA.D84])" office:value-type="float" office:value="12.7" calcext:value-type="float">
            <text:p>12.7</text:p>
          </table:table-cell>
          <table:table-cell table:formula="of:=MAX([$SA.D65:$SA.D84])" office:value-type="float" office:value="37.47" calcext:value-type="float">
            <text:p>37.47</text:p>
          </table:table-cell>
          <table:table-cell table:formula="of:=AVERAGE([$SA.D65:$SA.D84])" office:value-type="float" office:value="26.9915" calcext:value-type="float">
            <text:p>26.9915</text:p>
          </table:table-cell>
          <table:table-cell table:formula="of:=MEDIAN([$SA.D65:$SA.D84])" office:value-type="float" office:value="28.665" calcext:value-type="float">
            <text:p>28.665</text:p>
          </table:table-cell>
          <table:table-cell table:formula="of:=STDEVPA([$SA.D65:$SA.D84])" office:value-type="float" office:value="6.29985339115126" calcext:value-type="float">
            <text:p>6.29985339115126</text:p>
          </table:table-cell>
          <table:table-cell table:style-name="ce16" table:formula="of:=MIN([$SA.B65:$SA.B84])" office:value-type="float" office:value="2.81" calcext:value-type="float">
            <text:p>2.81</text:p>
          </table:table-cell>
          <table:table-cell table:style-name="ce16" table:formula="of:=MAX([$SA.B65:$SA.B84])" office:value-type="float" office:value="3.31" calcext:value-type="float">
            <text:p>3.31</text:p>
          </table:table-cell>
          <table:table-cell table:style-name="ce16" table:formula="of:=AVERAGE([$SA.B65:$SA.B84])" office:value-type="float" office:value="3.0055" calcext:value-type="float">
            <text:p>3.0055</text:p>
          </table:table-cell>
          <table:table-cell table:style-name="ce16" table:formula="of:=MEDIAN([$SA.B65:$SA.B84])" office:value-type="float" office:value="2.985" calcext:value-type="float">
            <text:p>2.985</text:p>
          </table:table-cell>
          <table:table-cell table:style-name="ce16" table:formula="of:=STDEVPA([$SA.B65:$SA.B84])" office:value-type="float" office:value="0.153442986154467" calcext:value-type="float">
            <text:p>0.1534429861544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SA.D107:$SA.D126])" office:value-type="float" office:value="9.52" calcext:value-type="float">
            <text:p>9.52</text:p>
          </table:table-cell>
          <table:table-cell table:formula="of:=MAX([$SA.D107:$SA.D126])" office:value-type="float" office:value="18.26" calcext:value-type="float">
            <text:p>18.26</text:p>
          </table:table-cell>
          <table:table-cell table:formula="of:=AVERAGE([$SA.D107:$SA.D126])" office:value-type="float" office:value="13.5155" calcext:value-type="float">
            <text:p>13.5155</text:p>
          </table:table-cell>
          <table:table-cell table:formula="of:=MEDIAN([$SA.D107:$SA.D126])" office:value-type="float" office:value="13.335" calcext:value-type="float">
            <text:p>13.335</text:p>
          </table:table-cell>
          <table:table-cell table:formula="of:=STDEVPA([$SA.D107:$SA.D126])" office:value-type="float" office:value="2.56858029853069" calcext:value-type="float">
            <text:p>2.56858029853069</text:p>
          </table:table-cell>
          <table:table-cell table:style-name="ce16" table:formula="of:=MIN([$SA.B107:$SA.B126])" office:value-type="float" office:value="12.58" calcext:value-type="float">
            <text:p>12.58</text:p>
          </table:table-cell>
          <table:table-cell table:style-name="ce16" table:formula="of:=MAX([$SA.B107:$SA.B126])" office:value-type="float" office:value="431.2" calcext:value-type="float">
            <text:p>431.2</text:p>
          </table:table-cell>
          <table:table-cell table:style-name="ce16" table:formula="of:=AVERAGE([$SA.B107:$SA.B126])" office:value-type="float" office:value="117.625" calcext:value-type="float">
            <text:p>117.625</text:p>
          </table:table-cell>
          <table:table-cell table:style-name="ce16" table:formula="of:=MEDIAN([$SA.B107:$SA.B126])" office:value-type="float" office:value="27.655" calcext:value-type="float">
            <text:p>27.655</text:p>
          </table:table-cell>
          <table:table-cell table:style-name="ce16" table:formula="of:=STDEVPA([$SA.B107:$SA.B126])" office:value-type="float" office:value="167.427644118288" calcext:value-type="float">
            <text:p>167.427644118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SA.D149:$SA.D168])" office:value-type="float" office:value="3.18" calcext:value-type="float">
            <text:p>3.18</text:p>
          </table:table-cell>
          <table:table-cell table:formula="of:=MAX([$SA.D149:$SA.D168])" office:value-type="float" office:value="12.33" calcext:value-type="float">
            <text:p>12.33</text:p>
          </table:table-cell>
          <table:table-cell table:formula="of:=AVERAGE([$SA.D149:$SA.D168])" office:value-type="float" office:value="8.0485" calcext:value-type="float">
            <text:p>8.0485</text:p>
          </table:table-cell>
          <table:table-cell table:formula="of:=MEDIAN([$SA.D149:$SA.D168])" office:value-type="float" office:value="8.06" calcext:value-type="float">
            <text:p>8.06</text:p>
          </table:table-cell>
          <table:table-cell table:formula="of:=STDEVPA([$SA.D149:$SA.D168])" office:value-type="float" office:value="2.11678594808261" calcext:value-type="float">
            <text:p>2.11678594808261</text:p>
          </table:table-cell>
          <table:table-cell table:style-name="ce16" table:formula="of:=MIN([$SA.B149:$SA.B168])" office:value-type="float" office:value="7.51" calcext:value-type="float">
            <text:p>7.51</text:p>
          </table:table-cell>
          <table:table-cell table:style-name="ce16" table:formula="of:=MAX([$SA.B149:$SA.B168])" office:value-type="float" office:value="309.81" calcext:value-type="float">
            <text:p>309.81</text:p>
          </table:table-cell>
          <table:table-cell table:style-name="ce16" table:formula="of:=AVERAGE([$SA.B149:$SA.B168])" office:value-type="float" office:value="29.4995" calcext:value-type="float">
            <text:p>29.4995</text:p>
          </table:table-cell>
          <table:table-cell table:style-name="ce16" table:formula="of:=MEDIAN([$SA.B149:$SA.B168])" office:value-type="float" office:value="8.945" calcext:value-type="float">
            <text:p>8.945</text:p>
          </table:table-cell>
          <table:table-cell table:style-name="ce16" table:formula="of:=STDEVPA([$SA.B149:$SA.B168])" office:value-type="float" office:value="68.3627414952765" calcext:value-type="float">
            <text:p>68.36274149527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SA.D191:$SA.D210])" office:value-type="float" office:value="19.88" calcext:value-type="float">
            <text:p>19.88</text:p>
          </table:table-cell>
          <table:table-cell table:formula="of:=MAX([$SA.D191:$SA.D210])" office:value-type="float" office:value="45.39" calcext:value-type="float">
            <text:p>45.39</text:p>
          </table:table-cell>
          <table:table-cell table:formula="of:=AVERAGE([$SA.D191:$SA.D210])" office:value-type="float" office:value="28.7705" calcext:value-type="float">
            <text:p>28.7705</text:p>
          </table:table-cell>
          <table:table-cell table:formula="of:=MEDIAN([$SA.D191:$SA.D210])" office:value-type="float" office:value="28.62" calcext:value-type="float">
            <text:p>28.62</text:p>
          </table:table-cell>
          <table:table-cell table:formula="of:=STDEVPA([$SA.D191:$SA.D210])" office:value-type="float" office:value="7.23181337909103" calcext:value-type="float">
            <text:p>7.23181337909103</text:p>
          </table:table-cell>
          <table:table-cell table:style-name="ce16" table:formula="of:=MIN([$SA.B191:$SA.B210])" office:value-type="float" office:value="4.46" calcext:value-type="float">
            <text:p>4.46</text:p>
          </table:table-cell>
          <table:table-cell table:style-name="ce16" table:formula="of:=MAX([$SA.B191:$SA.B210])" office:value-type="float" office:value="108.65" calcext:value-type="float">
            <text:p>108.65</text:p>
          </table:table-cell>
          <table:table-cell table:style-name="ce16" table:formula="of:=AVERAGE([$SA.B191:$SA.B210])" office:value-type="float" office:value="18.0905" calcext:value-type="float">
            <text:p>18.0905</text:p>
          </table:table-cell>
          <table:table-cell table:style-name="ce16" table:formula="of:=MEDIAN([$SA.B191:$SA.B210])" office:value-type="float" office:value="8.1" calcext:value-type="float">
            <text:p>8.1</text:p>
          </table:table-cell>
          <table:table-cell table:style-name="ce16" table:formula="of:=STDEVPA([$SA.B191:$SA.B210])" office:value-type="float" office:value="30.1507062064888" calcext:value-type="float">
            <text:p>30.15070620648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SA.D233:$SA.D252])" office:value-type="float" office:value="13.13" calcext:value-type="float">
            <text:p>13.13</text:p>
          </table:table-cell>
          <table:table-cell table:formula="of:=MAX([$SA.D233:$SA.D252])" office:value-type="float" office:value="38.63" calcext:value-type="float">
            <text:p>38.63</text:p>
          </table:table-cell>
          <table:table-cell table:formula="of:=AVERAGE([$SA.D233:$SA.D252])" office:value-type="float" office:value="25.804" calcext:value-type="float">
            <text:p>25.804</text:p>
          </table:table-cell>
          <table:table-cell table:formula="of:=MEDIAN([$SA.D233:$SA.D252])" office:value-type="float" office:value="25.69" calcext:value-type="float">
            <text:p>25.69</text:p>
          </table:table-cell>
          <table:table-cell table:formula="of:=STDEVPA([$SA.D233:$SA.D252])" office:value-type="float" office:value="5.81604195308115" calcext:value-type="float">
            <text:p>5.81604195308115</text:p>
          </table:table-cell>
          <table:table-cell table:style-name="ce16" table:formula="of:=MIN([$SA.B233:$SA.B252])" office:value-type="float" office:value="2.28" calcext:value-type="float">
            <text:p>2.28</text:p>
          </table:table-cell>
          <table:table-cell table:style-name="ce16" table:formula="of:=MAX([$SA.B233:$SA.B252])" office:value-type="float" office:value="153.65" calcext:value-type="float">
            <text:p>153.65</text:p>
          </table:table-cell>
          <table:table-cell table:style-name="ce16" table:formula="of:=AVERAGE([$SA.B233:$SA.B252])" office:value-type="float" office:value="10.703" calcext:value-type="float">
            <text:p>10.703</text:p>
          </table:table-cell>
          <table:table-cell table:style-name="ce16" table:formula="of:=MEDIAN([$SA.B233:$SA.B252])" office:value-type="float" office:value="2.66" calcext:value-type="float">
            <text:p>2.66</text:p>
          </table:table-cell>
          <table:table-cell table:style-name="ce16" table:formula="of:=STDEVPA([$SA.B233:$SA.B252])" office:value-type="float" office:value="32.8083107001869" calcext:value-type="float">
            <text:p>32.80831070018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53:.B58])" office:value-type="float" office:value="12.2033333333333" calcext:value-type="float">
            <text:p>12.2033333333333</text:p>
          </table:table-cell>
          <table:table-cell table:formula="of:=AVERAGE([.C53:.C58])" office:value-type="float" office:value="32.375" calcext:value-type="float">
            <text:p>32.375</text:p>
          </table:table-cell>
          <table:table-cell table:formula="of:=AVERAGE([.D53:.D58])" office:value-type="float" office:value="22.5429166666667" calcext:value-type="float">
            <text:p>22.5429166666667</text:p>
          </table:table-cell>
          <table:table-cell table:formula="of:=AVERAGE([.E53:.E58])" office:value-type="float" office:value="22.8325" calcext:value-type="float">
            <text:p>22.8325</text:p>
          </table:table-cell>
          <table:table-cell table:formula="of:=AVERAGE([.F53:.F58])" office:value-type="float" office:value="5.13350578139087" calcext:value-type="float">
            <text:p>5.13350578139087</text:p>
          </table:table-cell>
          <table:table-cell table:style-name="ce16" table:formula="of:=AVERAGE([.G53:.G58])" office:value-type="float" office:value="5.27166666666667" calcext:value-type="float">
            <text:p>5.27166666666667</text:p>
          </table:table-cell>
          <table:table-cell table:style-name="ce16" table:formula="of:=AVERAGE([.H53:.H58])" office:value-type="float" office:value="168.228333333333" calcext:value-type="float">
            <text:p>168.228333333333</text:p>
          </table:table-cell>
          <table:table-cell table:style-name="ce16" table:formula="of:=AVERAGE([.I53:.I58])" office:value-type="float" office:value="30.1895833333333" calcext:value-type="float">
            <text:p>30.1895833333333</text:p>
          </table:table-cell>
          <table:table-cell table:style-name="ce16" table:formula="of:=AVERAGE([.J53:.J58])" office:value-type="float" office:value="8.74833333333333" calcext:value-type="float">
            <text:p>8.74833333333333</text:p>
          </table:table-cell>
          <table:table-cell table:style-name="ce16" table:formula="of:=AVERAGE([.K53:.K58])" office:value-type="float" office:value="49.8537142838765" calcext:value-type="float">
            <text:p>49.8537142838765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GA_St</text:p>
          </table:table-cell>
          <table:table-cell table:style-name="ce11" office:value-type="string" calcext:value-type="string" table:number-columns-spanned="5" table:number-rows-spanned="1">
            <text:p>Ejecución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Tiempo</text:p>
          </table:table-cell>
          <table:covered-table-cell table:number-columns-repeated="4" table:style-name="ce16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6" office:value-type="string" calcext:value-type="string">
            <text:p>Mejor</text:p>
          </table:table-cell>
          <table:table-cell table:style-name="ce16" office:value-type="string" calcext:value-type="string">
            <text:p>Peor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Mediana</text:p>
          </table:table-cell>
          <table:table-cell table:style-name="ce16"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GA_Stacionary.C23:$GA_Stacionary.C42])" office:value-type="float" office:value="0.87" calcext:value-type="float">
            <text:p>0.87</text:p>
          </table:table-cell>
          <table:table-cell table:formula="of:=MAX([$GA_Stacionary.C23:$GA_Stacionary.C42])" office:value-type="float" office:value="3.03" calcext:value-type="float">
            <text:p>3.03</text:p>
          </table:table-cell>
          <table:table-cell table:formula="of:=AVERAGE([$GA_Stacionary.C23:$GA_Stacionary.C42])" office:value-type="float" office:value="1.757" calcext:value-type="float">
            <text:p>1.757</text:p>
          </table:table-cell>
          <table:table-cell table:formula="of:=MEDIAN([$GA_Stacionary.C23:$GA_Stacionary.C42])" office:value-type="float" office:value="1.685" calcext:value-type="float">
            <text:p>1.685</text:p>
          </table:table-cell>
          <table:table-cell table:formula="of:=STDEVPA([$GA_Stacionary.C23:$GA_Stacionary.C42])" office:value-type="float" office:value="0.533667499478842" calcext:value-type="float">
            <text:p>0.533667499478842</text:p>
          </table:table-cell>
          <table:table-cell table:style-name="ce16" table:formula="of:=MIN([$GA_Stacionary.B23:$GA_Stacionary.B42])" office:value-type="float" office:value="100.35" calcext:value-type="float">
            <text:p>100.35</text:p>
          </table:table-cell>
          <table:table-cell table:style-name="ce16" table:formula="of:=MAX([$GA_Stacionary.B23:$GA_Stacionary.B42])" office:value-type="float" office:value="597.9" calcext:value-type="float">
            <text:p>597.9</text:p>
          </table:table-cell>
          <table:table-cell table:style-name="ce16" table:formula="of:=AVERAGE([$GA_Stacionary.B23:$GA_Stacionary.B42])" office:value-type="float" office:value="337.718" calcext:value-type="float">
            <text:p>337.718</text:p>
          </table:table-cell>
          <table:table-cell table:style-name="ce16" table:formula="of:=MEDIAN([$GA_Stacionary.B23:$GA_Stacionary.B42])" office:value-type="float" office:value="353.21" calcext:value-type="float">
            <text:p>353.21</text:p>
          </table:table-cell>
          <table:table-cell table:style-name="ce16" table:formula="of:=STDEVPA([$GA_Stacionary.B23:$GA_Stacionary.B42])" office:value-type="float" office:value="122.778294726715" calcext:value-type="float">
            <text:p>122.778294726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GA_Stacionary.C65:$GA_Stacionary.C84])" office:value-type="float" office:value="16.33" calcext:value-type="float">
            <text:p>16.33</text:p>
          </table:table-cell>
          <table:table-cell table:formula="of:=MAX([$GA_Stacionary.C65:$GA_Stacionary.C84])" office:value-type="float" office:value="113.42" calcext:value-type="float">
            <text:p>113.42</text:p>
          </table:table-cell>
          <table:table-cell table:formula="of:=AVERAGE([$GA_Stacionary.C65:$GA_Stacionary.C84])" office:value-type="float" office:value="39.977" calcext:value-type="float">
            <text:p>39.977</text:p>
          </table:table-cell>
          <table:table-cell table:formula="of:=MEDIAN([$GA_Stacionary.C65:$GA_Stacionary.C84])" office:value-type="float" office:value="32.36" calcext:value-type="float">
            <text:p>32.36</text:p>
          </table:table-cell>
          <table:table-cell table:formula="of:=STDEVPA([$GA_Stacionary.C65:$GA_Stacionary.C84])" office:value-type="float" office:value="23.9868063943494" calcext:value-type="float">
            <text:p>23.9868063943494</text:p>
          </table:table-cell>
          <table:table-cell table:style-name="ce16" table:formula="of:=MIN([$GA_Stacionary.B65:$GA_Stacionary.B84])" office:value-type="float" office:value="141.48" calcext:value-type="float">
            <text:p>141.48</text:p>
          </table:table-cell>
          <table:table-cell table:style-name="ce16" table:formula="of:=MAX([$GA_Stacionary.B65:$GA_Stacionary.B84])" office:value-type="float" office:value="497.97" calcext:value-type="float">
            <text:p>497.97</text:p>
          </table:table-cell>
          <table:table-cell table:style-name="ce16" table:formula="of:=AVERAGE([$GA_Stacionary.B65:$GA_Stacionary.B84])" office:value-type="float" office:value="304.5935" calcext:value-type="float">
            <text:p>304.5935</text:p>
          </table:table-cell>
          <table:table-cell table:style-name="ce16" table:formula="of:=MEDIAN([$GA_Stacionary.B65:$GA_Stacionary.B84])" office:value-type="float" office:value="299.33" calcext:value-type="float">
            <text:p>299.33</text:p>
          </table:table-cell>
          <table:table-cell table:style-name="ce16" table:formula="of:=STDEVPA([$GA_Stacionary.B65:$GA_Stacionary.B84])" office:value-type="float" office:value="90.7564693162421" calcext:value-type="float">
            <text:p>90.75646931624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GA_Stacionary.C107:$GA_Stacionary.C126])" office:value-type="float" office:value="28.18" calcext:value-type="float">
            <text:p>28.18</text:p>
          </table:table-cell>
          <table:table-cell table:formula="of:=MAX([$GA_Stacionary.C107:$GA_Stacionary.C126])" office:value-type="float" office:value="142.09" calcext:value-type="float">
            <text:p>142.09</text:p>
          </table:table-cell>
          <table:table-cell table:formula="of:=AVERAGE([$GA_Stacionary.C107:$GA_Stacionary.C126])" office:value-type="float" office:value="57.7115" calcext:value-type="float">
            <text:p>57.7115</text:p>
          </table:table-cell>
          <table:table-cell table:formula="of:=MEDIAN([$GA_Stacionary.C107:$GA_Stacionary.C126])" office:value-type="float" office:value="45.325" calcext:value-type="float">
            <text:p>45.325</text:p>
          </table:table-cell>
          <table:table-cell table:formula="of:=STDEVPA([$GA_Stacionary.C107:$GA_Stacionary.C126])" office:value-type="float" office:value="27.8196842676189" calcext:value-type="float">
            <text:p>27.8196842676189</text:p>
          </table:table-cell>
          <table:table-cell table:style-name="ce16" table:formula="of:=MIN([$GA_Stacionary.B107:$GA_Stacionary.B126])" office:value-type="float" office:value="126.59" calcext:value-type="float">
            <text:p>126.59</text:p>
          </table:table-cell>
          <table:table-cell table:style-name="ce16" table:formula="of:=MAX([$GA_Stacionary.B107:$GA_Stacionary.B126])" office:value-type="float" office:value="602.22" calcext:value-type="float">
            <text:p>602.22</text:p>
          </table:table-cell>
          <table:table-cell table:style-name="ce16" table:formula="of:=AVERAGE([$GA_Stacionary.B107:$GA_Stacionary.B126])" office:value-type="float" office:value="329.2735" calcext:value-type="float">
            <text:p>329.2735</text:p>
          </table:table-cell>
          <table:table-cell table:style-name="ce16" table:formula="of:=MEDIAN([$GA_Stacionary.B107:$GA_Stacionary.B126])" office:value-type="float" office:value="327.495" calcext:value-type="float">
            <text:p>327.495</text:p>
          </table:table-cell>
          <table:table-cell table:style-name="ce16" table:formula="of:=STDEVPA([$GA_Stacionary.B107:$GA_Stacionary.B126])" office:value-type="float" office:value="111.48705356565" calcext:value-type="float">
            <text:p>111.487053565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GA_Stacionary.C149:$GA_Stacionary.C168])" office:value-type="float" office:value="0.5" calcext:value-type="float">
            <text:p>0.5</text:p>
          </table:table-cell>
          <table:table-cell table:formula="of:=MAX([$GA_Stacionary.C149:$GA_Stacionary.C168])" office:value-type="float" office:value="20030.2" calcext:value-type="float">
            <text:p>20030.2</text:p>
          </table:table-cell>
          <table:table-cell table:formula="of:=AVERAGE([$GA_Stacionary.C149:$GA_Stacionary.C168])" office:value-type="float" office:value="2390.887" calcext:value-type="float">
            <text:p>2390.887</text:p>
          </table:table-cell>
          <table:table-cell table:formula="of:=MEDIAN([$GA_Stacionary.C149:$GA_Stacionary.C168])" office:value-type="float" office:value="33.245" calcext:value-type="float">
            <text:p>33.245</text:p>
          </table:table-cell>
          <table:table-cell table:formula="of:=STDEVPA([$GA_Stacionary.C149:$GA_Stacionary.C168])" office:value-type="float" office:value="4899.82031608721" calcext:value-type="float">
            <text:p>4899.82031608721</text:p>
          </table:table-cell>
          <table:table-cell table:style-name="ce16" table:formula="of:=MIN([$GA_Stacionary.B149:$GA_Stacionary.B168])" office:value-type="float" office:value="89.58" calcext:value-type="float">
            <text:p>89.58</text:p>
          </table:table-cell>
          <table:table-cell table:style-name="ce16" table:formula="of:=MAX([$GA_Stacionary.B149:$GA_Stacionary.B168])" office:value-type="float" office:value="601.74" calcext:value-type="float">
            <text:p>601.74</text:p>
          </table:table-cell>
          <table:table-cell table:style-name="ce16" table:formula="of:=AVERAGE([$GA_Stacionary.B149:$GA_Stacionary.B168])" office:value-type="float" office:value="260.3735" calcext:value-type="float">
            <text:p>260.3735</text:p>
          </table:table-cell>
          <table:table-cell table:style-name="ce16" table:formula="of:=MEDIAN([$GA_Stacionary.B149:$GA_Stacionary.B168])" office:value-type="float" office:value="243.355" calcext:value-type="float">
            <text:p>243.355</text:p>
          </table:table-cell>
          <table:table-cell table:style-name="ce16" table:formula="of:=STDEVPA([$GA_Stacionary.B149:$GA_Stacionary.B168])" office:value-type="float" office:value="116.810936828492" calcext:value-type="float">
            <text:p>116.810936828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GA_Stacionary.C191:$GA_Stacionary.C210])" office:value-type="float" office:value="1.35" calcext:value-type="float">
            <text:p>1.35</text:p>
          </table:table-cell>
          <table:table-cell table:formula="of:=MAX([$GA_Stacionary.C191:$GA_Stacionary.C210])" office:value-type="float" office:value="3.31" calcext:value-type="float">
            <text:p>3.31</text:p>
          </table:table-cell>
          <table:table-cell table:formula="of:=AVERAGE([$GA_Stacionary.C191:$GA_Stacionary.C210])" office:value-type="float" office:value="2.381" calcext:value-type="float">
            <text:p>2.381</text:p>
          </table:table-cell>
          <table:table-cell table:formula="of:=MEDIAN([$GA_Stacionary.C191:$GA_Stacionary.C210])" office:value-type="float" office:value="2.33" calcext:value-type="float">
            <text:p>2.33</text:p>
          </table:table-cell>
          <table:table-cell table:formula="of:=STDEVPA([$GA_Stacionary.C191:$GA_Stacionary.C210])" office:value-type="float" office:value="0.431276013708159" calcext:value-type="float">
            <text:p>0.431276013708159</text:p>
          </table:table-cell>
          <table:table-cell table:style-name="ce16" table:formula="of:=MIN([$GA_Stacionary.B191:$GA_Stacionary.B210])" office:value-type="float" office:value="104.18" calcext:value-type="float">
            <text:p>104.18</text:p>
          </table:table-cell>
          <table:table-cell table:style-name="ce16" table:formula="of:=MAX([$GA_Stacionary.B191:$GA_Stacionary.B210])" office:value-type="float" office:value="568.28" calcext:value-type="float">
            <text:p>568.28</text:p>
          </table:table-cell>
          <table:table-cell table:style-name="ce16" table:formula="of:=AVERAGE([$GA_Stacionary.B191:$GA_Stacionary.B210])" office:value-type="float" office:value="330.7815" calcext:value-type="float">
            <text:p>330.7815</text:p>
          </table:table-cell>
          <table:table-cell table:style-name="ce16" table:formula="of:=MEDIAN([$GA_Stacionary.B191:$GA_Stacionary.B210])" office:value-type="float" office:value="352.095" calcext:value-type="float">
            <text:p>352.095</text:p>
          </table:table-cell>
          <table:table-cell table:style-name="ce16" table:formula="of:=STDEVPA([$GA_Stacionary.B191:$GA_Stacionary.B210])" office:value-type="float" office:value="142.980935102376" calcext:value-type="float">
            <text:p>142.980935102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GA_Stacionary.C233:$GA_Stacionary.C252])" office:value-type="float" office:value="4.65" calcext:value-type="float">
            <text:p>4.65</text:p>
          </table:table-cell>
          <table:table-cell table:formula="of:=MAX([$GA_Stacionary.C233:$GA_Stacionary.C252])" office:value-type="float" office:value="68.84" calcext:value-type="float">
            <text:p>68.84</text:p>
          </table:table-cell>
          <table:table-cell table:formula="of:=AVERAGE([$GA_Stacionary.C233:$GA_Stacionary.C252])" office:value-type="float" office:value="25.434" calcext:value-type="float">
            <text:p>25.434</text:p>
          </table:table-cell>
          <table:table-cell table:formula="of:=MEDIAN([$GA_Stacionary.C233:$GA_Stacionary.C252])" office:value-type="float" office:value="23.91" calcext:value-type="float">
            <text:p>23.91</text:p>
          </table:table-cell>
          <table:table-cell table:formula="of:=STDEVPA([$GA_Stacionary.C233:$GA_Stacionary.C252])" office:value-type="float" office:value="16.2359180214733" calcext:value-type="float">
            <text:p>16.2359180214733</text:p>
          </table:table-cell>
          <table:table-cell table:style-name="ce16" table:formula="of:=MIN([$GA_Stacionary.B233:$GA_Stacionary.B252])" office:value-type="float" office:value="72.4" calcext:value-type="float">
            <text:p>72.4</text:p>
          </table:table-cell>
          <table:table-cell table:style-name="ce16" table:formula="of:=MAX([$GA_Stacionary.B233:$GA_Stacionary.B252])" office:value-type="float" office:value="424.33" calcext:value-type="float">
            <text:p>424.33</text:p>
          </table:table-cell>
          <table:table-cell table:style-name="ce16" table:formula="of:=AVERAGE([$GA_Stacionary.B233:$GA_Stacionary.B252])" office:value-type="float" office:value="178.7115" calcext:value-type="float">
            <text:p>178.7115</text:p>
          </table:table-cell>
          <table:table-cell table:style-name="ce16" table:formula="of:=MEDIAN([$GA_Stacionary.B233:$GA_Stacionary.B252])" office:value-type="float" office:value="128.685" calcext:value-type="float">
            <text:p>128.685</text:p>
          </table:table-cell>
          <table:table-cell table:style-name="ce16" table:formula="of:=STDEVPA([$GA_Stacionary.B233:$GA_Stacionary.B252])" office:value-type="float" office:value="106.088199356715" calcext:value-type="float">
            <text:p>106.088199356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63:.B68])" office:value-type="float" office:value="8.64666666666667" calcext:value-type="float">
            <text:p>8.64666666666667</text:p>
          </table:table-cell>
          <table:table-cell table:formula="of:=AVERAGE([.C63:.C68])" office:value-type="float" office:value="3393.48166666667" calcext:value-type="float">
            <text:p>3393.48166666667</text:p>
          </table:table-cell>
          <table:table-cell table:formula="of:=AVERAGE([.D63:.D68])" office:value-type="float" office:value="419.69125" calcext:value-type="float">
            <text:p>419.69125</text:p>
          </table:table-cell>
          <table:table-cell table:formula="of:=AVERAGE([.E63:.E68])" office:value-type="float" office:value="23.1425" calcext:value-type="float">
            <text:p>23.1425</text:p>
          </table:table-cell>
          <table:table-cell table:formula="of:=AVERAGE([.F63:.F68])" office:value-type="float" office:value="828.137944713974" calcext:value-type="float">
            <text:p>828.137944713974</text:p>
          </table:table-cell>
          <table:table-cell table:style-name="ce16" table:formula="of:=AVERAGE([.G63:.G68])" office:value-type="float" office:value="105.763333333333" calcext:value-type="float">
            <text:p>105.763333333333</text:p>
          </table:table-cell>
          <table:table-cell table:style-name="ce16" table:formula="of:=AVERAGE([.H63:.H68])" office:value-type="float" office:value="548.74" calcext:value-type="float">
            <text:p>548.74</text:p>
          </table:table-cell>
          <table:table-cell table:style-name="ce16" table:formula="of:=AVERAGE([.I63:.I68])" office:value-type="float" office:value="290.241916666667" calcext:value-type="float">
            <text:p>290.241916666667</text:p>
          </table:table-cell>
          <table:table-cell table:style-name="ce16" table:formula="of:=AVERAGE([.J63:.J68])" office:value-type="float" office:value="284.028333333333" calcext:value-type="float">
            <text:p>284.028333333333</text:p>
          </table:table-cell>
          <table:table-cell table:style-name="ce16" table:formula="of:=AVERAGE([.K63:.K68])" office:value-type="float" office:value="115.150314816032" calcext:value-type="float">
            <text:p>115.150314816032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GA_Gen</text:p>
          </table:table-cell>
          <table:table-cell table:style-name="ce11" office:value-type="string" calcext:value-type="string" table:number-columns-spanned="5" table:number-rows-spanned="1">
            <text:p>Ejecución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Tiempo</text:p>
          </table:table-cell>
          <table:covered-table-cell table:number-columns-repeated="4" table:style-name="ce16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6" office:value-type="string" calcext:value-type="string">
            <text:p>Mejor</text:p>
          </table:table-cell>
          <table:table-cell table:style-name="ce16" office:value-type="string" calcext:value-type="string">
            <text:p>Peor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Mediana</text:p>
          </table:table-cell>
          <table:table-cell table:style-name="ce16" office:value-type="string" calcext:value-type="string">
            <text:p>Desviación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GA_Gen.E23:$GA_Gen.E42])" office:value-type="float" office:value="5.64" calcext:value-type="float">
            <text:p>5.64</text:p>
          </table:table-cell>
          <table:table-cell table:formula="of:=MAX([$GA_Gen.E23:$GA_Gen.E42])" office:value-type="float" office:value="8.01" calcext:value-type="float">
            <text:p>8.01</text:p>
          </table:table-cell>
          <table:table-cell table:formula="of:=AVERAGE([$GA_Gen.E23:$GA_Gen.E42])" office:value-type="float" office:value="6.7" calcext:value-type="float">
            <text:p>6.7</text:p>
          </table:table-cell>
          <table:table-cell table:formula="of:=MEDIAN([$GA_Gen.E23:$GA_Gen.E42])" office:value-type="float" office:value="6.575" calcext:value-type="float">
            <text:p>6.575</text:p>
          </table:table-cell>
          <table:table-cell table:formula="of:=STDEVPA([$GA_Gen.E23:$GA_Gen.E42])" office:value-type="float" office:value="0.600383210957801" calcext:value-type="float">
            <text:p>0.600383210957801</text:p>
          </table:table-cell>
          <table:table-cell table:style-name="ce16" table:formula="of:=MIN([$GA_Gen.B23:$GA_Gen.B42])" office:value-type="float" office:value="2214.24" calcext:value-type="float">
            <text:p>2214.24</text:p>
          </table:table-cell>
          <table:table-cell table:style-name="ce16" table:formula="of:=MAX([$GA_Gen.B23:$GA_Gen.B42])" office:value-type="float" office:value="3511.29" calcext:value-type="float">
            <text:p>3511.29</text:p>
          </table:table-cell>
          <table:table-cell table:style-name="ce16" table:formula="of:=AVERAGE([$GA_Gen.B23:$GA_Gen.B42])" office:value-type="float" office:value="2988.5805" calcext:value-type="float">
            <text:p>2988.5805</text:p>
          </table:table-cell>
          <table:table-cell table:style-name="ce16" table:formula="of:=MEDIAN([$GA_Gen.B23:$GA_Gen.B42])" office:value-type="float" office:value="3351.485" calcext:value-type="float">
            <text:p>3351.485</text:p>
          </table:table-cell>
          <table:table-cell table:style-name="ce16" table:formula="of:=STDEVPA([$GA_Gen.B23:$GA_Gen.B42])" office:value-type="float" office:value="532.84480137724" calcext:value-type="float">
            <text:p>532.844801377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GA_Gen.E65:$GA_Gen.E84])" office:value-type="float" office:value="79.92" calcext:value-type="float">
            <text:p>79.92</text:p>
          </table:table-cell>
          <table:table-cell table:formula="of:=MAX([$GA_Gen.E65:$GA_Gen.E84])" office:value-type="float" office:value="189.75" calcext:value-type="float">
            <text:p>189.75</text:p>
          </table:table-cell>
          <table:table-cell table:formula="of:=AVERAGE([$GA_Gen.E65:$GA_Gen.E84])" office:value-type="float" office:value="135.1005" calcext:value-type="float">
            <text:p>135.1005</text:p>
          </table:table-cell>
          <table:table-cell table:formula="of:=MEDIAN([$GA_Gen.E65:$GA_Gen.E84])" office:value-type="float" office:value="133.28" calcext:value-type="float">
            <text:p>133.28</text:p>
          </table:table-cell>
          <table:table-cell table:formula="of:=STDEVPA([$GA_Gen.E65:$GA_Gen.E84])" office:value-type="float" office:value="32.6026809442107" calcext:value-type="float">
            <text:p>32.6026809442107</text:p>
          </table:table-cell>
          <table:table-cell table:style-name="ce16" table:formula="of:=MIN([$GA_Gen.B65:$GA_Gen.B84])" office:value-type="float" office:value="1437.88" calcext:value-type="float">
            <text:p>1437.88</text:p>
          </table:table-cell>
          <table:table-cell table:style-name="ce16" table:formula="of:=MAX([$GA_Gen.B65:$GA_Gen.B84])" office:value-type="float" office:value="3754.47" calcext:value-type="float">
            <text:p>3754.47</text:p>
          </table:table-cell>
          <table:table-cell table:style-name="ce16" table:formula="of:=AVERAGE([$GA_Gen.B65:$GA_Gen.B84])" office:value-type="float" office:value="2662.6175" calcext:value-type="float">
            <text:p>2662.6175</text:p>
          </table:table-cell>
          <table:table-cell table:style-name="ce16" table:formula="of:=MEDIAN([$GA_Gen.B65:$GA_Gen.B84])" office:value-type="float" office:value="2409.4" calcext:value-type="float">
            <text:p>2409.4</text:p>
          </table:table-cell>
          <table:table-cell table:style-name="ce16" table:formula="of:=STDEVPA([$GA_Gen.B65:$GA_Gen.B84])" office:value-type="float" office:value="717.29104628369" calcext:value-type="float">
            <text:p>717.291046283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GA_Gen.E107:$GA_Gen.E126])" office:value-type="float" office:value="193.6" calcext:value-type="float">
            <text:p>193.6</text:p>
          </table:table-cell>
          <table:table-cell table:formula="of:=MAX([$GA_Gen.E107:$GA_Gen.E126])" office:value-type="float" office:value="2799.39" calcext:value-type="float">
            <text:p>2799.39</text:p>
          </table:table-cell>
          <table:table-cell table:formula="of:=AVERAGE([$GA_Gen.E107:$GA_Gen.E126])" office:value-type="float" office:value="1210.0135" calcext:value-type="float">
            <text:p>1210.0135</text:p>
          </table:table-cell>
          <table:table-cell table:formula="of:=MEDIAN([$GA_Gen.E107:$GA_Gen.E126])" office:value-type="float" office:value="1097.02" calcext:value-type="float">
            <text:p>1097.02</text:p>
          </table:table-cell>
          <table:table-cell table:formula="of:=STDEVPA([$GA_Gen.E107:$GA_Gen.E126])" office:value-type="float" office:value="569.683375677007" calcext:value-type="float">
            <text:p>569.683375677007</text:p>
          </table:table-cell>
          <table:table-cell table:style-name="ce16" table:formula="of:=MIN([$GA_Gen.B107:$GA_Gen.B126])" office:value-type="float" office:value="2866.09" calcext:value-type="float">
            <text:p>2866.09</text:p>
          </table:table-cell>
          <table:table-cell table:style-name="ce16" table:formula="of:=MAX([$GA_Gen.B107:$GA_Gen.B126])" office:value-type="float" office:value="4365.54" calcext:value-type="float">
            <text:p>4365.54</text:p>
          </table:table-cell>
          <table:table-cell table:style-name="ce16" table:formula="of:=AVERAGE([$GA_Gen.B107:$GA_Gen.B126])" office:value-type="float" office:value="3808.093" calcext:value-type="float">
            <text:p>3808.093</text:p>
          </table:table-cell>
          <table:table-cell table:style-name="ce16" table:formula="of:=MEDIAN([$GA_Gen.B107:$GA_Gen.B126])" office:value-type="float" office:value="4304" calcext:value-type="float">
            <text:p>4304</text:p>
          </table:table-cell>
          <table:table-cell table:style-name="ce16" table:formula="of:=STDEVPA([$GA_Gen.B107:$GA_Gen.B126])" office:value-type="float" office:value="672.72061544225" calcext:value-type="float">
            <text:p>672.72061544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GA_Gen.E149:$GA_Gen.E168])" office:value-type="float" office:value="8915.66" calcext:value-type="float">
            <text:p>8915.66</text:p>
          </table:table-cell>
          <table:table-cell table:formula="of:=MAX([$GA_Gen.E149:$GA_Gen.E168])" office:value-type="float" office:value="2130385.8" calcext:value-type="float">
            <text:p>2130385.8</text:p>
          </table:table-cell>
          <table:table-cell table:formula="of:=AVERAGE([$GA_Gen.E149:$GA_Gen.E168])" office:value-type="float" office:value="827435.097" calcext:value-type="float">
            <text:p>827435.097</text:p>
          </table:table-cell>
          <table:table-cell table:formula="of:=MEDIAN([$GA_Gen.E149:$GA_Gen.E168])" office:value-type="float" office:value="775126.25" calcext:value-type="float">
            <text:p>775126.25</text:p>
          </table:table-cell>
          <table:table-cell table:formula="of:=STDEVPA([$GA_Gen.E149:$GA_Gen.E168])" office:value-type="float" office:value="696860.918037993" calcext:value-type="float">
            <text:p>696860.918037993</text:p>
          </table:table-cell>
          <table:table-cell table:style-name="ce16" table:formula="of:=MIN([$GA_Gen.B149:$GA_Gen.B168])" office:value-type="float" office:value="2095.1" calcext:value-type="float">
            <text:p>2095.1</text:p>
          </table:table-cell>
          <table:table-cell table:style-name="ce16" table:formula="of:=MAX([$GA_Gen.B149:$GA_Gen.B168])" office:value-type="float" office:value="3693.71" calcext:value-type="float">
            <text:p>3693.71</text:p>
          </table:table-cell>
          <table:table-cell table:style-name="ce16" table:formula="of:=AVERAGE([$GA_Gen.B149:$GA_Gen.B168])" office:value-type="float" office:value="2738.1925" calcext:value-type="float">
            <text:p>2738.1925</text:p>
          </table:table-cell>
          <table:table-cell table:style-name="ce16" table:formula="of:=MEDIAN([$GA_Gen.B149:$GA_Gen.B168])" office:value-type="float" office:value="3158.795" calcext:value-type="float">
            <text:p>3158.795</text:p>
          </table:table-cell>
          <table:table-cell table:style-name="ce16" table:formula="of:=STDEVPA([$GA_Gen.B149:$GA_Gen.B168])" office:value-type="float" office:value="556.471169323937" calcext:value-type="float">
            <text:p>556.4711693239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GA_Gen.E191:$GA_Gen.E210])" office:value-type="float" office:value="2.04" calcext:value-type="float">
            <text:p>2.04</text:p>
          </table:table-cell>
          <table:table-cell table:formula="of:=MAX([$GA_Gen.E191:$GA_Gen.E210])" office:value-type="float" office:value="3.92" calcext:value-type="float">
            <text:p>3.92</text:p>
          </table:table-cell>
          <table:table-cell table:formula="of:=AVERAGE([$GA_Gen.E191:$GA_Gen.E210])" office:value-type="float" office:value="3.0905" calcext:value-type="float">
            <text:p>3.0905</text:p>
          </table:table-cell>
          <table:table-cell table:formula="of:=MEDIAN([$GA_Gen.E191:$GA_Gen.E210])" office:value-type="float" office:value="3.25" calcext:value-type="float">
            <text:p>3.25</text:p>
          </table:table-cell>
          <table:table-cell table:formula="of:=STDEVPA([$GA_Gen.E191:$GA_Gen.E210])" office:value-type="float" office:value="0.456393196706524" calcext:value-type="float">
            <text:p>0.456393196706524</text:p>
          </table:table-cell>
          <table:table-cell table:style-name="ce16" table:formula="of:=MIN([$GA_Gen.B191:$GA_Gen.B210])" office:value-type="float" office:value="2560.18" calcext:value-type="float">
            <text:p>2560.18</text:p>
          </table:table-cell>
          <table:table-cell table:style-name="ce16" table:formula="of:=MAX([$GA_Gen.B191:$GA_Gen.B210])" office:value-type="float" office:value="4256.98" calcext:value-type="float">
            <text:p>4256.98</text:p>
          </table:table-cell>
          <table:table-cell table:style-name="ce16" table:formula="of:=AVERAGE([$GA_Gen.B191:$GA_Gen.B210])" office:value-type="float" office:value="3646.6475" calcext:value-type="float">
            <text:p>3646.6475</text:p>
          </table:table-cell>
          <table:table-cell table:style-name="ce16" table:formula="of:=MEDIAN([$GA_Gen.B191:$GA_Gen.B210])" office:value-type="float" office:value="4208.09" calcext:value-type="float">
            <text:p>4208.09</text:p>
          </table:table-cell>
          <table:table-cell table:style-name="ce16" table:formula="of:=STDEVPA([$GA_Gen.B191:$GA_Gen.B210])" office:value-type="float" office:value="693.245866514002" calcext:value-type="float">
            <text:p>693.245866514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GA_Gen.E233:$GA_Gen.E252])" office:value-type="float" office:value="139.88" calcext:value-type="float">
            <text:p>139.88</text:p>
          </table:table-cell>
          <table:table-cell table:formula="of:=MAX([$GA_Gen.E233:$GA_Gen.E252])" office:value-type="float" office:value="264.15" calcext:value-type="float">
            <text:p>264.15</text:p>
          </table:table-cell>
          <table:table-cell table:formula="of:=AVERAGE([$GA_Gen.E233:$GA_Gen.E252])" office:value-type="float" office:value="201.5655" calcext:value-type="float">
            <text:p>201.5655</text:p>
          </table:table-cell>
          <table:table-cell table:formula="of:=MEDIAN([$GA_Gen.E233:$GA_Gen.E252])" office:value-type="float" office:value="200.105" calcext:value-type="float">
            <text:p>200.105</text:p>
          </table:table-cell>
          <table:table-cell table:formula="of:=STDEVPA([$GA_Gen.E233:$GA_Gen.E252])" office:value-type="float" office:value="34.817614288604" calcext:value-type="float">
            <text:p>34.817614288604</text:p>
          </table:table-cell>
          <table:table-cell table:style-name="ce16" table:formula="of:=MIN([$GA_Gen.B233:$GA_Gen.B252])" office:value-type="float" office:value="1118.88" calcext:value-type="float">
            <text:p>1118.88</text:p>
          </table:table-cell>
          <table:table-cell table:style-name="ce16" table:formula="of:=MAX([$GA_Gen.B233:$GA_Gen.B252])" office:value-type="float" office:value="3442.55" calcext:value-type="float">
            <text:p>3442.55</text:p>
          </table:table-cell>
          <table:table-cell table:style-name="ce16" table:formula="of:=AVERAGE([$GA_Gen.B233:$GA_Gen.B252])" office:value-type="float" office:value="2849.4175" calcext:value-type="float">
            <text:p>2849.4175</text:p>
          </table:table-cell>
          <table:table-cell table:style-name="ce16" table:formula="of:=MEDIAN([$GA_Gen.B233:$GA_Gen.B252])" office:value-type="float" office:value="3386.4" calcext:value-type="float">
            <text:p>3386.4</text:p>
          </table:table-cell>
          <table:table-cell table:style-name="ce16" table:formula="of:=STDEVPA([$GA_Gen.B233:$GA_Gen.B252])" office:value-type="float" office:value="745.111018176989" calcext:value-type="float">
            <text:p>745.111018176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73:.B78])" office:value-type="float" office:value="1556.12333333333" calcext:value-type="float">
            <text:p>1556.12333333333</text:p>
          </table:table-cell>
          <table:table-cell table:formula="of:=AVERAGE([.C73:.C78])" office:value-type="float" office:value="355608.503333333" calcext:value-type="float">
            <text:p>355608.503333333</text:p>
          </table:table-cell>
          <table:table-cell table:formula="of:=AVERAGE([.D73:.D78])" office:value-type="float" office:value="138165.261166667" calcext:value-type="float">
            <text:p>138165.261166667</text:p>
          </table:table-cell>
          <table:table-cell table:formula="of:=AVERAGE([.E73:.E78])" office:value-type="float" office:value="129427.746666667" calcext:value-type="float">
            <text:p>129427.746666667</text:p>
          </table:table-cell>
          <table:table-cell table:formula="of:=AVERAGE([.F73:.F78])" office:value-type="float" office:value="116249.846414218" calcext:value-type="float">
            <text:p>116249.846414218</text:p>
          </table:table-cell>
          <table:table-cell table:style-name="ce16" table:formula="of:=AVERAGE([.G73:.G78])" office:value-type="float" office:value="2048.72833333333" calcext:value-type="float">
            <text:p>2048.72833333333</text:p>
          </table:table-cell>
          <table:table-cell table:style-name="ce16" table:formula="of:=AVERAGE([.H73:.H78])" office:value-type="float" office:value="3837.42333333333" calcext:value-type="float">
            <text:p>3837.42333333333</text:p>
          </table:table-cell>
          <table:table-cell table:style-name="ce16" table:formula="of:=AVERAGE([.I73:.I78])" office:value-type="float" office:value="3115.59141666667" calcext:value-type="float">
            <text:p>3115.59141666667</text:p>
          </table:table-cell>
          <table:table-cell table:style-name="ce16" table:formula="of:=AVERAGE([.J73:.J78])" office:value-type="float" office:value="3469.695" calcext:value-type="float">
            <text:p>3469.695</text:p>
          </table:table-cell>
          <table:table-cell table:style-name="ce16" table:formula="of:=AVERAGE([.K73:.K78])" office:value-type="float" office:value="652.947419519685" calcext:value-type="float">
            <text:p>652.947419519685</text:p>
          </table:table-cell>
          <table:table-cell/>
        </table:table-row>
      </table:table>
      <table:table table:name="Analysis_Trampa" table:style-name="ta1">
        <table:table-column table:style-name="co17" table:default-cell-style-name="ce5"/>
        <table:table-column table:style-name="co27" table:default-cell-style-name="ce12"/>
        <table:table-column table:style-name="co28" table:default-cell-style-name="ce12"/>
        <table:table-column table:style-name="co19" table:default-cell-style-name="ce12"/>
        <table:table-column table:style-name="co24" table:default-cell-style-name="ce12"/>
        <table:table-column table:style-name="co29" table:default-cell-style-name="ce12"/>
        <table:table-column table:style-name="co30" table:default-cell-style-name="ce14"/>
        <table:table-column table:style-name="co28" table:default-cell-style-name="ce14"/>
        <table:table-column table:style-name="co19" table:default-cell-style-name="ce14"/>
        <table:table-column table:style-name="co31" table:default-cell-style-name="ce14"/>
        <table:table-column table:style-name="co32" table:default-cell-style-name="ce14"/>
        <table:table-column table:style-name="co15" table:default-cell-style-name="ce2"/>
        <table:table-row table:style-name="ro1">
          <table:table-cell table:style-name="ce2" office:value-type="string" calcext:value-type="string">
            <text:p>RMHC</text:p>
          </table:table-cell>
          <table:table-cell table:style-name="ce7" office:value-type="string" calcext:value-type="string" table:number-columns-spanned="5" table:number-rows-spanned="1">
            <text:p>Ejecución</text:p>
          </table:table-cell>
          <table:covered-table-cell table:number-columns-repeated="4" table:style-name="ce8"/>
          <table:table-cell table:style-name="ce13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table:style-name="ce8" office:value-type="string" calcext:value-type="string">
            <text:p>Mejor</text:p>
          </table:table-cell>
          <table:table-cell table:style-name="ce8" office:value-type="string" calcext:value-type="string">
            <text:p>Peor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Mediana</text:p>
          </table:table-cell>
          <table:table-cell table:style-name="ce8" office:value-type="string" calcext:value-type="string">
            <text:p>Desvia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8" table:formula="of:=MIN([$RMHC.H3:$RMHC.H22])" office:value-type="float" office:value="0.31" calcext:value-type="float">
            <text:p>0.31</text:p>
          </table:table-cell>
          <table:table-cell table:style-name="ce8" table:formula="of:=MAX([$RMHC.H3:$RMHC.H22])" office:value-type="float" office:value="10.76" calcext:value-type="float">
            <text:p>10.76</text:p>
          </table:table-cell>
          <table:table-cell table:style-name="ce8" table:formula="of:=AVERAGE([$RMHC.H3:$RMHC.H22])" office:value-type="float" office:value="3.347" calcext:value-type="float">
            <text:p>3.347</text:p>
          </table:table-cell>
          <table:table-cell table:style-name="ce8" table:formula="of:=MEDIAN([$RMHC.H3:$RMHC.H22])" office:value-type="float" office:value="3.365" calcext:value-type="float">
            <text:p>3.365</text:p>
          </table:table-cell>
          <table:table-cell table:style-name="ce8" table:formula="of:=STDEVPA([$RMHC.H3:$RMHC.H22])" office:value-type="float" office:value="2.50438635198326" calcext:value-type="float">
            <text:p>2.50438635198326</text:p>
          </table:table-cell>
          <table:table-cell table:formula="of:=MIN([$RMHC.G3:$RMHC.G22])" office:value-type="float" office:value="2.04" calcext:value-type="float">
            <text:p>2.04</text:p>
          </table:table-cell>
          <table:table-cell table:formula="of:=MAX([$RMHC.G3:$RMHC.G22])" office:value-type="float" office:value="8.34" calcext:value-type="float">
            <text:p>8.34</text:p>
          </table:table-cell>
          <table:table-cell table:formula="of:=AVERAGE([$RMHC.G3:$RMHC.G22])" office:value-type="float" office:value="3.893" calcext:value-type="float">
            <text:p>3.893</text:p>
          </table:table-cell>
          <table:table-cell table:formula="of:=MEDIAN([$RMHC.G3:$RMHC.G22])" office:value-type="float" office:value="3.83" calcext:value-type="float">
            <text:p>3.83</text:p>
          </table:table-cell>
          <table:table-cell table:formula="of:=STDEVPA([$RMHC.G3:$RMHC.G22])" office:value-type="float" office:value="1.38348509207725" calcext:value-type="float">
            <text:p>1.383485092077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style-name="ce8" table:formula="of:=MIN([$RMHC.H45:$RMHC.H64])" office:value-type="float" office:value="0.35" calcext:value-type="float">
            <text:p>0.35</text:p>
          </table:table-cell>
          <table:table-cell table:style-name="ce8" table:formula="of:=MAX([$RMHC.H45:$RMHC.H64])" office:value-type="float" office:value="11.61" calcext:value-type="float">
            <text:p>11.61</text:p>
          </table:table-cell>
          <table:table-cell table:style-name="ce8" table:formula="of:=AVERAGE([$RMHC.H45:$RMHC.H64])" office:value-type="float" office:value="2.761" calcext:value-type="float">
            <text:p>2.761</text:p>
          </table:table-cell>
          <table:table-cell table:style-name="ce8" table:formula="of:=MEDIAN([$RMHC.H45:$RMHC.H64])" office:value-type="float" office:value="1.41" calcext:value-type="float">
            <text:p>1.41</text:p>
          </table:table-cell>
          <table:table-cell table:style-name="ce8" table:formula="of:=STDEVPA([$RMHC.H45:$RMHC.H64])" office:value-type="float" office:value="3.14824220796304" calcext:value-type="float">
            <text:p>3.14824220796304</text:p>
          </table:table-cell>
          <table:table-cell table:formula="of:=MIN([$RMHC.G45:$RMHC.G64])" office:value-type="float" office:value="2.2" calcext:value-type="float">
            <text:p>2.2</text:p>
          </table:table-cell>
          <table:table-cell table:formula="of:=MAX([$RMHC.G45:$RMHC.G64])" office:value-type="float" office:value="4.65" calcext:value-type="float">
            <text:p>4.65</text:p>
          </table:table-cell>
          <table:table-cell table:formula="of:=AVERAGE([$RMHC.G45:$RMHC.G64])" office:value-type="float" office:value="2.998" calcext:value-type="float">
            <text:p>2.998</text:p>
          </table:table-cell>
          <table:table-cell table:formula="of:=MEDIAN([$RMHC.G45:$RMHC.G64])" office:value-type="float" office:value="2.37" calcext:value-type="float">
            <text:p>2.37</text:p>
          </table:table-cell>
          <table:table-cell table:formula="of:=STDEVPA([$RMHC.G45:$RMHC.G64])" office:value-type="float" office:value="0.997815614229403" calcext:value-type="float">
            <text:p>0.9978156142294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style-name="ce8" table:formula="of:=MIN([$RMHC.H87:$RMHC.H106])" office:value-type="float" office:value="17.77" calcext:value-type="float">
            <text:p>17.77</text:p>
          </table:table-cell>
          <table:table-cell table:style-name="ce8" table:formula="of:=MAX([$RMHC.H87:$RMHC.H106])" office:value-type="float" office:value="17.8" calcext:value-type="float">
            <text:p>17.8</text:p>
          </table:table-cell>
          <table:table-cell table:style-name="ce8" table:formula="of:=AVERAGE([$RMHC.H87:$RMHC.H106])" office:value-type="float" office:value="17.7845" calcext:value-type="float">
            <text:p>17.7845</text:p>
          </table:table-cell>
          <table:table-cell table:style-name="ce8" table:formula="of:=MEDIAN([$RMHC.H87:$RMHC.H106])" office:value-type="float" office:value="17.78" calcext:value-type="float">
            <text:p>17.78</text:p>
          </table:table-cell>
          <table:table-cell table:style-name="ce8" table:formula="of:=STDEVPA([$RMHC.H87:$RMHC.H106])" office:value-type="float" office:value="0.00804673846971527" calcext:value-type="float">
            <text:p>0.008046738469715</text:p>
          </table:table-cell>
          <table:table-cell table:formula="of:=MIN([$RMHC.G87:$RMHC.G106])" office:value-type="float" office:value="4.41" calcext:value-type="float">
            <text:p>4.41</text:p>
          </table:table-cell>
          <table:table-cell table:formula="of:=MAX([$RMHC.G87:$RMHC.G106])" office:value-type="float" office:value="462.78" calcext:value-type="float">
            <text:p>462.78</text:p>
          </table:table-cell>
          <table:table-cell table:formula="of:=AVERAGE([$RMHC.G87:$RMHC.G106])" office:value-type="float" office:value="43.708" calcext:value-type="float">
            <text:p>43.708</text:p>
          </table:table-cell>
          <table:table-cell table:formula="of:=MEDIAN([$RMHC.G87:$RMHC.G106])" office:value-type="float" office:value="5.525" calcext:value-type="float">
            <text:p>5.525</text:p>
          </table:table-cell>
          <table:table-cell table:formula="of:=STDEVPA([$RMHC.G87:$RMHC.G106])" office:value-type="float" office:value="116.926768432211" calcext:value-type="float">
            <text:p>116.926768432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style-name="ce8" table:formula="of:=MIN([$RMHC.H129:$RMHC.H148])" office:value-type="float" office:value="0.31" calcext:value-type="float">
            <text:p>0.31</text:p>
          </table:table-cell>
          <table:table-cell table:style-name="ce8" table:formula="of:=MAX([$RMHC.H129:$RMHC.H148])" office:value-type="float" office:value="10.21" calcext:value-type="float">
            <text:p>10.21</text:p>
          </table:table-cell>
          <table:table-cell table:style-name="ce8" table:formula="of:=AVERAGE([$RMHC.H129:$RMHC.H148])" office:value-type="float" office:value="3.0215" calcext:value-type="float">
            <text:p>3.0215</text:p>
          </table:table-cell>
          <table:table-cell table:style-name="ce8" table:formula="of:=MEDIAN([$RMHC.H129:$RMHC.H148])" office:value-type="float" office:value="1.99" calcext:value-type="float">
            <text:p>1.99</text:p>
          </table:table-cell>
          <table:table-cell table:style-name="ce8" table:formula="of:=STDEVPA([$RMHC.H129:$RMHC.H148])" office:value-type="float" office:value="2.93730875973228" calcext:value-type="float">
            <text:p>2.93730875973228</text:p>
          </table:table-cell>
          <table:table-cell table:formula="of:=MIN([$RMHC.G129:$RMHC.G148])" office:value-type="float" office:value="1.25" calcext:value-type="float">
            <text:p>1.25</text:p>
          </table:table-cell>
          <table:table-cell table:formula="of:=MAX([$RMHC.G129:$RMHC.G148])" office:value-type="float" office:value="469.2" calcext:value-type="float">
            <text:p>469.2</text:p>
          </table:table-cell>
          <table:table-cell table:formula="of:=AVERAGE([$RMHC.G129:$RMHC.G148])" office:value-type="float" office:value="25.5165" calcext:value-type="float">
            <text:p>25.5165</text:p>
          </table:table-cell>
          <table:table-cell table:formula="of:=MEDIAN([$RMHC.G129:$RMHC.G148])" office:value-type="float" office:value="1.8" calcext:value-type="float">
            <text:p>1.8</text:p>
          </table:table-cell>
          <table:table-cell table:formula="of:=STDEVPA([$RMHC.G129:$RMHC.G148])" office:value-type="float" office:value="101.79212284234" calcext:value-type="float">
            <text:p>101.79212284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style-name="ce8" table:formula="of:=MIN([$RMHC.H171:$RMHC.H190])" office:value-type="float" office:value="0.33" calcext:value-type="float">
            <text:p>0.33</text:p>
          </table:table-cell>
          <table:table-cell table:style-name="ce8" table:formula="of:=MAX([$RMHC.H171:$RMHC.H190])" office:value-type="float" office:value="11.04" calcext:value-type="float">
            <text:p>11.04</text:p>
          </table:table-cell>
          <table:table-cell table:style-name="ce8" table:formula="of:=AVERAGE([$RMHC.H171:$RMHC.H190])" office:value-type="float" office:value="2.6095" calcext:value-type="float">
            <text:p>2.6095</text:p>
          </table:table-cell>
          <table:table-cell table:style-name="ce8" table:formula="of:=MEDIAN([$RMHC.H171:$RMHC.H190])" office:value-type="float" office:value="1.215" calcext:value-type="float">
            <text:p>1.215</text:p>
          </table:table-cell>
          <table:table-cell table:style-name="ce8" table:formula="of:=STDEVPA([$RMHC.H171:$RMHC.H190])" office:value-type="float" office:value="2.88042266863736" calcext:value-type="float">
            <text:p>2.88042266863736</text:p>
          </table:table-cell>
          <table:table-cell table:formula="of:=MIN([$RMHC.G171:$RMHC.G190])" office:value-type="float" office:value="4.11" calcext:value-type="float">
            <text:p>4.11</text:p>
          </table:table-cell>
          <table:table-cell table:formula="of:=MAX([$RMHC.G171:$RMHC.G190])" office:value-type="float" office:value="326.35" calcext:value-type="float">
            <text:p>326.35</text:p>
          </table:table-cell>
          <table:table-cell table:formula="of:=AVERAGE([$RMHC.G171:$RMHC.G190])" office:value-type="float" office:value="24.0725" calcext:value-type="float">
            <text:p>24.0725</text:p>
          </table:table-cell>
          <table:table-cell table:formula="of:=MEDIAN([$RMHC.G171:$RMHC.G190])" office:value-type="float" office:value="5.06" calcext:value-type="float">
            <text:p>5.06</text:p>
          </table:table-cell>
          <table:table-cell table:formula="of:=STDEVPA([$RMHC.G171:$RMHC.G190])" office:value-type="float" office:value="69.5800139318037" calcext:value-type="float">
            <text:p>69.5800139318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style-name="ce8" table:formula="of:=MIN([$RMHC.H213:$RMHC.H232])" office:value-type="float" office:value="0.36" calcext:value-type="float">
            <text:p>0.36</text:p>
          </table:table-cell>
          <table:table-cell table:style-name="ce8" table:formula="of:=MAX([$RMHC.H213:$RMHC.H232])" office:value-type="float" office:value="9.53" calcext:value-type="float">
            <text:p>9.53</text:p>
          </table:table-cell>
          <table:table-cell table:style-name="ce8" table:formula="of:=AVERAGE([$RMHC.H213:$RMHC.H232])" office:value-type="float" office:value="2.666" calcext:value-type="float">
            <text:p>2.666</text:p>
          </table:table-cell>
          <table:table-cell table:style-name="ce8" table:formula="of:=MEDIAN([$RMHC.H213:$RMHC.H232])" office:value-type="float" office:value="1.82" calcext:value-type="float">
            <text:p>1.82</text:p>
          </table:table-cell>
          <table:table-cell table:style-name="ce8" table:formula="of:=STDEVPA([$RMHC.H213:$RMHC.H232])" office:value-type="float" office:value="2.76878384855156" calcext:value-type="float">
            <text:p>2.76878384855156</text:p>
          </table:table-cell>
          <table:table-cell table:formula="of:=MIN([$RMHC.G213:$RMHC.G232])" office:value-type="float" office:value="1.98" calcext:value-type="float">
            <text:p>1.98</text:p>
          </table:table-cell>
          <table:table-cell table:formula="of:=MAX([$RMHC.G213:$RMHC.G232])" office:value-type="float" office:value="356.52" calcext:value-type="float">
            <text:p>356.52</text:p>
          </table:table-cell>
          <table:table-cell table:formula="of:=AVERAGE([$RMHC.G213:$RMHC.G232])" office:value-type="float" office:value="37.938" calcext:value-type="float">
            <text:p>37.938</text:p>
          </table:table-cell>
          <table:table-cell table:formula="of:=MEDIAN([$RMHC.G213:$RMHC.G232])" office:value-type="float" office:value="5.115" calcext:value-type="float">
            <text:p>5.115</text:p>
          </table:table-cell>
          <table:table-cell table:formula="of:=STDEVPA([$RMHC.G213:$RMHC.G232])" office:value-type="float" office:value="98.3277078752475" calcext:value-type="float">
            <text:p>98.3277078752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style-name="ce8" table:formula="of:=AVERAGE([.B3:.B8])" office:value-type="float" office:value="3.23833333333333" calcext:value-type="float">
            <text:p>3.23833333333333</text:p>
          </table:table-cell>
          <table:table-cell table:style-name="ce8" table:formula="of:=AVERAGE([.C3:.C8])" office:value-type="float" office:value="11.825" calcext:value-type="float">
            <text:p>11.825</text:p>
          </table:table-cell>
          <table:table-cell table:style-name="ce8" table:formula="of:=AVERAGE([.D3:.D8])" office:value-type="float" office:value="5.36491666666667" calcext:value-type="float">
            <text:p>5.36491666666667</text:p>
          </table:table-cell>
          <table:table-cell table:style-name="ce8" table:formula="of:=AVERAGE([.E3:.E8])" office:value-type="float" office:value="4.59666666666667" calcext:value-type="float">
            <text:p>4.59666666666667</text:p>
          </table:table-cell>
          <table:table-cell table:style-name="ce8" table:formula="of:=AVERAGE([.F3:.F8])" office:value-type="float" office:value="2.3745317625562" calcext:value-type="float">
            <text:p>2.3745317625562</text:p>
          </table:table-cell>
          <table:table-cell table:formula="of:=AVERAGE([.G3:.G8])" office:value-type="float" office:value="2.665" calcext:value-type="float">
            <text:p>2.665</text:p>
          </table:table-cell>
          <table:table-cell table:formula="of:=AVERAGE([.H3:.H8])" office:value-type="float" office:value="271.306666666667" calcext:value-type="float">
            <text:p>271.306666666667</text:p>
          </table:table-cell>
          <table:table-cell table:formula="of:=AVERAGE([.I3:.I8])" office:value-type="float" office:value="23.021" calcext:value-type="float">
            <text:p>23.021</text:p>
          </table:table-cell>
          <table:table-cell table:formula="of:=AVERAGE([.J3:.J8])" office:value-type="float" office:value="3.95" calcext:value-type="float">
            <text:p>3.95</text:p>
          </table:table-cell>
          <table:table-cell table:formula="of:=AVERAGE([.K3:.K8])" office:value-type="float" office:value="64.8346522979849" calcext:value-type="float">
            <text:p>64.8346522979849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7" office:value-type="string" calcext:value-type="string" table:number-columns-spanned="5" table:number-rows-spanned="1">
            <text:p>Ejecución</text:p>
          </table:table-cell>
          <table:covered-table-cell table:number-columns-repeated="4" table:style-name="ce8"/>
          <table:table-cell table:style-name="ce13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table:style-name="ce8" office:value-type="string" calcext:value-type="string">
            <text:p>Mejor</text:p>
          </table:table-cell>
          <table:table-cell table:style-name="ce8" office:value-type="string" calcext:value-type="string">
            <text:p>Peor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Mediana</text:p>
          </table:table-cell>
          <table:table-cell table:style-name="ce8" office:value-type="string" calcext:value-type="string">
            <text:p>Desvia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8" table:formula="of:=MIN([$SA.J3:$SA.J22])" office:value-type="float" office:value="0.21" calcext:value-type="float">
            <text:p>0.21</text:p>
          </table:table-cell>
          <table:table-cell table:style-name="ce8" table:formula="of:=MAX([$SA.J3:$SA.J22])" office:value-type="float" office:value="11.57" calcext:value-type="float">
            <text:p>11.57</text:p>
          </table:table-cell>
          <table:table-cell table:style-name="ce8" table:formula="of:=AVERAGE([$SA.J3:$SA.J22])" office:value-type="float" office:value="3.3355" calcext:value-type="float">
            <text:p>3.3355</text:p>
          </table:table-cell>
          <table:table-cell table:style-name="ce8" table:formula="of:=MEDIAN([$SA.J3:$SA.J22])" office:value-type="float" office:value="1.585" calcext:value-type="float">
            <text:p>1.585</text:p>
          </table:table-cell>
          <table:table-cell table:style-name="ce8" table:formula="of:=STDEVPA([$SA.J3:$SA.J22])" office:value-type="float" office:value="3.49524888241167" calcext:value-type="float">
            <text:p>3.49524888241167</text:p>
          </table:table-cell>
          <table:table-cell table:formula="of:=MIN([$SA.H3:$SA.H22])" office:value-type="float" office:value="2.28" calcext:value-type="float">
            <text:p>2.28</text:p>
          </table:table-cell>
          <table:table-cell table:formula="of:=MAX([$SA.H3:$SA.H22])" office:value-type="float" office:value="365.95" calcext:value-type="float">
            <text:p>365.95</text:p>
          </table:table-cell>
          <table:table-cell table:formula="of:=AVERAGE([$SA.H3:$SA.H22])" office:value-type="float" office:value="23.574" calcext:value-type="float">
            <text:p>23.574</text:p>
          </table:table-cell>
          <table:table-cell table:formula="of:=MEDIAN([$SA.H3:$SA.H22])" office:value-type="float" office:value="5.605" calcext:value-type="float">
            <text:p>5.605</text:p>
          </table:table-cell>
          <table:table-cell table:formula="of:=STDEVPA([$SA.H3:$SA.H22])" office:value-type="float" office:value="78.5632916443806" calcext:value-type="float">
            <text:p>78.5632916443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style-name="ce8" table:formula="of:=MIN([$SA.J45:$SA.J64])" office:value-type="float" office:value="0.47" calcext:value-type="float">
            <text:p>0.47</text:p>
          </table:table-cell>
          <table:table-cell table:style-name="ce8" table:formula="of:=MAX([$SA.J45:$SA.J64])" office:value-type="float" office:value="11.18" calcext:value-type="float">
            <text:p>11.18</text:p>
          </table:table-cell>
          <table:table-cell table:style-name="ce8" table:formula="of:=AVERAGE([$SA.J45:$SA.J64])" office:value-type="float" office:value="2.881" calcext:value-type="float">
            <text:p>2.881</text:p>
          </table:table-cell>
          <table:table-cell table:style-name="ce8" table:formula="of:=MEDIAN([$SA.J45:$SA.J64])" office:value-type="float" office:value="1.74" calcext:value-type="float">
            <text:p>1.74</text:p>
          </table:table-cell>
          <table:table-cell table:style-name="ce8" table:formula="of:=STDEVPA([$SA.J45:$SA.J64])" office:value-type="float" office:value="2.89586929953684" calcext:value-type="float">
            <text:p>2.89586929953684</text:p>
          </table:table-cell>
          <table:table-cell table:formula="of:=MIN([$SA.H45:$SA.H64])" office:value-type="float" office:value="2.7" calcext:value-type="float">
            <text:p>2.7</text:p>
          </table:table-cell>
          <table:table-cell table:formula="of:=MAX([$SA.H45:$SA.H64])" office:value-type="float" office:value="506.95" calcext:value-type="float">
            <text:p>506.95</text:p>
          </table:table-cell>
          <table:table-cell table:formula="of:=AVERAGE([$SA.H45:$SA.H64])" office:value-type="float" office:value="30.221" calcext:value-type="float">
            <text:p>30.221</text:p>
          </table:table-cell>
          <table:table-cell table:formula="of:=MEDIAN([$SA.H45:$SA.H64])" office:value-type="float" office:value="4.715" calcext:value-type="float">
            <text:p>4.715</text:p>
          </table:table-cell>
          <table:table-cell table:formula="of:=STDEVPA([$SA.H45:$SA.H64])" office:value-type="float" office:value="109.394724136953" calcext:value-type="float">
            <text:p>109.394724136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style-name="ce8" table:formula="of:=MIN([$SA.J87:$SA.J106])" office:value-type="float" office:value="17.78" calcext:value-type="float">
            <text:p>17.78</text:p>
          </table:table-cell>
          <table:table-cell table:style-name="ce8" table:formula="of:=MAX([$SA.J87:$SA.J106])" office:value-type="float" office:value="17.8" calcext:value-type="float">
            <text:p>17.8</text:p>
          </table:table-cell>
          <table:table-cell table:style-name="ce8" table:formula="of:=AVERAGE([$SA.J87:$SA.J106])" office:value-type="float" office:value="17.792" calcext:value-type="float">
            <text:p>17.792</text:p>
          </table:table-cell>
          <table:table-cell table:style-name="ce8" table:formula="of:=MEDIAN([$SA.J87:$SA.J106])" office:value-type="float" office:value="17.79" calcext:value-type="float">
            <text:p>17.79</text:p>
          </table:table-cell>
          <table:table-cell table:style-name="ce8" table:formula="of:=STDEVPA([$SA.J87:$SA.J106])" office:value-type="float" office:value="0.00678232998312538" calcext:value-type="float">
            <text:p>0.006782329983125</text:p>
          </table:table-cell>
          <table:table-cell table:formula="of:=MIN([$SA.H87:$SA.H106])" office:value-type="float" office:value="4.45" calcext:value-type="float">
            <text:p>4.45</text:p>
          </table:table-cell>
          <table:table-cell table:formula="of:=MAX([$SA.H87:$SA.H106])" office:value-type="float" office:value="505.84" calcext:value-type="float">
            <text:p>505.84</text:p>
          </table:table-cell>
          <table:table-cell table:formula="of:=AVERAGE([$SA.H87:$SA.H106])" office:value-type="float" office:value="33.4685" calcext:value-type="float">
            <text:p>33.4685</text:p>
          </table:table-cell>
          <table:table-cell table:formula="of:=MEDIAN([$SA.H87:$SA.H106])" office:value-type="float" office:value="9.9" calcext:value-type="float">
            <text:p>9.9</text:p>
          </table:table-cell>
          <table:table-cell table:formula="of:=STDEVPA([$SA.H87:$SA.H106])" office:value-type="float" office:value="108.421162983755" calcext:value-type="float">
            <text:p>108.421162983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style-name="ce8" table:formula="of:=MIN([$SA.J129:$SA.J148])" office:value-type="float" office:value="0.32" calcext:value-type="float">
            <text:p>0.32</text:p>
          </table:table-cell>
          <table:table-cell table:style-name="ce8" table:formula="of:=MAX([$SA.J129:$SA.J148])" office:value-type="float" office:value="6.59" calcext:value-type="float">
            <text:p>6.59</text:p>
          </table:table-cell>
          <table:table-cell table:style-name="ce8" table:formula="of:=AVERAGE([$SA.J129:$SA.J148])" office:value-type="float" office:value="2.587" calcext:value-type="float">
            <text:p>2.587</text:p>
          </table:table-cell>
          <table:table-cell table:style-name="ce8" table:formula="of:=MEDIAN([$SA.J129:$SA.J148])" office:value-type="float" office:value="1.605" calcext:value-type="float">
            <text:p>1.605</text:p>
          </table:table-cell>
          <table:table-cell table:style-name="ce8" table:formula="of:=STDEVPA([$SA.J129:$SA.J148])" office:value-type="float" office:value="2.27723758093002" calcext:value-type="float">
            <text:p>2.27723758093002</text:p>
          </table:table-cell>
          <table:table-cell table:formula="of:=MIN([$SA.H129:$SA.H148])" office:value-type="float" office:value="1.44" calcext:value-type="float">
            <text:p>1.44</text:p>
          </table:table-cell>
          <table:table-cell table:formula="of:=MAX([$SA.H129:$SA.H148])" office:value-type="float" office:value="402.82" calcext:value-type="float">
            <text:p>402.82</text:p>
          </table:table-cell>
          <table:table-cell table:formula="of:=AVERAGE([$SA.H129:$SA.H148])" office:value-type="float" office:value="22.23" calcext:value-type="float">
            <text:p>22.23</text:p>
          </table:table-cell>
          <table:table-cell table:formula="of:=MEDIAN([$SA.H129:$SA.H148])" office:value-type="float" office:value="2.075" calcext:value-type="float">
            <text:p>2.075</text:p>
          </table:table-cell>
          <table:table-cell table:formula="of:=STDEVPA([$SA.H129:$SA.H148])" office:value-type="float" office:value="87.3161674032936" calcext:value-type="float">
            <text:p>87.31616740329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style-name="ce8" table:formula="of:=MIN([$SA.J171:$SA.J190])" office:value-type="float" office:value="0.18" calcext:value-type="float">
            <text:p>0.18</text:p>
          </table:table-cell>
          <table:table-cell table:style-name="ce8" table:formula="of:=MAX([$SA.J171:$SA.J190])" office:value-type="float" office:value="11.09" calcext:value-type="float">
            <text:p>11.09</text:p>
          </table:table-cell>
          <table:table-cell table:style-name="ce8" table:formula="of:=AVERAGE([$SA.J171:$SA.J190])" office:value-type="float" office:value="2.84" calcext:value-type="float">
            <text:p>2.84</text:p>
          </table:table-cell>
          <table:table-cell table:style-name="ce8" table:formula="of:=MEDIAN([$SA.J171:$SA.J190])" office:value-type="float" office:value="1.19" calcext:value-type="float">
            <text:p>1.19</text:p>
          </table:table-cell>
          <table:table-cell table:style-name="ce8" table:formula="of:=STDEVPA([$SA.J171:$SA.J190])" office:value-type="float" office:value="3.39781841774984" calcext:value-type="float">
            <text:p>3.39781841774984</text:p>
          </table:table-cell>
          <table:table-cell table:formula="of:=MIN([$SA.H171:$SA.H190])" office:value-type="float" office:value="4.25" calcext:value-type="float">
            <text:p>4.25</text:p>
          </table:table-cell>
          <table:table-cell table:formula="of:=MAX([$SA.H171:$SA.H190])" office:value-type="float" office:value="433.41" calcext:value-type="float">
            <text:p>433.41</text:p>
          </table:table-cell>
          <table:table-cell table:formula="of:=AVERAGE([$SA.H171:$SA.H190])" office:value-type="float" office:value="43.299" calcext:value-type="float">
            <text:p>43.299</text:p>
          </table:table-cell>
          <table:table-cell table:formula="of:=MEDIAN([$SA.H171:$SA.H190])" office:value-type="float" office:value="4.88" calcext:value-type="float">
            <text:p>4.88</text:p>
          </table:table-cell>
          <table:table-cell table:formula="of:=STDEVPA([$SA.H171:$SA.H190])" office:value-type="float" office:value="111.57662693862" calcext:value-type="float">
            <text:p>111.57662693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style-name="ce8" table:formula="of:=MIN([$SA.J213:$SA.J232])" office:value-type="float" office:value="0.29" calcext:value-type="float">
            <text:p>0.29</text:p>
          </table:table-cell>
          <table:table-cell table:style-name="ce8" table:formula="of:=MAX([$SA.J213:$SA.J232])" office:value-type="float" office:value="11.32" calcext:value-type="float">
            <text:p>11.32</text:p>
          </table:table-cell>
          <table:table-cell table:style-name="ce8" table:formula="of:=AVERAGE([$SA.J213:$SA.J232])" office:value-type="float" office:value="3.678" calcext:value-type="float">
            <text:p>3.678</text:p>
          </table:table-cell>
          <table:table-cell table:style-name="ce8" table:formula="of:=MEDIAN([$SA.J213:$SA.J232])" office:value-type="float" office:value="2.205" calcext:value-type="float">
            <text:p>2.205</text:p>
          </table:table-cell>
          <table:table-cell table:style-name="ce8" table:formula="of:=STDEVPA([$SA.J213:$SA.J232])" office:value-type="float" office:value="3.68812906498674" calcext:value-type="float">
            <text:p>3.68812906498674</text:p>
          </table:table-cell>
          <table:table-cell table:formula="of:=MIN([$SA.H213:$SA.H232])" office:value-type="float" office:value="2.06" calcext:value-type="float">
            <text:p>2.06</text:p>
          </table:table-cell>
          <table:table-cell table:formula="of:=MAX([$SA.H213:$SA.H232])" office:value-type="float" office:value="3.4" calcext:value-type="float">
            <text:p>3.4</text:p>
          </table:table-cell>
          <table:table-cell table:formula="of:=AVERAGE([$SA.H213:$SA.H232])" office:value-type="float" office:value="2.445" calcext:value-type="float">
            <text:p>2.445</text:p>
          </table:table-cell>
          <table:table-cell table:formula="of:=MEDIAN([$SA.H213:$SA.H232])" office:value-type="float" office:value="2.335" calcext:value-type="float">
            <text:p>2.335</text:p>
          </table:table-cell>
          <table:table-cell table:formula="of:=STDEVPA([$SA.H213:$SA.H232])" office:value-type="float" office:value="0.392103302714986" calcext:value-type="float">
            <text:p>0.3921033027149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style-name="ce8" table:formula="of:=AVERAGE([.B13:.B18])" office:value-type="float" office:value="3.20833333333333" calcext:value-type="float">
            <text:p>3.20833333333333</text:p>
          </table:table-cell>
          <table:table-cell table:style-name="ce8" table:formula="of:=AVERAGE([.C13:.C18])" office:value-type="float" office:value="11.5916666666667" calcext:value-type="float">
            <text:p>11.5916666666667</text:p>
          </table:table-cell>
          <table:table-cell table:style-name="ce8" table:formula="of:=AVERAGE([.D13:.D18])" office:value-type="float" office:value="5.51891666666667" calcext:value-type="float">
            <text:p>5.51891666666667</text:p>
          </table:table-cell>
          <table:table-cell table:style-name="ce8" table:formula="of:=AVERAGE([.E13:.E18])" office:value-type="float" office:value="4.3525" calcext:value-type="float">
            <text:p>4.3525</text:p>
          </table:table-cell>
          <table:table-cell table:style-name="ce8" table:formula="of:=AVERAGE([.F13:.F18])" office:value-type="float" office:value="2.62684759593304" calcext:value-type="float">
            <text:p>2.62684759593304</text:p>
          </table:table-cell>
          <table:table-cell table:formula="of:=AVERAGE([.G13:.G18])" office:value-type="float" office:value="2.86333333333333" calcext:value-type="float">
            <text:p>2.86333333333333</text:p>
          </table:table-cell>
          <table:table-cell table:formula="of:=AVERAGE([.H13:.H18])" office:value-type="float" office:value="369.728333333333" calcext:value-type="float">
            <text:p>369.728333333333</text:p>
          </table:table-cell>
          <table:table-cell table:formula="of:=AVERAGE([.I13:.I18])" office:value-type="float" office:value="25.8729166666667" calcext:value-type="float">
            <text:p>25.8729166666667</text:p>
          </table:table-cell>
          <table:table-cell table:formula="of:=AVERAGE([.J13:.J18])" office:value-type="float" office:value="4.91833333333333" calcext:value-type="float">
            <text:p>4.91833333333333</text:p>
          </table:table-cell>
          <table:table-cell table:formula="of:=AVERAGE([.K13:.K18])" office:value-type="float" office:value="82.6106794016195" calcext:value-type="float">
            <text:p>82.6106794016195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GA_St</text:p>
          </table:table-cell>
          <table:table-cell table:style-name="ce7" office:value-type="string" calcext:value-type="string" table:number-columns-spanned="5" table:number-rows-spanned="1">
            <text:p>Ejecución</text:p>
          </table:table-cell>
          <table:covered-table-cell table:number-columns-repeated="4" table:style-name="ce8"/>
          <table:table-cell table:style-name="ce13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table:style-name="ce8" office:value-type="string" calcext:value-type="string">
            <text:p>Mejor</text:p>
          </table:table-cell>
          <table:table-cell table:style-name="ce8" office:value-type="string" calcext:value-type="string">
            <text:p>Peor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Mediana</text:p>
          </table:table-cell>
          <table:table-cell table:style-name="ce8" office:value-type="string" calcext:value-type="string">
            <text:p>Desvia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8" table:formula="of:=MIN([$GA_Stacionary.I3:$GA_Stacionary.I22])" office:value-type="float" office:value="0.01" calcext:value-type="float">
            <text:p>0.01</text:p>
          </table:table-cell>
          <table:table-cell table:style-name="ce8" table:formula="of:=MAX([$GA_Stacionary.I3:$GA_Stacionary.I22])" office:value-type="float" office:value="0.13" calcext:value-type="float">
            <text:p>0.13</text:p>
          </table:table-cell>
          <table:table-cell table:style-name="ce8" table:formula="of:=AVERAGE([$GA_Stacionary.I3:$GA_Stacionary.I22])" office:value-type="float" office:value="0.0285" calcext:value-type="float">
            <text:p>0.0285</text:p>
          </table:table-cell>
          <table:table-cell table:style-name="ce8" table:formula="of:=MEDIAN([$GA_Stacionary.I3:$GA_Stacionary.I22])" office:value-type="float" office:value="0.015" calcext:value-type="float">
            <text:p>0.015</text:p>
          </table:table-cell>
          <table:table-cell table:style-name="ce8" table:formula="of:=STDEVPA([$GA_Stacionary.I3:$GA_Stacionary.I22])" office:value-type="float" office:value="0.0300457983751472" calcext:value-type="float">
            <text:p>0.030045798375147</text:p>
          </table:table-cell>
          <table:table-cell table:formula="of:=MIN([$GA_Stacionary.H3:$GA_Stacionary.H22])" office:value-type="float" office:value="160.3" calcext:value-type="float">
            <text:p>160.3</text:p>
          </table:table-cell>
          <table:table-cell table:formula="of:=MAX([$GA_Stacionary.H3:$GA_Stacionary.H22])" office:value-type="float" office:value="1531.56" calcext:value-type="float">
            <text:p>1531.56</text:p>
          </table:table-cell>
          <table:table-cell table:formula="of:=AVERAGE([$GA_Stacionary.H3:$GA_Stacionary.H22])" office:value-type="float" office:value="598.8635" calcext:value-type="float">
            <text:p>598.8635</text:p>
          </table:table-cell>
          <table:table-cell table:formula="of:=MEDIAN([$GA_Stacionary.H3:$GA_Stacionary.H22])" office:value-type="float" office:value="397.18" calcext:value-type="float">
            <text:p>397.18</text:p>
          </table:table-cell>
          <table:table-cell table:formula="of:=STDEVPA([$GA_Stacionary.H3:$GA_Stacionary.H22])" office:value-type="float" office:value="459.670630900811" calcext:value-type="float">
            <text:p>459.6706309008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style-name="ce8" table:formula="of:=MIN([$GA_Stacionary.I45:$GA_Stacionary.I64])" office:value-type="float" office:value="0.5" calcext:value-type="float">
            <text:p>0.5</text:p>
          </table:table-cell>
          <table:table-cell table:style-name="ce8" table:formula="of:=MAX([$GA_Stacionary.I45:$GA_Stacionary.I64])" office:value-type="float" office:value="13.07" calcext:value-type="float">
            <text:p>13.07</text:p>
          </table:table-cell>
          <table:table-cell table:style-name="ce8" table:formula="of:=AVERAGE([$GA_Stacionary.I45:$GA_Stacionary.I64])" office:value-type="float" office:value="2.621" calcext:value-type="float">
            <text:p>2.621</text:p>
          </table:table-cell>
          <table:table-cell table:style-name="ce8" table:formula="of:=MEDIAN([$GA_Stacionary.I45:$GA_Stacionary.I64])" office:value-type="float" office:value="1.715" calcext:value-type="float">
            <text:p>1.715</text:p>
          </table:table-cell>
          <table:table-cell table:style-name="ce8" table:formula="of:=STDEVPA([$GA_Stacionary.I45:$GA_Stacionary.I64])" office:value-type="float" office:value="2.85881251571347" calcext:value-type="float">
            <text:p>2.85881251571347</text:p>
          </table:table-cell>
          <table:table-cell table:formula="of:=MIN([$GA_Stacionary.H45:$GA_Stacionary.H64])" office:value-type="float" office:value="149.89" calcext:value-type="float">
            <text:p>149.89</text:p>
          </table:table-cell>
          <table:table-cell table:formula="of:=MAX([$GA_Stacionary.H45:$GA_Stacionary.H64])" office:value-type="float" office:value="553.27" calcext:value-type="float">
            <text:p>553.27</text:p>
          </table:table-cell>
          <table:table-cell table:formula="of:=AVERAGE([$GA_Stacionary.H45:$GA_Stacionary.H64])" office:value-type="float" office:value="326.175" calcext:value-type="float">
            <text:p>326.175</text:p>
          </table:table-cell>
          <table:table-cell table:formula="of:=MEDIAN([$GA_Stacionary.H45:$GA_Stacionary.H64])" office:value-type="float" office:value="299.21" calcext:value-type="float">
            <text:p>299.21</text:p>
          </table:table-cell>
          <table:table-cell table:formula="of:=STDEVPA([$GA_Stacionary.H45:$GA_Stacionary.H64])" office:value-type="float" office:value="111.321284555111" calcext:value-type="float">
            <text:p>111.321284555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style-name="ce8" table:formula="of:=MIN([$GA_Stacionary.I87:$GA_Stacionary.I106])" office:value-type="float" office:value="0.11" calcext:value-type="float">
            <text:p>0.11</text:p>
          </table:table-cell>
          <table:table-cell table:style-name="ce8" table:formula="of:=MAX([$GA_Stacionary.I87:$GA_Stacionary.I106])" office:value-type="float" office:value="0.25" calcext:value-type="float">
            <text:p>0.25</text:p>
          </table:table-cell>
          <table:table-cell table:style-name="ce8" table:formula="of:=AVERAGE([$GA_Stacionary.I87:$GA_Stacionary.I106])" office:value-type="float" office:value="0.146" calcext:value-type="float">
            <text:p>0.146</text:p>
          </table:table-cell>
          <table:table-cell table:style-name="ce8" table:formula="of:=MEDIAN([$GA_Stacionary.I87:$GA_Stacionary.I106])" office:value-type="float" office:value="0.135" calcext:value-type="float">
            <text:p>0.135</text:p>
          </table:table-cell>
          <table:table-cell table:style-name="ce8" table:formula="of:=STDEVPA([$GA_Stacionary.I87:$GA_Stacionary.I106])" office:value-type="float" office:value="0.0359722114972099" calcext:value-type="float">
            <text:p>0.03597221149721</text:p>
          </table:table-cell>
          <table:table-cell table:formula="of:=MIN([$GA_Stacionary.H87:$GA_Stacionary.H106])" office:value-type="float" office:value="153.19" calcext:value-type="float">
            <text:p>153.19</text:p>
          </table:table-cell>
          <table:table-cell table:formula="of:=MAX([$GA_Stacionary.H87:$GA_Stacionary.H106])" office:value-type="float" office:value="439.88" calcext:value-type="float">
            <text:p>439.88</text:p>
          </table:table-cell>
          <table:table-cell table:formula="of:=AVERAGE([$GA_Stacionary.H87:$GA_Stacionary.H106])" office:value-type="float" office:value="337.237" calcext:value-type="float">
            <text:p>337.237</text:p>
          </table:table-cell>
          <table:table-cell table:formula="of:=MEDIAN([$GA_Stacionary.H87:$GA_Stacionary.H106])" office:value-type="float" office:value="350.32" calcext:value-type="float">
            <text:p>350.32</text:p>
          </table:table-cell>
          <table:table-cell table:formula="of:=STDEVPA([$GA_Stacionary.H87:$GA_Stacionary.H106])" office:value-type="float" office:value="75.4822868029315" calcext:value-type="float">
            <text:p>75.4822868029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style-name="ce8" table:formula="of:=MIN([$GA_Stacionary.I129:$GA_Stacionary.I148])" office:value-type="float" office:value="0" calcext:value-type="float">
            <text:p>0</text:p>
          </table:table-cell>
          <table:table-cell table:style-name="ce8" table:formula="of:=MAX([$GA_Stacionary.I129:$GA_Stacionary.I148])" office:value-type="float" office:value="0.04" calcext:value-type="float">
            <text:p>0.04</text:p>
          </table:table-cell>
          <table:table-cell table:style-name="ce8" table:formula="of:=AVERAGE([$GA_Stacionary.I129:$GA_Stacionary.I148])" office:value-type="float" office:value="0.002" calcext:value-type="float">
            <text:p>0.002</text:p>
          </table:table-cell>
          <table:table-cell table:style-name="ce8" table:formula="of:=MEDIAN([$GA_Stacionary.I129:$GA_Stacionary.I148])" office:value-type="float" office:value="0" calcext:value-type="float">
            <text:p>0</text:p>
          </table:table-cell>
          <table:table-cell table:style-name="ce8" table:formula="of:=STDEVPA([$GA_Stacionary.I129:$GA_Stacionary.I148])" office:value-type="float" office:value="0.00871779788708135" calcext:value-type="float">
            <text:p>0.008717797887081</text:p>
          </table:table-cell>
          <table:table-cell table:formula="of:=MIN([$GA_Stacionary.H129:$GA_Stacionary.H148])" office:value-type="float" office:value="71.36" calcext:value-type="float">
            <text:p>71.36</text:p>
          </table:table-cell>
          <table:table-cell table:formula="of:=MAX([$GA_Stacionary.H129:$GA_Stacionary.H148])" office:value-type="float" office:value="528.83" calcext:value-type="float">
            <text:p>528.83</text:p>
          </table:table-cell>
          <table:table-cell table:formula="of:=AVERAGE([$GA_Stacionary.H129:$GA_Stacionary.H148])" office:value-type="float" office:value="276.873" calcext:value-type="float">
            <text:p>276.873</text:p>
          </table:table-cell>
          <table:table-cell table:formula="of:=MEDIAN([$GA_Stacionary.H129:$GA_Stacionary.H148])" office:value-type="float" office:value="274.62" calcext:value-type="float">
            <text:p>274.62</text:p>
          </table:table-cell>
          <table:table-cell table:formula="of:=STDEVPA([$GA_Stacionary.H129:$GA_Stacionary.H148])" office:value-type="float" office:value="116.020150323123" calcext:value-type="float">
            <text:p>116.020150323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style-name="ce8" table:formula="of:=MIN([$GA_Stacionary.I171:$GA_Stacionary.I190])" office:value-type="float" office:value="0.29" calcext:value-type="float">
            <text:p>0.29</text:p>
          </table:table-cell>
          <table:table-cell table:style-name="ce8" table:formula="of:=MAX([$GA_Stacionary.I171:$GA_Stacionary.I190])" office:value-type="float" office:value="1.5" calcext:value-type="float">
            <text:p>1.5</text:p>
          </table:table-cell>
          <table:table-cell table:style-name="ce8" table:formula="of:=AVERAGE([$GA_Stacionary.I171:$GA_Stacionary.I190])" office:value-type="float" office:value="0.6095" calcext:value-type="float">
            <text:p>0.6095</text:p>
          </table:table-cell>
          <table:table-cell table:style-name="ce8" table:formula="of:=MEDIAN([$GA_Stacionary.I171:$GA_Stacionary.I190])" office:value-type="float" office:value="0.55" calcext:value-type="float">
            <text:p>0.55</text:p>
          </table:table-cell>
          <table:table-cell table:style-name="ce8" table:formula="of:=STDEVPA([$GA_Stacionary.I171:$GA_Stacionary.I190])" office:value-type="float" office:value="0.265376619166045" calcext:value-type="float">
            <text:p>0.265376619166045</text:p>
          </table:table-cell>
          <table:table-cell table:formula="of:=MIN([$GA_Stacionary.H171:$GA_Stacionary.H190])" office:value-type="float" office:value="149.58" calcext:value-type="float">
            <text:p>149.58</text:p>
          </table:table-cell>
          <table:table-cell table:formula="of:=MAX([$GA_Stacionary.H171:$GA_Stacionary.H190])" office:value-type="float" office:value="560.3" calcext:value-type="float">
            <text:p>560.3</text:p>
          </table:table-cell>
          <table:table-cell table:formula="of:=AVERAGE([$GA_Stacionary.H171:$GA_Stacionary.H190])" office:value-type="float" office:value="337.236" calcext:value-type="float">
            <text:p>337.236</text:p>
          </table:table-cell>
          <table:table-cell table:formula="of:=MEDIAN([$GA_Stacionary.H171:$GA_Stacionary.H190])" office:value-type="float" office:value="321.54" calcext:value-type="float">
            <text:p>321.54</text:p>
          </table:table-cell>
          <table:table-cell table:formula="of:=STDEVPA([$GA_Stacionary.H171:$GA_Stacionary.H190])" office:value-type="float" office:value="111.919405395132" calcext:value-type="float">
            <text:p>111.919405395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style-name="ce8" table:formula="of:=MIN([$GA_Stacionary.I213:$GA_Stacionary.I232])" office:value-type="float" office:value="0.01" calcext:value-type="float">
            <text:p>0.01</text:p>
          </table:table-cell>
          <table:table-cell table:style-name="ce8" table:formula="of:=MAX([$GA_Stacionary.I213:$GA_Stacionary.I232])" office:value-type="float" office:value="2.23" calcext:value-type="float">
            <text:p>2.23</text:p>
          </table:table-cell>
          <table:table-cell table:style-name="ce8" table:formula="of:=AVERAGE([$GA_Stacionary.I213:$GA_Stacionary.I232])" office:value-type="float" office:value="0.294" calcext:value-type="float">
            <text:p>0.294</text:p>
          </table:table-cell>
          <table:table-cell table:style-name="ce8" table:formula="of:=MEDIAN([$GA_Stacionary.I213:$GA_Stacionary.I232])" office:value-type="float" office:value="0.08" calcext:value-type="float">
            <text:p>0.08</text:p>
          </table:table-cell>
          <table:table-cell table:style-name="ce8" table:formula="of:=STDEVPA([$GA_Stacionary.I213:$GA_Stacionary.I232])" office:value-type="float" office:value="0.522363857861549" calcext:value-type="float">
            <text:p>0.522363857861549</text:p>
          </table:table-cell>
          <table:table-cell table:formula="of:=MIN([$GA_Stacionary.H213:$GA_Stacionary.H232])" office:value-type="float" office:value="163.42" calcext:value-type="float">
            <text:p>163.42</text:p>
          </table:table-cell>
          <table:table-cell table:formula="of:=MAX([$GA_Stacionary.H213:$GA_Stacionary.H232])" office:value-type="float" office:value="391.67" calcext:value-type="float">
            <text:p>391.67</text:p>
          </table:table-cell>
          <table:table-cell table:formula="of:=AVERAGE([$GA_Stacionary.H213:$GA_Stacionary.H232])" office:value-type="float" office:value="275.8875" calcext:value-type="float">
            <text:p>275.8875</text:p>
          </table:table-cell>
          <table:table-cell table:formula="of:=MEDIAN([$GA_Stacionary.H213:$GA_Stacionary.H232])" office:value-type="float" office:value="286.205" calcext:value-type="float">
            <text:p>286.205</text:p>
          </table:table-cell>
          <table:table-cell table:formula="of:=STDEVPA([$GA_Stacionary.H213:$GA_Stacionary.H232])" office:value-type="float" office:value="72.6448568637175" calcext:value-type="float">
            <text:p>72.6448568637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style-name="ce8" table:formula="of:=AVERAGE([.B23:.B28])" office:value-type="float" office:value="0.153333333333333" calcext:value-type="float">
            <text:p>0.153333333333333</text:p>
          </table:table-cell>
          <table:table-cell table:style-name="ce8" table:formula="of:=AVERAGE([.C23:.C28])" office:value-type="float" office:value="2.87" calcext:value-type="float">
            <text:p>2.87</text:p>
          </table:table-cell>
          <table:table-cell table:style-name="ce8" table:formula="of:=AVERAGE([.D23:.D28])" office:value-type="float" office:value="0.616833333333333" calcext:value-type="float">
            <text:p>0.616833333333333</text:p>
          </table:table-cell>
          <table:table-cell table:style-name="ce8" table:formula="of:=AVERAGE([.E23:.E28])" office:value-type="float" office:value="0.415833333333333" calcext:value-type="float">
            <text:p>0.415833333333333</text:p>
          </table:table-cell>
          <table:table-cell table:style-name="ce8" table:formula="of:=AVERAGE([.F23:.F28])" office:value-type="float" office:value="0.620214800083418" calcext:value-type="float">
            <text:p>0.620214800083418</text:p>
          </table:table-cell>
          <table:table-cell table:formula="of:=AVERAGE([.G23:.G28])" office:value-type="float" office:value="141.29" calcext:value-type="float">
            <text:p>141.29</text:p>
          </table:table-cell>
          <table:table-cell table:formula="of:=AVERAGE([.H23:.H28])" office:value-type="float" office:value="667.585" calcext:value-type="float">
            <text:p>667.585</text:p>
          </table:table-cell>
          <table:table-cell table:formula="of:=AVERAGE([.I23:.I28])" office:value-type="float" office:value="358.712" calcext:value-type="float">
            <text:p>358.712</text:p>
          </table:table-cell>
          <table:table-cell table:formula="of:=AVERAGE([.J23:.J28])" office:value-type="float" office:value="321.5125" calcext:value-type="float">
            <text:p>321.5125</text:p>
          </table:table-cell>
          <table:table-cell table:formula="of:=AVERAGE([.K23:.K28])" office:value-type="float" office:value="157.843102473471" calcext:value-type="float">
            <text:p>157.843102473471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GA_Gen</text:p>
          </table:table-cell>
          <table:table-cell table:style-name="ce7" office:value-type="string" calcext:value-type="string" table:number-columns-spanned="5" table:number-rows-spanned="1">
            <text:p>Ejecución</text:p>
          </table:table-cell>
          <table:covered-table-cell table:number-columns-repeated="4" table:style-name="ce8"/>
          <table:table-cell table:style-name="ce13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table:style-name="ce8" office:value-type="string" calcext:value-type="string">
            <text:p>Mejor</text:p>
          </table:table-cell>
          <table:table-cell table:style-name="ce8" office:value-type="string" calcext:value-type="string">
            <text:p>Peor</text:p>
          </table:table-cell>
          <table:table-cell table:style-name="ce8" office:value-type="string" calcext:value-type="string">
            <text:p>Promedio</text:p>
          </table:table-cell>
          <table:table-cell table:style-name="ce8" office:value-type="string" calcext:value-type="string">
            <text:p>Mediana</text:p>
          </table:table-cell>
          <table:table-cell table:style-name="ce8" office:value-type="string" calcext:value-type="string">
            <text:p>Desvia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style-name="ce8" table:formula="of:=MIN([$GA_Gen.N3:$GA_Gen.N22])" office:value-type="float" office:value="1.7" calcext:value-type="float">
            <text:p>1.7</text:p>
          </table:table-cell>
          <table:table-cell table:style-name="ce8" table:formula="of:=MAX([$GA_Gen.N3:$GA_Gen.N22])" office:value-type="float" office:value="6.87" calcext:value-type="float">
            <text:p>6.87</text:p>
          </table:table-cell>
          <table:table-cell table:style-name="ce8" table:formula="of:=AVERAGE([$GA_Gen.N3:$GA_Gen.N22])" office:value-type="float" office:value="3.3005" calcext:value-type="float">
            <text:p>3.3005</text:p>
          </table:table-cell>
          <table:table-cell table:style-name="ce8" table:formula="of:=MEDIAN([$GA_Gen.N3:$GA_Gen.N22])" office:value-type="float" office:value="3.02" calcext:value-type="float">
            <text:p>3.02</text:p>
          </table:table-cell>
          <table:table-cell table:style-name="ce8" table:formula="of:=STDEVPA([$GA_Gen.N3:$GA_Gen.N22])" office:value-type="float" office:value="1.39596015344278" calcext:value-type="float">
            <text:p>1.39596015344278</text:p>
          </table:table-cell>
          <table:table-cell table:formula="of:=MIN([$GA_Gen.K3:$GA_Gen.K22])" office:value-type="float" office:value="2207.63" calcext:value-type="float">
            <text:p>2207.63</text:p>
          </table:table-cell>
          <table:table-cell table:formula="of:=MAX([$GA_Gen.K3:$GA_Gen.K22])" office:value-type="float" office:value="4485.12" calcext:value-type="float">
            <text:p>4485.12</text:p>
          </table:table-cell>
          <table:table-cell table:formula="of:=AVERAGE([$GA_Gen.K3:$GA_Gen.K22])" office:value-type="float" office:value="2704.606" calcext:value-type="float">
            <text:p>2704.606</text:p>
          </table:table-cell>
          <table:table-cell table:formula="of:=MEDIAN([$GA_Gen.K3:$GA_Gen.K22])" office:value-type="float" office:value="2273.87" calcext:value-type="float">
            <text:p>2273.87</text:p>
          </table:table-cell>
          <table:table-cell table:formula="of:=STDEVPA([$GA_Gen.K3:$GA_Gen.K22])" office:value-type="float" office:value="648.707644870939" calcext:value-type="float">
            <text:p>648.70764487093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style-name="ce8" table:formula="of:=MIN([$GA_Gen.N45:$GA_Gen.N64])" office:value-type="float" office:value="17.74" calcext:value-type="float">
            <text:p>17.74</text:p>
          </table:table-cell>
          <table:table-cell table:style-name="ce8" table:formula="of:=MAX([$GA_Gen.N45:$GA_Gen.N64])" office:value-type="float" office:value="104.01" calcext:value-type="float">
            <text:p>104.01</text:p>
          </table:table-cell>
          <table:table-cell table:style-name="ce8" table:formula="of:=AVERAGE([$GA_Gen.N45:$GA_Gen.N64])" office:value-type="float" office:value="57.5965" calcext:value-type="float">
            <text:p>57.5965</text:p>
          </table:table-cell>
          <table:table-cell table:style-name="ce8" table:formula="of:=MEDIAN([$GA_Gen.N45:$GA_Gen.N64])" office:value-type="float" office:value="54.39" calcext:value-type="float">
            <text:p>54.39</text:p>
          </table:table-cell>
          <table:table-cell table:style-name="ce8" table:formula="of:=STDEVPA([$GA_Gen.N45:$GA_Gen.N64])" office:value-type="float" office:value="18.7589992470281" calcext:value-type="float">
            <text:p>18.7589992470281</text:p>
          </table:table-cell>
          <table:table-cell table:formula="of:=MIN([$GA_Gen.K45:$GA_Gen.K64])" office:value-type="float" office:value="2337.23" calcext:value-type="float">
            <text:p>2337.23</text:p>
          </table:table-cell>
          <table:table-cell table:formula="of:=MAX([$GA_Gen.K45:$GA_Gen.K64])" office:value-type="float" office:value="3616" calcext:value-type="float">
            <text:p>3616</text:p>
          </table:table-cell>
          <table:table-cell table:formula="of:=AVERAGE([$GA_Gen.K45:$GA_Gen.K64])" office:value-type="float" office:value="2986.513" calcext:value-type="float">
            <text:p>2986.513</text:p>
          </table:table-cell>
          <table:table-cell table:formula="of:=MEDIAN([$GA_Gen.K45:$GA_Gen.K64])" office:value-type="float" office:value="2961.92" calcext:value-type="float">
            <text:p>2961.92</text:p>
          </table:table-cell>
          <table:table-cell table:formula="of:=STDEVPA([$GA_Gen.K45:$GA_Gen.K64])" office:value-type="float" office:value="594.035706932673" calcext:value-type="float">
            <text:p>594.035706932673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style-name="ce8" table:formula="of:=MIN([$GA_Gen.N87:$GA_Gen.N106])" office:value-type="float" office:value="24.9" calcext:value-type="float">
            <text:p>24.9</text:p>
          </table:table-cell>
          <table:table-cell table:style-name="ce8" table:formula="of:=MAX([$GA_Gen.N87:$GA_Gen.N106])" office:value-type="float" office:value="250.21" calcext:value-type="float">
            <text:p>250.21</text:p>
          </table:table-cell>
          <table:table-cell table:style-name="ce8" table:formula="of:=AVERAGE([$GA_Gen.N87:$GA_Gen.N106])" office:value-type="float" office:value="104.7115" calcext:value-type="float">
            <text:p>104.7115</text:p>
          </table:table-cell>
          <table:table-cell table:style-name="ce8" table:formula="of:=MEDIAN([$GA_Gen.N87:$GA_Gen.N106])" office:value-type="float" office:value="93.345" calcext:value-type="float">
            <text:p>93.345</text:p>
          </table:table-cell>
          <table:table-cell table:style-name="ce8" table:formula="of:=STDEVPA([$GA_Gen.N87:$GA_Gen.N106])" office:value-type="float" office:value="75.4345196362382" calcext:value-type="float">
            <text:p>75.4345196362382</text:p>
          </table:table-cell>
          <table:table-cell table:formula="of:=MIN([$GA_Gen.K87:$GA_Gen.K106])" office:value-type="float" office:value="1583.53" calcext:value-type="float">
            <text:p>1583.53</text:p>
          </table:table-cell>
          <table:table-cell table:formula="of:=MAX([$GA_Gen.K87:$GA_Gen.K106])" office:value-type="float" office:value="4346.18" calcext:value-type="float">
            <text:p>4346.18</text:p>
          </table:table-cell>
          <table:table-cell table:formula="of:=AVERAGE([$GA_Gen.K87:$GA_Gen.K106])" office:value-type="float" office:value="3399.759" calcext:value-type="float">
            <text:p>3399.759</text:p>
          </table:table-cell>
          <table:table-cell table:formula="of:=MEDIAN([$GA_Gen.K87:$GA_Gen.K106])" office:value-type="float" office:value="3562.155" calcext:value-type="float">
            <text:p>3562.155</text:p>
          </table:table-cell>
          <table:table-cell table:formula="of:=STDEVPA([$GA_Gen.K87:$GA_Gen.K106])" office:value-type="float" office:value="969.83585637416" calcext:value-type="float">
            <text:p>969.83585637416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style-name="ce8" table:formula="of:=MIN([$GA_Gen.N129:$GA_Gen.N148])" office:value-type="float" office:value="62.45" calcext:value-type="float">
            <text:p>62.45</text:p>
          </table:table-cell>
          <table:table-cell table:style-name="ce8" table:formula="of:=MAX([$GA_Gen.N129:$GA_Gen.N148])" office:value-type="float" office:value="148882.88" calcext:value-type="float">
            <text:p>148882.88</text:p>
          </table:table-cell>
          <table:table-cell table:style-name="ce8" table:formula="of:=AVERAGE([$GA_Gen.N129:$GA_Gen.N148])" office:value-type="float" office:value="33336.472" calcext:value-type="float">
            <text:p>33336.472</text:p>
          </table:table-cell>
          <table:table-cell table:style-name="ce8" table:formula="of:=MEDIAN([$GA_Gen.N129:$GA_Gen.N148])" office:value-type="float" office:value="10181.525" calcext:value-type="float">
            <text:p>10181.525</text:p>
          </table:table-cell>
          <table:table-cell table:style-name="ce8" table:formula="of:=STDEVPA([$GA_Gen.N129:$GA_Gen.N148])" office:value-type="float" office:value="41149.1606627086" calcext:value-type="float">
            <text:p>41149.1606627086</text:p>
          </table:table-cell>
          <table:table-cell table:formula="of:=MIN([$GA_Gen.K129:$GA_Gen.K148])" office:value-type="float" office:value="2100.55" calcext:value-type="float">
            <text:p>2100.55</text:p>
          </table:table-cell>
          <table:table-cell table:formula="of:=MAX([$GA_Gen.K129:$GA_Gen.K148])" office:value-type="float" office:value="3211.25" calcext:value-type="float">
            <text:p>3211.25</text:p>
          </table:table-cell>
          <table:table-cell table:formula="of:=AVERAGE([$GA_Gen.K129:$GA_Gen.K148])" office:value-type="float" office:value="2667.1315" calcext:value-type="float">
            <text:p>2667.1315</text:p>
          </table:table-cell>
          <table:table-cell table:formula="of:=MEDIAN([$GA_Gen.K129:$GA_Gen.K148])" office:value-type="float" office:value="2764.695" calcext:value-type="float">
            <text:p>2764.695</text:p>
          </table:table-cell>
          <table:table-cell table:formula="of:=STDEVPA([$GA_Gen.K129:$GA_Gen.K148])" office:value-type="float" office:value="521.926823599583" calcext:value-type="float">
            <text:p>521.926823599583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style-name="ce8" table:formula="of:=MIN([$GA_Gen.N171:$GA_Gen.N190])" office:value-type="float" office:value="1.55" calcext:value-type="float">
            <text:p>1.55</text:p>
          </table:table-cell>
          <table:table-cell table:style-name="ce8" table:formula="of:=MAX([$GA_Gen.N171:$GA_Gen.N190])" office:value-type="float" office:value="3.35" calcext:value-type="float">
            <text:p>3.35</text:p>
          </table:table-cell>
          <table:table-cell table:style-name="ce8" table:formula="of:=AVERAGE([$GA_Gen.N171:$GA_Gen.N190])" office:value-type="float" office:value="2.6485" calcext:value-type="float">
            <text:p>2.6485</text:p>
          </table:table-cell>
          <table:table-cell table:style-name="ce8" table:formula="of:=MEDIAN([$GA_Gen.N171:$GA_Gen.N190])" office:value-type="float" office:value="2.65" calcext:value-type="float">
            <text:p>2.65</text:p>
          </table:table-cell>
          <table:table-cell table:style-name="ce8" table:formula="of:=STDEVPA([$GA_Gen.N171:$GA_Gen.N190])" office:value-type="float" office:value="0.407004606853534" calcext:value-type="float">
            <text:p>0.407004606853534</text:p>
          </table:table-cell>
          <table:table-cell table:formula="of:=MIN([$GA_Gen.K171:$GA_Gen.K190])" office:value-type="float" office:value="2815.34" calcext:value-type="float">
            <text:p>2815.34</text:p>
          </table:table-cell>
          <table:table-cell table:formula="of:=MAX([$GA_Gen.K171:$GA_Gen.K190])" office:value-type="float" office:value="4269.6" calcext:value-type="float">
            <text:p>4269.6</text:p>
          </table:table-cell>
          <table:table-cell table:formula="of:=AVERAGE([$GA_Gen.K171:$GA_Gen.K190])" office:value-type="float" office:value="3575.967" calcext:value-type="float">
            <text:p>3575.967</text:p>
          </table:table-cell>
          <table:table-cell table:formula="of:=MEDIAN([$GA_Gen.K171:$GA_Gen.K190])" office:value-type="float" office:value="3932.765" calcext:value-type="float">
            <text:p>3932.765</text:p>
          </table:table-cell>
          <table:table-cell table:formula="of:=STDEVPA([$GA_Gen.K171:$GA_Gen.K190])" office:value-type="float" office:value="680.625729377754" calcext:value-type="float">
            <text:p>680.625729377754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style-name="ce8" table:formula="of:=MIN([$GA_Gen.N213:$GA_Gen.N232])" office:value-type="float" office:value="24.75" calcext:value-type="float">
            <text:p>24.75</text:p>
          </table:table-cell>
          <table:table-cell table:style-name="ce8" table:formula="of:=MAX([$GA_Gen.N213:$GA_Gen.N232])" office:value-type="float" office:value="104.76" calcext:value-type="float">
            <text:p>104.76</text:p>
          </table:table-cell>
          <table:table-cell table:style-name="ce8" table:formula="of:=AVERAGE([$GA_Gen.N213:$GA_Gen.N232])" office:value-type="float" office:value="60.0265" calcext:value-type="float">
            <text:p>60.0265</text:p>
          </table:table-cell>
          <table:table-cell table:style-name="ce8" table:formula="of:=MEDIAN([$GA_Gen.N213:$GA_Gen.N232])" office:value-type="float" office:value="60.03" calcext:value-type="float">
            <text:p>60.03</text:p>
          </table:table-cell>
          <table:table-cell table:style-name="ce8" table:formula="of:=STDEVPA([$GA_Gen.N213:$GA_Gen.N232])" office:value-type="float" office:value="23.3106045127534" calcext:value-type="float">
            <text:p>23.3106045127534</text:p>
          </table:table-cell>
          <table:table-cell table:formula="of:=MIN([$GA_Gen.K213:$GA_Gen.K232])" office:value-type="float" office:value="2261.55" calcext:value-type="float">
            <text:p>2261.55</text:p>
          </table:table-cell>
          <table:table-cell table:formula="of:=MAX([$GA_Gen.K213:$GA_Gen.K232])" office:value-type="float" office:value="3847.39" calcext:value-type="float">
            <text:p>3847.39</text:p>
          </table:table-cell>
          <table:table-cell table:formula="of:=AVERAGE([$GA_Gen.K213:$GA_Gen.K232])" office:value-type="float" office:value="2872.48" calcext:value-type="float">
            <text:p>2872.48</text:p>
          </table:table-cell>
          <table:table-cell table:formula="of:=MEDIAN([$GA_Gen.K213:$GA_Gen.K232])" office:value-type="float" office:value="2841.45" calcext:value-type="float">
            <text:p>2841.45</text:p>
          </table:table-cell>
          <table:table-cell table:formula="of:=STDEVPA([$GA_Gen.K213:$GA_Gen.K232])" office:value-type="float" office:value="606.380989576685" calcext:value-type="float">
            <text:p>606.380989576685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style-name="ce10" table:formula="of:=AVERAGE([.B33:.B38])" office:value-type="float" office:value="22.1816666666667" calcext:value-type="float">
            <text:p>22.1816666666667</text:p>
          </table:table-cell>
          <table:table-cell table:style-name="ce10" table:formula="of:=AVERAGE([.C33:.C38])" office:value-type="float" office:value="24892.0133333333" calcext:value-type="float">
            <text:p>24892.0133333333</text:p>
          </table:table-cell>
          <table:table-cell table:style-name="ce10" table:formula="of:=AVERAGE([.D33:.D38])" office:value-type="float" office:value="5594.12591666667" calcext:value-type="float">
            <text:p>5594.12591666667</text:p>
          </table:table-cell>
          <table:table-cell table:style-name="ce10" table:formula="of:=AVERAGE([.E33:.E38])" office:value-type="float" office:value="1732.49333333333" calcext:value-type="float">
            <text:p>1732.49333333333</text:p>
          </table:table-cell>
          <table:table-cell table:style-name="ce10" table:formula="of:=AVERAGE([.F33:.F38])" office:value-type="float" office:value="6878.07795847749" calcext:value-type="float">
            <text:p>6878.07795847749</text:p>
          </table:table-cell>
          <table:table-cell table:formula="of:=AVERAGE([.G33:.G38])" office:value-type="float" office:value="2217.63833333333" calcext:value-type="float">
            <text:p>2217.63833333333</text:p>
          </table:table-cell>
          <table:table-cell table:formula="of:=AVERAGE([.H33:.H38])" office:value-type="float" office:value="3962.59" calcext:value-type="float">
            <text:p>3962.59</text:p>
          </table:table-cell>
          <table:table-cell table:formula="of:=AVERAGE([.I33:.I38])" office:value-type="float" office:value="3034.40941666667" calcext:value-type="float">
            <text:p>3034.40941666667</text:p>
          </table:table-cell>
          <table:table-cell table:formula="of:=AVERAGE([.J33:.J38])" office:value-type="float" office:value="3056.1425" calcext:value-type="float">
            <text:p>3056.1425</text:p>
          </table:table-cell>
          <table:table-cell table:formula="of:=AVERAGE([.K33:.K38])" office:value-type="float" office:value="670.252125121966" calcext:value-type="float">
            <text:p>670.252125121966</text:p>
          </table:table-cell>
          <table:table-cell table:style-name="ce17"/>
        </table:table-row>
        <table:table-row table:style-name="ro1">
          <table:table-cell table:style-name="ce6" table:number-columns-repeated="12"/>
        </table:table-row>
        <table:table-row table:style-name="ro1">
          <table:table-cell table:style-name="ce2" office:value-type="string" calcext:value-type="string">
            <text:p>RMHC</text:p>
          </table:table-cell>
          <table:table-cell table:style-name="ce11" office:value-type="string" calcext:value-type="string" table:number-columns-spanned="5" table:number-rows-spanned="1">
            <text:p>Ejecución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Tiempo</text:p>
          </table:table-cell>
          <table:covered-table-cell table:number-columns-repeated="4" table:style-name="ce16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6" office:value-type="string" calcext:value-type="string">
            <text:p>Mejor</text:p>
          </table:table-cell>
          <table:table-cell table:style-name="ce16" office:value-type="string" calcext:value-type="string">
            <text:p>Peor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Mediana</text:p>
          </table:table-cell>
          <table:table-cell table:style-name="ce16"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RMHC.H23:$RMHC.H42])" office:value-type="float" office:value="0.23" calcext:value-type="float">
            <text:p>0.23</text:p>
          </table:table-cell>
          <table:table-cell table:formula="of:=MAX([$RMHC.H23:$RMHC.H42])" office:value-type="float" office:value="15.06" calcext:value-type="float">
            <text:p>15.06</text:p>
          </table:table-cell>
          <table:table-cell table:formula="of:=AVERAGE([$RMHC.H23:$RMHC.H42])" office:value-type="float" office:value="4.17" calcext:value-type="float">
            <text:p>4.17</text:p>
          </table:table-cell>
          <table:table-cell table:formula="of:=MEDIAN([$RMHC.H23:$RMHC.H42])" office:value-type="float" office:value="1.355" calcext:value-type="float">
            <text:p>1.355</text:p>
          </table:table-cell>
          <table:table-cell table:formula="of:=STDEVPA([$RMHC.H23:$RMHC.H42])" office:value-type="float" office:value="4.32466761728575" calcext:value-type="float">
            <text:p>4.32466761728575</text:p>
          </table:table-cell>
          <table:table-cell table:style-name="ce16" table:formula="of:=MIN([$RMHC.G23:$RMHC.G42])" office:value-type="float" office:value="1.72" calcext:value-type="float">
            <text:p>1.72</text:p>
          </table:table-cell>
          <table:table-cell table:style-name="ce16" table:formula="of:=MAX([$RMHC.G23:$RMHC.G42])" office:value-type="float" office:value="453.56" calcext:value-type="float">
            <text:p>453.56</text:p>
          </table:table-cell>
          <table:table-cell table:style-name="ce16" table:formula="of:=AVERAGE([$RMHC.G23:$RMHC.G42])" office:value-type="float" office:value="41.1805" calcext:value-type="float">
            <text:p>41.1805</text:p>
          </table:table-cell>
          <table:table-cell table:style-name="ce16" table:formula="of:=MEDIAN([$RMHC.G23:$RMHC.G42])" office:value-type="float" office:value="4.29" calcext:value-type="float">
            <text:p>4.29</text:p>
          </table:table-cell>
          <table:table-cell table:style-name="ce16" table:formula="of:=STDEVPA([$RMHC.G23:$RMHC.G42])" office:value-type="float" office:value="115.021460105278" calcext:value-type="float">
            <text:p>115.021460105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RMHC.H65:$RMHC.H84])" office:value-type="float" office:value="0.16" calcext:value-type="float">
            <text:p>0.16</text:p>
          </table:table-cell>
          <table:table-cell table:formula="of:=MAX([$RMHC.H65:$RMHC.H84])" office:value-type="float" office:value="6.48" calcext:value-type="float">
            <text:p>6.48</text:p>
          </table:table-cell>
          <table:table-cell table:formula="of:=AVERAGE([$RMHC.H65:$RMHC.H84])" office:value-type="float" office:value="1.897" calcext:value-type="float">
            <text:p>1.897</text:p>
          </table:table-cell>
          <table:table-cell table:formula="of:=MEDIAN([$RMHC.H65:$RMHC.H84])" office:value-type="float" office:value="1.09" calcext:value-type="float">
            <text:p>1.09</text:p>
          </table:table-cell>
          <table:table-cell table:formula="of:=STDEVPA([$RMHC.H65:$RMHC.H84])" office:value-type="float" office:value="1.97410258092127" calcext:value-type="float">
            <text:p>1.97410258092127</text:p>
          </table:table-cell>
          <table:table-cell table:style-name="ce16" table:formula="of:=MIN([$RMHC.G65:$RMHC.G84])" office:value-type="float" office:value="2.22" calcext:value-type="float">
            <text:p>2.22</text:p>
          </table:table-cell>
          <table:table-cell table:style-name="ce16" table:formula="of:=MAX([$RMHC.G65:$RMHC.G84])" office:value-type="float" office:value="405.16" calcext:value-type="float">
            <text:p>405.16</text:p>
          </table:table-cell>
          <table:table-cell table:style-name="ce16" table:formula="of:=AVERAGE([$RMHC.G65:$RMHC.G84])" office:value-type="float" office:value="24.0285" calcext:value-type="float">
            <text:p>24.0285</text:p>
          </table:table-cell>
          <table:table-cell table:style-name="ce16" table:formula="of:=MEDIAN([$RMHC.G65:$RMHC.G84])" office:value-type="float" office:value="3.475" calcext:value-type="float">
            <text:p>3.475</text:p>
          </table:table-cell>
          <table:table-cell table:style-name="ce16" table:formula="of:=STDEVPA([$RMHC.G65:$RMHC.G84])" office:value-type="float" office:value="87.4506628491174" calcext:value-type="float">
            <text:p>87.45066284911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RMHC.H107:$RMHC.H126])" office:value-type="float" office:value="17.76" calcext:value-type="float">
            <text:p>17.76</text:p>
          </table:table-cell>
          <table:table-cell table:formula="of:=MAX([$RMHC.H107:$RMHC.H126])" office:value-type="float" office:value="17.8" calcext:value-type="float">
            <text:p>17.8</text:p>
          </table:table-cell>
          <table:table-cell table:formula="of:=AVERAGE([$RMHC.H107:$RMHC.H126])" office:value-type="float" office:value="17.7855" calcext:value-type="float">
            <text:p>17.7855</text:p>
          </table:table-cell>
          <table:table-cell table:formula="of:=MEDIAN([$RMHC.H107:$RMHC.H126])" office:value-type="float" office:value="17.79" calcext:value-type="float">
            <text:p>17.79</text:p>
          </table:table-cell>
          <table:table-cell table:formula="of:=STDEVPA([$RMHC.H107:$RMHC.H126])" office:value-type="float" office:value="0.00973396116696552" calcext:value-type="float">
            <text:p>0.009733961166966</text:p>
          </table:table-cell>
          <table:table-cell table:style-name="ce16" table:formula="of:=MIN([$RMHC.G107:$RMHC.G126])" office:value-type="float" office:value="5.44" calcext:value-type="float">
            <text:p>5.44</text:p>
          </table:table-cell>
          <table:table-cell table:style-name="ce16" table:formula="of:=MAX([$RMHC.G107:$RMHC.G126])" office:value-type="float" office:value="408.69" calcext:value-type="float">
            <text:p>408.69</text:p>
          </table:table-cell>
          <table:table-cell table:style-name="ce16" table:formula="of:=AVERAGE([$RMHC.G107:$RMHC.G126])" office:value-type="float" office:value="27.2755" calcext:value-type="float">
            <text:p>27.2755</text:p>
          </table:table-cell>
          <table:table-cell table:style-name="ce16" table:formula="of:=MEDIAN([$RMHC.G107:$RMHC.G126])" office:value-type="float" office:value="5.78" calcext:value-type="float">
            <text:p>5.78</text:p>
          </table:table-cell>
          <table:table-cell table:style-name="ce16" table:formula="of:=STDEVPA([$RMHC.G107:$RMHC.G126])" office:value-type="float" office:value="87.5313630349145" calcext:value-type="float">
            <text:p>87.53136303491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RMHC.H149:$RMHC.H168])" office:value-type="float" office:value="0.37" calcext:value-type="float">
            <text:p>0.37</text:p>
          </table:table-cell>
          <table:table-cell table:formula="of:=MAX([$RMHC.H149:$RMHC.H168])" office:value-type="float" office:value="13.73" calcext:value-type="float">
            <text:p>13.73</text:p>
          </table:table-cell>
          <table:table-cell table:formula="of:=AVERAGE([$RMHC.H149:$RMHC.H168])" office:value-type="float" office:value="3.195" calcext:value-type="float">
            <text:p>3.195</text:p>
          </table:table-cell>
          <table:table-cell table:formula="of:=MEDIAN([$RMHC.H149:$RMHC.H168])" office:value-type="float" office:value="2.36" calcext:value-type="float">
            <text:p>2.36</text:p>
          </table:table-cell>
          <table:table-cell table:formula="of:=STDEVPA([$RMHC.H149:$RMHC.H168])" office:value-type="float" office:value="3.09769995319108" calcext:value-type="float">
            <text:p>3.09769995319108</text:p>
          </table:table-cell>
          <table:table-cell table:style-name="ce16" table:formula="of:=MIN([$RMHC.G149:$RMHC.G168])" office:value-type="float" office:value="1.17" calcext:value-type="float">
            <text:p>1.17</text:p>
          </table:table-cell>
          <table:table-cell table:style-name="ce16" table:formula="of:=MAX([$RMHC.G149:$RMHC.G168])" office:value-type="float" office:value="403.45" calcext:value-type="float">
            <text:p>403.45</text:p>
          </table:table-cell>
          <table:table-cell table:style-name="ce16" table:formula="of:=AVERAGE([$RMHC.G149:$RMHC.G168])" office:value-type="float" office:value="22.031" calcext:value-type="float">
            <text:p>22.031</text:p>
          </table:table-cell>
          <table:table-cell table:style-name="ce16" table:formula="of:=MEDIAN([$RMHC.G149:$RMHC.G168])" office:value-type="float" office:value="1.44" calcext:value-type="float">
            <text:p>1.44</text:p>
          </table:table-cell>
          <table:table-cell table:style-name="ce16" table:formula="of:=STDEVPA([$RMHC.G149:$RMHC.G168])" office:value-type="float" office:value="87.5120522499615" calcext:value-type="float">
            <text:p>87.51205224996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RMHC.H191:$RMHC.H210])" office:value-type="float" office:value="0.23" calcext:value-type="float">
            <text:p>0.23</text:p>
          </table:table-cell>
          <table:table-cell table:formula="of:=MAX([$RMHC.H191:$RMHC.H210])" office:value-type="float" office:value="5.81" calcext:value-type="float">
            <text:p>5.81</text:p>
          </table:table-cell>
          <table:table-cell table:formula="of:=AVERAGE([$RMHC.H191:$RMHC.H210])" office:value-type="float" office:value="2.8025" calcext:value-type="float">
            <text:p>2.8025</text:p>
          </table:table-cell>
          <table:table-cell table:formula="of:=MEDIAN([$RMHC.H191:$RMHC.H210])" office:value-type="float" office:value="2.12" calcext:value-type="float">
            <text:p>2.12</text:p>
          </table:table-cell>
          <table:table-cell table:formula="of:=STDEVPA([$RMHC.H191:$RMHC.H210])" office:value-type="float" office:value="1.98687663180178" calcext:value-type="float">
            <text:p>1.98687663180178</text:p>
          </table:table-cell>
          <table:table-cell table:style-name="ce16" table:formula="of:=MIN([$RMHC.G191:$RMHC.G210])" office:value-type="float" office:value="3.97" calcext:value-type="float">
            <text:p>3.97</text:p>
          </table:table-cell>
          <table:table-cell table:style-name="ce16" table:formula="of:=MAX([$RMHC.G191:$RMHC.G210])" office:value-type="float" office:value="513.74" calcext:value-type="float">
            <text:p>513.74</text:p>
          </table:table-cell>
          <table:table-cell table:style-name="ce16" table:formula="of:=AVERAGE([$RMHC.G191:$RMHC.G210])" office:value-type="float" office:value="54.5195" calcext:value-type="float">
            <text:p>54.5195</text:p>
          </table:table-cell>
          <table:table-cell table:style-name="ce16" table:formula="of:=MEDIAN([$RMHC.G191:$RMHC.G210])" office:value-type="float" office:value="8.515" calcext:value-type="float">
            <text:p>8.515</text:p>
          </table:table-cell>
          <table:table-cell table:style-name="ce16" table:formula="of:=STDEVPA([$RMHC.G191:$RMHC.G210])" office:value-type="float" office:value="137.276587314626" calcext:value-type="float">
            <text:p>137.276587314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RMHC.H233:$RMHC.H252])" office:value-type="float" office:value="0.17" calcext:value-type="float">
            <text:p>0.17</text:p>
          </table:table-cell>
          <table:table-cell table:formula="of:=MAX([$RMHC.H233:$RMHC.H252])" office:value-type="float" office:value="11.02" calcext:value-type="float">
            <text:p>11.02</text:p>
          </table:table-cell>
          <table:table-cell table:formula="of:=AVERAGE([$RMHC.H233:$RMHC.H252])" office:value-type="float" office:value="2.5115" calcext:value-type="float">
            <text:p>2.5115</text:p>
          </table:table-cell>
          <table:table-cell table:formula="of:=MEDIAN([$RMHC.H233:$RMHC.H252])" office:value-type="float" office:value="1.9" calcext:value-type="float">
            <text:p>1.9</text:p>
          </table:table-cell>
          <table:table-cell table:formula="of:=STDEVPA([$RMHC.H233:$RMHC.H252])" office:value-type="float" office:value="2.68987783179831" calcext:value-type="float">
            <text:p>2.68987783179831</text:p>
          </table:table-cell>
          <table:table-cell table:style-name="ce16" table:formula="of:=MIN([$RMHC.G233:$RMHC.G252])" office:value-type="float" office:value="1.81" calcext:value-type="float">
            <text:p>1.81</text:p>
          </table:table-cell>
          <table:table-cell table:style-name="ce16" table:formula="of:=MAX([$RMHC.G233:$RMHC.G252])" office:value-type="float" office:value="504.87" calcext:value-type="float">
            <text:p>504.87</text:p>
          </table:table-cell>
          <table:table-cell table:style-name="ce16" table:formula="of:=AVERAGE([$RMHC.G233:$RMHC.G252])" office:value-type="float" office:value="28.794" calcext:value-type="float">
            <text:p>28.794</text:p>
          </table:table-cell>
          <table:table-cell table:style-name="ce16" table:formula="of:=MEDIAN([$RMHC.G233:$RMHC.G252])" office:value-type="float" office:value="3.475" calcext:value-type="float">
            <text:p>3.475</text:p>
          </table:table-cell>
          <table:table-cell table:style-name="ce16" table:formula="of:=STDEVPA([$RMHC.G233:$RMHC.G252])" office:value-type="float" office:value="109.233948816291" calcext:value-type="float">
            <text:p>109.233948816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43:.B48])" office:value-type="float" office:value="3.15333333333333" calcext:value-type="float">
            <text:p>3.15333333333333</text:p>
          </table:table-cell>
          <table:table-cell table:formula="of:=AVERAGE([.C43:.C48])" office:value-type="float" office:value="11.65" calcext:value-type="float">
            <text:p>11.65</text:p>
          </table:table-cell>
          <table:table-cell table:formula="of:=AVERAGE([.D43:.D48])" office:value-type="float" office:value="5.39358333333334" calcext:value-type="float">
            <text:p>5.39358333333334</text:p>
          </table:table-cell>
          <table:table-cell table:formula="of:=AVERAGE([.E43:.E48])" office:value-type="float" office:value="4.43583333333333" calcext:value-type="float">
            <text:p>4.43583333333333</text:p>
          </table:table-cell>
          <table:table-cell table:formula="of:=AVERAGE([.F43:.F48])" office:value-type="float" office:value="2.34715976269419" calcext:value-type="float">
            <text:p>2.34715976269419</text:p>
          </table:table-cell>
          <table:table-cell table:style-name="ce16" table:formula="of:=AVERAGE([.G43:.G48])" office:value-type="float" office:value="2.72166666666667" calcext:value-type="float">
            <text:p>2.72166666666667</text:p>
          </table:table-cell>
          <table:table-cell table:style-name="ce16" table:formula="of:=AVERAGE([.H43:.H48])" office:value-type="float" office:value="448.245" calcext:value-type="float">
            <text:p>448.245</text:p>
          </table:table-cell>
          <table:table-cell table:style-name="ce16" table:formula="of:=AVERAGE([.I43:.I48])" office:value-type="float" office:value="32.9715" calcext:value-type="float">
            <text:p>32.9715</text:p>
          </table:table-cell>
          <table:table-cell table:style-name="ce16" table:formula="of:=AVERAGE([.J43:.J48])" office:value-type="float" office:value="4.49583333333333" calcext:value-type="float">
            <text:p>4.49583333333333</text:p>
          </table:table-cell>
          <table:table-cell table:style-name="ce16" table:formula="of:=AVERAGE([.K43:.K48])" office:value-type="float" office:value="104.004345728365" calcext:value-type="float">
            <text:p>104.004345728365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11" office:value-type="string" calcext:value-type="string" table:number-columns-spanned="5" table:number-rows-spanned="1">
            <text:p>Ejecución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Tiempo</text:p>
          </table:table-cell>
          <table:covered-table-cell table:number-columns-repeated="4" table:style-name="ce16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6" office:value-type="string" calcext:value-type="string">
            <text:p>Mejor</text:p>
          </table:table-cell>
          <table:table-cell table:style-name="ce16" office:value-type="string" calcext:value-type="string">
            <text:p>Peor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Mediana</text:p>
          </table:table-cell>
          <table:table-cell table:style-name="ce16"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SA.J23:$SA.J42])" office:value-type="float" office:value="0.4" calcext:value-type="float">
            <text:p>0.4</text:p>
          </table:table-cell>
          <table:table-cell table:formula="of:=MAX([$SA.J23:$SA.J42])" office:value-type="float" office:value="13.87" calcext:value-type="float">
            <text:p>13.87</text:p>
          </table:table-cell>
          <table:table-cell table:formula="of:=AVERAGE([$SA.J23:$SA.J42])" office:value-type="float" office:value="3.8435" calcext:value-type="float">
            <text:p>3.8435</text:p>
          </table:table-cell>
          <table:table-cell table:formula="of:=MEDIAN([$SA.J23:$SA.J42])" office:value-type="float" office:value="2.23" calcext:value-type="float">
            <text:p>2.23</text:p>
          </table:table-cell>
          <table:table-cell table:formula="of:=STDEVPA([$SA.J23:$SA.J42])" office:value-type="float" office:value="3.66680961463777" calcext:value-type="float">
            <text:p>3.66680961463777</text:p>
          </table:table-cell>
          <table:table-cell table:style-name="ce16" table:formula="of:=MIN([$SA.H23:$SA.H42])" office:value-type="float" office:value="1.98" calcext:value-type="float">
            <text:p>1.98</text:p>
          </table:table-cell>
          <table:table-cell table:style-name="ce16" table:formula="of:=MAX([$SA.H23:$SA.H42])" office:value-type="float" office:value="304.87" calcext:value-type="float">
            <text:p>304.87</text:p>
          </table:table-cell>
          <table:table-cell table:style-name="ce16" table:formula="of:=AVERAGE([$SA.H23:$SA.H42])" office:value-type="float" office:value="18.2975" calcext:value-type="float">
            <text:p>18.2975</text:p>
          </table:table-cell>
          <table:table-cell table:style-name="ce16" table:formula="of:=MEDIAN([$SA.H23:$SA.H42])" office:value-type="float" office:value="2.395" calcext:value-type="float">
            <text:p>2.395</text:p>
          </table:table-cell>
          <table:table-cell table:style-name="ce16" table:formula="of:=STDEVPA([$SA.H23:$SA.H42])" office:value-type="float" office:value="65.7550702132543" calcext:value-type="float">
            <text:p>65.75507021325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SA.J65:$SA.J84])" office:value-type="float" office:value="0.25" calcext:value-type="float">
            <text:p>0.25</text:p>
          </table:table-cell>
          <table:table-cell table:formula="of:=MAX([$SA.J65:$SA.J84])" office:value-type="float" office:value="8.3" calcext:value-type="float">
            <text:p>8.3</text:p>
          </table:table-cell>
          <table:table-cell table:formula="of:=AVERAGE([$SA.J65:$SA.J84])" office:value-type="float" office:value="2.74" calcext:value-type="float">
            <text:p>2.74</text:p>
          </table:table-cell>
          <table:table-cell table:formula="of:=MEDIAN([$SA.J65:$SA.J84])" office:value-type="float" office:value="1.29" calcext:value-type="float">
            <text:p>1.29</text:p>
          </table:table-cell>
          <table:table-cell table:formula="of:=STDEVPA([$SA.J65:$SA.J84])" office:value-type="float" office:value="2.57334412778392" calcext:value-type="float">
            <text:p>2.57334412778392</text:p>
          </table:table-cell>
          <table:table-cell table:style-name="ce16" table:formula="of:=MIN([$SA.H65:$SA.H84])" office:value-type="float" office:value="6.58" calcext:value-type="float">
            <text:p>6.58</text:p>
          </table:table-cell>
          <table:table-cell table:style-name="ce16" table:formula="of:=MAX([$SA.H65:$SA.H84])" office:value-type="float" office:value="336.79" calcext:value-type="float">
            <text:p>336.79</text:p>
          </table:table-cell>
          <table:table-cell table:style-name="ce16" table:formula="of:=AVERAGE([$SA.H65:$SA.H84])" office:value-type="float" office:value="38.986" calcext:value-type="float">
            <text:p>38.986</text:p>
          </table:table-cell>
          <table:table-cell table:style-name="ce16" table:formula="of:=MEDIAN([$SA.H65:$SA.H84])" office:value-type="float" office:value="7.065" calcext:value-type="float">
            <text:p>7.065</text:p>
          </table:table-cell>
          <table:table-cell table:style-name="ce16" table:formula="of:=STDEVPA([$SA.H65:$SA.H84])" office:value-type="float" office:value="94.6392042654629" calcext:value-type="float">
            <text:p>94.63920426546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SA.J107:$SA.J126])" office:value-type="float" office:value="17.76" calcext:value-type="float">
            <text:p>17.76</text:p>
          </table:table-cell>
          <table:table-cell table:formula="of:=MAX([$SA.J107:$SA.J126])" office:value-type="float" office:value="17.8" calcext:value-type="float">
            <text:p>17.8</text:p>
          </table:table-cell>
          <table:table-cell table:formula="of:=AVERAGE([$SA.J107:$SA.J126])" office:value-type="float" office:value="17.783" calcext:value-type="float">
            <text:p>17.783</text:p>
          </table:table-cell>
          <table:table-cell table:formula="of:=MEDIAN([$SA.J107:$SA.J126])" office:value-type="float" office:value="17.78" calcext:value-type="float">
            <text:p>17.78</text:p>
          </table:table-cell>
          <table:table-cell table:formula="of:=STDEVPA([$SA.J107:$SA.J126])" office:value-type="float" office:value="0.0100498756211207" calcext:value-type="float">
            <text:p>0.010049875621121</text:p>
          </table:table-cell>
          <table:table-cell table:style-name="ce16" table:formula="of:=MIN([$SA.H107:$SA.H126])" office:value-type="float" office:value="4.59" calcext:value-type="float">
            <text:p>4.59</text:p>
          </table:table-cell>
          <table:table-cell table:style-name="ce16" table:formula="of:=MAX([$SA.H107:$SA.H126])" office:value-type="float" office:value="411.66" calcext:value-type="float">
            <text:p>411.66</text:p>
          </table:table-cell>
          <table:table-cell table:style-name="ce16" table:formula="of:=AVERAGE([$SA.H107:$SA.H126])" office:value-type="float" office:value="69.2915" calcext:value-type="float">
            <text:p>69.2915</text:p>
          </table:table-cell>
          <table:table-cell table:style-name="ce16" table:formula="of:=MEDIAN([$SA.H107:$SA.H126])" office:value-type="float" office:value="12.145" calcext:value-type="float">
            <text:p>12.145</text:p>
          </table:table-cell>
          <table:table-cell table:style-name="ce16" table:formula="of:=STDEVPA([$SA.H107:$SA.H126])" office:value-type="float" office:value="139.579892365448" calcext:value-type="float">
            <text:p>139.579892365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SA.J149:$SA.J168])" office:value-type="float" office:value="0.27" calcext:value-type="float">
            <text:p>0.27</text:p>
          </table:table-cell>
          <table:table-cell table:formula="of:=MAX([$SA.J149:$SA.J168])" office:value-type="float" office:value="9.19" calcext:value-type="float">
            <text:p>9.19</text:p>
          </table:table-cell>
          <table:table-cell table:formula="of:=AVERAGE([$SA.J149:$SA.J168])" office:value-type="float" office:value="2.81" calcext:value-type="float">
            <text:p>2.81</text:p>
          </table:table-cell>
          <table:table-cell table:formula="of:=MEDIAN([$SA.J149:$SA.J168])" office:value-type="float" office:value="1.395" calcext:value-type="float">
            <text:p>1.395</text:p>
          </table:table-cell>
          <table:table-cell table:formula="of:=STDEVPA([$SA.J149:$SA.J168])" office:value-type="float" office:value="2.55750855326038" calcext:value-type="float">
            <text:p>2.55750855326038</text:p>
          </table:table-cell>
          <table:table-cell table:style-name="ce16" table:formula="of:=MIN([$SA.H149:$SA.H168])" office:value-type="float" office:value="1.44" calcext:value-type="float">
            <text:p>1.44</text:p>
          </table:table-cell>
          <table:table-cell table:style-name="ce16" table:formula="of:=MAX([$SA.H149:$SA.H168])" office:value-type="float" office:value="5.27" calcext:value-type="float">
            <text:p>5.27</text:p>
          </table:table-cell>
          <table:table-cell table:style-name="ce16" table:formula="of:=AVERAGE([$SA.H149:$SA.H168])" office:value-type="float" office:value="2.183" calcext:value-type="float">
            <text:p>2.183</text:p>
          </table:table-cell>
          <table:table-cell table:style-name="ce16" table:formula="of:=MEDIAN([$SA.H149:$SA.H168])" office:value-type="float" office:value="1.71" calcext:value-type="float">
            <text:p>1.71</text:p>
          </table:table-cell>
          <table:table-cell table:style-name="ce16" table:formula="of:=STDEVPA([$SA.H149:$SA.H168])" office:value-type="float" office:value="0.958212398166502" calcext:value-type="float">
            <text:p>0.9582123981665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SA.J191:$SA.J210])" office:value-type="float" office:value="0.37" calcext:value-type="float">
            <text:p>0.37</text:p>
          </table:table-cell>
          <table:table-cell table:formula="of:=MAX([$SA.J191:$SA.J210])" office:value-type="float" office:value="6.83" calcext:value-type="float">
            <text:p>6.83</text:p>
          </table:table-cell>
          <table:table-cell table:formula="of:=AVERAGE([$SA.J191:$SA.J210])" office:value-type="float" office:value="2.0465" calcext:value-type="float">
            <text:p>2.0465</text:p>
          </table:table-cell>
          <table:table-cell table:formula="of:=MEDIAN([$SA.J191:$SA.J210])" office:value-type="float" office:value="1.33" calcext:value-type="float">
            <text:p>1.33</text:p>
          </table:table-cell>
          <table:table-cell table:formula="of:=STDEVPA([$SA.J191:$SA.J210])" office:value-type="float" office:value="1.85418789500956" calcext:value-type="float">
            <text:p>1.85418789500956</text:p>
          </table:table-cell>
          <table:table-cell table:style-name="ce16" table:formula="of:=MIN([$SA.H191:$SA.H210])" office:value-type="float" office:value="4.2" calcext:value-type="float">
            <text:p>4.2</text:p>
          </table:table-cell>
          <table:table-cell table:style-name="ce16" table:formula="of:=MAX([$SA.H191:$SA.H210])" office:value-type="float" office:value="407.02" calcext:value-type="float">
            <text:p>407.02</text:p>
          </table:table-cell>
          <table:table-cell table:style-name="ce16" table:formula="of:=AVERAGE([$SA.H191:$SA.H210])" office:value-type="float" office:value="24.6895" calcext:value-type="float">
            <text:p>24.6895</text:p>
          </table:table-cell>
          <table:table-cell table:style-name="ce16" table:formula="of:=MEDIAN([$SA.H191:$SA.H210])" office:value-type="float" office:value="4.47" calcext:value-type="float">
            <text:p>4.47</text:p>
          </table:table-cell>
          <table:table-cell table:style-name="ce16" table:formula="of:=STDEVPA([$SA.H191:$SA.H210])" office:value-type="float" office:value="87.7134658689873" calcext:value-type="float">
            <text:p>87.71346586898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SA.J233:$SA.J252])" office:value-type="float" office:value="0.31" calcext:value-type="float">
            <text:p>0.31</text:p>
          </table:table-cell>
          <table:table-cell table:formula="of:=MAX([$SA.J233:$SA.J252])" office:value-type="float" office:value="6.25" calcext:value-type="float">
            <text:p>6.25</text:p>
          </table:table-cell>
          <table:table-cell table:formula="of:=AVERAGE([$SA.J233:$SA.J252])" office:value-type="float" office:value="2.306" calcext:value-type="float">
            <text:p>2.306</text:p>
          </table:table-cell>
          <table:table-cell table:formula="of:=MEDIAN([$SA.J233:$SA.J252])" office:value-type="float" office:value="1.31" calcext:value-type="float">
            <text:p>1.31</text:p>
          </table:table-cell>
          <table:table-cell table:formula="of:=STDEVPA([$SA.J233:$SA.J252])" office:value-type="float" office:value="2.04993756002469" calcext:value-type="float">
            <text:p>2.04993756002469</text:p>
          </table:table-cell>
          <table:table-cell table:style-name="ce16" table:formula="of:=MIN([$SA.H233:$SA.H252])" office:value-type="float" office:value="2.33" calcext:value-type="float">
            <text:p>2.33</text:p>
          </table:table-cell>
          <table:table-cell table:style-name="ce16" table:formula="of:=MAX([$SA.H233:$SA.H252])" office:value-type="float" office:value="369.7" calcext:value-type="float">
            <text:p>369.7</text:p>
          </table:table-cell>
          <table:table-cell table:style-name="ce16" table:formula="of:=AVERAGE([$SA.H233:$SA.H252])" office:value-type="float" office:value="31.7035" calcext:value-type="float">
            <text:p>31.7035</text:p>
          </table:table-cell>
          <table:table-cell table:style-name="ce16" table:formula="of:=MEDIAN([$SA.H233:$SA.H252])" office:value-type="float" office:value="3.205" calcext:value-type="float">
            <text:p>3.205</text:p>
          </table:table-cell>
          <table:table-cell table:style-name="ce16" table:formula="of:=STDEVPA([$SA.H233:$SA.H252])" office:value-type="float" office:value="89.067859482251" calcext:value-type="float">
            <text:p>89.0678594822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53:.B58])" office:value-type="float" office:value="3.22666666666667" calcext:value-type="float">
            <text:p>3.22666666666667</text:p>
          </table:table-cell>
          <table:table-cell table:formula="of:=AVERAGE([.C53:.C58])" office:value-type="float" office:value="10.3733333333333" calcext:value-type="float">
            <text:p>10.3733333333333</text:p>
          </table:table-cell>
          <table:table-cell table:formula="of:=AVERAGE([.D53:.D58])" office:value-type="float" office:value="5.25483333333333" calcext:value-type="float">
            <text:p>5.25483333333333</text:p>
          </table:table-cell>
          <table:table-cell table:formula="of:=AVERAGE([.E53:.E58])" office:value-type="float" office:value="4.2225" calcext:value-type="float">
            <text:p>4.2225</text:p>
          </table:table-cell>
          <table:table-cell table:formula="of:=AVERAGE([.F53:.F58])" office:value-type="float" office:value="2.11863960438958" calcext:value-type="float">
            <text:p>2.11863960438958</text:p>
          </table:table-cell>
          <table:table-cell table:style-name="ce16" table:formula="of:=AVERAGE([.G53:.G58])" office:value-type="float" office:value="3.52" calcext:value-type="float">
            <text:p>3.52</text:p>
          </table:table-cell>
          <table:table-cell table:style-name="ce16" table:formula="of:=AVERAGE([.H53:.H58])" office:value-type="float" office:value="305.885" calcext:value-type="float">
            <text:p>305.885</text:p>
          </table:table-cell>
          <table:table-cell table:style-name="ce16" table:formula="of:=AVERAGE([.I53:.I58])" office:value-type="float" office:value="30.8585" calcext:value-type="float">
            <text:p>30.8585</text:p>
          </table:table-cell>
          <table:table-cell table:style-name="ce16" table:formula="of:=AVERAGE([.J53:.J58])" office:value-type="float" office:value="5.165" calcext:value-type="float">
            <text:p>5.165</text:p>
          </table:table-cell>
          <table:table-cell table:style-name="ce16" table:formula="of:=AVERAGE([.K53:.K58])" office:value-type="float" office:value="79.618950765595" calcext:value-type="float">
            <text:p>79.618950765595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GA_St</text:p>
          </table:table-cell>
          <table:table-cell table:style-name="ce11" office:value-type="string" calcext:value-type="string" table:number-columns-spanned="5" table:number-rows-spanned="1">
            <text:p>Ejecución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Tiempo</text:p>
          </table:table-cell>
          <table:covered-table-cell table:number-columns-repeated="4" table:style-name="ce16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6" office:value-type="string" calcext:value-type="string">
            <text:p>Mejor</text:p>
          </table:table-cell>
          <table:table-cell table:style-name="ce16" office:value-type="string" calcext:value-type="string">
            <text:p>Peor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Mediana</text:p>
          </table:table-cell>
          <table:table-cell table:style-name="ce16" office:value-type="string" calcext:value-type="string">
            <text:p>Desviación</text:p>
          </table:table-cell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GA_Stacionary.I23:$GA_Stacionary.I42])" office:value-type="float" office:value="0.01" calcext:value-type="float">
            <text:p>0.01</text:p>
          </table:table-cell>
          <table:table-cell table:formula="of:=MAX([$GA_Stacionary.I23:$GA_Stacionary.I42])" office:value-type="float" office:value="0.31" calcext:value-type="float">
            <text:p>0.31</text:p>
          </table:table-cell>
          <table:table-cell table:formula="of:=AVERAGE([$GA_Stacionary.I23:$GA_Stacionary.I42])" office:value-type="float" office:value="0.0535" calcext:value-type="float">
            <text:p>0.0535</text:p>
          </table:table-cell>
          <table:table-cell table:formula="of:=MEDIAN([$GA_Stacionary.I23:$GA_Stacionary.I42])" office:value-type="float" office:value="0.025" calcext:value-type="float">
            <text:p>0.025</text:p>
          </table:table-cell>
          <table:table-cell table:formula="of:=STDEVPA([$GA_Stacionary.I23:$GA_Stacionary.I42])" office:value-type="float" office:value="0.0700910122626289" calcext:value-type="float">
            <text:p>0.070091012262629</text:p>
          </table:table-cell>
          <table:table-cell table:style-name="ce16" table:formula="of:=MIN([$GA_Stacionary.H23:$GA_Stacionary.H42])" office:value-type="float" office:value="117.18" calcext:value-type="float">
            <text:p>117.18</text:p>
          </table:table-cell>
          <table:table-cell table:style-name="ce16" table:formula="of:=MAX([$GA_Stacionary.H23:$GA_Stacionary.H42])" office:value-type="float" office:value="475.59" calcext:value-type="float">
            <text:p>475.59</text:p>
          </table:table-cell>
          <table:table-cell table:style-name="ce16" table:formula="of:=AVERAGE([$GA_Stacionary.H23:$GA_Stacionary.H42])" office:value-type="float" office:value="324.648" calcext:value-type="float">
            <text:p>324.648</text:p>
          </table:table-cell>
          <table:table-cell table:style-name="ce16" table:formula="of:=MEDIAN([$GA_Stacionary.H23:$GA_Stacionary.H42])" office:value-type="float" office:value="320.835" calcext:value-type="float">
            <text:p>320.835</text:p>
          </table:table-cell>
          <table:table-cell table:style-name="ce16" table:formula="of:=STDEVPA([$GA_Stacionary.H23:$GA_Stacionary.H42])" office:value-type="float" office:value="101.082279436111" calcext:value-type="float">
            <text:p>101.082279436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GA_Stacionary.I65:$GA_Stacionary.I84])" office:value-type="float" office:value="0.45" calcext:value-type="float">
            <text:p>0.45</text:p>
          </table:table-cell>
          <table:table-cell table:formula="of:=MAX([$GA_Stacionary.I65:$GA_Stacionary.I84])" office:value-type="float" office:value="10.15" calcext:value-type="float">
            <text:p>10.15</text:p>
          </table:table-cell>
          <table:table-cell table:formula="of:=AVERAGE([$GA_Stacionary.I65:$GA_Stacionary.I84])" office:value-type="float" office:value="2.4915" calcext:value-type="float">
            <text:p>2.4915</text:p>
          </table:table-cell>
          <table:table-cell table:formula="of:=MEDIAN([$GA_Stacionary.I65:$GA_Stacionary.I84])" office:value-type="float" office:value="1.655" calcext:value-type="float">
            <text:p>1.655</text:p>
          </table:table-cell>
          <table:table-cell table:formula="of:=STDEVPA([$GA_Stacionary.I65:$GA_Stacionary.I84])" office:value-type="float" office:value="2.36513271297828" calcext:value-type="float">
            <text:p>2.36513271297828</text:p>
          </table:table-cell>
          <table:table-cell table:style-name="ce16" table:formula="of:=MIN([$GA_Stacionary.H65:$GA_Stacionary.H84])" office:value-type="float" office:value="119.66" calcext:value-type="float">
            <text:p>119.66</text:p>
          </table:table-cell>
          <table:table-cell table:style-name="ce16" table:formula="of:=MAX([$GA_Stacionary.H65:$GA_Stacionary.H84])" office:value-type="float" office:value="500.5" calcext:value-type="float">
            <text:p>500.5</text:p>
          </table:table-cell>
          <table:table-cell table:style-name="ce16" table:formula="of:=AVERAGE([$GA_Stacionary.H65:$GA_Stacionary.H84])" office:value-type="float" office:value="306.731" calcext:value-type="float">
            <text:p>306.731</text:p>
          </table:table-cell>
          <table:table-cell table:style-name="ce16" table:formula="of:=MEDIAN([$GA_Stacionary.H65:$GA_Stacionary.H84])" office:value-type="float" office:value="303.835" calcext:value-type="float">
            <text:p>303.835</text:p>
          </table:table-cell>
          <table:table-cell table:style-name="ce16" table:formula="of:=STDEVPA([$GA_Stacionary.H65:$GA_Stacionary.H84])" office:value-type="float" office:value="100.152102219574" calcext:value-type="float">
            <text:p>100.1521022195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GA_Stacionary.I107:$GA_Stacionary.I126])" office:value-type="float" office:value="0.06" calcext:value-type="float">
            <text:p>0.06</text:p>
          </table:table-cell>
          <table:table-cell table:formula="of:=MAX([$GA_Stacionary.I107:$GA_Stacionary.I126])" office:value-type="float" office:value="0.23" calcext:value-type="float">
            <text:p>0.23</text:p>
          </table:table-cell>
          <table:table-cell table:formula="of:=AVERAGE([$GA_Stacionary.I107:$GA_Stacionary.I126])" office:value-type="float" office:value="0.138" calcext:value-type="float">
            <text:p>0.138</text:p>
          </table:table-cell>
          <table:table-cell table:formula="of:=MEDIAN([$GA_Stacionary.I107:$GA_Stacionary.I126])" office:value-type="float" office:value="0.14" calcext:value-type="float">
            <text:p>0.14</text:p>
          </table:table-cell>
          <table:table-cell table:formula="of:=STDEVPA([$GA_Stacionary.I107:$GA_Stacionary.I126])" office:value-type="float" office:value="0.0438862165149834" calcext:value-type="float">
            <text:p>0.043886216514983</text:p>
          </table:table-cell>
          <table:table-cell table:style-name="ce16" table:formula="of:=MIN([$GA_Stacionary.H107:$GA_Stacionary.H126])" office:value-type="float" office:value="110.12" calcext:value-type="float">
            <text:p>110.12</text:p>
          </table:table-cell>
          <table:table-cell table:style-name="ce16" table:formula="of:=MAX([$GA_Stacionary.H107:$GA_Stacionary.H126])" office:value-type="float" office:value="521.14" calcext:value-type="float">
            <text:p>521.14</text:p>
          </table:table-cell>
          <table:table-cell table:style-name="ce16" table:formula="of:=AVERAGE([$GA_Stacionary.H107:$GA_Stacionary.H126])" office:value-type="float" office:value="328.3775" calcext:value-type="float">
            <text:p>328.3775</text:p>
          </table:table-cell>
          <table:table-cell table:style-name="ce16" table:formula="of:=MEDIAN([$GA_Stacionary.H107:$GA_Stacionary.H126])" office:value-type="float" office:value="340.465" calcext:value-type="float">
            <text:p>340.465</text:p>
          </table:table-cell>
          <table:table-cell table:style-name="ce16" table:formula="of:=STDEVPA([$GA_Stacionary.H107:$GA_Stacionary.H126])" office:value-type="float" office:value="96.9247690673029" calcext:value-type="float">
            <text:p>96.92476906730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GA_Stacionary.I149:$GA_Stacionary.I168])" office:value-type="float" office:value="0" calcext:value-type="float">
            <text:p>0</text:p>
          </table:table-cell>
          <table:table-cell table:formula="of:=MAX([$GA_Stacionary.I149:$GA_Stacionary.I168])" office:value-type="float" office:value="0" calcext:value-type="float">
            <text:p>0</text:p>
          </table:table-cell>
          <table:table-cell table:formula="of:=AVERAGE([$GA_Stacionary.I149:$GA_Stacionary.I168])" office:value-type="float" office:value="0" calcext:value-type="float">
            <text:p>0</text:p>
          </table:table-cell>
          <table:table-cell table:formula="of:=MEDIAN([$GA_Stacionary.I149:$GA_Stacionary.I168])" office:value-type="float" office:value="0" calcext:value-type="float">
            <text:p>0</text:p>
          </table:table-cell>
          <table:table-cell table:formula="of:=STDEVPA([$GA_Stacionary.I149:$GA_Stacionary.I168])" office:value-type="float" office:value="0" calcext:value-type="float">
            <text:p>0</text:p>
          </table:table-cell>
          <table:table-cell table:style-name="ce16" table:formula="of:=MIN([$GA_Stacionary.H149:$GA_Stacionary.H168])" office:value-type="float" office:value="82.76" calcext:value-type="float">
            <text:p>82.76</text:p>
          </table:table-cell>
          <table:table-cell table:style-name="ce16" table:formula="of:=MAX([$GA_Stacionary.H149:$GA_Stacionary.H168])" office:value-type="float" office:value="457.01" calcext:value-type="float">
            <text:p>457.01</text:p>
          </table:table-cell>
          <table:table-cell table:style-name="ce16" table:formula="of:=AVERAGE([$GA_Stacionary.H149:$GA_Stacionary.H168])" office:value-type="float" office:value="271.98" calcext:value-type="float">
            <text:p>271.98</text:p>
          </table:table-cell>
          <table:table-cell table:style-name="ce16" table:formula="of:=MEDIAN([$GA_Stacionary.H149:$GA_Stacionary.H168])" office:value-type="float" office:value="278.545" calcext:value-type="float">
            <text:p>278.545</text:p>
          </table:table-cell>
          <table:table-cell table:style-name="ce16" table:formula="of:=STDEVPA([$GA_Stacionary.H149:$GA_Stacionary.H168])" office:value-type="float" office:value="93.5797490379195" calcext:value-type="float">
            <text:p>93.5797490379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GA_Stacionary.I191:$GA_Stacionary.I210])" office:value-type="float" office:value="0.35" calcext:value-type="float">
            <text:p>0.35</text:p>
          </table:table-cell>
          <table:table-cell table:formula="of:=MAX([$GA_Stacionary.I191:$GA_Stacionary.I210])" office:value-type="float" office:value="1.27" calcext:value-type="float">
            <text:p>1.27</text:p>
          </table:table-cell>
          <table:table-cell table:formula="of:=AVERAGE([$GA_Stacionary.I191:$GA_Stacionary.I210])" office:value-type="float" office:value="0.6985" calcext:value-type="float">
            <text:p>0.6985</text:p>
          </table:table-cell>
          <table:table-cell table:formula="of:=MEDIAN([$GA_Stacionary.I191:$GA_Stacionary.I210])" office:value-type="float" office:value="0.665" calcext:value-type="float">
            <text:p>0.665</text:p>
          </table:table-cell>
          <table:table-cell table:formula="of:=STDEVPA([$GA_Stacionary.I191:$GA_Stacionary.I210])" office:value-type="float" office:value="0.231954198065049" calcext:value-type="float">
            <text:p>0.231954198065049</text:p>
          </table:table-cell>
          <table:table-cell table:style-name="ce16" table:formula="of:=MIN([$GA_Stacionary.H191:$GA_Stacionary.H210])" office:value-type="float" office:value="118.43" calcext:value-type="float">
            <text:p>118.43</text:p>
          </table:table-cell>
          <table:table-cell table:style-name="ce16" table:formula="of:=MAX([$GA_Stacionary.H191:$GA_Stacionary.H210])" office:value-type="float" office:value="461.97" calcext:value-type="float">
            <text:p>461.97</text:p>
          </table:table-cell>
          <table:table-cell table:style-name="ce16" table:formula="of:=AVERAGE([$GA_Stacionary.H191:$GA_Stacionary.H210])" office:value-type="float" office:value="289.3655" calcext:value-type="float">
            <text:p>289.3655</text:p>
          </table:table-cell>
          <table:table-cell table:style-name="ce16" table:formula="of:=MEDIAN([$GA_Stacionary.H191:$GA_Stacionary.H210])" office:value-type="float" office:value="288.705" calcext:value-type="float">
            <text:p>288.705</text:p>
          </table:table-cell>
          <table:table-cell table:style-name="ce16" table:formula="of:=STDEVPA([$GA_Stacionary.H191:$GA_Stacionary.H210])" office:value-type="float" office:value="100.847699650265" calcext:value-type="float">
            <text:p>100.847699650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GA_Stacionary.I233:$GA_Stacionary.I252])" office:value-type="float" office:value="0.01" calcext:value-type="float">
            <text:p>0.01</text:p>
          </table:table-cell>
          <table:table-cell table:formula="of:=MAX([$GA_Stacionary.I233:$GA_Stacionary.I252])" office:value-type="float" office:value="0.17" calcext:value-type="float">
            <text:p>0.17</text:p>
          </table:table-cell>
          <table:table-cell table:formula="of:=AVERAGE([$GA_Stacionary.I233:$GA_Stacionary.I252])" office:value-type="float" office:value="0.0685" calcext:value-type="float">
            <text:p>0.0685</text:p>
          </table:table-cell>
          <table:table-cell table:formula="of:=MEDIAN([$GA_Stacionary.I233:$GA_Stacionary.I252])" office:value-type="float" office:value="0.06" calcext:value-type="float">
            <text:p>0.06</text:p>
          </table:table-cell>
          <table:table-cell table:formula="of:=STDEVPA([$GA_Stacionary.I233:$GA_Stacionary.I252])" office:value-type="float" office:value="0.0456371559148902" calcext:value-type="float">
            <text:p>0.04563715591489</text:p>
          </table:table-cell>
          <table:table-cell table:style-name="ce16" table:formula="of:=MIN([$GA_Stacionary.H233:$GA_Stacionary.H252])" office:value-type="float" office:value="93.48" calcext:value-type="float">
            <text:p>93.48</text:p>
          </table:table-cell>
          <table:table-cell table:style-name="ce16" table:formula="of:=MAX([$GA_Stacionary.H233:$GA_Stacionary.H252])" office:value-type="float" office:value="410.13" calcext:value-type="float">
            <text:p>410.13</text:p>
          </table:table-cell>
          <table:table-cell table:style-name="ce16" table:formula="of:=AVERAGE([$GA_Stacionary.H233:$GA_Stacionary.H252])" office:value-type="float" office:value="252.265" calcext:value-type="float">
            <text:p>252.265</text:p>
          </table:table-cell>
          <table:table-cell table:style-name="ce16" table:formula="of:=MEDIAN([$GA_Stacionary.H233:$GA_Stacionary.H252])" office:value-type="float" office:value="256.48" calcext:value-type="float">
            <text:p>256.48</text:p>
          </table:table-cell>
          <table:table-cell table:style-name="ce16" table:formula="of:=STDEVPA([$GA_Stacionary.H233:$GA_Stacionary.H252])" office:value-type="float" office:value="90.7710912956322" calcext:value-type="float">
            <text:p>90.77109129563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63:.B68])" office:value-type="float" office:value="0.146666666666667" calcext:value-type="float">
            <text:p>0.146666666666667</text:p>
          </table:table-cell>
          <table:table-cell table:formula="of:=AVERAGE([.C63:.C68])" office:value-type="float" office:value="2.02166666666667" calcext:value-type="float">
            <text:p>2.02166666666667</text:p>
          </table:table-cell>
          <table:table-cell table:formula="of:=AVERAGE([.D63:.D68])" office:value-type="float" office:value="0.575" calcext:value-type="float">
            <text:p>0.575</text:p>
          </table:table-cell>
          <table:table-cell table:formula="of:=AVERAGE([.E63:.E68])" office:value-type="float" office:value="0.424166666666667" calcext:value-type="float">
            <text:p>0.424166666666667</text:p>
          </table:table-cell>
          <table:table-cell table:formula="of:=AVERAGE([.F63:.F68])" office:value-type="float" office:value="0.459450215955972" calcext:value-type="float">
            <text:p>0.459450215955972</text:p>
          </table:table-cell>
          <table:table-cell table:style-name="ce16" table:formula="of:=AVERAGE([.G63:.G68])" office:value-type="float" office:value="106.938333333333" calcext:value-type="float">
            <text:p>106.938333333333</text:p>
          </table:table-cell>
          <table:table-cell table:style-name="ce16" table:formula="of:=AVERAGE([.H63:.H68])" office:value-type="float" office:value="471.056666666667" calcext:value-type="float">
            <text:p>471.056666666667</text:p>
          </table:table-cell>
          <table:table-cell table:style-name="ce16" table:formula="of:=AVERAGE([.I63:.I68])" office:value-type="float" office:value="295.561166666667" calcext:value-type="float">
            <text:p>295.561166666667</text:p>
          </table:table-cell>
          <table:table-cell table:style-name="ce16" table:formula="of:=AVERAGE([.J63:.J68])" office:value-type="float" office:value="298.144166666667" calcext:value-type="float">
            <text:p>298.144166666667</text:p>
          </table:table-cell>
          <table:table-cell table:style-name="ce16" table:formula="of:=AVERAGE([.K63:.K68])" office:value-type="float" office:value="97.2262817844674" calcext:value-type="float">
            <text:p>97.2262817844674</text:p>
          </table:table-cell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6"/>
        </table:table-row>
        <table:table-row table:style-name="ro1">
          <table:table-cell table:style-name="ce2" office:value-type="string" calcext:value-type="string">
            <text:p>GA_Gen</text:p>
          </table:table-cell>
          <table:table-cell table:style-name="ce11" office:value-type="string" calcext:value-type="string" table:number-columns-spanned="5" table:number-rows-spanned="1">
            <text:p>Ejecución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Tiempo</text:p>
          </table:table-cell>
          <table:covered-table-cell table:number-columns-repeated="4" table:style-name="ce16"/>
          <table:table-cell table:style-name="ce6"/>
        </table:table-row>
        <table:table-row table:style-name="ro1">
          <table:table-cell table:style-name="ce2" office:value-type="string" calcext:value-type="string">
            <text:p>Funciones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</text:p>
          </table:table-cell>
          <table:table-cell table:style-name="ce16" office:value-type="string" calcext:value-type="string">
            <text:p>Mejor</text:p>
          </table:table-cell>
          <table:table-cell table:style-name="ce16" office:value-type="string" calcext:value-type="string">
            <text:p>Peor</text:p>
          </table:table-cell>
          <table:table-cell table:style-name="ce16" office:value-type="string" calcext:value-type="string">
            <text:p>Promedio</text:p>
          </table:table-cell>
          <table:table-cell table:style-name="ce16" office:value-type="string" calcext:value-type="string">
            <text:p>Mediana</text:p>
          </table:table-cell>
          <table:table-cell table:style-name="ce16" office:value-type="string" calcext:value-type="string">
            <text:p>Desviación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GA_Gen.N23:$GA_Gen.N42])" office:value-type="float" office:value="1.3" calcext:value-type="float">
            <text:p>1.3</text:p>
          </table:table-cell>
          <table:table-cell table:formula="of:=MAX([$GA_Gen.N23:$GA_Gen.N42])" office:value-type="float" office:value="6.88" calcext:value-type="float">
            <text:p>6.88</text:p>
          </table:table-cell>
          <table:table-cell table:formula="of:=AVERAGE([$GA_Gen.N23:$GA_Gen.N42])" office:value-type="float" office:value="3.4175" calcext:value-type="float">
            <text:p>3.4175</text:p>
          </table:table-cell>
          <table:table-cell table:formula="of:=MEDIAN([$GA_Gen.N23:$GA_Gen.N42])" office:value-type="float" office:value="3.37" calcext:value-type="float">
            <text:p>3.37</text:p>
          </table:table-cell>
          <table:table-cell table:formula="of:=STDEVPA([$GA_Gen.N23:$GA_Gen.N42])" office:value-type="float" office:value="1.38066243158855" calcext:value-type="float">
            <text:p>1.38066243158855</text:p>
          </table:table-cell>
          <table:table-cell table:style-name="ce16" table:formula="of:=MIN([$GA_Gen.K23:$GA_Gen.K42])" office:value-type="float" office:value="2245.69" calcext:value-type="float">
            <text:p>2245.69</text:p>
          </table:table-cell>
          <table:table-cell table:style-name="ce16" table:formula="of:=MAX([$GA_Gen.K23:$GA_Gen.K42])" office:value-type="float" office:value="3408.7" calcext:value-type="float">
            <text:p>3408.7</text:p>
          </table:table-cell>
          <table:table-cell table:style-name="ce16" table:formula="of:=AVERAGE([$GA_Gen.K23:$GA_Gen.K42])" office:value-type="float" office:value="2975.907" calcext:value-type="float">
            <text:p>2975.907</text:p>
          </table:table-cell>
          <table:table-cell table:style-name="ce16" table:formula="of:=MEDIAN([$GA_Gen.K23:$GA_Gen.K42])" office:value-type="float" office:value="3346" calcext:value-type="float">
            <text:p>3346</text:p>
          </table:table-cell>
          <table:table-cell table:style-name="ce16" table:formula="of:=STDEVPA([$GA_Gen.K23:$GA_Gen.K42])" office:value-type="float" office:value="531.262729956657" calcext:value-type="float">
            <text:p>531.2627299566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GA_Gen.N65:$GA_Gen.N84])" office:value-type="float" office:value="22.22" calcext:value-type="float">
            <text:p>22.22</text:p>
          </table:table-cell>
          <table:table-cell table:formula="of:=MAX([$GA_Gen.N65:$GA_Gen.N84])" office:value-type="float" office:value="98.41" calcext:value-type="float">
            <text:p>98.41</text:p>
          </table:table-cell>
          <table:table-cell table:formula="of:=AVERAGE([$GA_Gen.N65:$GA_Gen.N84])" office:value-type="float" office:value="59.846" calcext:value-type="float">
            <text:p>59.846</text:p>
          </table:table-cell>
          <table:table-cell table:formula="of:=MEDIAN([$GA_Gen.N65:$GA_Gen.N84])" office:value-type="float" office:value="52.495" calcext:value-type="float">
            <text:p>52.495</text:p>
          </table:table-cell>
          <table:table-cell table:formula="of:=STDEVPA([$GA_Gen.N65:$GA_Gen.N84])" office:value-type="float" office:value="22.4086149505051" calcext:value-type="float">
            <text:p>22.4086149505051</text:p>
          </table:table-cell>
          <table:table-cell table:style-name="ce16" table:formula="of:=MIN([$GA_Gen.K65:$GA_Gen.K84])" office:value-type="float" office:value="1364.76" calcext:value-type="float">
            <text:p>1364.76</text:p>
          </table:table-cell>
          <table:table-cell table:style-name="ce16" table:formula="of:=MAX([$GA_Gen.K65:$GA_Gen.K84])" office:value-type="float" office:value="3653.5" calcext:value-type="float">
            <text:p>3653.5</text:p>
          </table:table-cell>
          <table:table-cell table:style-name="ce16" table:formula="of:=AVERAGE([$GA_Gen.K65:$GA_Gen.K84])" office:value-type="float" office:value="2817.8515" calcext:value-type="float">
            <text:p>2817.8515</text:p>
          </table:table-cell>
          <table:table-cell table:style-name="ce16" table:formula="of:=MEDIAN([$GA_Gen.K65:$GA_Gen.K84])" office:value-type="float" office:value="2702.685" calcext:value-type="float">
            <text:p>2702.685</text:p>
          </table:table-cell>
          <table:table-cell table:style-name="ce16" table:formula="of:=STDEVPA([$GA_Gen.K65:$GA_Gen.K84])" office:value-type="float" office:value="758.042527496149" calcext:value-type="float">
            <text:p>758.0425274961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GA_Gen.N107:$GA_Gen.N126])" office:value-type="float" office:value="11.2" calcext:value-type="float">
            <text:p>11.2</text:p>
          </table:table-cell>
          <table:table-cell table:formula="of:=MAX([$GA_Gen.N107:$GA_Gen.N126])" office:value-type="float" office:value="285.03" calcext:value-type="float">
            <text:p>285.03</text:p>
          </table:table-cell>
          <table:table-cell table:formula="of:=AVERAGE([$GA_Gen.N107:$GA_Gen.N126])" office:value-type="float" office:value="85.5735" calcext:value-type="float">
            <text:p>85.5735</text:p>
          </table:table-cell>
          <table:table-cell table:formula="of:=MEDIAN([$GA_Gen.N107:$GA_Gen.N126])" office:value-type="float" office:value="63.68" calcext:value-type="float">
            <text:p>63.68</text:p>
          </table:table-cell>
          <table:table-cell table:formula="of:=STDEVPA([$GA_Gen.N107:$GA_Gen.N126])" office:value-type="float" office:value="67.8087303578971" calcext:value-type="float">
            <text:p>67.8087303578971</text:p>
          </table:table-cell>
          <table:table-cell table:style-name="ce16" table:formula="of:=MIN([$GA_Gen.K107:$GA_Gen.K126])" office:value-type="float" office:value="2855.38" calcext:value-type="float">
            <text:p>2855.38</text:p>
          </table:table-cell>
          <table:table-cell table:style-name="ce16" table:formula="of:=MAX([$GA_Gen.K107:$GA_Gen.K126])" office:value-type="float" office:value="4362.06" calcext:value-type="float">
            <text:p>4362.06</text:p>
          </table:table-cell>
          <table:table-cell table:style-name="ce16" table:formula="of:=AVERAGE([$GA_Gen.K107:$GA_Gen.K126])" office:value-type="float" office:value="3530.567" calcext:value-type="float">
            <text:p>3530.567</text:p>
          </table:table-cell>
          <table:table-cell table:style-name="ce16" table:formula="of:=MEDIAN([$GA_Gen.K107:$GA_Gen.K126])" office:value-type="float" office:value="2914.375" calcext:value-type="float">
            <text:p>2914.375</text:p>
          </table:table-cell>
          <table:table-cell table:style-name="ce16" table:formula="of:=STDEVPA([$GA_Gen.K107:$GA_Gen.K126])" office:value-type="float" office:value="708.601287615963" calcext:value-type="float">
            <text:p>708.6012876159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GA_Gen.N149:$GA_Gen.N168])" office:value-type="float" office:value="1.81" calcext:value-type="float">
            <text:p>1.81</text:p>
          </table:table-cell>
          <table:table-cell table:formula="of:=MAX([$GA_Gen.N149:$GA_Gen.N168])" office:value-type="float" office:value="103785.51" calcext:value-type="float">
            <text:p>103785.51</text:p>
          </table:table-cell>
          <table:table-cell table:formula="of:=AVERAGE([$GA_Gen.N149:$GA_Gen.N168])" office:value-type="float" office:value="20486.1075" calcext:value-type="float">
            <text:p>20486.1075</text:p>
          </table:table-cell>
          <table:table-cell table:formula="of:=MEDIAN([$GA_Gen.N149:$GA_Gen.N168])" office:value-type="float" office:value="6476.435" calcext:value-type="float">
            <text:p>6476.435</text:p>
          </table:table-cell>
          <table:table-cell table:formula="of:=STDEVPA([$GA_Gen.N149:$GA_Gen.N168])" office:value-type="float" office:value="27260.6496923822" calcext:value-type="float">
            <text:p>27260.6496923822</text:p>
          </table:table-cell>
          <table:table-cell table:style-name="ce16" table:formula="of:=MIN([$GA_Gen.K149:$GA_Gen.K168])" office:value-type="float" office:value="2110.71" calcext:value-type="float">
            <text:p>2110.71</text:p>
          </table:table-cell>
          <table:table-cell table:style-name="ce16" table:formula="of:=MAX([$GA_Gen.K149:$GA_Gen.K168])" office:value-type="float" office:value="3199.25" calcext:value-type="float">
            <text:p>3199.25</text:p>
          </table:table-cell>
          <table:table-cell table:style-name="ce16" table:formula="of:=AVERAGE([$GA_Gen.K149:$GA_Gen.K168])" office:value-type="float" office:value="2550.2195" calcext:value-type="float">
            <text:p>2550.2195</text:p>
          </table:table-cell>
          <table:table-cell table:style-name="ce16" table:formula="of:=MEDIAN([$GA_Gen.K149:$GA_Gen.K168])" office:value-type="float" office:value="2152.655" calcext:value-type="float">
            <text:p>2152.655</text:p>
          </table:table-cell>
          <table:table-cell table:style-name="ce16" table:formula="of:=STDEVPA([$GA_Gen.K149:$GA_Gen.K168])" office:value-type="float" office:value="507.24261416481" calcext:value-type="float">
            <text:p>507.242614164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GA_Gen.N191:$GA_Gen.N210])" office:value-type="float" office:value="1.8" calcext:value-type="float">
            <text:p>1.8</text:p>
          </table:table-cell>
          <table:table-cell table:formula="of:=MAX([$GA_Gen.N191:$GA_Gen.N210])" office:value-type="float" office:value="3.32" calcext:value-type="float">
            <text:p>3.32</text:p>
          </table:table-cell>
          <table:table-cell table:formula="of:=AVERAGE([$GA_Gen.N191:$GA_Gen.N210])" office:value-type="float" office:value="2.542" calcext:value-type="float">
            <text:p>2.542</text:p>
          </table:table-cell>
          <table:table-cell table:formula="of:=MEDIAN([$GA_Gen.N191:$GA_Gen.N210])" office:value-type="float" office:value="2.47" calcext:value-type="float">
            <text:p>2.47</text:p>
          </table:table-cell>
          <table:table-cell table:formula="of:=STDEVPA([$GA_Gen.N191:$GA_Gen.N210])" office:value-type="float" office:value="0.381268933956073" calcext:value-type="float">
            <text:p>0.381268933956073</text:p>
          </table:table-cell>
          <table:table-cell table:style-name="ce16" table:formula="of:=MIN([$GA_Gen.K191:$GA_Gen.K210])" office:value-type="float" office:value="2804.21" calcext:value-type="float">
            <text:p>2804.21</text:p>
          </table:table-cell>
          <table:table-cell table:style-name="ce16" table:formula="of:=MAX([$GA_Gen.K191:$GA_Gen.K210])" office:value-type="float" office:value="4279.1" calcext:value-type="float">
            <text:p>4279.1</text:p>
          </table:table-cell>
          <table:table-cell table:style-name="ce16" table:formula="of:=AVERAGE([$GA_Gen.K191:$GA_Gen.K210])" office:value-type="float" office:value="3601.569" calcext:value-type="float">
            <text:p>3601.569</text:p>
          </table:table-cell>
          <table:table-cell table:style-name="ce16" table:formula="of:=MEDIAN([$GA_Gen.K191:$GA_Gen.K210])" office:value-type="float" office:value="4212.57" calcext:value-type="float">
            <text:p>4212.57</text:p>
          </table:table-cell>
          <table:table-cell table:style-name="ce16" table:formula="of:=STDEVPA([$GA_Gen.K191:$GA_Gen.K210])" office:value-type="float" office:value="700.471614313528" calcext:value-type="float">
            <text:p>700.471614313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GA_Gen.N233:$GA_Gen.N252])" office:value-type="float" office:value="4.78" calcext:value-type="float">
            <text:p>4.78</text:p>
          </table:table-cell>
          <table:table-cell table:formula="of:=MAX([$GA_Gen.N233:$GA_Gen.N252])" office:value-type="float" office:value="96.45" calcext:value-type="float">
            <text:p>96.45</text:p>
          </table:table-cell>
          <table:table-cell table:formula="of:=AVERAGE([$GA_Gen.N233:$GA_Gen.N252])" office:value-type="float" office:value="48.5975" calcext:value-type="float">
            <text:p>48.5975</text:p>
          </table:table-cell>
          <table:table-cell table:formula="of:=MEDIAN([$GA_Gen.N233:$GA_Gen.N252])" office:value-type="float" office:value="46.035" calcext:value-type="float">
            <text:p>46.035</text:p>
          </table:table-cell>
          <table:table-cell table:formula="of:=STDEVPA([$GA_Gen.N233:$GA_Gen.N252])" office:value-type="float" office:value="30.7315949594225" calcext:value-type="float">
            <text:p>30.7315949594225</text:p>
          </table:table-cell>
          <table:table-cell table:style-name="ce16" table:formula="of:=MIN([$GA_Gen.K233:$GA_Gen.K252])" office:value-type="float" office:value="2263.5" calcext:value-type="float">
            <text:p>2263.5</text:p>
          </table:table-cell>
          <table:table-cell table:style-name="ce16" table:formula="of:=MAX([$GA_Gen.K233:$GA_Gen.K252])" office:value-type="float" office:value="3436.63" calcext:value-type="float">
            <text:p>3436.63</text:p>
          </table:table-cell>
          <table:table-cell table:style-name="ce16" table:formula="of:=AVERAGE([$GA_Gen.K233:$GA_Gen.K252])" office:value-type="float" office:value="3015.372" calcext:value-type="float">
            <text:p>3015.372</text:p>
          </table:table-cell>
          <table:table-cell table:style-name="ce16" table:formula="of:=MEDIAN([$GA_Gen.K233:$GA_Gen.K252])" office:value-type="float" office:value="3396.18" calcext:value-type="float">
            <text:p>3396.18</text:p>
          </table:table-cell>
          <table:table-cell table:style-name="ce16" table:formula="of:=STDEVPA([$GA_Gen.K233:$GA_Gen.K252])" office:value-type="float" office:value="538.226417900497" calcext:value-type="float">
            <text:p>538.2264179004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73:.B78])" office:value-type="float" office:value="7.185" calcext:value-type="float">
            <text:p>7.185</text:p>
          </table:table-cell>
          <table:table-cell table:formula="of:=AVERAGE([.C73:.C78])" office:value-type="float" office:value="17379.2666666667" calcext:value-type="float">
            <text:p>17379.2666666667</text:p>
          </table:table-cell>
          <table:table-cell table:formula="of:=AVERAGE([.D73:.D78])" office:value-type="float" office:value="3447.68066666667" calcext:value-type="float">
            <text:p>3447.68066666667</text:p>
          </table:table-cell>
          <table:table-cell table:formula="of:=AVERAGE([.E73:.E78])" office:value-type="float" office:value="1107.41416666667" calcext:value-type="float">
            <text:p>1107.41416666667</text:p>
          </table:table-cell>
          <table:table-cell table:formula="of:=AVERAGE([.F73:.F78])" office:value-type="float" office:value="4563.89342733593" calcext:value-type="float">
            <text:p>4563.89342733593</text:p>
          </table:table-cell>
          <table:table-cell table:style-name="ce16" table:formula="of:=AVERAGE([.G73:.G78])" office:value-type="float" office:value="2274.04166666667" calcext:value-type="float">
            <text:p>2274.04166666667</text:p>
          </table:table-cell>
          <table:table-cell table:style-name="ce16" table:formula="of:=AVERAGE([.H73:.H78])" office:value-type="float" office:value="3723.20666666667" calcext:value-type="float">
            <text:p>3723.20666666667</text:p>
          </table:table-cell>
          <table:table-cell table:style-name="ce16" table:formula="of:=AVERAGE([.I73:.I78])" office:value-type="float" office:value="3081.91433333333" calcext:value-type="float">
            <text:p>3081.91433333333</text:p>
          </table:table-cell>
          <table:table-cell table:style-name="ce16" table:formula="of:=AVERAGE([.J73:.J78])" office:value-type="float" office:value="3120.74416666667" calcext:value-type="float">
            <text:p>3120.74416666667</text:p>
          </table:table-cell>
          <table:table-cell table:style-name="ce16" table:formula="of:=AVERAGE([.K73:.K78])" office:value-type="float" office:value="623.974531907934" calcext:value-type="float">
            <text:p>623.974531907934</text:p>
          </table:table-cell>
          <table:table-cell/>
        </table:table-row>
      </table:table>
      <table:table table:name="resumen" table:style-name="ta1">
        <table:table-column table:style-name="co5" table:default-cell-style-name="ce36"/>
        <table:table-column table:style-name="co5" table:number-columns-repeated="8" table:default-cell-style-name="ce2"/>
        <table:table-column table:style-name="co15" table:default-cell-style-name="ce2"/>
        <table:table-row table:style-name="ro1">
          <table:table-cell office:value-type="string" calcext:value-type="string">
            <text:p>Normal</text:p>
          </table:table-cell>
          <table:table-cell table:style-name="ce37" office:value-type="string" calcext:value-type="string" table:number-columns-spanned="4" table:number-rows-spanned="1">
            <text:p>Mejor Ejecución</text:p>
          </table:table-cell>
          <table:covered-table-cell table:number-columns-repeated="3" table:style-name="ce36"/>
          <table:table-cell table:style-name="ce37" office:value-type="string" calcext:value-type="string" table:number-columns-spanned="4" table:number-rows-spanned="1">
            <text:p>Desviación Ejecución</text:p>
          </table:table-cell>
          <table:covered-table-cell table:number-columns-repeated="3" table:style-name="ce36"/>
          <table:table-cell table:style-name="ce36"/>
        </table:table-row>
        <table:table-row table:style-name="ro1">
          <table:table-cell office:value-type="string" calcext:value-type="string">
            <text:p>Funciones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[$Analysis_Normal.B3]" office:value-type="float" office:value="12.2" calcext:value-type="float">
            <text:p>12.2</text:p>
          </table:table-cell>
          <table:table-cell table:formula="of:=[$Analysis_Normal.B13]" office:value-type="float" office:value="17.58" calcext:value-type="float">
            <text:p>17.58</text:p>
          </table:table-cell>
          <table:table-cell table:formula="of:=[$Analysis_Normal.B23]" office:value-type="float" office:value="0.63" calcext:value-type="float">
            <text:p>0.63</text:p>
          </table:table-cell>
          <table:table-cell table:formula="of:=[$Analysis_Normal.B33]" office:value-type="float" office:value="3.07" calcext:value-type="float">
            <text:p>3.07</text:p>
          </table:table-cell>
          <table:table-cell table:formula="of:=[$Analysis_Normal.F3]" office:value-type="float" office:value="4.55341564103257" calcext:value-type="float">
            <text:p>4.55341564103257</text:p>
          </table:table-cell>
          <table:table-cell table:formula="of:=[$Analysis_Normal.F13]" office:value-type="float" office:value="9.68548475813162" calcext:value-type="float">
            <text:p>9.68548475813162</text:p>
          </table:table-cell>
          <table:table-cell table:formula="of:=[$Analysis_Normal.F23]" office:value-type="float" office:value="0.773661909363515" calcext:value-type="float">
            <text:p>0.773661909363515</text:p>
          </table:table-cell>
          <table:table-cell table:formula="of:=[$Analysis_Normal.F33]" office:value-type="float" office:value="1.2370500191989" calcext:value-type="float">
            <text:p>1.2370500191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[$Analysis_Normal.B4]" office:value-type="float" office:value="13.19" calcext:value-type="float">
            <text:p>13.19</text:p>
          </table:table-cell>
          <table:table-cell table:formula="of:=[$Analysis_Normal.B14]" office:value-type="float" office:value="15.86" calcext:value-type="float">
            <text:p>15.86</text:p>
          </table:table-cell>
          <table:table-cell table:formula="of:=[$Analysis_Normal.B24]" office:value-type="float" office:value="14.04" calcext:value-type="float">
            <text:p>14.04</text:p>
          </table:table-cell>
          <table:table-cell table:formula="of:=[$Analysis_Normal.B34]" office:value-type="float" office:value="65.03" calcext:value-type="float">
            <text:p>65.03</text:p>
          </table:table-cell>
          <table:table-cell table:formula="of:=[$Analysis_Normal.F4]" office:value-type="float" office:value="7.15880106931321" calcext:value-type="float">
            <text:p>7.15880106931321</text:p>
          </table:table-cell>
          <table:table-cell table:formula="of:=[$Analysis_Normal.F14]" office:value-type="float" office:value="6.95649802343104" calcext:value-type="float">
            <text:p>6.95649802343104</text:p>
          </table:table-cell>
          <table:table-cell table:formula="of:=[$Analysis_Normal.F24]" office:value-type="float" office:value="23.510712212734" calcext:value-type="float">
            <text:p>23.510712212734</text:p>
          </table:table-cell>
          <table:table-cell table:formula="of:=[$Analysis_Normal.F34]" office:value-type="float" office:value="36.8079725059667" calcext:value-type="float">
            <text:p>36.8079725059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[$Analysis_Normal.B5]" office:value-type="float" office:value="14.96" calcext:value-type="float">
            <text:p>14.96</text:p>
          </table:table-cell>
          <table:table-cell table:formula="of:=[$Analysis_Normal.B15]" office:value-type="float" office:value="7.24" calcext:value-type="float">
            <text:p>7.24</text:p>
          </table:table-cell>
          <table:table-cell table:formula="of:=[$Analysis_Normal.B25]" office:value-type="float" office:value="10" calcext:value-type="float">
            <text:p>10</text:p>
          </table:table-cell>
          <table:table-cell table:formula="of:=[$Analysis_Normal.B35]" office:value-type="float" office:value="147.61" calcext:value-type="float">
            <text:p>147.61</text:p>
          </table:table-cell>
          <table:table-cell table:formula="of:=[$Analysis_Normal.F5]" office:value-type="float" office:value="8.63664140450442" calcext:value-type="float">
            <text:p>8.63664140450442</text:p>
          </table:table-cell>
          <table:table-cell table:formula="of:=[$Analysis_Normal.F15]" office:value-type="float" office:value="3.80272464819634" calcext:value-type="float">
            <text:p>3.80272464819634</text:p>
          </table:table-cell>
          <table:table-cell table:formula="of:=[$Analysis_Normal.F25]" office:value-type="float" office:value="22.6470956416049" calcext:value-type="float">
            <text:p>22.6470956416049</text:p>
          </table:table-cell>
          <table:table-cell table:formula="of:=[$Analysis_Normal.F35]" office:value-type="float" office:value="797.632031669209" calcext:value-type="float">
            <text:p>797.632031669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[$Analysis_Normal.B6]" office:value-type="float" office:value="19.1" calcext:value-type="float">
            <text:p>19.1</text:p>
          </table:table-cell>
          <table:table-cell table:formula="of:=[$Analysis_Normal.B16]" office:value-type="float" office:value="3.4" calcext:value-type="float">
            <text:p>3.4</text:p>
          </table:table-cell>
          <table:table-cell table:formula="of:=[$Analysis_Normal.B26]" office:value-type="float" office:value="0.03" calcext:value-type="float">
            <text:p>0.03</text:p>
          </table:table-cell>
          <table:table-cell table:formula="of:=[$Analysis_Normal.B36]" office:value-type="float" office:value="51748.93" calcext:value-type="float">
            <text:p>51748.93</text:p>
          </table:table-cell>
          <table:table-cell table:formula="of:=[$Analysis_Normal.F6]" office:value-type="float" office:value="6.23517078755666" calcext:value-type="float">
            <text:p>6.23517078755666</text:p>
          </table:table-cell>
          <table:table-cell table:formula="of:=[$Analysis_Normal.F16]" office:value-type="float" office:value="1.90425700733908" calcext:value-type="float">
            <text:p>1.90425700733908</text:p>
          </table:table-cell>
          <table:table-cell table:formula="of:=[$Analysis_Normal.F26]" office:value-type="float" office:value="751.026622599193" calcext:value-type="float">
            <text:p>751.026622599193</text:p>
          </table:table-cell>
          <table:table-cell table:formula="of:=[$Analysis_Normal.F36]" office:value-type="float" office:value="1397041.84769009" calcext:value-type="float">
            <text:p>1397041.84769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[$Analysis_Normal.B7]" office:value-type="float" office:value="12.68" calcext:value-type="float">
            <text:p>12.68</text:p>
          </table:table-cell>
          <table:table-cell table:formula="of:=[$Analysis_Normal.B17]" office:value-type="float" office:value="13.38" calcext:value-type="float">
            <text:p>13.38</text:p>
          </table:table-cell>
          <table:table-cell table:formula="of:=[$Analysis_Normal.B27]" office:value-type="float" office:value="1.41" calcext:value-type="float">
            <text:p>1.41</text:p>
          </table:table-cell>
          <table:table-cell table:formula="of:=[$Analysis_Normal.B37]" office:value-type="float" office:value="2.78" calcext:value-type="float">
            <text:p>2.78</text:p>
          </table:table-cell>
          <table:table-cell table:formula="of:=[$Analysis_Normal.F7]" office:value-type="float" office:value="7.95488244727727" calcext:value-type="float">
            <text:p>7.95488244727727</text:p>
          </table:table-cell>
          <table:table-cell table:formula="of:=[$Analysis_Normal.F17]" office:value-type="float" office:value="7.66930870417928" calcext:value-type="float">
            <text:p>7.66930870417928</text:p>
          </table:table-cell>
          <table:table-cell table:formula="of:=[$Analysis_Normal.F27]" office:value-type="float" office:value="0.470725769424195" calcext:value-type="float">
            <text:p>0.470725769424195</text:p>
          </table:table-cell>
          <table:table-cell table:formula="of:=[$Analysis_Normal.F37]" office:value-type="float" office:value="0.348141853272484" calcext:value-type="float">
            <text:p>0.3481418532724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[$Analysis_Normal.B8]" office:value-type="float" office:value="16.77" calcext:value-type="float">
            <text:p>16.77</text:p>
          </table:table-cell>
          <table:table-cell table:formula="of:=[$Analysis_Normal.B18]" office:value-type="float" office:value="18.35" calcext:value-type="float">
            <text:p>18.35</text:p>
          </table:table-cell>
          <table:table-cell table:formula="of:=[$Analysis_Normal.B28]" office:value-type="float" office:value="6.92" calcext:value-type="float">
            <text:p>6.92</text:p>
          </table:table-cell>
          <table:table-cell table:formula="of:=[$Analysis_Normal.B38]" office:value-type="float" office:value="93.64" calcext:value-type="float">
            <text:p>93.64</text:p>
          </table:table-cell>
          <table:table-cell table:formula="of:=[$Analysis_Normal.F8]" office:value-type="float" office:value="6.07858544399929" calcext:value-type="float">
            <text:p>6.07858544399929</text:p>
          </table:table-cell>
          <table:table-cell table:formula="of:=[$Analysis_Normal.F18]" office:value-type="float" office:value="6.01930168291971" calcext:value-type="float">
            <text:p>6.01930168291971</text:p>
          </table:table-cell>
          <table:table-cell table:formula="of:=[$Analysis_Normal.F28]" office:value-type="float" office:value="12.1174837631416" calcext:value-type="float">
            <text:p>12.1174837631416</text:p>
          </table:table-cell>
          <table:table-cell table:formula="of:=[$Analysis_Normal.F38]" office:value-type="float" office:value="40.180088837632" calcext:value-type="float">
            <text:p>40.1800888376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[$Analysis_Normal.B9]" office:value-type="float" office:value="14.8166666666667" calcext:value-type="float">
            <text:p>14.8166666666667</text:p>
          </table:table-cell>
          <table:table-cell table:formula="of:=[$Analysis_Normal.B19]" office:value-type="float" office:value="12.635" calcext:value-type="float">
            <text:p>12.635</text:p>
          </table:table-cell>
          <table:table-cell table:formula="of:=[$Analysis_Normal.B29]" office:value-type="float" office:value="5.505" calcext:value-type="float">
            <text:p>5.505</text:p>
          </table:table-cell>
          <table:table-cell table:formula="of:=[$Analysis_Normal.B39]" office:value-type="float" office:value="8676.84333333333" calcext:value-type="float">
            <text:p>8676.84333333333</text:p>
          </table:table-cell>
          <table:table-cell table:formula="of:=[$Analysis_Normal.F9]" office:value-type="float" office:value="6.76958279894724" calcext:value-type="float">
            <text:p>6.76958279894724</text:p>
          </table:table-cell>
          <table:table-cell table:formula="of:=[$Analysis_Normal.F19]" office:value-type="float" office:value="6.00626247069951" calcext:value-type="float">
            <text:p>6.00626247069951</text:p>
          </table:table-cell>
          <table:table-cell table:formula="of:=[$Analysis_Normal.F29]" office:value-type="float" office:value="135.09105031591" calcext:value-type="float">
            <text:p>135.09105031591</text:p>
          </table:table-cell>
          <table:table-cell table:formula="of:=[$Analysis_Normal.F39]" office:value-type="float" office:value="232986.342162495" calcext:value-type="float">
            <text:p>232986.342162495</text:p>
          </table:table-cell>
          <table:table-cell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Normal</text:p>
          </table:table-cell>
          <table:table-cell table:style-name="ce37" office:value-type="string" calcext:value-type="string" table:number-columns-spanned="4" table:number-rows-spanned="1">
            <text:p>Promedio Tiempo</text:p>
          </table:table-cell>
          <table:covered-table-cell table:number-columns-repeated="3" table:style-name="ce36"/>
          <table:table-cell table:style-name="ce37" office:value-type="string" calcext:value-type="string" table:number-columns-spanned="4" table:number-rows-spanned="1">
            <text:p>Desviación Tiempo</text:p>
          </table:table-cell>
          <table:covered-table-cell table:number-columns-repeated="3" table:style-name="ce36"/>
          <table:table-cell table:style-name="ce36"/>
        </table:table-row>
        <table:table-row table:style-name="ro1">
          <table:table-cell office:value-type="string" calcext:value-type="string">
            <text:p>Funciones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[$Analysis_Normal.I3]" office:value-type="float" office:value="3.7765" calcext:value-type="float">
            <text:p>3.7765</text:p>
          </table:table-cell>
          <table:table-cell table:formula="of:=[$Analysis_Normal.I13]" office:value-type="float" office:value="16.38825" calcext:value-type="float">
            <text:p>16.38825</text:p>
          </table:table-cell>
          <table:table-cell table:formula="of:=[$Analysis_Normal.I23]" office:value-type="float" office:value="487.17325" calcext:value-type="float">
            <text:p>487.17325</text:p>
          </table:table-cell>
          <table:table-cell table:formula="of:=[$Analysis_Normal.I33]" office:value-type="float" office:value="2988.98675" calcext:value-type="float">
            <text:p>2988.98675</text:p>
          </table:table-cell>
          <table:table-cell table:formula="of:=[$Analysis_Normal.K3]" office:value-type="float" office:value="0.957171745299661" calcext:value-type="float">
            <text:p>0.957171745299661</text:p>
          </table:table-cell>
          <table:table-cell table:formula="of:=[$Analysis_Normal.K13]" office:value-type="float" office:value="78.2861575531556" calcext:value-type="float">
            <text:p>78.2861575531556</text:p>
          </table:table-cell>
          <table:table-cell table:formula="of:=[$Analysis_Normal.K23]" office:value-type="float" office:value="395.456906162906" calcext:value-type="float">
            <text:p>395.456906162906</text:p>
          </table:table-cell>
          <table:table-cell table:formula="of:=[$Analysis_Normal.K43]" office:value-type="float" office:value="1.19987332664744" calcext:value-type="float">
            <text:p>1.19987332664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[$Analysis_Normal.I4]" office:value-type="float" office:value="23.41175" calcext:value-type="float">
            <text:p>23.41175</text:p>
          </table:table-cell>
          <table:table-cell table:formula="of:=[$Analysis_Normal.I14]" office:value-type="float" office:value="10.66575" calcext:value-type="float">
            <text:p>10.66575</text:p>
          </table:table-cell>
          <table:table-cell table:formula="of:=[$Analysis_Normal.I24]" office:value-type="float" office:value="301.839" calcext:value-type="float">
            <text:p>301.839</text:p>
          </table:table-cell>
          <table:table-cell table:formula="of:=[$Analysis_Normal.I34]" office:value-type="float" office:value="2766.148" calcext:value-type="float">
            <text:p>2766.148</text:p>
          </table:table-cell>
          <table:table-cell table:formula="of:=[$Analysis_Normal.K4]" office:value-type="float" office:value="78.1112202211533" calcext:value-type="float">
            <text:p>78.1112202211533</text:p>
          </table:table-cell>
          <table:table-cell table:formula="of:=[$Analysis_Normal.K14]" office:value-type="float" office:value="46.9120538821048" calcext:value-type="float">
            <text:p>46.9120538821048</text:p>
          </table:table-cell>
          <table:table-cell table:formula="of:=[$Analysis_Normal.K24]" office:value-type="float" office:value="86.2764475045189" calcext:value-type="float">
            <text:p>86.2764475045189</text:p>
          </table:table-cell>
          <table:table-cell table:formula="of:=[$Analysis_Normal.K44]" office:value-type="float" office:value="88.2646197465326" calcext:value-type="float">
            <text:p>88.2646197465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[$Analysis_Normal.I5]" office:value-type="float" office:value="56.00725" calcext:value-type="float">
            <text:p>56.00725</text:p>
          </table:table-cell>
          <table:table-cell table:formula="of:=[$Analysis_Normal.I15]" office:value-type="float" office:value="118.102" calcext:value-type="float">
            <text:p>118.102</text:p>
          </table:table-cell>
          <table:table-cell table:formula="of:=[$Analysis_Normal.I25]" office:value-type="float" office:value="334.4015" calcext:value-type="float">
            <text:p>334.4015</text:p>
          </table:table-cell>
          <table:table-cell table:formula="of:=[$Analysis_Normal.I35]" office:value-type="float" office:value="3466.73825" calcext:value-type="float">
            <text:p>3466.73825</text:p>
          </table:table-cell>
          <table:table-cell table:formula="of:=[$Analysis_Normal.K5]" office:value-type="float" office:value="121.092909061338" calcext:value-type="float">
            <text:p>121.092909061338</text:p>
          </table:table-cell>
          <table:table-cell table:formula="of:=[$Analysis_Normal.K15]" office:value-type="float" office:value="170.758279582573" calcext:value-type="float">
            <text:p>170.758279582573</text:p>
          </table:table-cell>
          <table:table-cell table:formula="of:=[$Analysis_Normal.K25]" office:value-type="float" office:value="115.963220776029" calcext:value-type="float">
            <text:p>115.963220776029</text:p>
          </table:table-cell>
          <table:table-cell table:formula="of:=[$Analysis_Normal.K45]" office:value-type="float" office:value="107.178502723261" calcext:value-type="float">
            <text:p>107.178502723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[$Analysis_Normal.I6]" office:value-type="float" office:value="12.601" calcext:value-type="float">
            <text:p>12.601</text:p>
          </table:table-cell>
          <table:table-cell table:formula="of:=[$Analysis_Normal.I16]" office:value-type="float" office:value="37.9415" calcext:value-type="float">
            <text:p>37.9415</text:p>
          </table:table-cell>
          <table:table-cell table:formula="of:=[$Analysis_Normal.I26]" office:value-type="float" office:value="290.97775" calcext:value-type="float">
            <text:p>290.97775</text:p>
          </table:table-cell>
          <table:table-cell table:formula="of:=[$Analysis_Normal.I36]" office:value-type="float" office:value="2667.85625" calcext:value-type="float">
            <text:p>2667.85625</text:p>
          </table:table-cell>
          <table:table-cell table:formula="of:=[$Analysis_Normal.K6]" office:value-type="float" office:value="62.5982500474255" calcext:value-type="float">
            <text:p>62.5982500474255</text:p>
          </table:table-cell>
          <table:table-cell table:formula="of:=[$Analysis_Normal.K16]" office:value-type="float" office:value="89.6611840081872" calcext:value-type="float">
            <text:p>89.6611840081872</text:p>
          </table:table-cell>
          <table:table-cell table:formula="of:=[$Analysis_Normal.K26]" office:value-type="float" office:value="111.932730836148" calcext:value-type="float">
            <text:p>111.932730836148</text:p>
          </table:table-cell>
          <table:table-cell table:formula="of:=[$Analysis_Normal.K46]" office:value-type="float" office:value="87.3041919884149" calcext:value-type="float">
            <text:p>87.3041919884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[$Analysis_Normal.I7]" office:value-type="float" office:value="71.27475" calcext:value-type="float">
            <text:p>71.27475</text:p>
          </table:table-cell>
          <table:table-cell table:formula="of:=[$Analysis_Normal.I17]" office:value-type="float" office:value="22.87975" calcext:value-type="float">
            <text:p>22.87975</text:p>
          </table:table-cell>
          <table:table-cell table:formula="of:=[$Analysis_Normal.I27]" office:value-type="float" office:value="338.49975" calcext:value-type="float">
            <text:p>338.49975</text:p>
          </table:table-cell>
          <table:table-cell table:formula="of:=[$Analysis_Normal.I37]" office:value-type="float" office:value="3629.268" calcext:value-type="float">
            <text:p>3629.268</text:p>
          </table:table-cell>
          <table:table-cell table:formula="of:=[$Analysis_Normal.K7]" office:value-type="float" office:value="136.291861147089" calcext:value-type="float">
            <text:p>136.291861147089</text:p>
          </table:table-cell>
          <table:table-cell table:formula="of:=[$Analysis_Normal.K17]" office:value-type="float" office:value="50.6915643617111" calcext:value-type="float">
            <text:p>50.6915643617111</text:p>
          </table:table-cell>
          <table:table-cell table:formula="of:=[$Analysis_Normal.K27]" office:value-type="float" office:value="132.085048614283" calcext:value-type="float">
            <text:p>132.085048614283</text:p>
          </table:table-cell>
          <table:table-cell table:formula="of:=[$Analysis_Normal.K47]" office:value-type="float" office:value="92.1958982222094" calcext:value-type="float">
            <text:p>92.19589822220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[$Analysis_Normal.I8]" office:value-type="float" office:value="33.9665" calcext:value-type="float">
            <text:p>33.9665</text:p>
          </table:table-cell>
          <table:table-cell table:formula="of:=[$Analysis_Normal.I18]" office:value-type="float" office:value="6.5695" calcext:value-type="float">
            <text:p>6.5695</text:p>
          </table:table-cell>
          <table:table-cell table:formula="of:=[$Analysis_Normal.I28]" office:value-type="float" office:value="238.003" calcext:value-type="float">
            <text:p>238.003</text:p>
          </table:table-cell>
          <table:table-cell table:formula="of:=[$Analysis_Normal.I38]" office:value-type="float" office:value="2847.2725" calcext:value-type="float">
            <text:p>2847.2725</text:p>
          </table:table-cell>
          <table:table-cell table:formula="of:=[$Analysis_Normal.K8]" office:value-type="float" office:value="86.9684216698797" calcext:value-type="float">
            <text:p>86.9684216698797</text:p>
          </table:table-cell>
          <table:table-cell table:formula="of:=[$Analysis_Normal.K18]" office:value-type="float" office:value="23.5644729359687" calcext:value-type="float">
            <text:p>23.5644729359687</text:p>
          </table:table-cell>
          <table:table-cell table:formula="of:=[$Analysis_Normal.K28]" office:value-type="float" office:value="109.316505528671" calcext:value-type="float">
            <text:p>109.316505528671</text:p>
          </table:table-cell>
          <table:table-cell table:formula="of:=[$Analysis_Normal.K48]" office:value-type="float" office:value="65.3816678052801" calcext:value-type="float">
            <text:p>65.3816678052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[$Analysis_Normal.I9]" office:value-type="float" office:value="33.5062916666667" calcext:value-type="float">
            <text:p>33.5062916666667</text:p>
          </table:table-cell>
          <table:table-cell table:formula="of:=[$Analysis_Normal.I19]" office:value-type="float" office:value="35.4244583333333" calcext:value-type="float">
            <text:p>35.4244583333333</text:p>
          </table:table-cell>
          <table:table-cell table:formula="of:=[$Analysis_Normal.I29]" office:value-type="float" office:value="331.815708333333" calcext:value-type="float">
            <text:p>331.815708333333</text:p>
          </table:table-cell>
          <table:table-cell table:formula="of:=[$Analysis_Normal.I39]" office:value-type="float" office:value="3061.04495833333" calcext:value-type="float">
            <text:p>3061.04495833333</text:p>
          </table:table-cell>
          <table:table-cell table:formula="of:=[$Analysis_Normal.K9]" office:value-type="float" office:value="81.0033056486976" calcext:value-type="float">
            <text:p>81.0033056486976</text:p>
          </table:table-cell>
          <table:table-cell table:formula="of:=[$Analysis_Normal.K19]" office:value-type="float" office:value="76.6456187206167" calcext:value-type="float">
            <text:p>76.6456187206167</text:p>
          </table:table-cell>
          <table:table-cell table:formula="of:=[$Analysis_Normal.K29]" office:value-type="float" office:value="158.505143237093" calcext:value-type="float">
            <text:p>158.505143237093</text:p>
          </table:table-cell>
          <table:table-cell table:formula="of:=[$Analysis_Normal.K49]" office:value-type="float" office:value="73.5874589687242" calcext:value-type="float">
            <text:p>73.5874589687242</text:p>
          </table:table-cell>
          <table:table-cell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6" office:value-type="string" calcext:value-type="string">
            <text:p>Normal</text:p>
          </table:table-cell>
          <table:table-cell table:style-name="ce15" office:value-type="string" calcext:value-type="string" table:number-columns-spanned="4" table:number-rows-spanned="1">
            <text:p>Mejor Ejecución</text:p>
          </table:table-cell>
          <table:covered-table-cell table:number-columns-repeated="3" table:style-name="ce16"/>
          <table:table-cell table:style-name="ce15" office:value-type="string" calcext:value-type="string" table:number-columns-spanned="4" table:number-rows-spanned="1">
            <text:p>Desviación Ejecución</text:p>
          </table:table-cell>
          <table:covered-table-cell table:number-columns-repeated="3" table:style-name="ce16"/>
          <table:table-cell table:style-name="ce16"/>
        </table:table-row>
        <table:table-row table:style-name="ro1">
          <table:table-cell table:style-name="ce16" office:value-type="string" calcext:value-type="string">
            <text:p>Funciones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table:style-name="ce16" office:value-type="string" calcext:value-type="string">
            <text:p>Alpine</text:p>
          </table:table-cell>
          <table:table-cell table:formula="of:=[$Analysis_Normal.B43]" office:value-type="float" office:value="12.04" calcext:value-type="float">
            <text:p>12.04</text:p>
          </table:table-cell>
          <table:table-cell table:formula="of:=[$Analysis_Normal.B53]" office:value-type="float" office:value="14.81" calcext:value-type="float">
            <text:p>14.81</text:p>
          </table:table-cell>
          <table:table-cell table:formula="of:=[$Analysis_Normal.B63]" office:value-type="float" office:value="0.87" calcext:value-type="float">
            <text:p>0.87</text:p>
          </table:table-cell>
          <table:table-cell table:formula="of:=[$Analysis_Normal.B73]" office:value-type="float" office:value="5.64" calcext:value-type="float">
            <text:p>5.64</text:p>
          </table:table-cell>
          <table:table-cell table:formula="of:=[$Analysis_Normal.F43]" office:value-type="float" office:value="6.45714565423454" calcext:value-type="float">
            <text:p>6.45714565423454</text:p>
          </table:table-cell>
          <table:table-cell table:formula="of:=[$Analysis_Normal.F53]" office:value-type="float" office:value="6.7679597184085" calcext:value-type="float">
            <text:p>6.7679597184085</text:p>
          </table:table-cell>
          <table:table-cell table:formula="of:=[$Analysis_Normal.F63]" office:value-type="float" office:value="0.533667499478842" calcext:value-type="float">
            <text:p>0.533667499478842</text:p>
          </table:table-cell>
          <table:table-cell table:formula="of:=[$Analysis_Normal.F73]" office:value-type="float" office:value="0.600383210957801" calcext:value-type="float">
            <text:p>0.6003832109578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Dixon</text:p>
          </table:table-cell>
          <table:table-cell table:formula="of:=[$Analysis_Normal.B44]" office:value-type="float" office:value="10.72" calcext:value-type="float">
            <text:p>10.72</text:p>
          </table:table-cell>
          <table:table-cell table:formula="of:=[$Analysis_Normal.B54]" office:value-type="float" office:value="12.7" calcext:value-type="float">
            <text:p>12.7</text:p>
          </table:table-cell>
          <table:table-cell table:formula="of:=[$Analysis_Normal.B64]" office:value-type="float" office:value="16.33" calcext:value-type="float">
            <text:p>16.33</text:p>
          </table:table-cell>
          <table:table-cell table:formula="of:=[$Analysis_Normal.B74]" office:value-type="float" office:value="79.92" calcext:value-type="float">
            <text:p>79.92</text:p>
          </table:table-cell>
          <table:table-cell table:formula="of:=[$Analysis_Normal.F44]" office:value-type="float" office:value="7.86076069792231" calcext:value-type="float">
            <text:p>7.86076069792231</text:p>
          </table:table-cell>
          <table:table-cell table:formula="of:=[$Analysis_Normal.F54]" office:value-type="float" office:value="6.29985339115126" calcext:value-type="float">
            <text:p>6.29985339115126</text:p>
          </table:table-cell>
          <table:table-cell table:formula="of:=[$Analysis_Normal.F64]" office:value-type="float" office:value="23.9868063943494" calcext:value-type="float">
            <text:p>23.9868063943494</text:p>
          </table:table-cell>
          <table:table-cell table:formula="of:=[$Analysis_Normal.F74]" office:value-type="float" office:value="32.6026809442107" calcext:value-type="float">
            <text:p>32.60268094421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Quintic</text:p>
          </table:table-cell>
          <table:table-cell table:formula="of:=[$Analysis_Normal.B45]" office:value-type="float" office:value="16.16" calcext:value-type="float">
            <text:p>16.16</text:p>
          </table:table-cell>
          <table:table-cell table:formula="of:=[$Analysis_Normal.B55]" office:value-type="float" office:value="9.52" calcext:value-type="float">
            <text:p>9.52</text:p>
          </table:table-cell>
          <table:table-cell table:formula="of:=[$Analysis_Normal.B65]" office:value-type="float" office:value="28.18" calcext:value-type="float">
            <text:p>28.18</text:p>
          </table:table-cell>
          <table:table-cell table:formula="of:=[$Analysis_Normal.B75]" office:value-type="float" office:value="193.6" calcext:value-type="float">
            <text:p>193.6</text:p>
          </table:table-cell>
          <table:table-cell table:formula="of:=[$Analysis_Normal.F45]" office:value-type="float" office:value="5.39128451762657" calcext:value-type="float">
            <text:p>5.39128451762657</text:p>
          </table:table-cell>
          <table:table-cell table:formula="of:=[$Analysis_Normal.F55]" office:value-type="float" office:value="2.56858029853069" calcext:value-type="float">
            <text:p>2.56858029853069</text:p>
          </table:table-cell>
          <table:table-cell table:formula="of:=[$Analysis_Normal.F65]" office:value-type="float" office:value="27.8196842676189" calcext:value-type="float">
            <text:p>27.8196842676189</text:p>
          </table:table-cell>
          <table:table-cell table:formula="of:=[$Analysis_Normal.F75]" office:value-type="float" office:value="569.683375677007" calcext:value-type="float">
            <text:p>569.683375677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Schewel</text:p>
          </table:table-cell>
          <table:table-cell table:formula="of:=[$Analysis_Normal.B46]" office:value-type="float" office:value="17.67" calcext:value-type="float">
            <text:p>17.67</text:p>
          </table:table-cell>
          <table:table-cell table:formula="of:=[$Analysis_Normal.B56]" office:value-type="float" office:value="3.18" calcext:value-type="float">
            <text:p>3.18</text:p>
          </table:table-cell>
          <table:table-cell table:formula="of:=[$Analysis_Normal.B66]" office:value-type="float" office:value="0.5" calcext:value-type="float">
            <text:p>0.5</text:p>
          </table:table-cell>
          <table:table-cell table:formula="of:=[$Analysis_Normal.B76]" office:value-type="float" office:value="8915.66" calcext:value-type="float">
            <text:p>8915.66</text:p>
          </table:table-cell>
          <table:table-cell table:formula="of:=[$Analysis_Normal.F46]" office:value-type="float" office:value="6.47863864943863" calcext:value-type="float">
            <text:p>6.47863864943863</text:p>
          </table:table-cell>
          <table:table-cell table:formula="of:=[$Analysis_Normal.F56]" office:value-type="float" office:value="2.11678594808261" calcext:value-type="float">
            <text:p>2.11678594808261</text:p>
          </table:table-cell>
          <table:table-cell table:formula="of:=[$Analysis_Normal.F66]" office:value-type="float" office:value="4899.82031608721" calcext:value-type="float">
            <text:p>4899.82031608721</text:p>
          </table:table-cell>
          <table:table-cell table:formula="of:=[$Analysis_Normal.F76]" office:value-type="float" office:value="696860.918037993" calcext:value-type="float">
            <text:p>696860.9180379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Streched</text:p>
          </table:table-cell>
          <table:table-cell table:formula="of:=[$Analysis_Normal.B47]" office:value-type="float" office:value="17.51" calcext:value-type="float">
            <text:p>17.51</text:p>
          </table:table-cell>
          <table:table-cell table:formula="of:=[$Analysis_Normal.B57]" office:value-type="float" office:value="19.88" calcext:value-type="float">
            <text:p>19.88</text:p>
          </table:table-cell>
          <table:table-cell table:formula="of:=[$Analysis_Normal.B67]" office:value-type="float" office:value="1.35" calcext:value-type="float">
            <text:p>1.35</text:p>
          </table:table-cell>
          <table:table-cell table:formula="of:=[$Analysis_Normal.B77]" office:value-type="float" office:value="2.04" calcext:value-type="float">
            <text:p>2.04</text:p>
          </table:table-cell>
          <table:table-cell table:formula="of:=[$Analysis_Normal.F47]" office:value-type="float" office:value="5.41133520953932" calcext:value-type="float">
            <text:p>5.41133520953932</text:p>
          </table:table-cell>
          <table:table-cell table:formula="of:=[$Analysis_Normal.F57]" office:value-type="float" office:value="7.23181337909103" calcext:value-type="float">
            <text:p>7.23181337909103</text:p>
          </table:table-cell>
          <table:table-cell table:formula="of:=[$Analysis_Normal.F67]" office:value-type="float" office:value="0.431276013708159" calcext:value-type="float">
            <text:p>0.431276013708159</text:p>
          </table:table-cell>
          <table:table-cell table:formula="of:=[$Analysis_Normal.F77]" office:value-type="float" office:value="0.456393196706524" calcext:value-type="float">
            <text:p>0.4563931967065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Sum Squares</text:p>
          </table:table-cell>
          <table:table-cell table:formula="of:=[$Analysis_Normal.B48]" office:value-type="float" office:value="12.64" calcext:value-type="float">
            <text:p>12.64</text:p>
          </table:table-cell>
          <table:table-cell table:formula="of:=[$Analysis_Normal.B58]" office:value-type="float" office:value="13.13" calcext:value-type="float">
            <text:p>13.13</text:p>
          </table:table-cell>
          <table:table-cell table:formula="of:=[$Analysis_Normal.B68]" office:value-type="float" office:value="4.65" calcext:value-type="float">
            <text:p>4.65</text:p>
          </table:table-cell>
          <table:table-cell table:formula="of:=[$Analysis_Normal.B78]" office:value-type="float" office:value="139.88" calcext:value-type="float">
            <text:p>139.88</text:p>
          </table:table-cell>
          <table:table-cell table:formula="of:=[$Analysis_Normal.F48]" office:value-type="float" office:value="7.87338040488328" calcext:value-type="float">
            <text:p>7.87338040488328</text:p>
          </table:table-cell>
          <table:table-cell table:formula="of:=[$Analysis_Normal.F58]" office:value-type="float" office:value="5.81604195308115" calcext:value-type="float">
            <text:p>5.81604195308115</text:p>
          </table:table-cell>
          <table:table-cell table:formula="of:=[$Analysis_Normal.F68]" office:value-type="float" office:value="16.2359180214733" calcext:value-type="float">
            <text:p>16.2359180214733</text:p>
          </table:table-cell>
          <table:table-cell table:formula="of:=[$Analysis_Normal.F78]" office:value-type="float" office:value="34.817614288604" calcext:value-type="float">
            <text:p>34.8176142886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Promedio</text:p>
          </table:table-cell>
          <table:table-cell table:formula="of:=[$Analysis_Normal.B49]" office:value-type="float" office:value="14.4566666666667" calcext:value-type="float">
            <text:p>14.4566666666667</text:p>
          </table:table-cell>
          <table:table-cell table:formula="of:=[$Analysis_Normal.B59]" office:value-type="float" office:value="12.2033333333333" calcext:value-type="float">
            <text:p>12.2033333333333</text:p>
          </table:table-cell>
          <table:table-cell table:formula="of:=[$Analysis_Normal.B69]" office:value-type="float" office:value="8.64666666666667" calcext:value-type="float">
            <text:p>8.64666666666667</text:p>
          </table:table-cell>
          <table:table-cell table:formula="of:=[$Analysis_Normal.B79]" office:value-type="float" office:value="1556.12333333333" calcext:value-type="float">
            <text:p>1556.12333333333</text:p>
          </table:table-cell>
          <table:table-cell table:formula="of:=[$Analysis_Normal.F49]" office:value-type="float" office:value="6.57875752227411" calcext:value-type="float">
            <text:p>6.57875752227411</text:p>
          </table:table-cell>
          <table:table-cell table:formula="of:=[$Analysis_Normal.F59]" office:value-type="float" office:value="5.13350578139087" calcext:value-type="float">
            <text:p>5.13350578139087</text:p>
          </table:table-cell>
          <table:table-cell table:formula="of:=[$Analysis_Normal.F69]" office:value-type="float" office:value="828.137944713974" calcext:value-type="float">
            <text:p>828.137944713974</text:p>
          </table:table-cell>
          <table:table-cell table:formula="of:=[$Analysis_Normal.F79]" office:value-type="float" office:value="116249.846414218" calcext:value-type="float">
            <text:p>116249.846414218</text:p>
          </table:table-cell>
          <table:table-cell/>
        </table:table-row>
        <table:table-row table:style-name="ro1" table:number-rows-repeated="8">
          <table:table-cell table:style-name="Default" table:number-columns-repeated="10"/>
        </table:table-row>
        <table:table-row table:style-name="ro1">
          <table:table-cell table:style-name="ce16" office:value-type="string" calcext:value-type="string">
            <text:p>Normal</text:p>
          </table:table-cell>
          <table:table-cell table:style-name="ce15" office:value-type="string" calcext:value-type="string" table:number-columns-spanned="4" table:number-rows-spanned="1">
            <text:p>Promedio Tiempo</text:p>
          </table:table-cell>
          <table:covered-table-cell table:number-columns-repeated="3" table:style-name="ce16"/>
          <table:table-cell table:style-name="ce15" office:value-type="string" calcext:value-type="string" table:number-columns-spanned="4" table:number-rows-spanned="1">
            <text:p>Desviación Tiempo</text:p>
          </table:table-cell>
          <table:covered-table-cell table:number-columns-repeated="3" table:style-name="ce16"/>
          <table:table-cell table:style-name="ce16"/>
        </table:table-row>
        <table:table-row table:style-name="ro1">
          <table:table-cell table:style-name="ce16" office:value-type="string" calcext:value-type="string">
            <text:p>Funciones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table:style-name="ce16" office:value-type="string" calcext:value-type="string">
            <text:p>Alpine</text:p>
          </table:table-cell>
          <table:table-cell table:formula="of:=[$Analysis_Normal.I43]" office:value-type="float" office:value="3.782" calcext:value-type="float">
            <text:p>3.782</text:p>
          </table:table-cell>
          <table:table-cell table:formula="of:=[$Analysis_Normal.I53]" office:value-type="float" office:value="2.214" calcext:value-type="float">
            <text:p>2.214</text:p>
          </table:table-cell>
          <table:table-cell table:formula="of:=[$Analysis_Normal.I63]" office:value-type="float" office:value="337.718" calcext:value-type="float">
            <text:p>337.718</text:p>
          </table:table-cell>
          <table:table-cell table:formula="of:=[$Analysis_Normal.I73]" office:value-type="float" office:value="2988.5805" calcext:value-type="float">
            <text:p>2988.5805</text:p>
          </table:table-cell>
          <table:table-cell table:formula="of:=[$Analysis_Normal.K43]" office:value-type="float" office:value="1.19987332664744" calcext:value-type="float">
            <text:p>1.19987332664744</text:p>
          </table:table-cell>
          <table:table-cell table:formula="of:=[$Analysis_Normal.K53]" office:value-type="float" office:value="0.219440196864658" calcext:value-type="float">
            <text:p>0.219440196864658</text:p>
          </table:table-cell>
          <table:table-cell table:formula="of:=[$Analysis_Normal.K63]" office:value-type="float" office:value="122.778294726715" calcext:value-type="float">
            <text:p>122.778294726715</text:p>
          </table:table-cell>
          <table:table-cell table:formula="of:=[$Analysis_Normal.K73]" office:value-type="float" office:value="532.84480137724" calcext:value-type="float">
            <text:p>532.844801377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Dixon</text:p>
          </table:table-cell>
          <table:table-cell table:formula="of:=[$Analysis_Normal.I44]" office:value-type="float" office:value="26.879" calcext:value-type="float">
            <text:p>26.879</text:p>
          </table:table-cell>
          <table:table-cell table:formula="of:=[$Analysis_Normal.I54]" office:value-type="float" office:value="3.0055" calcext:value-type="float">
            <text:p>3.0055</text:p>
          </table:table-cell>
          <table:table-cell table:formula="of:=[$Analysis_Normal.I64]" office:value-type="float" office:value="304.5935" calcext:value-type="float">
            <text:p>304.5935</text:p>
          </table:table-cell>
          <table:table-cell table:formula="of:=[$Analysis_Normal.I74]" office:value-type="float" office:value="2662.6175" calcext:value-type="float">
            <text:p>2662.6175</text:p>
          </table:table-cell>
          <table:table-cell table:formula="of:=[$Analysis_Normal.K44]" office:value-type="float" office:value="88.2646197465326" calcext:value-type="float">
            <text:p>88.2646197465326</text:p>
          </table:table-cell>
          <table:table-cell table:formula="of:=[$Analysis_Normal.K54]" office:value-type="float" office:value="0.153442986154467" calcext:value-type="float">
            <text:p>0.153442986154467</text:p>
          </table:table-cell>
          <table:table-cell table:formula="of:=[$Analysis_Normal.K64]" office:value-type="float" office:value="90.7564693162421" calcext:value-type="float">
            <text:p>90.7564693162421</text:p>
          </table:table-cell>
          <table:table-cell table:formula="of:=[$Analysis_Normal.K74]" office:value-type="float" office:value="717.29104628369" calcext:value-type="float">
            <text:p>717.291046283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Quintic</text:p>
          </table:table-cell>
          <table:table-cell table:formula="of:=[$Analysis_Normal.I45]" office:value-type="float" office:value="45.268" calcext:value-type="float">
            <text:p>45.268</text:p>
          </table:table-cell>
          <table:table-cell table:formula="of:=[$Analysis_Normal.I55]" office:value-type="float" office:value="117.625" calcext:value-type="float">
            <text:p>117.625</text:p>
          </table:table-cell>
          <table:table-cell table:formula="of:=[$Analysis_Normal.I65]" office:value-type="float" office:value="329.2735" calcext:value-type="float">
            <text:p>329.2735</text:p>
          </table:table-cell>
          <table:table-cell table:formula="of:=[$Analysis_Normal.I75]" office:value-type="float" office:value="3808.093" calcext:value-type="float">
            <text:p>3808.093</text:p>
          </table:table-cell>
          <table:table-cell table:formula="of:=[$Analysis_Normal.K45]" office:value-type="float" office:value="107.178502723261" calcext:value-type="float">
            <text:p>107.178502723261</text:p>
          </table:table-cell>
          <table:table-cell table:formula="of:=[$Analysis_Normal.K55]" office:value-type="float" office:value="167.427644118288" calcext:value-type="float">
            <text:p>167.427644118288</text:p>
          </table:table-cell>
          <table:table-cell table:formula="of:=[$Analysis_Normal.K65]" office:value-type="float" office:value="111.48705356565" calcext:value-type="float">
            <text:p>111.48705356565</text:p>
          </table:table-cell>
          <table:table-cell table:formula="of:=[$Analysis_Normal.K75]" office:value-type="float" office:value="672.72061544225" calcext:value-type="float">
            <text:p>672.72061544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Schewel</text:p>
          </table:table-cell>
          <table:table-cell table:formula="of:=[$Analysis_Normal.I46]" office:value-type="float" office:value="22.9675" calcext:value-type="float">
            <text:p>22.9675</text:p>
          </table:table-cell>
          <table:table-cell table:formula="of:=[$Analysis_Normal.I56]" office:value-type="float" office:value="29.4995" calcext:value-type="float">
            <text:p>29.4995</text:p>
          </table:table-cell>
          <table:table-cell table:formula="of:=[$Analysis_Normal.I66]" office:value-type="float" office:value="260.3735" calcext:value-type="float">
            <text:p>260.3735</text:p>
          </table:table-cell>
          <table:table-cell table:formula="of:=[$Analysis_Normal.I76]" office:value-type="float" office:value="2738.1925" calcext:value-type="float">
            <text:p>2738.1925</text:p>
          </table:table-cell>
          <table:table-cell table:formula="of:=[$Analysis_Normal.K46]" office:value-type="float" office:value="87.3041919884149" calcext:value-type="float">
            <text:p>87.3041919884149</text:p>
          </table:table-cell>
          <table:table-cell table:formula="of:=[$Analysis_Normal.K56]" office:value-type="float" office:value="68.3627414952765" calcext:value-type="float">
            <text:p>68.3627414952765</text:p>
          </table:table-cell>
          <table:table-cell table:formula="of:=[$Analysis_Normal.K66]" office:value-type="float" office:value="116.810936828492" calcext:value-type="float">
            <text:p>116.810936828492</text:p>
          </table:table-cell>
          <table:table-cell table:formula="of:=[$Analysis_Normal.K76]" office:value-type="float" office:value="556.471169323937" calcext:value-type="float">
            <text:p>556.4711693239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Streched</text:p>
          </table:table-cell>
          <table:table-cell table:formula="of:=[$Analysis_Normal.I47]" office:value-type="float" office:value="43.381" calcext:value-type="float">
            <text:p>43.381</text:p>
          </table:table-cell>
          <table:table-cell table:formula="of:=[$Analysis_Normal.I57]" office:value-type="float" office:value="18.0905" calcext:value-type="float">
            <text:p>18.0905</text:p>
          </table:table-cell>
          <table:table-cell table:formula="of:=[$Analysis_Normal.I67]" office:value-type="float" office:value="330.7815" calcext:value-type="float">
            <text:p>330.7815</text:p>
          </table:table-cell>
          <table:table-cell table:formula="of:=[$Analysis_Normal.I77]" office:value-type="float" office:value="3646.6475" calcext:value-type="float">
            <text:p>3646.6475</text:p>
          </table:table-cell>
          <table:table-cell table:formula="of:=[$Analysis_Normal.K47]" office:value-type="float" office:value="92.1958982222094" calcext:value-type="float">
            <text:p>92.1958982222094</text:p>
          </table:table-cell>
          <table:table-cell table:formula="of:=[$Analysis_Normal.K57]" office:value-type="float" office:value="30.1507062064888" calcext:value-type="float">
            <text:p>30.1507062064888</text:p>
          </table:table-cell>
          <table:table-cell table:formula="of:=[$Analysis_Normal.K67]" office:value-type="float" office:value="142.980935102376" calcext:value-type="float">
            <text:p>142.980935102376</text:p>
          </table:table-cell>
          <table:table-cell table:formula="of:=[$Analysis_Normal.K77]" office:value-type="float" office:value="693.245866514002" calcext:value-type="float">
            <text:p>693.245866514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Sum Squares</text:p>
          </table:table-cell>
          <table:table-cell table:formula="of:=[$Analysis_Normal.I48]" office:value-type="float" office:value="21.655" calcext:value-type="float">
            <text:p>21.655</text:p>
          </table:table-cell>
          <table:table-cell table:formula="of:=[$Analysis_Normal.I58]" office:value-type="float" office:value="10.703" calcext:value-type="float">
            <text:p>10.703</text:p>
          </table:table-cell>
          <table:table-cell table:formula="of:=[$Analysis_Normal.I68]" office:value-type="float" office:value="178.7115" calcext:value-type="float">
            <text:p>178.7115</text:p>
          </table:table-cell>
          <table:table-cell table:formula="of:=[$Analysis_Normal.I78]" office:value-type="float" office:value="2849.4175" calcext:value-type="float">
            <text:p>2849.4175</text:p>
          </table:table-cell>
          <table:table-cell table:formula="of:=[$Analysis_Normal.K48]" office:value-type="float" office:value="65.3816678052801" calcext:value-type="float">
            <text:p>65.3816678052801</text:p>
          </table:table-cell>
          <table:table-cell table:formula="of:=[$Analysis_Normal.K58]" office:value-type="float" office:value="32.8083107001869" calcext:value-type="float">
            <text:p>32.8083107001869</text:p>
          </table:table-cell>
          <table:table-cell table:formula="of:=[$Analysis_Normal.K68]" office:value-type="float" office:value="106.088199356715" calcext:value-type="float">
            <text:p>106.088199356715</text:p>
          </table:table-cell>
          <table:table-cell table:formula="of:=[$Analysis_Normal.K78]" office:value-type="float" office:value="745.111018176989" calcext:value-type="float">
            <text:p>745.1110181769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Promedio</text:p>
          </table:table-cell>
          <table:table-cell table:formula="of:=[$Analysis_Normal.I49]" office:value-type="float" office:value="27.3220833333333" calcext:value-type="float">
            <text:p>27.3220833333333</text:p>
          </table:table-cell>
          <table:table-cell table:formula="of:=[$Analysis_Normal.I59]" office:value-type="float" office:value="30.1895833333333" calcext:value-type="float">
            <text:p>30.1895833333333</text:p>
          </table:table-cell>
          <table:table-cell table:formula="of:=[$Analysis_Normal.I69]" office:value-type="float" office:value="290.241916666667" calcext:value-type="float">
            <text:p>290.241916666667</text:p>
          </table:table-cell>
          <table:table-cell table:formula="of:=[$Analysis_Normal.I79]" office:value-type="float" office:value="3115.59141666667" calcext:value-type="float">
            <text:p>3115.59141666667</text:p>
          </table:table-cell>
          <table:table-cell table:formula="of:=[$Analysis_Normal.K49]" office:value-type="float" office:value="73.5874589687242" calcext:value-type="float">
            <text:p>73.5874589687242</text:p>
          </table:table-cell>
          <table:table-cell table:formula="of:=[$Analysis_Normal.K59]" office:value-type="float" office:value="49.8537142838765" calcext:value-type="float">
            <text:p>49.8537142838765</text:p>
          </table:table-cell>
          <table:table-cell table:formula="of:=[$Analysis_Normal.K69]" office:value-type="float" office:value="115.150314816032" calcext:value-type="float">
            <text:p>115.150314816032</text:p>
          </table:table-cell>
          <table:table-cell table:formula="of:=[$Analysis_Normal.K79]" office:value-type="float" office:value="652.947419519685" calcext:value-type="float">
            <text:p>652.947419519685</text:p>
          </table:table-cell>
          <table:table-cell/>
        </table:table-row>
      </table:table>
      <table:table table:name="resumen_conveniente" table:style-name="ta1">
        <table:table-column table:style-name="co5" table:default-cell-style-name="ce14"/>
        <table:table-column table:style-name="co5" table:number-columns-repeated="8" table:default-cell-style-name="ce2"/>
        <table:table-column table:style-name="co15" table:default-cell-style-name="ce2"/>
        <table:table-row table:style-name="ro1">
          <table:table-cell office:value-type="string" calcext:value-type="string">
            <text:p>Conveniente</text:p>
          </table:table-cell>
          <table:table-cell table:style-name="ce13" office:value-type="string" calcext:value-type="string" table:number-columns-spanned="4" table:number-rows-spanned="1">
            <text:p>Mejor Ejecución</text:p>
          </table:table-cell>
          <table:covered-table-cell table:number-columns-repeated="3" table:style-name="ce14"/>
          <table:table-cell table:style-name="ce13" office:value-type="string" calcext:value-type="string" table:number-columns-spanned="4" table:number-rows-spanned="1">
            <text:p>Desviación Ejecución</text:p>
          </table:table-cell>
          <table:covered-table-cell table:number-columns-repeated="3" table:style-name="ce14"/>
          <table:table-cell table:style-name="ce14"/>
        </table:table-row>
        <table:table-row table:style-name="ro1">
          <table:table-cell office:value-type="string" calcext:value-type="string">
            <text:p>Funciones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[$Analysis_Trampa.B3]" office:value-type="float" office:value="0.31" calcext:value-type="float">
            <text:p>0.31</text:p>
          </table:table-cell>
          <table:table-cell table:formula="of:=[$Analysis_Trampa.B23]" office:value-type="float" office:value="0.01" calcext:value-type="float">
            <text:p>0.01</text:p>
          </table:table-cell>
          <table:table-cell table:formula="of:=[$Analysis_Trampa.B33]" office:value-type="float" office:value="1.7" calcext:value-type="float">
            <text:p>1.7</text:p>
          </table:table-cell>
          <table:table-cell table:formula="of:=[$Analysis_Trampa.B43]" office:value-type="float" office:value="0.23" calcext:value-type="float">
            <text:p>0.23</text:p>
          </table:table-cell>
          <table:table-cell table:formula="of:=[$Analysis_Trampa.F3]" office:value-type="float" office:value="2.50438635198326" calcext:value-type="float">
            <text:p>2.50438635198326</text:p>
          </table:table-cell>
          <table:table-cell table:formula="of:=[$Analysis_Trampa.F13]" office:value-type="float" office:value="3.49524888241167" calcext:value-type="float">
            <text:p>3.49524888241167</text:p>
          </table:table-cell>
          <table:table-cell table:formula="of:=[$Analysis_Trampa.F23]" office:value-type="float" office:value="0.0300457983751472" calcext:value-type="float">
            <text:p>0.030045798375147</text:p>
          </table:table-cell>
          <table:table-cell table:formula="of:=[$Analysis_Trampa.F33]" office:value-type="float" office:value="1.39596015344278" calcext:value-type="float">
            <text:p>1.39596015344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[$Analysis_Trampa.B4]" office:value-type="float" office:value="0.35" calcext:value-type="float">
            <text:p>0.35</text:p>
          </table:table-cell>
          <table:table-cell table:formula="of:=[$Analysis_Trampa.B24]" office:value-type="float" office:value="0.5" calcext:value-type="float">
            <text:p>0.5</text:p>
          </table:table-cell>
          <table:table-cell table:formula="of:=[$Analysis_Trampa.B34]" office:value-type="float" office:value="17.74" calcext:value-type="float">
            <text:p>17.74</text:p>
          </table:table-cell>
          <table:table-cell table:formula="of:=[$Analysis_Trampa.B44]" office:value-type="float" office:value="0.16" calcext:value-type="float">
            <text:p>0.16</text:p>
          </table:table-cell>
          <table:table-cell table:formula="of:=[$Analysis_Trampa.F4]" office:value-type="float" office:value="3.14824220796304" calcext:value-type="float">
            <text:p>3.14824220796304</text:p>
          </table:table-cell>
          <table:table-cell table:formula="of:=[$Analysis_Trampa.F14]" office:value-type="float" office:value="2.89586929953684" calcext:value-type="float">
            <text:p>2.89586929953684</text:p>
          </table:table-cell>
          <table:table-cell table:formula="of:=[$Analysis_Trampa.F24]" office:value-type="float" office:value="2.85881251571347" calcext:value-type="float">
            <text:p>2.85881251571347</text:p>
          </table:table-cell>
          <table:table-cell table:formula="of:=[$Analysis_Trampa.F34]" office:value-type="float" office:value="18.7589992470281" calcext:value-type="float">
            <text:p>18.7589992470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[$Analysis_Trampa.B5]" office:value-type="float" office:value="17.77" calcext:value-type="float">
            <text:p>17.77</text:p>
          </table:table-cell>
          <table:table-cell table:formula="of:=[$Analysis_Trampa.B25]" office:value-type="float" office:value="0.11" calcext:value-type="float">
            <text:p>0.11</text:p>
          </table:table-cell>
          <table:table-cell table:formula="of:=[$Analysis_Trampa.B35]" office:value-type="float" office:value="24.9" calcext:value-type="float">
            <text:p>24.9</text:p>
          </table:table-cell>
          <table:table-cell table:formula="of:=[$Analysis_Trampa.B45]" office:value-type="float" office:value="17.76" calcext:value-type="float">
            <text:p>17.76</text:p>
          </table:table-cell>
          <table:table-cell table:formula="of:=[$Analysis_Trampa.F5]" office:value-type="float" office:value="0.00804673846971527" calcext:value-type="float">
            <text:p>0.008046738469715</text:p>
          </table:table-cell>
          <table:table-cell table:formula="of:=[$Analysis_Trampa.F15]" office:value-type="float" office:value="0.00678232998312538" calcext:value-type="float">
            <text:p>0.006782329983125</text:p>
          </table:table-cell>
          <table:table-cell table:formula="of:=[$Analysis_Trampa.F25]" office:value-type="float" office:value="0.0359722114972099" calcext:value-type="float">
            <text:p>0.03597221149721</text:p>
          </table:table-cell>
          <table:table-cell table:formula="of:=[$Analysis_Trampa.F35]" office:value-type="float" office:value="75.4345196362382" calcext:value-type="float">
            <text:p>75.4345196362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[$Analysis_Trampa.B6]" office:value-type="float" office:value="0.31" calcext:value-type="float">
            <text:p>0.31</text:p>
          </table:table-cell>
          <table:table-cell table:formula="of:=[$Analysis_Trampa.B26]" office:value-type="float" office:value="0" calcext:value-type="float">
            <text:p>0</text:p>
          </table:table-cell>
          <table:table-cell table:formula="of:=[$Analysis_Trampa.B36]" office:value-type="float" office:value="62.45" calcext:value-type="float">
            <text:p>62.45</text:p>
          </table:table-cell>
          <table:table-cell table:formula="of:=[$Analysis_Trampa.B46]" office:value-type="float" office:value="0.37" calcext:value-type="float">
            <text:p>0.37</text:p>
          </table:table-cell>
          <table:table-cell table:formula="of:=[$Analysis_Trampa.F6]" office:value-type="float" office:value="2.93730875973228" calcext:value-type="float">
            <text:p>2.93730875973228</text:p>
          </table:table-cell>
          <table:table-cell table:formula="of:=[$Analysis_Trampa.F16]" office:value-type="float" office:value="2.27723758093002" calcext:value-type="float">
            <text:p>2.27723758093002</text:p>
          </table:table-cell>
          <table:table-cell table:formula="of:=[$Analysis_Trampa.F26]" office:value-type="float" office:value="0.00871779788708135" calcext:value-type="float">
            <text:p>0.008717797887081</text:p>
          </table:table-cell>
          <table:table-cell table:formula="of:=[$Analysis_Trampa.F36]" office:value-type="float" office:value="41149.1606627086" calcext:value-type="float">
            <text:p>41149.1606627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[$Analysis_Trampa.B7]" office:value-type="float" office:value="0.33" calcext:value-type="float">
            <text:p>0.33</text:p>
          </table:table-cell>
          <table:table-cell table:formula="of:=[$Analysis_Trampa.B27]" office:value-type="float" office:value="0.29" calcext:value-type="float">
            <text:p>0.29</text:p>
          </table:table-cell>
          <table:table-cell table:formula="of:=[$Analysis_Trampa.B37]" office:value-type="float" office:value="1.55" calcext:value-type="float">
            <text:p>1.55</text:p>
          </table:table-cell>
          <table:table-cell table:formula="of:=[$Analysis_Trampa.B47]" office:value-type="float" office:value="0.23" calcext:value-type="float">
            <text:p>0.23</text:p>
          </table:table-cell>
          <table:table-cell table:formula="of:=[$Analysis_Trampa.F7]" office:value-type="float" office:value="2.88042266863736" calcext:value-type="float">
            <text:p>2.88042266863736</text:p>
          </table:table-cell>
          <table:table-cell table:formula="of:=[$Analysis_Trampa.F17]" office:value-type="float" office:value="3.39781841774984" calcext:value-type="float">
            <text:p>3.39781841774984</text:p>
          </table:table-cell>
          <table:table-cell table:formula="of:=[$Analysis_Trampa.F27]" office:value-type="float" office:value="0.265376619166045" calcext:value-type="float">
            <text:p>0.265376619166045</text:p>
          </table:table-cell>
          <table:table-cell table:formula="of:=[$Analysis_Trampa.F37]" office:value-type="float" office:value="0.407004606853534" calcext:value-type="float">
            <text:p>0.4070046068535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[$Analysis_Trampa.B8]" office:value-type="float" office:value="0.36" calcext:value-type="float">
            <text:p>0.36</text:p>
          </table:table-cell>
          <table:table-cell table:formula="of:=[$Analysis_Trampa.B28]" office:value-type="float" office:value="0.01" calcext:value-type="float">
            <text:p>0.01</text:p>
          </table:table-cell>
          <table:table-cell table:formula="of:=[$Analysis_Trampa.B38]" office:value-type="float" office:value="24.75" calcext:value-type="float">
            <text:p>24.75</text:p>
          </table:table-cell>
          <table:table-cell table:formula="of:=[$Analysis_Trampa.B48]" office:value-type="float" office:value="0.17" calcext:value-type="float">
            <text:p>0.17</text:p>
          </table:table-cell>
          <table:table-cell table:formula="of:=[$Analysis_Trampa.F8]" office:value-type="float" office:value="2.76878384855156" calcext:value-type="float">
            <text:p>2.76878384855156</text:p>
          </table:table-cell>
          <table:table-cell table:formula="of:=[$Analysis_Trampa.F18]" office:value-type="float" office:value="3.68812906498674" calcext:value-type="float">
            <text:p>3.68812906498674</text:p>
          </table:table-cell>
          <table:table-cell table:formula="of:=[$Analysis_Trampa.F28]" office:value-type="float" office:value="0.522363857861549" calcext:value-type="float">
            <text:p>0.522363857861549</text:p>
          </table:table-cell>
          <table:table-cell table:formula="of:=[$Analysis_Trampa.F38]" office:value-type="float" office:value="23.3106045127534" calcext:value-type="float">
            <text:p>23.31060451275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[$Analysis_Trampa.B9]" office:value-type="float" office:value="3.23833333333333" calcext:value-type="float">
            <text:p>3.23833333333333</text:p>
          </table:table-cell>
          <table:table-cell table:formula="of:=[$Analysis_Trampa.B29]" office:value-type="float" office:value="0.153333333333333" calcext:value-type="float">
            <text:p>0.153333333333333</text:p>
          </table:table-cell>
          <table:table-cell table:formula="of:=[$Analysis_Trampa.B39]" office:value-type="float" office:value="22.1816666666667" calcext:value-type="float">
            <text:p>22.1816666666667</text:p>
          </table:table-cell>
          <table:table-cell table:formula="of:=[$Analysis_Trampa.B49]" office:value-type="float" office:value="3.15333333333333" calcext:value-type="float">
            <text:p>3.15333333333333</text:p>
          </table:table-cell>
          <table:table-cell table:formula="of:=[$Analysis_Trampa.F9]" office:value-type="float" office:value="2.3745317625562" calcext:value-type="float">
            <text:p>2.3745317625562</text:p>
          </table:table-cell>
          <table:table-cell table:formula="of:=[$Analysis_Trampa.F19]" office:value-type="float" office:value="2.62684759593304" calcext:value-type="float">
            <text:p>2.62684759593304</text:p>
          </table:table-cell>
          <table:table-cell table:formula="of:=[$Analysis_Trampa.F29]" office:value-type="float" office:value="0.620214800083418" calcext:value-type="float">
            <text:p>0.620214800083418</text:p>
          </table:table-cell>
          <table:table-cell table:formula="of:=[$Analysis_Trampa.F39]" office:value-type="float" office:value="6878.07795847749" calcext:value-type="float">
            <text:p>6878.07795847749</text:p>
          </table:table-cell>
          <table:table-cell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Conveniente</text:p>
          </table:table-cell>
          <table:table-cell table:style-name="ce13" office:value-type="string" calcext:value-type="string" table:number-columns-spanned="4" table:number-rows-spanned="1">
            <text:p>Promedio Tiempo</text:p>
          </table:table-cell>
          <table:covered-table-cell table:number-columns-repeated="3" table:style-name="ce14"/>
          <table:table-cell table:style-name="ce13" office:value-type="string" calcext:value-type="string" table:number-columns-spanned="4" table:number-rows-spanned="1">
            <text:p>Desviación Tiempo</text:p>
          </table:table-cell>
          <table:covered-table-cell table:number-columns-repeated="3" table:style-name="ce14"/>
          <table:table-cell table:style-name="ce14"/>
        </table:table-row>
        <table:table-row table:style-name="ro1">
          <table:table-cell office:value-type="string" calcext:value-type="string">
            <text:p>Funciones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formula="of:=[$Analysis_Trampa.I3]" office:value-type="float" office:value="3.893" calcext:value-type="float">
            <text:p>3.893</text:p>
          </table:table-cell>
          <table:table-cell table:formula="of:=[$Analysis_Trampa.I13]" office:value-type="float" office:value="23.574" calcext:value-type="float">
            <text:p>23.574</text:p>
          </table:table-cell>
          <table:table-cell table:formula="of:=[$Analysis_Trampa.I23]" office:value-type="float" office:value="598.8635" calcext:value-type="float">
            <text:p>598.8635</text:p>
          </table:table-cell>
          <table:table-cell table:formula="of:=[$Analysis_Trampa.I33]" office:value-type="float" office:value="2704.606" calcext:value-type="float">
            <text:p>2704.606</text:p>
          </table:table-cell>
          <table:table-cell table:formula="of:=[$Analysis_Trampa.K3]" office:value-type="float" office:value="1.38348509207725" calcext:value-type="float">
            <text:p>1.38348509207725</text:p>
          </table:table-cell>
          <table:table-cell table:formula="of:=[$Analysis_Trampa.K13]" office:value-type="float" office:value="78.5632916443806" calcext:value-type="float">
            <text:p>78.5632916443806</text:p>
          </table:table-cell>
          <table:table-cell table:formula="of:=[$Analysis_Trampa.K23]" office:value-type="float" office:value="459.670630900811" calcext:value-type="float">
            <text:p>459.670630900811</text:p>
          </table:table-cell>
          <table:table-cell table:formula="of:=[$Analysis_Trampa.K33]" office:value-type="float" office:value="648.707644870939" calcext:value-type="float">
            <text:p>648.7076448709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[$Analysis_Trampa.I4]" office:value-type="float" office:value="2.998" calcext:value-type="float">
            <text:p>2.998</text:p>
          </table:table-cell>
          <table:table-cell table:formula="of:=[$Analysis_Trampa.I14]" office:value-type="float" office:value="30.221" calcext:value-type="float">
            <text:p>30.221</text:p>
          </table:table-cell>
          <table:table-cell table:formula="of:=[$Analysis_Trampa.I24]" office:value-type="float" office:value="326.175" calcext:value-type="float">
            <text:p>326.175</text:p>
          </table:table-cell>
          <table:table-cell table:formula="of:=[$Analysis_Trampa.I34]" office:value-type="float" office:value="2986.513" calcext:value-type="float">
            <text:p>2986.513</text:p>
          </table:table-cell>
          <table:table-cell table:formula="of:=[$Analysis_Trampa.K4]" office:value-type="float" office:value="0.997815614229403" calcext:value-type="float">
            <text:p>0.997815614229403</text:p>
          </table:table-cell>
          <table:table-cell table:formula="of:=[$Analysis_Trampa.K14]" office:value-type="float" office:value="109.394724136953" calcext:value-type="float">
            <text:p>109.394724136953</text:p>
          </table:table-cell>
          <table:table-cell table:formula="of:=[$Analysis_Trampa.K24]" office:value-type="float" office:value="111.321284555111" calcext:value-type="float">
            <text:p>111.321284555111</text:p>
          </table:table-cell>
          <table:table-cell table:formula="of:=[$Analysis_Trampa.K34]" office:value-type="float" office:value="594.035706932673" calcext:value-type="float">
            <text:p>594.0357069326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table:formula="of:=[$Analysis_Trampa.I5]" office:value-type="float" office:value="43.708" calcext:value-type="float">
            <text:p>43.708</text:p>
          </table:table-cell>
          <table:table-cell table:formula="of:=[$Analysis_Trampa.I15]" office:value-type="float" office:value="33.4685" calcext:value-type="float">
            <text:p>33.4685</text:p>
          </table:table-cell>
          <table:table-cell table:formula="of:=[$Analysis_Trampa.I25]" office:value-type="float" office:value="337.237" calcext:value-type="float">
            <text:p>337.237</text:p>
          </table:table-cell>
          <table:table-cell table:formula="of:=[$Analysis_Trampa.I35]" office:value-type="float" office:value="3399.759" calcext:value-type="float">
            <text:p>3399.759</text:p>
          </table:table-cell>
          <table:table-cell table:formula="of:=[$Analysis_Trampa.K5]" office:value-type="float" office:value="116.926768432211" calcext:value-type="float">
            <text:p>116.926768432211</text:p>
          </table:table-cell>
          <table:table-cell table:formula="of:=[$Analysis_Trampa.K15]" office:value-type="float" office:value="108.421162983755" calcext:value-type="float">
            <text:p>108.421162983755</text:p>
          </table:table-cell>
          <table:table-cell table:formula="of:=[$Analysis_Trampa.K25]" office:value-type="float" office:value="75.4822868029315" calcext:value-type="float">
            <text:p>75.4822868029315</text:p>
          </table:table-cell>
          <table:table-cell table:formula="of:=[$Analysis_Trampa.K35]" office:value-type="float" office:value="969.83585637416" calcext:value-type="float">
            <text:p>969.835856374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ewel</text:p>
          </table:table-cell>
          <table:table-cell table:formula="of:=[$Analysis_Trampa.I6]" office:value-type="float" office:value="25.5165" calcext:value-type="float">
            <text:p>25.5165</text:p>
          </table:table-cell>
          <table:table-cell table:formula="of:=[$Analysis_Trampa.I16]" office:value-type="float" office:value="22.23" calcext:value-type="float">
            <text:p>22.23</text:p>
          </table:table-cell>
          <table:table-cell table:formula="of:=[$Analysis_Trampa.I26]" office:value-type="float" office:value="276.873" calcext:value-type="float">
            <text:p>276.873</text:p>
          </table:table-cell>
          <table:table-cell table:formula="of:=[$Analysis_Trampa.I36]" office:value-type="float" office:value="2667.1315" calcext:value-type="float">
            <text:p>2667.1315</text:p>
          </table:table-cell>
          <table:table-cell table:formula="of:=[$Analysis_Trampa.K6]" office:value-type="float" office:value="101.79212284234" calcext:value-type="float">
            <text:p>101.79212284234</text:p>
          </table:table-cell>
          <table:table-cell table:formula="of:=[$Analysis_Trampa.K16]" office:value-type="float" office:value="87.3161674032936" calcext:value-type="float">
            <text:p>87.3161674032936</text:p>
          </table:table-cell>
          <table:table-cell table:formula="of:=[$Analysis_Trampa.K26]" office:value-type="float" office:value="116.020150323123" calcext:value-type="float">
            <text:p>116.020150323123</text:p>
          </table:table-cell>
          <table:table-cell table:formula="of:=[$Analysis_Trampa.K36]" office:value-type="float" office:value="521.926823599583" calcext:value-type="float">
            <text:p>521.9268235995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eched</text:p>
          </table:table-cell>
          <table:table-cell table:formula="of:=[$Analysis_Trampa.I7]" office:value-type="float" office:value="24.0725" calcext:value-type="float">
            <text:p>24.0725</text:p>
          </table:table-cell>
          <table:table-cell table:formula="of:=[$Analysis_Trampa.I17]" office:value-type="float" office:value="43.299" calcext:value-type="float">
            <text:p>43.299</text:p>
          </table:table-cell>
          <table:table-cell table:formula="of:=[$Analysis_Trampa.I27]" office:value-type="float" office:value="337.236" calcext:value-type="float">
            <text:p>337.236</text:p>
          </table:table-cell>
          <table:table-cell table:formula="of:=[$Analysis_Trampa.I37]" office:value-type="float" office:value="3575.967" calcext:value-type="float">
            <text:p>3575.967</text:p>
          </table:table-cell>
          <table:table-cell table:formula="of:=[$Analysis_Trampa.K7]" office:value-type="float" office:value="69.5800139318037" calcext:value-type="float">
            <text:p>69.5800139318037</text:p>
          </table:table-cell>
          <table:table-cell table:formula="of:=[$Analysis_Trampa.K17]" office:value-type="float" office:value="111.57662693862" calcext:value-type="float">
            <text:p>111.57662693862</text:p>
          </table:table-cell>
          <table:table-cell table:formula="of:=[$Analysis_Trampa.K27]" office:value-type="float" office:value="111.919405395132" calcext:value-type="float">
            <text:p>111.919405395132</text:p>
          </table:table-cell>
          <table:table-cell table:formula="of:=[$Analysis_Trampa.K37]" office:value-type="float" office:value="680.625729377754" calcext:value-type="float">
            <text:p>680.6257293777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[$Analysis_Trampa.I8]" office:value-type="float" office:value="37.938" calcext:value-type="float">
            <text:p>37.938</text:p>
          </table:table-cell>
          <table:table-cell table:formula="of:=[$Analysis_Trampa.I18]" office:value-type="float" office:value="2.445" calcext:value-type="float">
            <text:p>2.445</text:p>
          </table:table-cell>
          <table:table-cell table:formula="of:=[$Analysis_Trampa.I28]" office:value-type="float" office:value="275.8875" calcext:value-type="float">
            <text:p>275.8875</text:p>
          </table:table-cell>
          <table:table-cell table:formula="of:=[$Analysis_Trampa.I38]" office:value-type="float" office:value="2872.48" calcext:value-type="float">
            <text:p>2872.48</text:p>
          </table:table-cell>
          <table:table-cell table:formula="of:=[$Analysis_Trampa.K8]" office:value-type="float" office:value="98.3277078752475" calcext:value-type="float">
            <text:p>98.3277078752475</text:p>
          </table:table-cell>
          <table:table-cell table:formula="of:=[$Analysis_Trampa.K18]" office:value-type="float" office:value="0.392103302714986" calcext:value-type="float">
            <text:p>0.392103302714986</text:p>
          </table:table-cell>
          <table:table-cell table:formula="of:=[$Analysis_Trampa.K28]" office:value-type="float" office:value="72.6448568637175" calcext:value-type="float">
            <text:p>72.6448568637175</text:p>
          </table:table-cell>
          <table:table-cell table:formula="of:=[$Analysis_Trampa.K38]" office:value-type="float" office:value="606.380989576685" calcext:value-type="float">
            <text:p>606.380989576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[$Analysis_Trampa.I9]" office:value-type="float" office:value="23.021" calcext:value-type="float">
            <text:p>23.021</text:p>
          </table:table-cell>
          <table:table-cell table:formula="of:=[$Analysis_Trampa.I19]" office:value-type="float" office:value="25.8729166666667" calcext:value-type="float">
            <text:p>25.8729166666667</text:p>
          </table:table-cell>
          <table:table-cell table:formula="of:=[$Analysis_Trampa.I29]" office:value-type="float" office:value="358.712" calcext:value-type="float">
            <text:p>358.712</text:p>
          </table:table-cell>
          <table:table-cell table:formula="of:=[$Analysis_Trampa.I39]" office:value-type="float" office:value="3034.40941666667" calcext:value-type="float">
            <text:p>3034.40941666667</text:p>
          </table:table-cell>
          <table:table-cell table:formula="of:=[$Analysis_Trampa.K9]" office:value-type="float" office:value="64.8346522979849" calcext:value-type="float">
            <text:p>64.8346522979849</text:p>
          </table:table-cell>
          <table:table-cell table:formula="of:=[$Analysis_Trampa.K19]" office:value-type="float" office:value="82.6106794016195" calcext:value-type="float">
            <text:p>82.6106794016195</text:p>
          </table:table-cell>
          <table:table-cell table:formula="of:=[$Analysis_Trampa.K29]" office:value-type="float" office:value="157.843102473471" calcext:value-type="float">
            <text:p>157.843102473471</text:p>
          </table:table-cell>
          <table:table-cell table:formula="of:=[$Analysis_Trampa.K39]" office:value-type="float" office:value="670.252125121966" calcext:value-type="float">
            <text:p>670.252125121966</text:p>
          </table:table-cell>
          <table:table-cell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8" office:value-type="string" calcext:value-type="string">
            <text:p>Conveniente</text:p>
          </table:table-cell>
          <table:table-cell table:style-name="ce7" office:value-type="string" calcext:value-type="string" table:number-columns-spanned="4" table:number-rows-spanned="1">
            <text:p>Mejor Ejecución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">
            <text:p>Desviación Ejecución</text:p>
          </table:table-cell>
          <table:covered-table-cell table:number-columns-repeated="3" table:style-name="ce8"/>
          <table:table-cell table:style-name="ce8"/>
        </table:table-row>
        <table:table-row table:style-name="ro1">
          <table:table-cell table:style-name="ce8" office:value-type="string" calcext:value-type="string">
            <text:p>Funciones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table:style-name="ce8" office:value-type="string" calcext:value-type="string">
            <text:p>Alpine</text:p>
          </table:table-cell>
          <table:table-cell table:formula="of:=[$Analysis_Trampa.B43]" office:value-type="float" office:value="0.23" calcext:value-type="float">
            <text:p>0.23</text:p>
          </table:table-cell>
          <table:table-cell table:formula="of:=[$Analysis_Trampa.B53]" office:value-type="float" office:value="0.4" calcext:value-type="float">
            <text:p>0.4</text:p>
          </table:table-cell>
          <table:table-cell table:formula="of:=[$Analysis_Trampa.B63]" office:value-type="float" office:value="0.01" calcext:value-type="float">
            <text:p>0.01</text:p>
          </table:table-cell>
          <table:table-cell table:formula="of:=[$Analysis_Trampa.B73]" office:value-type="float" office:value="1.3" calcext:value-type="float">
            <text:p>1.3</text:p>
          </table:table-cell>
          <table:table-cell table:formula="of:=[$Analysis_Trampa.F43]" office:value-type="float" office:value="4.32466761728575" calcext:value-type="float">
            <text:p>4.32466761728575</text:p>
          </table:table-cell>
          <table:table-cell table:formula="of:=[$Analysis_Trampa.F53]" office:value-type="float" office:value="3.66680961463777" calcext:value-type="float">
            <text:p>3.66680961463777</text:p>
          </table:table-cell>
          <table:table-cell table:formula="of:=[$Analysis_Trampa.F63]" office:value-type="float" office:value="0.0700910122626289" calcext:value-type="float">
            <text:p>0.070091012262629</text:p>
          </table:table-cell>
          <table:table-cell table:formula="of:=[$Analysis_Trampa.F73]" office:value-type="float" office:value="1.38066243158855" calcext:value-type="float">
            <text:p>1.380662431588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Dixon</text:p>
          </table:table-cell>
          <table:table-cell table:formula="of:=[$Analysis_Trampa.B44]" office:value-type="float" office:value="0.16" calcext:value-type="float">
            <text:p>0.16</text:p>
          </table:table-cell>
          <table:table-cell table:formula="of:=[$Analysis_Trampa.B54]" office:value-type="float" office:value="0.25" calcext:value-type="float">
            <text:p>0.25</text:p>
          </table:table-cell>
          <table:table-cell table:formula="of:=[$Analysis_Trampa.B64]" office:value-type="float" office:value="0.45" calcext:value-type="float">
            <text:p>0.45</text:p>
          </table:table-cell>
          <table:table-cell table:formula="of:=[$Analysis_Trampa.B74]" office:value-type="float" office:value="22.22" calcext:value-type="float">
            <text:p>22.22</text:p>
          </table:table-cell>
          <table:table-cell table:formula="of:=[$Analysis_Trampa.F44]" office:value-type="float" office:value="1.97410258092127" calcext:value-type="float">
            <text:p>1.97410258092127</text:p>
          </table:table-cell>
          <table:table-cell table:formula="of:=[$Analysis_Trampa.F54]" office:value-type="float" office:value="2.57334412778392" calcext:value-type="float">
            <text:p>2.57334412778392</text:p>
          </table:table-cell>
          <table:table-cell table:formula="of:=[$Analysis_Trampa.F64]" office:value-type="float" office:value="2.36513271297828" calcext:value-type="float">
            <text:p>2.36513271297828</text:p>
          </table:table-cell>
          <table:table-cell table:formula="of:=[$Analysis_Trampa.F74]" office:value-type="float" office:value="22.4086149505051" calcext:value-type="float">
            <text:p>22.40861495050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Quintic</text:p>
          </table:table-cell>
          <table:table-cell table:formula="of:=[$Analysis_Trampa.B45]" office:value-type="float" office:value="17.76" calcext:value-type="float">
            <text:p>17.76</text:p>
          </table:table-cell>
          <table:table-cell table:formula="of:=[$Analysis_Trampa.B55]" office:value-type="float" office:value="17.76" calcext:value-type="float">
            <text:p>17.76</text:p>
          </table:table-cell>
          <table:table-cell table:formula="of:=[$Analysis_Trampa.B65]" office:value-type="float" office:value="0.06" calcext:value-type="float">
            <text:p>0.06</text:p>
          </table:table-cell>
          <table:table-cell table:formula="of:=[$Analysis_Trampa.B75]" office:value-type="float" office:value="11.2" calcext:value-type="float">
            <text:p>11.2</text:p>
          </table:table-cell>
          <table:table-cell table:formula="of:=[$Analysis_Trampa.F45]" office:value-type="float" office:value="0.00973396116696552" calcext:value-type="float">
            <text:p>0.009733961166966</text:p>
          </table:table-cell>
          <table:table-cell table:formula="of:=[$Analysis_Trampa.F55]" office:value-type="float" office:value="0.0100498756211207" calcext:value-type="float">
            <text:p>0.010049875621121</text:p>
          </table:table-cell>
          <table:table-cell table:formula="of:=[$Analysis_Trampa.F65]" office:value-type="float" office:value="0.0438862165149834" calcext:value-type="float">
            <text:p>0.043886216514983</text:p>
          </table:table-cell>
          <table:table-cell table:formula="of:=[$Analysis_Trampa.F75]" office:value-type="float" office:value="67.8087303578971" calcext:value-type="float">
            <text:p>67.80873035789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Schewel</text:p>
          </table:table-cell>
          <table:table-cell table:formula="of:=[$Analysis_Trampa.B46]" office:value-type="float" office:value="0.37" calcext:value-type="float">
            <text:p>0.37</text:p>
          </table:table-cell>
          <table:table-cell table:formula="of:=[$Analysis_Trampa.B56]" office:value-type="float" office:value="0.27" calcext:value-type="float">
            <text:p>0.27</text:p>
          </table:table-cell>
          <table:table-cell table:formula="of:=[$Analysis_Trampa.B66]" office:value-type="float" office:value="0" calcext:value-type="float">
            <text:p>0</text:p>
          </table:table-cell>
          <table:table-cell table:formula="of:=[$Analysis_Trampa.B76]" office:value-type="float" office:value="1.81" calcext:value-type="float">
            <text:p>1.81</text:p>
          </table:table-cell>
          <table:table-cell table:formula="of:=[$Analysis_Trampa.F46]" office:value-type="float" office:value="3.09769995319108" calcext:value-type="float">
            <text:p>3.09769995319108</text:p>
          </table:table-cell>
          <table:table-cell table:formula="of:=[$Analysis_Trampa.F56]" office:value-type="float" office:value="2.55750855326038" calcext:value-type="float">
            <text:p>2.55750855326038</text:p>
          </table:table-cell>
          <table:table-cell table:formula="of:=[$Analysis_Trampa.F66]" office:value-type="float" office:value="0" calcext:value-type="float">
            <text:p>0</text:p>
          </table:table-cell>
          <table:table-cell table:formula="of:=[$Analysis_Trampa.F76]" office:value-type="float" office:value="27260.6496923822" calcext:value-type="float">
            <text:p>27260.64969238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Streched</text:p>
          </table:table-cell>
          <table:table-cell table:formula="of:=[$Analysis_Trampa.B47]" office:value-type="float" office:value="0.23" calcext:value-type="float">
            <text:p>0.23</text:p>
          </table:table-cell>
          <table:table-cell table:formula="of:=[$Analysis_Trampa.B57]" office:value-type="float" office:value="0.37" calcext:value-type="float">
            <text:p>0.37</text:p>
          </table:table-cell>
          <table:table-cell table:formula="of:=[$Analysis_Trampa.B67]" office:value-type="float" office:value="0.35" calcext:value-type="float">
            <text:p>0.35</text:p>
          </table:table-cell>
          <table:table-cell table:formula="of:=[$Analysis_Trampa.B77]" office:value-type="float" office:value="1.8" calcext:value-type="float">
            <text:p>1.8</text:p>
          </table:table-cell>
          <table:table-cell table:formula="of:=[$Analysis_Trampa.F47]" office:value-type="float" office:value="1.98687663180178" calcext:value-type="float">
            <text:p>1.98687663180178</text:p>
          </table:table-cell>
          <table:table-cell table:formula="of:=[$Analysis_Trampa.F57]" office:value-type="float" office:value="1.85418789500956" calcext:value-type="float">
            <text:p>1.85418789500956</text:p>
          </table:table-cell>
          <table:table-cell table:formula="of:=[$Analysis_Trampa.F67]" office:value-type="float" office:value="0.231954198065049" calcext:value-type="float">
            <text:p>0.231954198065049</text:p>
          </table:table-cell>
          <table:table-cell table:formula="of:=[$Analysis_Trampa.F77]" office:value-type="float" office:value="0.381268933956073" calcext:value-type="float">
            <text:p>0.381268933956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Sum Squares</text:p>
          </table:table-cell>
          <table:table-cell table:formula="of:=[$Analysis_Trampa.B48]" office:value-type="float" office:value="0.17" calcext:value-type="float">
            <text:p>0.17</text:p>
          </table:table-cell>
          <table:table-cell table:formula="of:=[$Analysis_Trampa.B58]" office:value-type="float" office:value="0.31" calcext:value-type="float">
            <text:p>0.31</text:p>
          </table:table-cell>
          <table:table-cell table:formula="of:=[$Analysis_Trampa.B68]" office:value-type="float" office:value="0.01" calcext:value-type="float">
            <text:p>0.01</text:p>
          </table:table-cell>
          <table:table-cell table:formula="of:=[$Analysis_Trampa.B78]" office:value-type="float" office:value="4.78" calcext:value-type="float">
            <text:p>4.78</text:p>
          </table:table-cell>
          <table:table-cell table:formula="of:=[$Analysis_Trampa.F48]" office:value-type="float" office:value="2.68987783179831" calcext:value-type="float">
            <text:p>2.68987783179831</text:p>
          </table:table-cell>
          <table:table-cell table:formula="of:=[$Analysis_Trampa.F58]" office:value-type="float" office:value="2.04993756002469" calcext:value-type="float">
            <text:p>2.04993756002469</text:p>
          </table:table-cell>
          <table:table-cell table:formula="of:=[$Analysis_Trampa.F68]" office:value-type="float" office:value="0.0456371559148902" calcext:value-type="float">
            <text:p>0.04563715591489</text:p>
          </table:table-cell>
          <table:table-cell table:formula="of:=[$Analysis_Trampa.F78]" office:value-type="float" office:value="30.7315949594225" calcext:value-type="float">
            <text:p>30.7315949594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Promedio</text:p>
          </table:table-cell>
          <table:table-cell table:formula="of:=[$Analysis_Trampa.B49]" office:value-type="float" office:value="3.15333333333333" calcext:value-type="float">
            <text:p>3.15333333333333</text:p>
          </table:table-cell>
          <table:table-cell table:formula="of:=[$Analysis_Trampa.B59]" office:value-type="float" office:value="3.22666666666667" calcext:value-type="float">
            <text:p>3.22666666666667</text:p>
          </table:table-cell>
          <table:table-cell table:formula="of:=[$Analysis_Trampa.B69]" office:value-type="float" office:value="0.146666666666667" calcext:value-type="float">
            <text:p>0.146666666666667</text:p>
          </table:table-cell>
          <table:table-cell table:formula="of:=[$Analysis_Trampa.B79]" office:value-type="float" office:value="7.185" calcext:value-type="float">
            <text:p>7.185</text:p>
          </table:table-cell>
          <table:table-cell table:formula="of:=[$Analysis_Trampa.F49]" office:value-type="float" office:value="2.34715976269419" calcext:value-type="float">
            <text:p>2.34715976269419</text:p>
          </table:table-cell>
          <table:table-cell table:formula="of:=[$Analysis_Trampa.F59]" office:value-type="float" office:value="2.11863960438958" calcext:value-type="float">
            <text:p>2.11863960438958</text:p>
          </table:table-cell>
          <table:table-cell table:formula="of:=[$Analysis_Trampa.F69]" office:value-type="float" office:value="0.459450215955972" calcext:value-type="float">
            <text:p>0.459450215955972</text:p>
          </table:table-cell>
          <table:table-cell table:formula="of:=[$Analysis_Trampa.F79]" office:value-type="float" office:value="4563.89342733593" calcext:value-type="float">
            <text:p>4563.89342733593</text:p>
          </table:table-cell>
          <table:table-cell/>
        </table:table-row>
        <table:table-row table:style-name="ro1" table:number-rows-repeated="8">
          <table:table-cell table:style-name="Default" table:number-columns-repeated="10"/>
        </table:table-row>
        <table:table-row table:style-name="ro1">
          <table:table-cell table:style-name="ce8" office:value-type="string" calcext:value-type="string">
            <text:p>Conveniente</text:p>
          </table:table-cell>
          <table:table-cell table:style-name="ce7" office:value-type="string" calcext:value-type="string" table:number-columns-spanned="4" table:number-rows-spanned="1">
            <text:p>Promedio Tiempo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">
            <text:p>Desviación Tiempo</text:p>
          </table:table-cell>
          <table:covered-table-cell table:number-columns-repeated="3" table:style-name="ce8"/>
          <table:table-cell table:style-name="ce8"/>
        </table:table-row>
        <table:table-row table:style-name="ro1">
          <table:table-cell table:style-name="ce8" office:value-type="string" calcext:value-type="string">
            <text:p>Funciones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RMHC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_St</text:p>
          </table:table-cell>
          <table:table-cell office:value-type="string" calcext:value-type="string">
            <text:p>GA_Gen</text:p>
          </table:table-cell>
          <table:table-cell office:value-type="string" calcext:value-type="string">
            <text:p>Dimensión</text:p>
          </table:table-cell>
        </table:table-row>
        <table:table-row table:style-name="ro1">
          <table:table-cell table:style-name="ce8" office:value-type="string" calcext:value-type="string">
            <text:p>Alpine</text:p>
          </table:table-cell>
          <table:table-cell table:formula="of:=[$Analysis_Trampa.I43]" office:value-type="float" office:value="41.1805" calcext:value-type="float">
            <text:p>41.1805</text:p>
          </table:table-cell>
          <table:table-cell table:formula="of:=[$Analysis_Trampa.I53]" office:value-type="float" office:value="18.2975" calcext:value-type="float">
            <text:p>18.2975</text:p>
          </table:table-cell>
          <table:table-cell table:formula="of:=[$Analysis_Trampa.I63]" office:value-type="float" office:value="324.648" calcext:value-type="float">
            <text:p>324.648</text:p>
          </table:table-cell>
          <table:table-cell table:formula="of:=[$Analysis_Trampa.I73]" office:value-type="float" office:value="2975.907" calcext:value-type="float">
            <text:p>2975.907</text:p>
          </table:table-cell>
          <table:table-cell table:formula="of:=[$Analysis_Trampa.K43]" office:value-type="float" office:value="115.021460105278" calcext:value-type="float">
            <text:p>115.021460105278</text:p>
          </table:table-cell>
          <table:table-cell table:formula="of:=[$Analysis_Trampa.K53]" office:value-type="float" office:value="65.7550702132543" calcext:value-type="float">
            <text:p>65.7550702132543</text:p>
          </table:table-cell>
          <table:table-cell table:formula="of:=[$Analysis_Trampa.K63]" office:value-type="float" office:value="101.082279436111" calcext:value-type="float">
            <text:p>101.082279436111</text:p>
          </table:table-cell>
          <table:table-cell table:formula="of:=[$Analysis_Trampa.K73]" office:value-type="float" office:value="531.262729956657" calcext:value-type="float">
            <text:p>531.2627299566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Dixon</text:p>
          </table:table-cell>
          <table:table-cell table:formula="of:=[$Analysis_Trampa.I24]" office:value-type="float" office:value="326.175" calcext:value-type="float">
            <text:p>326.175</text:p>
          </table:table-cell>
          <table:table-cell table:formula="of:=[$Analysis_Trampa.I34]" office:value-type="float" office:value="2986.513" calcext:value-type="float">
            <text:p>2986.513</text:p>
          </table:table-cell>
          <table:table-cell table:formula="of:=[$Analysis_Trampa.I44]" office:value-type="float" office:value="24.0285" calcext:value-type="float">
            <text:p>24.0285</text:p>
          </table:table-cell>
          <table:table-cell table:formula="of:=[$Analysis_Trampa.I54]" office:value-type="float" office:value="38.986" calcext:value-type="float">
            <text:p>38.986</text:p>
          </table:table-cell>
          <table:table-cell table:formula="of:=[$Analysis_Trampa.K44]" office:value-type="float" office:value="87.4506628491174" calcext:value-type="float">
            <text:p>87.4506628491174</text:p>
          </table:table-cell>
          <table:table-cell table:formula="of:=[$Analysis_Trampa.K54]" office:value-type="float" office:value="94.6392042654629" calcext:value-type="float">
            <text:p>94.6392042654629</text:p>
          </table:table-cell>
          <table:table-cell table:formula="of:=[$Analysis_Trampa.K64]" office:value-type="float" office:value="100.152102219574" calcext:value-type="float">
            <text:p>100.152102219574</text:p>
          </table:table-cell>
          <table:table-cell table:formula="of:=[$Analysis_Trampa.K74]" office:value-type="float" office:value="758.042527496149" calcext:value-type="float">
            <text:p>758.0425274961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Quintic</text:p>
          </table:table-cell>
          <table:table-cell table:formula="of:=[$Analysis_Trampa.I25]" office:value-type="float" office:value="337.237" calcext:value-type="float">
            <text:p>337.237</text:p>
          </table:table-cell>
          <table:table-cell table:formula="of:=[$Analysis_Trampa.I35]" office:value-type="float" office:value="3399.759" calcext:value-type="float">
            <text:p>3399.759</text:p>
          </table:table-cell>
          <table:table-cell table:formula="of:=[$Analysis_Trampa.I45]" office:value-type="float" office:value="27.2755" calcext:value-type="float">
            <text:p>27.2755</text:p>
          </table:table-cell>
          <table:table-cell table:formula="of:=[$Analysis_Trampa.I55]" office:value-type="float" office:value="69.2915" calcext:value-type="float">
            <text:p>69.2915</text:p>
          </table:table-cell>
          <table:table-cell table:formula="of:=[$Analysis_Trampa.K45]" office:value-type="float" office:value="87.5313630349145" calcext:value-type="float">
            <text:p>87.5313630349145</text:p>
          </table:table-cell>
          <table:table-cell table:formula="of:=[$Analysis_Trampa.K55]" office:value-type="float" office:value="139.579892365448" calcext:value-type="float">
            <text:p>139.579892365448</text:p>
          </table:table-cell>
          <table:table-cell table:formula="of:=[$Analysis_Trampa.K65]" office:value-type="float" office:value="96.9247690673029" calcext:value-type="float">
            <text:p>96.9247690673029</text:p>
          </table:table-cell>
          <table:table-cell table:formula="of:=[$Analysis_Trampa.K75]" office:value-type="float" office:value="708.601287615963" calcext:value-type="float">
            <text:p>708.6012876159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Schewel</text:p>
          </table:table-cell>
          <table:table-cell table:formula="of:=[$Analysis_Trampa.I26]" office:value-type="float" office:value="276.873" calcext:value-type="float">
            <text:p>276.873</text:p>
          </table:table-cell>
          <table:table-cell table:formula="of:=[$Analysis_Trampa.I36]" office:value-type="float" office:value="2667.1315" calcext:value-type="float">
            <text:p>2667.1315</text:p>
          </table:table-cell>
          <table:table-cell table:formula="of:=[$Analysis_Trampa.I46]" office:value-type="float" office:value="22.031" calcext:value-type="float">
            <text:p>22.031</text:p>
          </table:table-cell>
          <table:table-cell table:formula="of:=[$Analysis_Trampa.I56]" office:value-type="float" office:value="2.183" calcext:value-type="float">
            <text:p>2.183</text:p>
          </table:table-cell>
          <table:table-cell table:formula="of:=[$Analysis_Trampa.K46]" office:value-type="float" office:value="87.5120522499615" calcext:value-type="float">
            <text:p>87.5120522499615</text:p>
          </table:table-cell>
          <table:table-cell table:formula="of:=[$Analysis_Trampa.K56]" office:value-type="float" office:value="0.958212398166502" calcext:value-type="float">
            <text:p>0.958212398166502</text:p>
          </table:table-cell>
          <table:table-cell table:formula="of:=[$Analysis_Trampa.K66]" office:value-type="float" office:value="93.5797490379195" calcext:value-type="float">
            <text:p>93.5797490379195</text:p>
          </table:table-cell>
          <table:table-cell table:formula="of:=[$Analysis_Trampa.K76]" office:value-type="float" office:value="507.24261416481" calcext:value-type="float">
            <text:p>507.242614164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Streched</text:p>
          </table:table-cell>
          <table:table-cell table:formula="of:=[$Analysis_Trampa.I27]" office:value-type="float" office:value="337.236" calcext:value-type="float">
            <text:p>337.236</text:p>
          </table:table-cell>
          <table:table-cell table:formula="of:=[$Analysis_Trampa.I37]" office:value-type="float" office:value="3575.967" calcext:value-type="float">
            <text:p>3575.967</text:p>
          </table:table-cell>
          <table:table-cell table:formula="of:=[$Analysis_Trampa.I47]" office:value-type="float" office:value="54.5195" calcext:value-type="float">
            <text:p>54.5195</text:p>
          </table:table-cell>
          <table:table-cell table:formula="of:=[$Analysis_Trampa.I57]" office:value-type="float" office:value="24.6895" calcext:value-type="float">
            <text:p>24.6895</text:p>
          </table:table-cell>
          <table:table-cell table:formula="of:=[$Analysis_Trampa.K47]" office:value-type="float" office:value="137.276587314626" calcext:value-type="float">
            <text:p>137.276587314626</text:p>
          </table:table-cell>
          <table:table-cell table:formula="of:=[$Analysis_Trampa.K57]" office:value-type="float" office:value="87.7134658689873" calcext:value-type="float">
            <text:p>87.7134658689873</text:p>
          </table:table-cell>
          <table:table-cell table:formula="of:=[$Analysis_Trampa.K67]" office:value-type="float" office:value="100.847699650265" calcext:value-type="float">
            <text:p>100.847699650265</text:p>
          </table:table-cell>
          <table:table-cell table:formula="of:=[$Analysis_Trampa.K77]" office:value-type="float" office:value="700.471614313528" calcext:value-type="float">
            <text:p>700.471614313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Sum Squares</text:p>
          </table:table-cell>
          <table:table-cell table:formula="of:=[$Analysis_Trampa.I28]" office:value-type="float" office:value="275.8875" calcext:value-type="float">
            <text:p>275.8875</text:p>
          </table:table-cell>
          <table:table-cell table:formula="of:=[$Analysis_Trampa.I38]" office:value-type="float" office:value="2872.48" calcext:value-type="float">
            <text:p>2872.48</text:p>
          </table:table-cell>
          <table:table-cell table:formula="of:=[$Analysis_Trampa.I48]" office:value-type="float" office:value="28.794" calcext:value-type="float">
            <text:p>28.794</text:p>
          </table:table-cell>
          <table:table-cell table:formula="of:=[$Analysis_Trampa.I58]" office:value-type="float" office:value="31.7035" calcext:value-type="float">
            <text:p>31.7035</text:p>
          </table:table-cell>
          <table:table-cell table:formula="of:=[$Analysis_Trampa.K48]" office:value-type="float" office:value="109.233948816291" calcext:value-type="float">
            <text:p>109.233948816291</text:p>
          </table:table-cell>
          <table:table-cell table:formula="of:=[$Analysis_Trampa.K58]" office:value-type="float" office:value="89.067859482251" calcext:value-type="float">
            <text:p>89.067859482251</text:p>
          </table:table-cell>
          <table:table-cell table:formula="of:=[$Analysis_Trampa.K68]" office:value-type="float" office:value="90.7710912956322" calcext:value-type="float">
            <text:p>90.7710912956322</text:p>
          </table:table-cell>
          <table:table-cell table:formula="of:=[$Analysis_Trampa.K78]" office:value-type="float" office:value="538.226417900497" calcext:value-type="float">
            <text:p>538.2264179004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Promedio</text:p>
          </table:table-cell>
          <table:table-cell table:formula="of:=[$Analysis_Trampa.I29]" office:value-type="float" office:value="358.712" calcext:value-type="float">
            <text:p>358.712</text:p>
          </table:table-cell>
          <table:table-cell table:formula="of:=[$Analysis_Trampa.I39]" office:value-type="float" office:value="3034.40941666667" calcext:value-type="float">
            <text:p>3034.40941666667</text:p>
          </table:table-cell>
          <table:table-cell table:formula="of:=[$Analysis_Trampa.I49]" office:value-type="float" office:value="32.9715" calcext:value-type="float">
            <text:p>32.9715</text:p>
          </table:table-cell>
          <table:table-cell table:formula="of:=[$Analysis_Trampa.I59]" office:value-type="float" office:value="30.8585" calcext:value-type="float">
            <text:p>30.8585</text:p>
          </table:table-cell>
          <table:table-cell table:formula="of:=[$Analysis_Trampa.K49]" office:value-type="float" office:value="104.004345728365" calcext:value-type="float">
            <text:p>104.004345728365</text:p>
          </table:table-cell>
          <table:table-cell table:formula="of:=[$Analysis_Trampa.K59]" office:value-type="float" office:value="79.618950765595" calcext:value-type="float">
            <text:p>79.618950765595</text:p>
          </table:table-cell>
          <table:table-cell table:formula="of:=[$Analysis_Trampa.K69]" office:value-type="float" office:value="97.2262817844674" calcext:value-type="float">
            <text:p>97.2262817844674</text:p>
          </table:table-cell>
          <table:table-cell table:formula="of:=[$Analysis_Trampa.K79]" office:value-type="float" office:value="623.974531907934" calcext:value-type="float">
            <text:p>623.9745319079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8:54:51.3043949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3:47:17.835389825</meta:creation-date>
    <dc:date>2021-01-10T19:21:11.079668206</dc:date>
    <meta:editing-duration>PT1H4M57S</meta:editing-duration>
    <meta:editing-cycles>19</meta:editing-cycles>
    <meta:generator>LibreOffice/6.4.7.2$Linux_X86_64 LibreOffice_project/40$Build-2</meta:generator>
    <meta:document-statistic meta:table-count="8" meta:cell-count="13096" meta:object-count="0"/>
  </office:meta>
</office:document-meta>
</file>